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de1" table:style-name="ta1">
        <table:shapes>
          <draw:frame draw:z-index="0" draw:style-name="gr1" draw:text-style-name="P1" svg:width="846.57pt" svg:height="345.6pt" svg:x="127.64pt" svg:y="2.78pt">
            <loext:p draw:notify-on-update-of-ranges="node1.B1:node1.B1 node1.B2:node1.B125 node1.A1:node1.A1 node1.C2:node1.C125 node1.J1:node1.J1 node1.L2:node1.L120 node1.S1:node1.S1 node1.U2:node1.U121 node1.AB1:node1.AB1 node1.AD2:node1.AD124 node1.AK1:node1.AK1 node1.AM2:node1.AM120 node1.AT1:node1.AT1 node1.AV2:node1.AV121 node1.BC1:node1.BC1 node1.BE2:node1.BE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8.77pt" svg:height="328.93pt" svg:x="67.97pt" svg:y="1688.49pt">
            <loext:p draw:notify-on-update-of-ranges="node1.B128:node1.B128 node1.B129:node1.B239 node1.A128:node1.A128 node1.C129:node1.C239 node1.J128:node1.J128 node1.L129:node1.L239 node1.S128:node1.S128 node1.U129:node1.U235 node1.AB128:node1.AB128 node1.AD129:node1.AD2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N1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2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3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4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6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7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8(8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5488138" calcext:value-type="float">
            <text:p>2325488138</text:p>
          </table:table-cell>
          <table:table-cell office:value-type="float" office:value="0" calcext:value-type="float">
            <text:p>0</text:p>
          </table:table-cell>
          <table:table-cell office:value-type="float" office:value="2762.666881" calcext:value-type="float">
            <text:p>2762.666881</text:p>
          </table:table-cell>
          <table:table-cell office:value-type="float" office:value="0" calcext:value-type="float">
            <text:p>0</text:p>
          </table:table-cell>
          <table:table-cell office:value-type="float" office:value="270.098245872169" calcext:value-type="float">
            <text:p>270.098245872169</text:p>
          </table:table-cell>
          <table:table-cell office:value-type="float" office:value="0" calcext:value-type="float">
            <text:p>0</text:p>
          </table:table-cell>
          <table:table-cell office:value-type="float" office:value="2.29546103862308" calcext:value-type="float">
            <text:p>2.2954610386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5138874" calcext:value-type="float">
            <text:p>1205138874</text:p>
          </table:table-cell>
          <table:table-cell office:value-type="float" office:value="0" calcext:value-type="float">
            <text:p>0</text:p>
          </table:table-cell>
          <table:table-cell office:value-type="float" office:value="1860.446261" calcext:value-type="float">
            <text:p>1860.446261</text:p>
          </table:table-cell>
          <table:table-cell office:value-type="float" office:value="0" calcext:value-type="float">
            <text:p>0</text:p>
          </table:table-cell>
          <table:table-cell office:value-type="float" office:value="266.361124989996" calcext:value-type="float">
            <text:p>266.361124989996</text:p>
          </table:table-cell>
          <table:table-cell office:value-type="float" office:value="0" calcext:value-type="float">
            <text:p>0</text:p>
          </table:table-cell>
          <table:table-cell office:value-type="float" office:value="2.32766699728906" calcext:value-type="float">
            <text:p>2.327666997289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14069280" calcext:value-type="float">
            <text:p>1514069280</text:p>
          </table:table-cell>
          <table:table-cell office:value-type="float" office:value="0" calcext:value-type="float">
            <text:p>0</text:p>
          </table:table-cell>
          <table:table-cell office:value-type="float" office:value="2185.540588" calcext:value-type="float">
            <text:p>2185.540588</text:p>
          </table:table-cell>
          <table:table-cell office:value-type="float" office:value="0" calcext:value-type="float">
            <text:p>0</text:p>
          </table:table-cell>
          <table:table-cell office:value-type="float" office:value="266.017708341827" calcext:value-type="float">
            <text:p>266.017708341827</text:p>
          </table:table-cell>
          <table:table-cell office:value-type="float" office:value="0" calcext:value-type="float">
            <text:p>0</text:p>
          </table:table-cell>
          <table:table-cell office:value-type="float" office:value="2.33067190851562" calcext:value-type="float">
            <text:p>2.33067190851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5182348" calcext:value-type="float">
            <text:p>1105182348</text:p>
          </table:table-cell>
          <table:table-cell office:value-type="float" office:value="0" calcext:value-type="float">
            <text:p>0</text:p>
          </table:table-cell>
          <table:table-cell office:value-type="float" office:value="1769.762615" calcext:value-type="float">
            <text:p>1769.762615</text:p>
          </table:table-cell>
          <table:table-cell office:value-type="float" office:value="0" calcext:value-type="float">
            <text:p>0</text:p>
          </table:table-cell>
          <table:table-cell office:value-type="float" office:value="267.015219336887" calcext:value-type="float">
            <text:p>267.015219336887</text:p>
          </table:table-cell>
          <table:table-cell office:value-type="float" office:value="0" calcext:value-type="float">
            <text:p>0</text:p>
          </table:table-cell>
          <table:table-cell office:value-type="float" office:value="2.32196502334109" calcext:value-type="float">
            <text:p>2.32196502334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3580734" calcext:value-type="float">
            <text:p>603580734</text:p>
          </table:table-cell>
          <table:table-cell office:value-type="float" office:value="0" calcext:value-type="float">
            <text:p>0</text:p>
          </table:table-cell>
          <table:table-cell office:value-type="float" office:value="1273.335212" calcext:value-type="float">
            <text:p>1273.335212</text:p>
          </table:table-cell>
          <table:table-cell office:value-type="float" office:value="0" calcext:value-type="float">
            <text:p>0</text:p>
          </table:table-cell>
          <table:table-cell office:value-type="float" office:value="267.410082562924" calcext:value-type="float">
            <text:p>267.410082562924</text:p>
          </table:table-cell>
          <table:table-cell office:value-type="float" office:value="0" calcext:value-type="float">
            <text:p>0</text:p>
          </table:table-cell>
          <table:table-cell office:value-type="float" office:value="2.31853636204651" calcext:value-type="float">
            <text:p>2.31853636204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3699197" calcext:value-type="float">
            <text:p>933699197</text:p>
          </table:table-cell>
          <table:table-cell office:value-type="float" office:value="0" calcext:value-type="float">
            <text:p>0</text:p>
          </table:table-cell>
          <table:table-cell office:value-type="float" office:value="1276.764876" calcext:value-type="float">
            <text:p>1276.764876</text:p>
          </table:table-cell>
          <table:table-cell office:value-type="float" office:value="0" calcext:value-type="float">
            <text:p>0</text:p>
          </table:table-cell>
          <table:table-cell office:value-type="float" office:value="267.48964308886" calcext:value-type="float">
            <text:p>267.48964308886</text:p>
          </table:table-cell>
          <table:table-cell office:value-type="float" office:value="0" calcext:value-type="float">
            <text:p>0</text:p>
          </table:table-cell>
          <table:table-cell office:value-type="float" office:value="2.3178467504031" calcext:value-type="float">
            <text:p>2.3178467504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7591" calcext:value-type="float">
            <text:p>1197591</text:p>
          </table:table-cell>
          <table:table-cell office:value-type="float" office:value="0" calcext:value-type="float">
            <text:p>0</text:p>
          </table:table-cell>
          <table:table-cell office:value-type="float" office:value="652.545821" calcext:value-type="float">
            <text:p>652.545821</text:p>
          </table:table-cell>
          <table:table-cell office:value-type="float" office:value="0" calcext:value-type="float">
            <text:p>0</text:p>
          </table:table-cell>
          <table:table-cell office:value-type="float" office:value="267.86662411935" calcext:value-type="float">
            <text:p>267.86662411935</text:p>
          </table:table-cell>
          <table:table-cell office:value-type="float" office:value="0" calcext:value-type="float">
            <text:p>0</text:p>
          </table:table-cell>
          <table:table-cell office:value-type="float" office:value="2.31458473797674" calcext:value-type="float">
            <text:p>2.31458473797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9404" calcext:value-type="float">
            <text:p>1269404</text:p>
          </table:table-cell>
          <table:table-cell office:value-type="float" office:value="0" calcext:value-type="float">
            <text:p>0</text:p>
          </table:table-cell>
          <table:table-cell office:value-type="float" office:value="2636.631974" calcext:value-type="float">
            <text:p>2636.6319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38911881" calcext:value-type="float">
            <text:p>3638911881</text:p>
          </table:table-cell>
          <table:table-cell office:value-type="float" office:value="0" calcext:value-type="float">
            <text:p>0</text:p>
          </table:table-cell>
          <table:table-cell office:value-type="float" office:value="4338.165862" calcext:value-type="float">
            <text:p>4338.1658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16720114" calcext:value-type="float">
            <text:p>3616720114</text:p>
          </table:table-cell>
          <table:table-cell office:value-type="float" office:value="0" calcext:value-type="float">
            <text:p>0</text:p>
          </table:table-cell>
          <table:table-cell office:value-type="float" office:value="4254.975963" calcext:value-type="float">
            <text:p>4254.9759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14958924" calcext:value-type="float">
            <text:p>3614958924</text:p>
          </table:table-cell>
          <table:table-cell office:value-type="float" office:value="0" calcext:value-type="float">
            <text:p>0</text:p>
          </table:table-cell>
          <table:table-cell office:value-type="float" office:value="4331.682664" calcext:value-type="float">
            <text:p>4331.6826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16665777" calcext:value-type="float">
            <text:p>3716665777</text:p>
          </table:table-cell>
          <table:table-cell office:value-type="float" office:value="0" calcext:value-type="float">
            <text:p>0</text:p>
          </table:table-cell>
          <table:table-cell office:value-type="float" office:value="4448.180426" calcext:value-type="float">
            <text:p>4448.1804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1940" calcext:value-type="float">
            <text:p>631940</text:p>
          </table:table-cell>
          <table:table-cell office:value-type="float" office:value="0" calcext:value-type="float">
            <text:p>0</text:p>
          </table:table-cell>
          <table:table-cell office:value-type="float" office:value="5327.602945" calcext:value-type="float">
            <text:p>5327.6029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42845998" calcext:value-type="float">
            <text:p>3842845998</text:p>
          </table:table-cell>
          <table:table-cell office:value-type="float" office:value="0" calcext:value-type="float">
            <text:p>0</text:p>
          </table:table-cell>
          <table:table-cell office:value-type="float" office:value="7275.528738" calcext:value-type="float">
            <text:p>7275.5287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4233243" calcext:value-type="float">
            <text:p>934233243</text:p>
          </table:table-cell>
          <table:table-cell office:value-type="float" office:value="0" calcext:value-type="float">
            <text:p>0</text:p>
          </table:table-cell>
          <table:table-cell office:value-type="float" office:value="455.402503" calcext:value-type="float">
            <text:p>455.4025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3783063" calcext:value-type="float">
            <text:p>703783063</text:p>
          </table:table-cell>
          <table:table-cell office:value-type="float" office:value="0" calcext:value-type="float">
            <text:p>0</text:p>
          </table:table-cell>
          <table:table-cell office:value-type="float" office:value="1347.952477" calcext:value-type="float">
            <text:p>1347.9524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3875937" calcext:value-type="float">
            <text:p>603875937</text:p>
          </table:table-cell>
          <table:table-cell office:value-type="float" office:value="0" calcext:value-type="float">
            <text:p>0</text:p>
          </table:table-cell>
          <table:table-cell office:value-type="float" office:value="1300.082139" calcext:value-type="float">
            <text:p>1300.0821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4032301" calcext:value-type="float">
            <text:p>604032301</text:p>
          </table:table-cell>
          <table:table-cell office:value-type="float" office:value="0" calcext:value-type="float">
            <text:p>0</text:p>
          </table:table-cell>
          <table:table-cell office:value-type="float" office:value="1293.074388" calcext:value-type="float">
            <text:p>1293.0743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3739805" calcext:value-type="float">
            <text:p>603739805</text:p>
          </table:table-cell>
          <table:table-cell office:value-type="float" office:value="0" calcext:value-type="float">
            <text:p>0</text:p>
          </table:table-cell>
          <table:table-cell office:value-type="float" office:value="1245.718878" calcext:value-type="float">
            <text:p>1245.7188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06789391" calcext:value-type="float">
            <text:p>1606789391</text:p>
          </table:table-cell>
          <table:table-cell office:value-type="float" office:value="0" calcext:value-type="float">
            <text:p>0</text:p>
          </table:table-cell>
          <table:table-cell office:value-type="float" office:value="702.325322" calcext:value-type="float">
            <text:p>702.3253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84490" calcext:value-type="float">
            <text:p>4484490</text:p>
          </table:table-cell>
          <table:table-cell office:value-type="float" office:value="0" calcext:value-type="float">
            <text:p>0</text:p>
          </table:table-cell>
          <table:table-cell office:value-type="float" office:value="480.447398" calcext:value-type="float">
            <text:p>480.4473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8810" calcext:value-type="float">
            <text:p>458810</text:p>
          </table:table-cell>
          <table:table-cell office:value-type="float" office:value="0" calcext:value-type="float">
            <text:p>0</text:p>
          </table:table-cell>
          <table:table-cell office:value-type="float" office:value="732.044628" calcext:value-type="float">
            <text:p>732.0446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33069538" calcext:value-type="float">
            <text:p>1633069538</text:p>
          </table:table-cell>
          <table:table-cell office:value-type="float" office:value="0" calcext:value-type="float">
            <text:p>0</text:p>
          </table:table-cell>
          <table:table-cell office:value-type="float" office:value="5144.321522" calcext:value-type="float">
            <text:p>5144.3215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14179106" calcext:value-type="float">
            <text:p>2114179106</text:p>
          </table:table-cell>
          <table:table-cell office:value-type="float" office:value="0" calcext:value-type="float">
            <text:p>0</text:p>
          </table:table-cell>
          <table:table-cell office:value-type="float" office:value="2806.672217" calcext:value-type="float">
            <text:p>2806.672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7382420" calcext:value-type="float">
            <text:p>1707382420</text:p>
          </table:table-cell>
          <table:table-cell office:value-type="float" office:value="0" calcext:value-type="float">
            <text:p>0</text:p>
          </table:table-cell>
          <table:table-cell office:value-type="float" office:value="2509.964112" calcext:value-type="float">
            <text:p>2509.9641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7311330" calcext:value-type="float">
            <text:p>1707311330</text:p>
          </table:table-cell>
          <table:table-cell office:value-type="float" office:value="0" calcext:value-type="float">
            <text:p>0</text:p>
          </table:table-cell>
          <table:table-cell office:value-type="float" office:value="2370.479399" calcext:value-type="float">
            <text:p>2370.479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34590447" calcext:value-type="float">
            <text:p>1134590447</text:p>
          </table:table-cell>
          <table:table-cell office:value-type="float" office:value="0" calcext:value-type="float">
            <text:p>0</text:p>
          </table:table-cell>
          <table:table-cell office:value-type="float" office:value="2288.051156" calcext:value-type="float">
            <text:p>2288.0511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5036432" calcext:value-type="float">
            <text:p>1005036432</text:p>
          </table:table-cell>
          <table:table-cell office:value-type="float" office:value="0" calcext:value-type="float">
            <text:p>0</text:p>
          </table:table-cell>
          <table:table-cell office:value-type="float" office:value="420.941116" calcext:value-type="float">
            <text:p>420.9411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9275543" calcext:value-type="float">
            <text:p>719275543</text:p>
          </table:table-cell>
          <table:table-cell office:value-type="float" office:value="0" calcext:value-type="float">
            <text:p>0</text:p>
          </table:table-cell>
          <table:table-cell office:value-type="float" office:value="4358.810869" calcext:value-type="float">
            <text:p>4358.8108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93359" calcext:value-type="float">
            <text:p>1993359</text:p>
          </table:table-cell>
          <table:table-cell office:value-type="float" office:value="0" calcext:value-type="float">
            <text:p>0</text:p>
          </table:table-cell>
          <table:table-cell office:value-type="float" office:value="499.534937" calcext:value-type="float">
            <text:p>499.5349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0182982" calcext:value-type="float">
            <text:p>730182982</text:p>
          </table:table-cell>
          <table:table-cell office:value-type="float" office:value="0" calcext:value-type="float">
            <text:p>0</text:p>
          </table:table-cell>
          <table:table-cell office:value-type="float" office:value="1221.102057" calcext:value-type="float">
            <text:p>1221.1020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3954346" calcext:value-type="float">
            <text:p>923954346</text:p>
          </table:table-cell>
          <table:table-cell office:value-type="float" office:value="0" calcext:value-type="float">
            <text:p>0</text:p>
          </table:table-cell>
          <table:table-cell office:value-type="float" office:value="1612.30807" calcext:value-type="float">
            <text:p>1612.308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4669181" calcext:value-type="float">
            <text:p>1014669181</text:p>
          </table:table-cell>
          <table:table-cell office:value-type="float" office:value="0" calcext:value-type="float">
            <text:p>0</text:p>
          </table:table-cell>
          <table:table-cell office:value-type="float" office:value="1736.808984" calcext:value-type="float">
            <text:p>1736.8089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3463574" calcext:value-type="float">
            <text:p>603463574</text:p>
          </table:table-cell>
          <table:table-cell office:value-type="float" office:value="0" calcext:value-type="float">
            <text:p>0</text:p>
          </table:table-cell>
          <table:table-cell office:value-type="float" office:value="1854.579097" calcext:value-type="float">
            <text:p>1854.5790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4721139" calcext:value-type="float">
            <text:p>904721139</text:p>
          </table:table-cell>
          <table:table-cell office:value-type="float" office:value="0" calcext:value-type="float">
            <text:p>0</text:p>
          </table:table-cell>
          <table:table-cell office:value-type="float" office:value="1670.023645" calcext:value-type="float">
            <text:p>1670.0236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29712186" calcext:value-type="float">
            <text:p>5329712186</text:p>
          </table:table-cell>
          <table:table-cell office:value-type="float" office:value="0" calcext:value-type="float">
            <text:p>0</text:p>
          </table:table-cell>
          <table:table-cell office:value-type="float" office:value="491.200916" calcext:value-type="float">
            <text:p>491.2009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18606423" calcext:value-type="float">
            <text:p>4718606423</text:p>
          </table:table-cell>
          <table:table-cell office:value-type="float" office:value="0" calcext:value-type="float">
            <text:p>0</text:p>
          </table:table-cell>
          <table:table-cell office:value-type="float" office:value="462.323038" calcext:value-type="float">
            <text:p>462.3230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4885420" calcext:value-type="float">
            <text:p>904885420</text:p>
          </table:table-cell>
          <table:table-cell office:value-type="float" office:value="0" calcext:value-type="float">
            <text:p>0</text:p>
          </table:table-cell>
          <table:table-cell office:value-type="float" office:value="1604.155813" calcext:value-type="float">
            <text:p>1604.1558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4713128" calcext:value-type="float">
            <text:p>624713128</text:p>
          </table:table-cell>
          <table:table-cell office:value-type="float" office:value="0" calcext:value-type="float">
            <text:p>0</text:p>
          </table:table-cell>
          <table:table-cell office:value-type="float" office:value="1103.116743" calcext:value-type="float">
            <text:p>1103.1167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4121103" calcext:value-type="float">
            <text:p>704121103</text:p>
          </table:table-cell>
          <table:table-cell office:value-type="float" office:value="0" calcext:value-type="float">
            <text:p>0</text:p>
          </table:table-cell>
          <table:table-cell office:value-type="float" office:value="1392.546124" calcext:value-type="float">
            <text:p>1392.5461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21190962" calcext:value-type="float">
            <text:p>5421190962</text:p>
          </table:table-cell>
          <table:table-cell office:value-type="float" office:value="0" calcext:value-type="float">
            <text:p>0</text:p>
          </table:table-cell>
          <table:table-cell office:value-type="float" office:value="1266.200982" calcext:value-type="float">
            <text:p>1266.2009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50434305" calcext:value-type="float">
            <text:p>5250434305</text:p>
          </table:table-cell>
          <table:table-cell office:value-type="float" office:value="0" calcext:value-type="float">
            <text:p>0</text:p>
          </table:table-cell>
          <table:table-cell office:value-type="float" office:value="1560.156717" calcext:value-type="float">
            <text:p>1560.1567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04136200" calcext:value-type="float">
            <text:p>704136200</text:p>
          </table:table-cell>
          <table:table-cell office:value-type="float" office:value="0" calcext:value-type="float">
            <text:p>0</text:p>
          </table:table-cell>
          <table:table-cell office:value-type="float" office:value="679.675333" calcext:value-type="float">
            <text:p>679.6753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4017395" calcext:value-type="float">
            <text:p>804017395</text:p>
          </table:table-cell>
          <table:table-cell office:value-type="float" office:value="0" calcext:value-type="float">
            <text:p>0</text:p>
          </table:table-cell>
          <table:table-cell office:value-type="float" office:value="5404.31556" calcext:value-type="float">
            <text:p>5404.315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222171565" calcext:value-type="float">
            <text:p>5222171565</text:p>
          </table:table-cell>
          <table:table-cell office:value-type="float" office:value="0" calcext:value-type="float">
            <text:p>0</text:p>
          </table:table-cell>
          <table:table-cell office:value-type="float" office:value="5923.958223" calcext:value-type="float">
            <text:p>5923.958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43002589" calcext:value-type="float">
            <text:p>5543002589</text:p>
          </table:table-cell>
          <table:table-cell office:value-type="float" office:value="0" calcext:value-type="float">
            <text:p>0</text:p>
          </table:table-cell>
          <table:table-cell office:value-type="float" office:value="6027.082264" calcext:value-type="float">
            <text:p>6027.082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33798819" calcext:value-type="float">
            <text:p>5333798819</text:p>
          </table:table-cell>
          <table:table-cell office:value-type="float" office:value="0" calcext:value-type="float">
            <text:p>0</text:p>
          </table:table-cell>
          <table:table-cell office:value-type="float" office:value="6009.912734" calcext:value-type="float">
            <text:p>6009.9127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7064453" calcext:value-type="float">
            <text:p>817064453</text:p>
          </table:table-cell>
          <table:table-cell office:value-type="float" office:value="0" calcext:value-type="float">
            <text:p>0</text:p>
          </table:table-cell>
          <table:table-cell office:value-type="float" office:value="6035.076951" calcext:value-type="float">
            <text:p>6035.0769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4297431" calcext:value-type="float">
            <text:p>804297431</text:p>
          </table:table-cell>
          <table:table-cell office:value-type="float" office:value="0" calcext:value-type="float">
            <text:p>0</text:p>
          </table:table-cell>
          <table:table-cell office:value-type="float" office:value="5885.694123" calcext:value-type="float">
            <text:p>5885.694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02997221" calcext:value-type="float">
            <text:p>502997221</text:p>
          </table:table-cell>
          <table:table-cell office:value-type="float" office:value="0" calcext:value-type="float">
            <text:p>0</text:p>
          </table:table-cell>
          <table:table-cell office:value-type="float" office:value="1410.714705" calcext:value-type="float">
            <text:p>1410.7147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9926644" calcext:value-type="float">
            <text:p>509926644</text:p>
          </table:table-cell>
          <table:table-cell office:value-type="float" office:value="0" calcext:value-type="float">
            <text:p>0</text:p>
          </table:table-cell>
          <table:table-cell office:value-type="float" office:value="1475.993772" calcext:value-type="float">
            <text:p>1475.9937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4387415" calcext:value-type="float">
            <text:p>804387415</text:p>
          </table:table-cell>
          <table:table-cell office:value-type="float" office:value="0" calcext:value-type="float">
            <text:p>0</text:p>
          </table:table-cell>
          <table:table-cell office:value-type="float" office:value="1546.366671" calcext:value-type="float">
            <text:p>1546.3666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5167355" calcext:value-type="float">
            <text:p>1005167355</text:p>
          </table:table-cell>
          <table:table-cell office:value-type="float" office:value="0" calcext:value-type="float">
            <text:p>0</text:p>
          </table:table-cell>
          <table:table-cell office:value-type="float" office:value="1717.524486" calcext:value-type="float">
            <text:p>1717.5244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6070497" calcext:value-type="float">
            <text:p>826070497</text:p>
          </table:table-cell>
          <table:table-cell office:value-type="float" office:value="0" calcext:value-type="float">
            <text:p>0</text:p>
          </table:table-cell>
          <table:table-cell office:value-type="float" office:value="4298.561984" calcext:value-type="float">
            <text:p>4298.5619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4076480" calcext:value-type="float">
            <text:p>524076480</text:p>
          </table:table-cell>
          <table:table-cell office:value-type="float" office:value="0" calcext:value-type="float">
            <text:p>0</text:p>
          </table:table-cell>
          <table:table-cell office:value-type="float" office:value="1437.221785" calcext:value-type="float">
            <text:p>1437.2217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3225518" calcext:value-type="float">
            <text:p>503225518</text:p>
          </table:table-cell>
          <table:table-cell office:value-type="float" office:value="0" calcext:value-type="float">
            <text:p>0</text:p>
          </table:table-cell>
          <table:table-cell office:value-type="float" office:value="1514.338692" calcext:value-type="float">
            <text:p>1514.338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15653769" calcext:value-type="float">
            <text:p>1815653769</text:p>
          </table:table-cell>
          <table:table-cell office:value-type="float" office:value="0" calcext:value-type="float">
            <text:p>0</text:p>
          </table:table-cell>
          <table:table-cell office:value-type="float" office:value="6036.368828" calcext:value-type="float">
            <text:p>6036.3688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07911902" calcext:value-type="float">
            <text:p>1907911902</text:p>
          </table:table-cell>
          <table:table-cell office:value-type="float" office:value="0" calcext:value-type="float">
            <text:p>0</text:p>
          </table:table-cell>
          <table:table-cell office:value-type="float" office:value="1124.587583" calcext:value-type="float">
            <text:p>1124.587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6251232" calcext:value-type="float">
            <text:p>506251232</text:p>
          </table:table-cell>
          <table:table-cell office:value-type="float" office:value="0" calcext:value-type="float">
            <text:p>0</text:p>
          </table:table-cell>
          <table:table-cell office:value-type="float" office:value="1203.572527" calcext:value-type="float">
            <text:p>1203.5725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3240113" calcext:value-type="float">
            <text:p>503240113</text:p>
          </table:table-cell>
          <table:table-cell office:value-type="float" office:value="0" calcext:value-type="float">
            <text:p>0</text:p>
          </table:table-cell>
          <table:table-cell office:value-type="float" office:value="1135.206784" calcext:value-type="float">
            <text:p>1135.2067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36632" calcext:value-type="float">
            <text:p>1436632</text:p>
          </table:table-cell>
          <table:table-cell office:value-type="float" office:value="0" calcext:value-type="float">
            <text:p>0</text:p>
          </table:table-cell>
          <table:table-cell office:value-type="float" office:value="498.626417" calcext:value-type="float">
            <text:p>498.6264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97030" calcext:value-type="float">
            <text:p>1297030</text:p>
          </table:table-cell>
          <table:table-cell office:value-type="float" office:value="0" calcext:value-type="float">
            <text:p>0</text:p>
          </table:table-cell>
          <table:table-cell office:value-type="float" office:value="3832.139009" calcext:value-type="float">
            <text:p>3832.139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31828206" calcext:value-type="float">
            <text:p>1831828206</text:p>
          </table:table-cell>
          <table:table-cell office:value-type="float" office:value="0" calcext:value-type="float">
            <text:p>0</text:p>
          </table:table-cell>
          <table:table-cell office:value-type="float" office:value="1221.213622" calcext:value-type="float">
            <text:p>1221.2136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4821284" calcext:value-type="float">
            <text:p>724821284</text:p>
          </table:table-cell>
          <table:table-cell office:value-type="float" office:value="0" calcext:value-type="float">
            <text:p>0</text:p>
          </table:table-cell>
          <table:table-cell office:value-type="float" office:value="1384.156984" calcext:value-type="float">
            <text:p>1384.1569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3916635" calcext:value-type="float">
            <text:p>803916635</text:p>
          </table:table-cell>
          <table:table-cell office:value-type="float" office:value="0" calcext:value-type="float">
            <text:p>0</text:p>
          </table:table-cell>
          <table:table-cell office:value-type="float" office:value="2581.904514" calcext:value-type="float">
            <text:p>2581.9045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11506643" calcext:value-type="float">
            <text:p>1811506643</text:p>
          </table:table-cell>
          <table:table-cell office:value-type="float" office:value="0" calcext:value-type="float">
            <text:p>0</text:p>
          </table:table-cell>
          <table:table-cell office:value-type="float" office:value="2530.879652" calcext:value-type="float">
            <text:p>2530.8796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07853682" calcext:value-type="float">
            <text:p>1907853682</text:p>
          </table:table-cell>
          <table:table-cell office:value-type="float" office:value="0" calcext:value-type="float">
            <text:p>0</text:p>
          </table:table-cell>
          <table:table-cell office:value-type="float" office:value="2591.010822" calcext:value-type="float">
            <text:p>2591.0108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3567017" calcext:value-type="float">
            <text:p>603567017</text:p>
          </table:table-cell>
          <table:table-cell office:value-type="float" office:value="0" calcext:value-type="float">
            <text:p>0</text:p>
          </table:table-cell>
          <table:table-cell office:value-type="float" office:value="477.125024" calcext:value-type="float">
            <text:p>477.1250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862384" calcext:value-type="float">
            <text:p>17862384</text:p>
          </table:table-cell>
          <table:table-cell office:value-type="float" office:value="0" calcext:value-type="float">
            <text:p>0</text:p>
          </table:table-cell>
          <table:table-cell office:value-type="float" office:value="610.175372" calcext:value-type="float">
            <text:p>610.1753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91253" calcext:value-type="float">
            <text:p>1891253</text:p>
          </table:table-cell>
          <table:table-cell office:value-type="float" office:value="0" calcext:value-type="float">
            <text:p>0</text:p>
          </table:table-cell>
          <table:table-cell office:value-type="float" office:value="5366.447889" calcext:value-type="float">
            <text:p>5366.4478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05100033" calcext:value-type="float">
            <text:p>1005100033</text:p>
          </table:table-cell>
          <table:table-cell office:value-type="float" office:value="0" calcext:value-type="float">
            <text:p>0</text:p>
          </table:table-cell>
          <table:table-cell office:value-type="float" office:value="1211.80547" calcext:value-type="float">
            <text:p>1211.805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4276046" calcext:value-type="float">
            <text:p>524276046</text:p>
          </table:table-cell>
          <table:table-cell office:value-type="float" office:value="0" calcext:value-type="float">
            <text:p>0</text:p>
          </table:table-cell>
          <table:table-cell office:value-type="float" office:value="1646.307551" calcext:value-type="float">
            <text:p>1646.3075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04743886" calcext:value-type="float">
            <text:p>704743886</text:p>
          </table:table-cell>
          <table:table-cell office:value-type="float" office:value="0" calcext:value-type="float">
            <text:p>0</text:p>
          </table:table-cell>
          <table:table-cell office:value-type="float" office:value="1382.223726" calcext:value-type="float">
            <text:p>1382.2237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4473339" calcext:value-type="float">
            <text:p>804473339</text:p>
          </table:table-cell>
          <table:table-cell office:value-type="float" office:value="0" calcext:value-type="float">
            <text:p>0</text:p>
          </table:table-cell>
          <table:table-cell office:value-type="float" office:value="1628.511315" calcext:value-type="float">
            <text:p>1628.5113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04757548" calcext:value-type="float">
            <text:p>904757548</text:p>
          </table:table-cell>
          <table:table-cell office:value-type="float" office:value="0" calcext:value-type="float">
            <text:p>0</text:p>
          </table:table-cell>
          <table:table-cell office:value-type="float" office:value="1223.950497" calcext:value-type="float">
            <text:p>1223.9504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04928330" calcext:value-type="float">
            <text:p>904928330</text:p>
          </table:table-cell>
          <table:table-cell office:value-type="float" office:value="0" calcext:value-type="float">
            <text:p>0</text:p>
          </table:table-cell>
          <table:table-cell office:value-type="float" office:value="658.49199" calcext:value-type="float">
            <text:p>658.491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12122" calcext:value-type="float">
            <text:p>1612122</text:p>
          </table:table-cell>
          <table:table-cell office:value-type="float" office:value="0" calcext:value-type="float">
            <text:p>0</text:p>
          </table:table-cell>
          <table:table-cell office:value-type="float" office:value="449.230587" calcext:value-type="float">
            <text:p>449.2305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05216056" calcext:value-type="float">
            <text:p>1105216056</text:p>
          </table:table-cell>
          <table:table-cell office:value-type="float" office:value="0" calcext:value-type="float">
            <text:p>0</text:p>
          </table:table-cell>
          <table:table-cell office:value-type="float" office:value="2530.928485" calcext:value-type="float">
            <text:p>2530.9284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59823" calcext:value-type="float">
            <text:p>1659823</text:p>
          </table:table-cell>
          <table:table-cell office:value-type="float" office:value="0" calcext:value-type="float">
            <text:p>0</text:p>
          </table:table-cell>
          <table:table-cell office:value-type="float" office:value="4030.659619" calcext:value-type="float">
            <text:p>4030.659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3140187" calcext:value-type="float">
            <text:p>713140187</text:p>
          </table:table-cell>
          <table:table-cell office:value-type="float" office:value="0" calcext:value-type="float">
            <text:p>0</text:p>
          </table:table-cell>
          <table:table-cell office:value-type="float" office:value="1416.754006" calcext:value-type="float">
            <text:p>1416.7540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3340465" calcext:value-type="float">
            <text:p>503340465</text:p>
          </table:table-cell>
          <table:table-cell office:value-type="float" office:value="0" calcext:value-type="float">
            <text:p>0</text:p>
          </table:table-cell>
          <table:table-cell office:value-type="float" office:value="1174.300715" calcext:value-type="float">
            <text:p>1174.3007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5990729" calcext:value-type="float">
            <text:p>1005990729</text:p>
          </table:table-cell>
          <table:table-cell office:value-type="float" office:value="0" calcext:value-type="float">
            <text:p>0</text:p>
          </table:table-cell>
          <table:table-cell office:value-type="float" office:value="1601.375869" calcext:value-type="float">
            <text:p>1601.3758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4972756" calcext:value-type="float">
            <text:p>1004972756</text:p>
          </table:table-cell>
          <table:table-cell office:value-type="float" office:value="0" calcext:value-type="float">
            <text:p>0</text:p>
          </table:table-cell>
          <table:table-cell office:value-type="float" office:value="1611.410207" calcext:value-type="float">
            <text:p>1611.4102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8715267" calcext:value-type="float">
            <text:p>1008715267</text:p>
          </table:table-cell>
          <table:table-cell office:value-type="float" office:value="0" calcext:value-type="float">
            <text:p>0</text:p>
          </table:table-cell>
          <table:table-cell office:value-type="float" office:value="443.532012" calcext:value-type="float">
            <text:p>443.532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14197707" calcext:value-type="float">
            <text:p>814197707</text:p>
          </table:table-cell>
          <table:table-cell office:value-type="float" office:value="0" calcext:value-type="float">
            <text:p>0</text:p>
          </table:table-cell>
          <table:table-cell office:value-type="float" office:value="1163.479908" calcext:value-type="float">
            <text:p>1163.4799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831638704" calcext:value-type="float">
            <text:p>7831638704</text:p>
          </table:table-cell>
          <table:table-cell office:value-type="float" office:value="0" calcext:value-type="float">
            <text:p>0</text:p>
          </table:table-cell>
          <table:table-cell office:value-type="float" office:value="451.214141" calcext:value-type="float">
            <text:p>451.2141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32867695" calcext:value-type="float">
            <text:p>1132867695</text:p>
          </table:table-cell>
          <table:table-cell office:value-type="float" office:value="0" calcext:value-type="float">
            <text:p>0</text:p>
          </table:table-cell>
          <table:table-cell office:value-type="float" office:value="1548.535704" calcext:value-type="float">
            <text:p>1548.535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05594936" calcext:value-type="float">
            <text:p>1105594936</text:p>
          </table:table-cell>
          <table:table-cell office:value-type="float" office:value="0" calcext:value-type="float">
            <text:p>0</text:p>
          </table:table-cell>
          <table:table-cell office:value-type="float" office:value="1790.662108" calcext:value-type="float">
            <text:p>1790.6621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04405744" calcext:value-type="float">
            <text:p>804405744</text:p>
          </table:table-cell>
          <table:table-cell office:value-type="float" office:value="0" calcext:value-type="float">
            <text:p>0</text:p>
          </table:table-cell>
          <table:table-cell office:value-type="float" office:value="1649.01014" calcext:value-type="float">
            <text:p>1649.010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3808638" calcext:value-type="float">
            <text:p>703808638</text:p>
          </table:table-cell>
          <table:table-cell office:value-type="float" office:value="0" calcext:value-type="float">
            <text:p>0</text:p>
          </table:table-cell>
          <table:table-cell office:value-type="float" office:value="1733.376699" calcext:value-type="float">
            <text:p>1733.376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262613107" calcext:value-type="float">
            <text:p>8262613107</text:p>
          </table:table-cell>
          <table:table-cell office:value-type="float" office:value="0" calcext:value-type="float">
            <text:p>0</text:p>
          </table:table-cell>
          <table:table-cell office:value-type="float" office:value="658.890298" calcext:value-type="float">
            <text:p>658.890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231672467" calcext:value-type="float">
            <text:p>8231672467</text:p>
          </table:table-cell>
          <table:table-cell office:value-type="float" office:value="0" calcext:value-type="float">
            <text:p>0</text:p>
          </table:table-cell>
          <table:table-cell office:value-type="float" office:value="1651.092064" calcext:value-type="float">
            <text:p>1651.0920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4881221" calcext:value-type="float">
            <text:p>604881221</text:p>
          </table:table-cell>
          <table:table-cell office:value-type="float" office:value="0" calcext:value-type="float">
            <text:p>0</text:p>
          </table:table-cell>
          <table:table-cell office:value-type="float" office:value="419.124887" calcext:value-type="float">
            <text:p>419.1248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05834456" calcext:value-type="float">
            <text:p>1005834456</text:p>
          </table:table-cell>
          <table:table-cell office:value-type="float" office:value="0" calcext:value-type="float">
            <text:p>0</text:p>
          </table:table-cell>
          <table:table-cell office:value-type="float" office:value="1631.26148" calcext:value-type="float">
            <text:p>1631.261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24193371" calcext:value-type="float">
            <text:p>824193371</text:p>
          </table:table-cell>
          <table:table-cell office:value-type="float" office:value="0" calcext:value-type="float">
            <text:p>0</text:p>
          </table:table-cell>
          <table:table-cell office:value-type="float" office:value="4297.149217" calcext:value-type="float">
            <text:p>4297.149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233442780" calcext:value-type="float">
            <text:p>8233442780</text:p>
          </table:table-cell>
          <table:table-cell office:value-type="float" office:value="0" calcext:value-type="float">
            <text:p>0</text:p>
          </table:table-cell>
          <table:table-cell office:value-type="float" office:value="1478.515866" calcext:value-type="float">
            <text:p>1478.5158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239073218" calcext:value-type="float">
            <text:p>8239073218</text:p>
          </table:table-cell>
          <table:table-cell office:value-type="float" office:value="0" calcext:value-type="float">
            <text:p>0</text:p>
          </table:table-cell>
          <table:table-cell office:value-type="float" office:value="1424.871537" calcext:value-type="float">
            <text:p>1424.8715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9752736" calcext:value-type="float">
            <text:p>619752736</text:p>
          </table:table-cell>
          <table:table-cell office:value-type="float" office:value="0" calcext:value-type="float">
            <text:p>0</text:p>
          </table:table-cell>
          <table:table-cell office:value-type="float" office:value="1653.19322" calcext:value-type="float">
            <text:p>1653.193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03915093" calcext:value-type="float">
            <text:p>703915093</text:p>
          </table:table-cell>
          <table:table-cell office:value-type="float" office:value="0" calcext:value-type="float">
            <text:p>0</text:p>
          </table:table-cell>
          <table:table-cell office:value-type="float" office:value="1790.847759" calcext:value-type="float">
            <text:p>1790.8477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7298575" calcext:value-type="float">
            <text:p>1807298575</text:p>
          </table:table-cell>
          <table:table-cell office:value-type="float" office:value="0" calcext:value-type="float">
            <text:p>0</text:p>
          </table:table-cell>
          <table:table-cell office:value-type="float" office:value="8515.774744" calcext:value-type="float">
            <text:p>8515.7747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43717686" calcext:value-type="float">
            <text:p>8343717686</text:p>
          </table:table-cell>
          <table:table-cell office:value-type="float" office:value="0" calcext:value-type="float">
            <text:p>0</text:p>
          </table:table-cell>
          <table:table-cell office:value-type="float" office:value="9000.647688" calcext:value-type="float">
            <text:p>9000.6476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45860438" calcext:value-type="float">
            <text:p>5445860438</text:p>
          </table:table-cell>
          <table:table-cell office:value-type="float" office:value="0" calcext:value-type="float">
            <text:p>0</text:p>
          </table:table-cell>
          <table:table-cell office:value-type="float" office:value="8945.715141" calcext:value-type="float">
            <text:p>8945.7151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26253792" calcext:value-type="float">
            <text:p>726253792</text:p>
          </table:table-cell>
          <table:table-cell office:value-type="float" office:value="0" calcext:value-type="float">
            <text:p>0</text:p>
          </table:table-cell>
          <table:table-cell office:value-type="float" office:value="8969.682366" calcext:value-type="float">
            <text:p>8969.6823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3910900" calcext:value-type="float">
            <text:p>703910900</text:p>
          </table:table-cell>
          <table:table-cell office:value-type="float" office:value="0" calcext:value-type="float">
            <text:p>0</text:p>
          </table:table-cell>
          <table:table-cell office:value-type="float" office:value="8868.600196" calcext:value-type="float">
            <text:p>8868.6001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09423666" calcext:value-type="float">
            <text:p>2209423666</text:p>
          </table:table-cell>
          <table:table-cell office:value-type="float" office:value="0" calcext:value-type="float">
            <text:p>0</text:p>
          </table:table-cell>
          <table:table-cell office:value-type="float" office:value="8935.731105" calcext:value-type="float">
            <text:p>8935.7311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07643146" calcext:value-type="float">
            <text:p>1807643146</text:p>
          </table:table-cell>
          <table:table-cell office:value-type="float" office:value="0" calcext:value-type="float">
            <text:p>0</text:p>
          </table:table-cell>
          <table:table-cell office:value-type="float" office:value="1446.758673" calcext:value-type="float">
            <text:p>1446.7586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05347450" calcext:value-type="float">
            <text:p>1205347450</text:p>
          </table:table-cell>
          <table:table-cell office:value-type="float" office:value="0" calcext:value-type="float">
            <text:p>0</text:p>
          </table:table-cell>
          <table:table-cell office:value-type="float" office:value="1222.9756" calcext:value-type="float">
            <text:p>1222.97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4944168" calcext:value-type="float">
            <text:p>704944168</text:p>
          </table:table-cell>
          <table:table-cell office:value-type="float" office:value="0" calcext:value-type="float">
            <text:p>0</text:p>
          </table:table-cell>
          <table:table-cell office:value-type="float" office:value="1340.44823" calcext:value-type="float">
            <text:p>1340.448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67023" calcext:value-type="float">
            <text:p>1767023</text:p>
          </table:table-cell>
          <table:table-cell office:value-type="float" office:value="0" calcext:value-type="float">
            <text:p>0</text:p>
          </table:table-cell>
          <table:table-cell office:value-type="float" office:value="456.023198" calcext:value-type="float">
            <text:p>456.0231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1831130" calcext:value-type="float">
            <text:p>101831130</text:p>
          </table:table-cell>
          <table:table-cell office:value-type="float" office:value="0" calcext:value-type="float">
            <text:p>0</text:p>
          </table:table-cell>
          <table:table-cell office:value-type="float" office:value="4264.756735" calcext:value-type="float">
            <text:p>4264.7567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39059516" calcext:value-type="float">
            <text:p>1739059516</text:p>
          </table:table-cell>
          <table:table-cell office:value-type="float" office:value="0" calcext:value-type="float">
            <text:p>0</text:p>
          </table:table-cell>
          <table:table-cell office:value-type="float" office:value="1471.638207" calcext:value-type="float">
            <text:p>1471.6382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5067358" calcext:value-type="float">
            <text:p>625067358</text:p>
          </table:table-cell>
          <table:table-cell office:value-type="float" office:value="0" calcext:value-type="float">
            <text:p>0</text:p>
          </table:table-cell>
          <table:table-cell office:value-type="float" office:value="1246.541599" calcext:value-type="float">
            <text:p>1246.5415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05202585" calcext:value-type="float">
            <text:p>1105202585</text:p>
          </table:table-cell>
          <table:table-cell office:value-type="float" office:value="0" calcext:value-type="float">
            <text:p>0</text:p>
          </table:table-cell>
          <table:table-cell office:value-type="float" office:value="8895.199487" calcext:value-type="float">
            <text:p>8895.1994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3193947" calcext:value-type="float">
            <text:p>503193947</text:p>
          </table:table-cell>
          <table:table-cell office:value-type="float" office:value="0" calcext:value-type="float">
            <text:p>0</text:p>
          </table:table-cell>
          <table:table-cell office:value-type="float" office:value="2455.631803" calcext:value-type="float">
            <text:p>2455.6318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07797751" calcext:value-type="float">
            <text:p>1707797751</text:p>
          </table:table-cell>
          <table:table-cell office:value-type="float" office:value="0" calcext:value-type="float">
            <text:p>0</text:p>
          </table:table-cell>
          <table:table-cell office:value-type="float" office:value="2380.406852" calcext:value-type="float">
            <text:p>2380.4068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06066167" calcext:value-type="float">
            <text:p>1106066167</text:p>
          </table:table-cell>
          <table:table-cell office:value-type="float" office:value="0" calcext:value-type="float">
            <text:p>0</text:p>
          </table:table-cell>
          <table:table-cell office:value-type="float" office:value="432.640697" calcext:value-type="float">
            <text:p>432.6406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4270659" calcext:value-type="float">
            <text:p>514270659</text:p>
          </table:table-cell>
          <table:table-cell office:value-type="float" office:value="0" calcext:value-type="float">
            <text:p>0</text:p>
          </table:table-cell>
          <table:table-cell office:value-type="float" office:value="466.027258" calcext:value-type="float">
            <text:p>466.0272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06160829" calcext:value-type="float">
            <text:p>1406160829</text:p>
          </table:table-cell>
          <table:table-cell office:value-type="float" office:value="0" calcext:value-type="float">
            <text:p>0</text:p>
          </table:table-cell>
          <table:table-cell office:value-type="float" office:value="2058.889626" calcext:value-type="float">
            <text:p>2058.8896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9263" calcext:value-type="float">
            <text:p>1249263</text:p>
          </table:table-cell>
          <table:table-cell office:value-type="float" office:value="0" calcext:value-type="float">
            <text:p>0</text:p>
          </table:table-cell>
          <table:table-cell office:value-type="float" office:value="3030.558014" calcext:value-type="float">
            <text:p>3030.5580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25187725" calcext:value-type="float">
            <text:p>525187725</text:p>
          </table:table-cell>
          <table:table-cell office:value-type="float" office:value="0" calcext:value-type="float">
            <text:p>0</text:p>
          </table:table-cell>
          <table:table-cell office:value-type="float" office:value="1325.136909" calcext:value-type="float">
            <text:p>1325.136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25413760" calcext:value-type="float">
            <text:p>625413760</text:p>
          </table:table-cell>
          <table:table-cell office:value-type="float" office:value="0" calcext:value-type="float">
            <text:p>0</text:p>
          </table:table-cell>
          <table:table-cell office:value-type="float" office:value="1844.103359" calcext:value-type="float">
            <text:p>1844.1033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05807430" calcext:value-type="float">
            <text:p>1105807430</text:p>
          </table:table-cell>
          <table:table-cell office:value-type="float" office:value="0" calcext:value-type="float">
            <text:p>0</text:p>
          </table:table-cell>
          <table:table-cell office:value-type="float" office:value="1814.794485" calcext:value-type="float">
            <text:p>1814.7944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2570347" calcext:value-type="float">
            <text:p>402570347</text:p>
          </table:table-cell>
          <table:table-cell office:value-type="float" office:value="0" calcext:value-type="float">
            <text:p>0</text:p>
          </table:table-cell>
          <table:table-cell office:value-type="float" office:value="1828.870854" calcext:value-type="float">
            <text:p>1828.8708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4649036" calcext:value-type="float">
            <text:p>704649036</text:p>
          </table:table-cell>
          <table:table-cell office:value-type="float" office:value="0" calcext:value-type="float">
            <text:p>0</text:p>
          </table:table-cell>
          <table:table-cell office:value-type="float" office:value="764.126623" calcext:value-type="float">
            <text:p>764.1266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2889356" calcext:value-type="float">
            <text:p>402889356</text:p>
          </table:table-cell>
          <table:table-cell office:value-type="float" office:value="0" calcext:value-type="float">
            <text:p>0</text:p>
          </table:table-cell>
          <table:table-cell office:value-type="float" office:value="2129.351917" calcext:value-type="float">
            <text:p>2129.3519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3286851" calcext:value-type="float">
            <text:p>503286851</text:p>
          </table:table-cell>
          <table:table-cell office:value-type="float" office:value="0" calcext:value-type="float">
            <text:p>0</text:p>
          </table:table-cell>
          <table:table-cell office:value-type="float" office:value="4097.609504" calcext:value-type="float">
            <text:p>4097.6095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04059306" calcext:value-type="float">
            <text:p>804059306</text:p>
          </table:table-cell>
          <table:table-cell office:value-type="float" office:value="0" calcext:value-type="float">
            <text:p>0</text:p>
          </table:table-cell>
          <table:table-cell office:value-type="float" office:value="2517.512831" calcext:value-type="float">
            <text:p>2517.5128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05000375" calcext:value-type="float">
            <text:p>1005000375</text:p>
          </table:table-cell>
          <table:table-cell office:value-type="float" office:value="0" calcext:value-type="float">
            <text:p>0</text:p>
          </table:table-cell>
          <table:table-cell office:value-type="float" office:value="1194.608161" calcext:value-type="float">
            <text:p>1194.6081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9170152" calcext:value-type="float">
            <text:p>419170152</text:p>
          </table:table-cell>
          <table:table-cell office:value-type="float" office:value="0" calcext:value-type="float">
            <text:p>0</text:p>
          </table:table-cell>
          <table:table-cell office:value-type="float" office:value="1071.809968" calcext:value-type="float">
            <text:p>1071.8099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04123498" calcext:value-type="float">
            <text:p>704123498</text:p>
          </table:table-cell>
          <table:table-cell office:value-type="float" office:value="0" calcext:value-type="float">
            <text:p>0</text:p>
          </table:table-cell>
          <table:table-cell office:value-type="float" office:value="1077.201574" calcext:value-type="float">
            <text:p>1077.2015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03960499" calcext:value-type="float">
            <text:p>703960499</text:p>
          </table:table-cell>
          <table:table-cell office:value-type="float" office:value="0" calcext:value-type="float">
            <text:p>0</text:p>
          </table:table-cell>
          <table:table-cell office:value-type="float" office:value="1188.500751" calcext:value-type="float">
            <text:p>1188.5007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05157215" calcext:value-type="float">
            <text:p>705157215</text:p>
          </table:table-cell>
          <table:table-cell office:value-type="float" office:value="0" calcext:value-type="float">
            <text:p>0</text:p>
          </table:table-cell>
          <table:table-cell office:value-type="float" office:value="1093.983449" calcext:value-type="float">
            <text:p>1093.9834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340038501" calcext:value-type="float">
            <text:p>8340038501</text:p>
          </table:table-cell>
          <table:table-cell office:value-type="float" office:value="0" calcext:value-type="float">
            <text:p>0</text:p>
          </table:table-cell>
          <table:table-cell office:value-type="float" office:value="477.122592" calcext:value-type="float">
            <text:p>477.1225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04317346" calcext:value-type="float">
            <text:p>804317346</text:p>
          </table:table-cell>
          <table:table-cell office:value-type="float" office:value="0" calcext:value-type="float">
            <text:p>0</text:p>
          </table:table-cell>
          <table:table-cell office:value-type="float" office:value="1734.061784" calcext:value-type="float">
            <text:p>1734.0617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4119034" calcext:value-type="float">
            <text:p>704119034</text:p>
          </table:table-cell>
          <table:table-cell office:value-type="float" office:value="0" calcext:value-type="float">
            <text:p>0</text:p>
          </table:table-cell>
          <table:table-cell office:value-type="float" office:value="1085.432469" calcext:value-type="float">
            <text:p>1085.4324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3941758" calcext:value-type="float">
            <text:p>703941758</text:p>
          </table:table-cell>
          <table:table-cell office:value-type="float" office:value="0" calcext:value-type="float">
            <text:p>0</text:p>
          </table:table-cell>
          <table:table-cell office:value-type="float" office:value="1407.433971" calcext:value-type="float">
            <text:p>1407.4339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4763687" calcext:value-type="float">
            <text:p>904763687</text:p>
          </table:table-cell>
          <table:table-cell office:value-type="float" office:value="0" calcext:value-type="float">
            <text:p>0</text:p>
          </table:table-cell>
          <table:table-cell office:value-type="float" office:value="1326.878042" calcext:value-type="float">
            <text:p>1326.8780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4215333" calcext:value-type="float">
            <text:p>804215333</text:p>
          </table:table-cell>
          <table:table-cell office:value-type="float" office:value="0" calcext:value-type="float">
            <text:p>0</text:p>
          </table:table-cell>
          <table:table-cell office:value-type="float" office:value="1390.090702" calcext:value-type="float">
            <text:p>1390.0907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3243039" calcext:value-type="float">
            <text:p>503243039</text:p>
          </table:table-cell>
          <table:table-cell office:value-type="float" office:value="0" calcext:value-type="float">
            <text:p>0</text:p>
          </table:table-cell>
          <table:table-cell office:value-type="float" office:value="1580.636519" calcext:value-type="float">
            <text:p>1580.6365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3737617" calcext:value-type="float">
            <text:p>603737617</text:p>
          </table:table-cell>
          <table:table-cell office:value-type="float" office:value="0" calcext:value-type="float">
            <text:p>0</text:p>
          </table:table-cell>
          <table:table-cell office:value-type="float" office:value="472.389263" calcext:value-type="float">
            <text:p>472.389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03787575" calcext:value-type="float">
            <text:p>703787575</text:p>
          </table:table-cell>
          <table:table-cell office:value-type="float" office:value="0" calcext:value-type="float">
            <text:p>0</text:p>
          </table:table-cell>
          <table:table-cell office:value-type="float" office:value="1013.956029" calcext:value-type="float">
            <text:p>1013.9560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442231514" calcext:value-type="float">
            <text:p>8442231514</text:p>
          </table:table-cell>
          <table:table-cell office:value-type="float" office:value="0" calcext:value-type="float">
            <text:p>0</text:p>
          </table:table-cell>
          <table:table-cell office:value-type="float" office:value="1696.271406" calcext:value-type="float">
            <text:p>1696.2714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25941608" calcext:value-type="float">
            <text:p>725941608</text:p>
          </table:table-cell>
          <table:table-cell office:value-type="float" office:value="0" calcext:value-type="float">
            <text:p>0</text:p>
          </table:table-cell>
          <table:table-cell office:value-type="float" office:value="1104.576382" calcext:value-type="float">
            <text:p>1104.5763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4328439" calcext:value-type="float">
            <text:p>624328439</text:p>
          </table:table-cell>
          <table:table-cell office:value-type="float" office:value="0" calcext:value-type="float">
            <text:p>0</text:p>
          </table:table-cell>
          <table:table-cell office:value-type="float" office:value="1542.350165" calcext:value-type="float">
            <text:p>1542.3501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357420427" calcext:value-type="float">
            <text:p>8357420427</text:p>
          </table:table-cell>
          <table:table-cell office:value-type="float" office:value="0" calcext:value-type="float">
            <text:p>0</text:p>
          </table:table-cell>
          <table:table-cell office:value-type="float" office:value="1365.438448" calcext:value-type="float">
            <text:p>1365.4384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04805173" calcext:value-type="float">
            <text:p>804805173</text:p>
          </table:table-cell>
          <table:table-cell office:value-type="float" office:value="0" calcext:value-type="float">
            <text:p>0</text:p>
          </table:table-cell>
          <table:table-cell office:value-type="float" office:value="1145.621094" calcext:value-type="float">
            <text:p>1145.6210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03986683" calcext:value-type="float">
            <text:p>703986683</text:p>
          </table:table-cell>
          <table:table-cell office:value-type="float" office:value="0" calcext:value-type="float">
            <text:p>0</text:p>
          </table:table-cell>
          <table:table-cell office:value-type="float" office:value="439.421349" calcext:value-type="float">
            <text:p>439.421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254168666" calcext:value-type="float">
            <text:p>8254168666</text:p>
          </table:table-cell>
          <table:table-cell office:value-type="float" office:value="0" calcext:value-type="float">
            <text:p>0</text:p>
          </table:table-cell>
          <table:table-cell office:value-type="float" office:value="1504.692052" calcext:value-type="float">
            <text:p>1504.6920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6235900" calcext:value-type="float">
            <text:p>406235900</text:p>
          </table:table-cell>
          <table:table-cell office:value-type="float" office:value="0" calcext:value-type="float">
            <text:p>0</text:p>
          </table:table-cell>
          <table:table-cell office:value-type="float" office:value="1348.063033" calcext:value-type="float">
            <text:p>1348.0630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07031002" calcext:value-type="float">
            <text:p>1107031002</text:p>
          </table:table-cell>
          <table:table-cell office:value-type="float" office:value="0" calcext:value-type="float">
            <text:p>0</text:p>
          </table:table-cell>
          <table:table-cell office:value-type="float" office:value="1788.774702" calcext:value-type="float">
            <text:p>1788.7747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644116073" calcext:value-type="float">
            <text:p>5644116073</text:p>
          </table:table-cell>
          <table:table-cell office:value-type="float" office:value="0" calcext:value-type="float">
            <text:p>0</text:p>
          </table:table-cell>
          <table:table-cell office:value-type="float" office:value="4089.77196" calcext:value-type="float">
            <text:p>4089.771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24456867" calcext:value-type="float">
            <text:p>524456867</text:p>
          </table:table-cell>
          <table:table-cell office:value-type="float" office:value="0" calcext:value-type="float">
            <text:p>0</text:p>
          </table:table-cell>
          <table:table-cell office:value-type="float" office:value="1511.648833" calcext:value-type="float">
            <text:p>1511.6488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340669467" calcext:value-type="float">
            <text:p>8340669467</text:p>
          </table:table-cell>
          <table:table-cell office:value-type="float" office:value="0" calcext:value-type="float">
            <text:p>0</text:p>
          </table:table-cell>
          <table:table-cell office:value-type="float" office:value="1480.075116" calcext:value-type="float">
            <text:p>1480.0751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27044107" calcext:value-type="float">
            <text:p>1627044107</text:p>
          </table:table-cell>
          <table:table-cell office:value-type="float" office:value="0" calcext:value-type="float">
            <text:p>0</text:p>
          </table:table-cell>
          <table:table-cell office:value-type="float" office:value="1209.606779" calcext:value-type="float">
            <text:p>1209.606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24349918" calcext:value-type="float">
            <text:p>724349918</text:p>
          </table:table-cell>
          <table:table-cell office:value-type="float" office:value="0" calcext:value-type="float">
            <text:p>0</text:p>
          </table:table-cell>
          <table:table-cell office:value-type="float" office:value="1503.32848" calcext:value-type="float">
            <text:p>1503.328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3677914" calcext:value-type="float">
            <text:p>603677914</text:p>
          </table:table-cell>
          <table:table-cell office:value-type="float" office:value="0" calcext:value-type="float">
            <text:p>0</text:p>
          </table:table-cell>
          <table:table-cell office:value-type="float" office:value="9333.594758" calcext:value-type="float">
            <text:p>9333.594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338102921" calcext:value-type="float">
            <text:p>8338102921</text:p>
          </table:table-cell>
          <table:table-cell office:value-type="float" office:value="0" calcext:value-type="float">
            <text:p>0</text:p>
          </table:table-cell>
          <table:table-cell office:value-type="float" office:value="9055.242124" calcext:value-type="float">
            <text:p>9055.2421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04621696" calcext:value-type="float">
            <text:p>904621696</text:p>
          </table:table-cell>
          <table:table-cell office:value-type="float" office:value="0" calcext:value-type="float">
            <text:p>0</text:p>
          </table:table-cell>
          <table:table-cell office:value-type="float" office:value="6119.840909" calcext:value-type="float">
            <text:p>6119.840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11264" calcext:value-type="float">
            <text:p>1511264</text:p>
          </table:table-cell>
          <table:table-cell office:value-type="float" office:value="0" calcext:value-type="float">
            <text:p>0</text:p>
          </table:table-cell>
          <table:table-cell office:value-type="float" office:value="9055.225668" calcext:value-type="float">
            <text:p>9055.2256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3775516" calcext:value-type="float">
            <text:p>703775516</text:p>
          </table:table-cell>
          <table:table-cell office:value-type="float" office:value="0" calcext:value-type="float">
            <text:p>0</text:p>
          </table:table-cell>
          <table:table-cell office:value-type="float" office:value="9005.36201" calcext:value-type="float">
            <text:p>9005.362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04793542" calcext:value-type="float">
            <text:p>1004793542</text:p>
          </table:table-cell>
          <table:table-cell office:value-type="float" office:value="0" calcext:value-type="float">
            <text:p>0</text:p>
          </table:table-cell>
          <table:table-cell office:value-type="float" office:value="8979.995384" calcext:value-type="float">
            <text:p>8979.995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3854154" calcext:value-type="float">
            <text:p>603854154</text:p>
          </table:table-cell>
          <table:table-cell office:value-type="float" office:value="0" calcext:value-type="float">
            <text:p>0</text:p>
          </table:table-cell>
          <table:table-cell office:value-type="float" office:value="1432.26439" calcext:value-type="float">
            <text:p>1432.264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19314425" calcext:value-type="float">
            <text:p>1719314425</text:p>
          </table:table-cell>
          <table:table-cell office:value-type="float" office:value="0" calcext:value-type="float">
            <text:p>0</text:p>
          </table:table-cell>
          <table:table-cell office:value-type="float" office:value="1023.662539" calcext:value-type="float">
            <text:p>1023.6625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6049027" calcext:value-type="float">
            <text:p>606049027</text:p>
          </table:table-cell>
          <table:table-cell office:value-type="float" office:value="0" calcext:value-type="float">
            <text:p>0</text:p>
          </table:table-cell>
          <table:table-cell office:value-type="float" office:value="1271.539713" calcext:value-type="float">
            <text:p>1271.5397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3470563" calcext:value-type="float">
            <text:p>603470563</text:p>
          </table:table-cell>
          <table:table-cell office:value-type="float" office:value="0" calcext:value-type="float">
            <text:p>0</text:p>
          </table:table-cell>
          <table:table-cell office:value-type="float" office:value="1540.869165" calcext:value-type="float">
            <text:p>1540.8691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3902095" calcext:value-type="float">
            <text:p>703902095</text:p>
          </table:table-cell>
          <table:table-cell office:value-type="float" office:value="0" calcext:value-type="float">
            <text:p>0</text:p>
          </table:table-cell>
          <table:table-cell office:value-type="float" office:value="4054.505047" calcext:value-type="float">
            <text:p>4054.5050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4713568" calcext:value-type="float">
            <text:p>624713568</text:p>
          </table:table-cell>
          <table:table-cell office:value-type="float" office:value="0" calcext:value-type="float">
            <text:p>0</text:p>
          </table:table-cell>
          <table:table-cell office:value-type="float" office:value="1344.940978" calcext:value-type="float">
            <text:p>1344.9409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3319529" calcext:value-type="float">
            <text:p>503319529</text:p>
          </table:table-cell>
          <table:table-cell office:value-type="float" office:value="0" calcext:value-type="float">
            <text:p>0</text:p>
          </table:table-cell>
          <table:table-cell office:value-type="float" office:value="1261.186871" calcext:value-type="float">
            <text:p>1261.1868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07748730" calcext:value-type="float">
            <text:p>1807748730</text:p>
          </table:table-cell>
          <table:table-cell office:value-type="float" office:value="0" calcext:value-type="float">
            <text:p>0</text:p>
          </table:table-cell>
          <table:table-cell office:value-type="float" office:value="8889.315616" calcext:value-type="float">
            <text:p>8889.3156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04662447" calcext:value-type="float">
            <text:p>904662447</text:p>
          </table:table-cell>
          <table:table-cell office:value-type="float" office:value="0" calcext:value-type="float">
            <text:p>0</text:p>
          </table:table-cell>
          <table:table-cell office:value-type="float" office:value="1229.020776" calcext:value-type="float">
            <text:p>1229.0207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04942416" calcext:value-type="float">
            <text:p>704942416</text:p>
          </table:table-cell>
          <table:table-cell office:value-type="float" office:value="0" calcext:value-type="float">
            <text:p>0</text:p>
          </table:table-cell>
          <table:table-cell office:value-type="float" office:value="1410.089531" calcext:value-type="float">
            <text:p>1410.0895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21870305" calcext:value-type="float">
            <text:p>1721870305</text:p>
          </table:table-cell>
          <table:table-cell office:value-type="float" office:value="0" calcext:value-type="float">
            <text:p>0</text:p>
          </table:table-cell>
          <table:table-cell office:value-type="float" office:value="1310.618136" calcext:value-type="float">
            <text:p>1310.6181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3753036" calcext:value-type="float">
            <text:p>603753036</text:p>
          </table:table-cell>
          <table:table-cell office:value-type="float" office:value="0" calcext:value-type="float">
            <text:p>0</text:p>
          </table:table-cell>
          <table:table-cell office:value-type="float" office:value="487.733165" calcext:value-type="float">
            <text:p>487.7331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79254" calcext:value-type="float">
            <text:p>1679254</text:p>
          </table:table-cell>
          <table:table-cell office:value-type="float" office:value="0" calcext:value-type="float">
            <text:p>0</text:p>
          </table:table-cell>
          <table:table-cell office:value-type="float" office:value="4067.635755" calcext:value-type="float">
            <text:p>4067.6357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3492480" calcext:value-type="float">
            <text:p>603492480</text:p>
          </table:table-cell>
          <table:table-cell office:value-type="float" office:value="0" calcext:value-type="float">
            <text:p>0</text:p>
          </table:table-cell>
          <table:table-cell office:value-type="float" office:value="1435.868709" calcext:value-type="float">
            <text:p>1435.8687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39392493" calcext:value-type="float">
            <text:p>639392493</text:p>
          </table:table-cell>
          <table:table-cell office:value-type="float" office:value="0" calcext:value-type="float">
            <text:p>0</text:p>
          </table:table-cell>
          <table:table-cell office:value-type="float" office:value="1431.8241" calcext:value-type="float">
            <text:p>1431.82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23622973" calcext:value-type="float">
            <text:p>723622973</text:p>
          </table:table-cell>
          <table:table-cell office:value-type="float" office:value="0" calcext:value-type="float">
            <text:p>0</text:p>
          </table:table-cell>
          <table:table-cell office:value-type="float" office:value="2358.531753" calcext:value-type="float">
            <text:p>2358.5317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17105489" calcext:value-type="float">
            <text:p>1617105489</text:p>
          </table:table-cell>
          <table:table-cell office:value-type="float" office:value="0" calcext:value-type="float">
            <text:p>0</text:p>
          </table:table-cell>
          <table:table-cell office:value-type="float" office:value="2362.665801" calcext:value-type="float">
            <text:p>2362.6658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15224904" calcext:value-type="float">
            <text:p>715224904</text:p>
          </table:table-cell>
          <table:table-cell office:value-type="float" office:value="0" calcext:value-type="float">
            <text:p>0</text:p>
          </table:table-cell>
          <table:table-cell office:value-type="float" office:value="2463.740056" calcext:value-type="float">
            <text:p>2463.7400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04712856" calcext:value-type="float">
            <text:p>804712856</text:p>
          </table:table-cell>
          <table:table-cell office:value-type="float" office:value="0" calcext:value-type="float">
            <text:p>0</text:p>
          </table:table-cell>
          <table:table-cell office:value-type="float" office:value="458.06532" calcext:value-type="float">
            <text:p>458.065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4292621" calcext:value-type="float">
            <text:p>604292621</text:p>
          </table:table-cell>
          <table:table-cell office:value-type="float" office:value="0" calcext:value-type="float">
            <text:p>0</text:p>
          </table:table-cell>
          <table:table-cell office:value-type="float" office:value="431.104516" calcext:value-type="float">
            <text:p>431.1045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07502244" calcext:value-type="float">
            <text:p>1707502244</text:p>
          </table:table-cell>
          <table:table-cell office:value-type="float" office:value="0" calcext:value-type="float">
            <text:p>0</text:p>
          </table:table-cell>
          <table:table-cell office:value-type="float" office:value="2146.300746" calcext:value-type="float">
            <text:p>2146.3007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804201867" calcext:value-type="float">
            <text:p>804201867</text:p>
          </table:table-cell>
          <table:table-cell office:value-type="float" office:value="0" calcext:value-type="float">
            <text:p>0</text:p>
          </table:table-cell>
          <table:table-cell office:value-type="float" office:value="1226.358033" calcext:value-type="float">
            <text:p>1226.3580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00086" calcext:value-type="float">
            <text:p>1200086</text:p>
          </table:table-cell>
          <table:table-cell office:value-type="float" office:value="0" calcext:value-type="float">
            <text:p>0</text:p>
          </table:table-cell>
          <table:table-cell office:value-type="float" office:value="1520.235244" calcext:value-type="float">
            <text:p>1520.235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04804430" calcext:value-type="float">
            <text:p>804804430</text:p>
          </table:table-cell>
          <table:table-cell office:value-type="float" office:value="0" calcext:value-type="float">
            <text:p>0</text:p>
          </table:table-cell>
          <table:table-cell office:value-type="float" office:value="1534.308001" calcext:value-type="float">
            <text:p>1534.3080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03729545" calcext:value-type="float">
            <text:p>603729545</text:p>
          </table:table-cell>
          <table:table-cell office:value-type="float" office:value="0" calcext:value-type="float">
            <text:p>0</text:p>
          </table:table-cell>
          <table:table-cell office:value-type="float" office:value="1374.509115" calcext:value-type="float">
            <text:p>1374.5091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07153554" calcext:value-type="float">
            <text:p>1607153554</text:p>
          </table:table-cell>
          <table:table-cell office:value-type="float" office:value="0" calcext:value-type="float">
            <text:p>0</text:p>
          </table:table-cell>
          <table:table-cell office:value-type="float" office:value="1392.214243" calcext:value-type="float">
            <text:p>1392.2142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4011623" calcext:value-type="float">
            <text:p>704011623</text:p>
          </table:table-cell>
          <table:table-cell office:value-type="float" office:value="0" calcext:value-type="float">
            <text:p>0</text:p>
          </table:table-cell>
          <table:table-cell office:value-type="float" office:value="708.819278" calcext:value-type="float">
            <text:p>708.8192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22022687" calcext:value-type="float">
            <text:p>5422022687</text:p>
          </table:table-cell>
          <table:table-cell office:value-type="float" office:value="0" calcext:value-type="float">
            <text:p>0</text:p>
          </table:table-cell>
          <table:table-cell office:value-type="float" office:value="1746.794384" calcext:value-type="float">
            <text:p>1746.794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04185894" calcext:value-type="float">
            <text:p>704185894</text:p>
          </table:table-cell>
          <table:table-cell office:value-type="float" office:value="0" calcext:value-type="float">
            <text:p>0</text:p>
          </table:table-cell>
          <table:table-cell office:value-type="float" office:value="2616.069075" calcext:value-type="float">
            <text:p>2616.0690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226101466" calcext:value-type="float">
            <text:p>5226101466</text:p>
          </table:table-cell>
          <table:table-cell office:value-type="float" office:value="0" calcext:value-type="float">
            <text:p>0</text:p>
          </table:table-cell>
          <table:table-cell office:value-type="float" office:value="4247.865942" calcext:value-type="float">
            <text:p>4247.8659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13979568" calcext:value-type="float">
            <text:p>513979568</text:p>
          </table:table-cell>
          <table:table-cell office:value-type="float" office:value="0" calcext:value-type="float">
            <text:p>0</text:p>
          </table:table-cell>
          <table:table-cell office:value-type="float" office:value="1175.887258" calcext:value-type="float">
            <text:p>1175.8872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38144522" calcext:value-type="float">
            <text:p>838144522</text:p>
          </table:table-cell>
          <table:table-cell office:value-type="float" office:value="0" calcext:value-type="float">
            <text:p>0</text:p>
          </table:table-cell>
          <table:table-cell office:value-type="float" office:value="1255.841921" calcext:value-type="float">
            <text:p>1255.8419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22220849" calcext:value-type="float">
            <text:p>5322220849</text:p>
          </table:table-cell>
          <table:table-cell office:value-type="float" office:value="0" calcext:value-type="float">
            <text:p>0</text:p>
          </table:table-cell>
          <table:table-cell office:value-type="float" office:value="1247.694513" calcext:value-type="float">
            <text:p>1247.6945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10573057" calcext:value-type="float">
            <text:p>1610573057</text:p>
          </table:table-cell>
          <table:table-cell office:value-type="float" office:value="0" calcext:value-type="float">
            <text:p>0</text:p>
          </table:table-cell>
          <table:table-cell office:value-type="float" office:value="1310.293665" calcext:value-type="float">
            <text:p>1310.2936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3341870" calcext:value-type="float">
            <text:p>603341870</text:p>
          </table:table-cell>
          <table:table-cell office:value-type="float" office:value="0" calcext:value-type="float">
            <text:p>0</text:p>
          </table:table-cell>
          <table:table-cell office:value-type="float" office:value="1228.353015" calcext:value-type="float">
            <text:p>1228.3530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18183488" calcext:value-type="float">
            <text:p>1618183488</text:p>
          </table:table-cell>
          <table:table-cell office:value-type="float" office:value="0" calcext:value-type="float">
            <text:p>0</text:p>
          </table:table-cell>
          <table:table-cell office:value-type="float" office:value="1125.853492" calcext:value-type="float">
            <text:p>1125.8534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03409464" calcext:value-type="float">
            <text:p>603409464</text:p>
          </table:table-cell>
          <table:table-cell office:value-type="float" office:value="0" calcext:value-type="float">
            <text:p>0</text:p>
          </table:table-cell>
          <table:table-cell office:value-type="float" office:value="486.863877" calcext:value-type="float">
            <text:p>486.8638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43090570" calcext:value-type="float">
            <text:p>743090570</text:p>
          </table:table-cell>
          <table:table-cell office:value-type="float" office:value="0" calcext:value-type="float">
            <text:p>0</text:p>
          </table:table-cell>
          <table:table-cell office:value-type="float" office:value="4244.380376" calcext:value-type="float">
            <text:p>4244.3803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28401184" calcext:value-type="float">
            <text:p>1428401184</text:p>
          </table:table-cell>
          <table:table-cell office:value-type="float" office:value="0" calcext:value-type="float">
            <text:p>0</text:p>
          </table:table-cell>
          <table:table-cell office:value-type="float" office:value="1557.784821" calcext:value-type="float">
            <text:p>1557.7848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44885159" calcext:value-type="float">
            <text:p>644885159</text:p>
          </table:table-cell>
          <table:table-cell office:value-type="float" office:value="0" calcext:value-type="float">
            <text:p>0</text:p>
          </table:table-cell>
          <table:table-cell office:value-type="float" office:value="1497.046614" calcext:value-type="float">
            <text:p>1497.0466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231238992" calcext:value-type="float">
            <text:p>5231238992</text:p>
          </table:table-cell>
          <table:table-cell office:value-type="float" office:value="0" calcext:value-type="float">
            <text:p>0</text:p>
          </table:table-cell>
          <table:table-cell office:value-type="float" office:value="1416.230118" calcext:value-type="float">
            <text:p>1416.2301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3519775" calcext:value-type="float">
            <text:p>703519775</text:p>
          </table:table-cell>
          <table:table-cell office:value-type="float" office:value="0" calcext:value-type="float">
            <text:p>0</text:p>
          </table:table-cell>
          <table:table-cell office:value-type="float" office:value="1220.471737" calcext:value-type="float">
            <text:p>1220.4717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429485862" calcext:value-type="float">
            <text:p>5429485862</text:p>
          </table:table-cell>
          <table:table-cell office:value-type="float" office:value="0" calcext:value-type="float">
            <text:p>0</text:p>
          </table:table-cell>
          <table:table-cell office:value-type="float" office:value="1487.157668" calcext:value-type="float">
            <text:p>1487.1576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3458840" calcext:value-type="float">
            <text:p>503458840</text:p>
          </table:table-cell>
          <table:table-cell office:value-type="float" office:value="0" calcext:value-type="float">
            <text:p>0</text:p>
          </table:table-cell>
          <table:table-cell office:value-type="float" office:value="464.735809" calcext:value-type="float">
            <text:p>464.7358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324241160" calcext:value-type="float">
            <text:p>4324241160</text:p>
          </table:table-cell>
          <table:table-cell office:value-type="float" office:value="0" calcext:value-type="float">
            <text:p>0</text:p>
          </table:table-cell>
          <table:table-cell office:value-type="float" office:value="491.293599" calcext:value-type="float">
            <text:p>491.2935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50283941" calcext:value-type="float">
            <text:p>5650283941</text:p>
          </table:table-cell>
          <table:table-cell office:value-type="float" office:value="0" calcext:value-type="float">
            <text:p>0</text:p>
          </table:table-cell>
          <table:table-cell office:value-type="float" office:value="1884.82537" calcext:value-type="float">
            <text:p>1884.825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71045" calcext:value-type="float">
            <text:p>1471045</text:p>
          </table:table-cell>
          <table:table-cell office:value-type="float" office:value="0" calcext:value-type="float">
            <text:p>0</text:p>
          </table:table-cell>
          <table:table-cell office:value-type="float" office:value="2291.668645" calcext:value-type="float">
            <text:p>2291.6686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3646050" calcext:value-type="float">
            <text:p>603646050</text:p>
          </table:table-cell>
          <table:table-cell office:value-type="float" office:value="0" calcext:value-type="float">
            <text:p>0</text:p>
          </table:table-cell>
          <table:table-cell office:value-type="float" office:value="2332.721705" calcext:value-type="float">
            <text:p>2332.7217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27271269" calcext:value-type="float">
            <text:p>1927271269</text:p>
          </table:table-cell>
          <table:table-cell office:value-type="float" office:value="0" calcext:value-type="float">
            <text:p>0</text:p>
          </table:table-cell>
          <table:table-cell office:value-type="float" office:value="2407.527074" calcext:value-type="float">
            <text:p>2407.5270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03478758" calcext:value-type="float">
            <text:p>503478758</text:p>
          </table:table-cell>
          <table:table-cell office:value-type="float" office:value="0" calcext:value-type="float">
            <text:p>0</text:p>
          </table:table-cell>
          <table:table-cell office:value-type="float" office:value="1389.798302" calcext:value-type="float">
            <text:p>1389.7983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07592620" calcext:value-type="float">
            <text:p>1907592620</text:p>
          </table:table-cell>
          <table:table-cell office:value-type="float" office:value="0" calcext:value-type="float">
            <text:p>0</text:p>
          </table:table-cell>
          <table:table-cell office:value-type="float" office:value="5860.175363" calcext:value-type="float">
            <text:p>5860.1753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3691405" calcext:value-type="float">
            <text:p>503691405</text:p>
          </table:table-cell>
          <table:table-cell office:value-type="float" office:value="0" calcext:value-type="float">
            <text:p>0</text:p>
          </table:table-cell>
          <table:table-cell office:value-type="float" office:value="5009.323494" calcext:value-type="float">
            <text:p>5009.3234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04572895" calcext:value-type="float">
            <text:p>804572895</text:p>
          </table:table-cell>
          <table:table-cell office:value-type="float" office:value="0" calcext:value-type="float">
            <text:p>0</text:p>
          </table:table-cell>
          <table:table-cell office:value-type="float" office:value="6124.292149" calcext:value-type="float">
            <text:p>6124.2921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3937987" calcext:value-type="float">
            <text:p>703937987</text:p>
          </table:table-cell>
          <table:table-cell office:value-type="float" office:value="0" calcext:value-type="float">
            <text:p>0</text:p>
          </table:table-cell>
          <table:table-cell office:value-type="float" office:value="5977.662772" calcext:value-type="float">
            <text:p>5977.6627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3887080" calcext:value-type="float">
            <text:p>523887080</text:p>
          </table:table-cell>
          <table:table-cell office:value-type="float" office:value="0" calcext:value-type="float">
            <text:p>0</text:p>
          </table:table-cell>
          <table:table-cell office:value-type="float" office:value="5907.91144" calcext:value-type="float">
            <text:p>5907.911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15412" calcext:value-type="float">
            <text:p>1215412</text:p>
          </table:table-cell>
          <table:table-cell office:value-type="float" office:value="0" calcext:value-type="float">
            <text:p>0</text:p>
          </table:table-cell>
          <table:table-cell office:value-type="float" office:value="5989.21422" calcext:value-type="float">
            <text:p>5989.21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3266011" calcext:value-type="float">
            <text:p>503266011</text:p>
          </table:table-cell>
          <table:table-cell office:value-type="float" office:value="0" calcext:value-type="float">
            <text:p>0</text:p>
          </table:table-cell>
          <table:table-cell office:value-type="float" office:value="2260.251749" calcext:value-type="float">
            <text:p>2260.2517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4935028" calcext:value-type="float">
            <text:p>904935028</text:p>
          </table:table-cell>
          <table:table-cell office:value-type="float" office:value="0" calcext:value-type="float">
            <text:p>0</text:p>
          </table:table-cell>
          <table:table-cell office:value-type="float" office:value="1262.720025" calcext:value-type="float">
            <text:p>1262.7200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4907177" calcext:value-type="float">
            <text:p>604907177</text:p>
          </table:table-cell>
          <table:table-cell office:value-type="float" office:value="0" calcext:value-type="float">
            <text:p>0</text:p>
          </table:table-cell>
          <table:table-cell office:value-type="float" office:value="1135.559554" calcext:value-type="float">
            <text:p>1135.5595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3041460" calcext:value-type="float">
            <text:p>503041460</text:p>
          </table:table-cell>
          <table:table-cell office:value-type="float" office:value="0" calcext:value-type="float">
            <text:p>0</text:p>
          </table:table-cell>
          <table:table-cell office:value-type="float" office:value="1488.847334" calcext:value-type="float">
            <text:p>1488.847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4723909" calcext:value-type="float">
            <text:p>804723909</text:p>
          </table:table-cell>
          <table:table-cell office:value-type="float" office:value="0" calcext:value-type="float">
            <text:p>0</text:p>
          </table:table-cell>
          <table:table-cell office:value-type="float" office:value="4121.932955" calcext:value-type="float">
            <text:p>4121.9329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68929" calcext:value-type="float">
            <text:p>1268929</text:p>
          </table:table-cell>
          <table:table-cell office:value-type="float" office:value="0" calcext:value-type="float">
            <text:p>0</text:p>
          </table:table-cell>
          <table:table-cell office:value-type="float" office:value="1249.90308" calcext:value-type="float">
            <text:p>1249.903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1603080" calcext:value-type="float">
            <text:p>101603080</text:p>
          </table:table-cell>
          <table:table-cell office:value-type="float" office:value="0" calcext:value-type="float">
            <text:p>0</text:p>
          </table:table-cell>
          <table:table-cell office:value-type="float" office:value="1143.204886" calcext:value-type="float">
            <text:p>1143.2048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807720955" calcext:value-type="float">
            <text:p>1807720955</text:p>
          </table:table-cell>
          <table:table-cell office:value-type="float" office:value="0" calcext:value-type="float">
            <text:p>0</text:p>
          </table:table-cell>
          <table:table-cell office:value-type="float" office:value="6147.340183" calcext:value-type="float">
            <text:p>6147.3401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4073123" calcext:value-type="float">
            <text:p>724073123</text:p>
          </table:table-cell>
          <table:table-cell office:value-type="float" office:value="0" calcext:value-type="float">
            <text:p>0</text:p>
          </table:table-cell>
          <table:table-cell office:value-type="float" office:value="1150.997336" calcext:value-type="float">
            <text:p>1150.997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08619431" calcext:value-type="float">
            <text:p>1808619431</text:p>
          </table:table-cell>
          <table:table-cell office:value-type="float" office:value="0" calcext:value-type="float">
            <text:p>0</text:p>
          </table:table-cell>
          <table:table-cell office:value-type="float" office:value="1281.521077" calcext:value-type="float">
            <text:p>1281.5210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22650699" calcext:value-type="float">
            <text:p>1822650699</text:p>
          </table:table-cell>
          <table:table-cell office:value-type="float" office:value="0" calcext:value-type="float">
            <text:p>0</text:p>
          </table:table-cell>
          <table:table-cell office:value-type="float" office:value="1214.962331" calcext:value-type="float">
            <text:p>1214.9623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04958318" calcext:value-type="float">
            <text:p>904958318</text:p>
          </table:table-cell>
          <table:table-cell office:value-type="float" office:value="0" calcext:value-type="float">
            <text:p>0</text:p>
          </table:table-cell>
          <table:table-cell office:value-type="float" office:value="491.926545" calcext:value-type="float">
            <text:p>491.9265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02431" calcext:value-type="float">
            <text:p>1402431</text:p>
          </table:table-cell>
          <table:table-cell office:value-type="float" office:value="0" calcext:value-type="float">
            <text:p>0</text:p>
          </table:table-cell>
          <table:table-cell office:value-type="float" office:value="3928.831461" calcext:value-type="float">
            <text:p>3928.8314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04189899" calcext:value-type="float">
            <text:p>804189899</text:p>
          </table:table-cell>
          <table:table-cell office:value-type="float" office:value="0" calcext:value-type="float">
            <text:p>0</text:p>
          </table:table-cell>
          <table:table-cell office:value-type="float" office:value="1233.270927" calcext:value-type="float">
            <text:p>1233.2709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925491800" calcext:value-type="float">
            <text:p>925491800</text:p>
          </table:table-cell>
          <table:table-cell office:value-type="float" office:value="0" calcext:value-type="float">
            <text:p>0</text:p>
          </table:table-cell>
          <table:table-cell office:value-type="float" office:value="1135.697648" calcext:value-type="float">
            <text:p>1135.6976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937147" calcext:value-type="float">
            <text:p>5937147</text:p>
          </table:table-cell>
          <table:table-cell office:value-type="float" office:value="0" calcext:value-type="float">
            <text:p>0</text:p>
          </table:table-cell>
          <table:table-cell office:value-type="float" office:value="2583.63491" calcext:value-type="float">
            <text:p>2583.634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05142003" calcext:value-type="float">
            <text:p>1005142003</text:p>
          </table:table-cell>
          <table:table-cell office:value-type="float" office:value="0" calcext:value-type="float">
            <text:p>0</text:p>
          </table:table-cell>
          <table:table-cell office:value-type="float" office:value="2527.450233" calcext:value-type="float">
            <text:p>2527.4502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06951313" calcext:value-type="float">
            <text:p>906951313</text:p>
          </table:table-cell>
          <table:table-cell office:value-type="float" office:value="0" calcext:value-type="float">
            <text:p>0</text:p>
          </table:table-cell>
          <table:table-cell office:value-type="float" office:value="2513.469834" calcext:value-type="float">
            <text:p>2513.4698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9326259" calcext:value-type="float">
            <text:p>609326259</text:p>
          </table:table-cell>
          <table:table-cell office:value-type="float" office:value="0" calcext:value-type="float">
            <text:p>0</text:p>
          </table:table-cell>
          <table:table-cell office:value-type="float" office:value="525.465941" calcext:value-type="float">
            <text:p>525.4659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04217297" calcext:value-type="float">
            <text:p>804217297</text:p>
          </table:table-cell>
          <table:table-cell office:value-type="float" office:value="0" calcext:value-type="float">
            <text:p>0</text:p>
          </table:table-cell>
          <table:table-cell office:value-type="float" office:value="611.104432" calcext:value-type="float">
            <text:p>611.1044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942586136" calcext:value-type="float">
            <text:p>7942586136</text:p>
          </table:table-cell>
          <table:table-cell office:value-type="float" office:value="0" calcext:value-type="float">
            <text:p>0</text:p>
          </table:table-cell>
          <table:table-cell office:value-type="float" office:value="5386.077298" calcext:value-type="float">
            <text:p>5386.077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05709860" calcext:value-type="float">
            <text:p>1005709860</text:p>
          </table:table-cell>
          <table:table-cell office:value-type="float" office:value="0" calcext:value-type="float">
            <text:p>0</text:p>
          </table:table-cell>
          <table:table-cell office:value-type="float" office:value="1217.559234" calcext:value-type="float">
            <text:p>1217.5592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027311792" calcext:value-type="float">
            <text:p>7027311792</text:p>
          </table:table-cell>
          <table:table-cell office:value-type="float" office:value="0" calcext:value-type="float">
            <text:p>0</text:p>
          </table:table-cell>
          <table:table-cell office:value-type="float" office:value="1566.756649" calcext:value-type="float">
            <text:p>1566.7566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03297314" calcext:value-type="float">
            <text:p>503297314</text:p>
          </table:table-cell>
          <table:table-cell office:value-type="float" office:value="0" calcext:value-type="float">
            <text:p>0</text:p>
          </table:table-cell>
          <table:table-cell office:value-type="float" office:value="1752.132322" calcext:value-type="float">
            <text:p>1752.1323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4348770" calcext:value-type="float">
            <text:p>604348770</text:p>
          </table:table-cell>
          <table:table-cell office:value-type="float" office:value="0" calcext:value-type="float">
            <text:p>0</text:p>
          </table:table-cell>
          <table:table-cell office:value-type="float" office:value="1627.797876" calcext:value-type="float">
            <text:p>1627.7978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848318995" calcext:value-type="float">
            <text:p>7848318995</text:p>
          </table:table-cell>
          <table:table-cell office:value-type="float" office:value="0" calcext:value-type="float">
            <text:p>0</text:p>
          </table:table-cell>
          <table:table-cell office:value-type="float" office:value="1338.924231" calcext:value-type="float">
            <text:p>1338.924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04500967" calcext:value-type="float">
            <text:p>904500967</text:p>
          </table:table-cell>
          <table:table-cell office:value-type="float" office:value="0" calcext:value-type="float">
            <text:p>0</text:p>
          </table:table-cell>
          <table:table-cell office:value-type="float" office:value="696.741028" calcext:value-type="float">
            <text:p>696.7410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03571408" calcext:value-type="float">
            <text:p>503571408</text:p>
          </table:table-cell>
          <table:table-cell office:value-type="float" office:value="0" calcext:value-type="float">
            <text:p>0</text:p>
          </table:table-cell>
          <table:table-cell office:value-type="float" office:value="509.864455" calcext:value-type="float">
            <text:p>509.864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04504009" calcext:value-type="float">
            <text:p>804504009</text:p>
          </table:table-cell>
          <table:table-cell office:value-type="float" office:value="0" calcext:value-type="float">
            <text:p>0</text:p>
          </table:table-cell>
          <table:table-cell office:value-type="float" office:value="2530.186319" calcext:value-type="float">
            <text:p>2530.1863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03943536" calcext:value-type="float">
            <text:p>603943536</text:p>
          </table:table-cell>
          <table:table-cell office:value-type="float" office:value="0" calcext:value-type="float">
            <text:p>0</text:p>
          </table:table-cell>
          <table:table-cell office:value-type="float" office:value="4268.418659" calcext:value-type="float">
            <text:p>4268.4186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26631524" calcext:value-type="float">
            <text:p>926631524</text:p>
          </table:table-cell>
          <table:table-cell office:value-type="float" office:value="0" calcext:value-type="float">
            <text:p>0</text:p>
          </table:table-cell>
          <table:table-cell office:value-type="float" office:value="1203.620144" calcext:value-type="float">
            <text:p>1203.6201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5340088" calcext:value-type="float">
            <text:p>1005340088</text:p>
          </table:table-cell>
          <table:table-cell office:value-type="float" office:value="0" calcext:value-type="float">
            <text:p>0</text:p>
          </table:table-cell>
          <table:table-cell office:value-type="float" office:value="1217.194326" calcext:value-type="float">
            <text:p>1217.1943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4524074" calcext:value-type="float">
            <text:p>524524074</text:p>
          </table:table-cell>
          <table:table-cell office:value-type="float" office:value="0" calcext:value-type="float">
            <text:p>0</text:p>
          </table:table-cell>
          <table:table-cell office:value-type="float" office:value="1523.412697" calcext:value-type="float">
            <text:p>1523.4126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15662172" calcext:value-type="float">
            <text:p>715662172</text:p>
          </table:table-cell>
          <table:table-cell office:value-type="float" office:value="0" calcext:value-type="float">
            <text:p>0</text:p>
          </table:table-cell>
          <table:table-cell office:value-type="float" office:value="1459.539045" calcext:value-type="float">
            <text:p>1459.5390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2690103" calcext:value-type="float">
            <text:p>402690103</text:p>
          </table:table-cell>
          <table:table-cell office:value-type="float" office:value="0" calcext:value-type="float">
            <text:p>0</text:p>
          </table:table-cell>
          <table:table-cell office:value-type="float" office:value="473.938541" calcext:value-type="float">
            <text:p>473.938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818020491" calcext:value-type="float">
            <text:p>818020491</text:p>
          </table:table-cell>
          <table:table-cell office:value-type="float" office:value="0" calcext:value-type="float">
            <text:p>0</text:p>
          </table:table-cell>
          <table:table-cell office:value-type="float" office:value="1326.423165" calcext:value-type="float">
            <text:p>1326.4231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3239271" calcext:value-type="float">
            <text:p>503239271</text:p>
          </table:table-cell>
          <table:table-cell office:value-type="float" office:value="0" calcext:value-type="float">
            <text:p>0</text:p>
          </table:table-cell>
          <table:table-cell office:value-type="float" office:value="560.763426" calcext:value-type="float">
            <text:p>560.7634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04822474" calcext:value-type="float">
            <text:p>904822474</text:p>
          </table:table-cell>
          <table:table-cell office:value-type="float" office:value="0" calcext:value-type="float">
            <text:p>0</text:p>
          </table:table-cell>
          <table:table-cell office:value-type="float" office:value="1388.439182" calcext:value-type="float">
            <text:p>1388.4391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36329088" calcext:value-type="float">
            <text:p>736329088</text:p>
          </table:table-cell>
          <table:table-cell office:value-type="float" office:value="0" calcext:value-type="float">
            <text:p>0</text:p>
          </table:table-cell>
          <table:table-cell office:value-type="float" office:value="1666.572261" calcext:value-type="float">
            <text:p>1666.5722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3747597" calcext:value-type="float">
            <text:p>703747597</text:p>
          </table:table-cell>
          <table:table-cell office:value-type="float" office:value="0" calcext:value-type="float">
            <text:p>0</text:p>
          </table:table-cell>
          <table:table-cell office:value-type="float" office:value="1687.111293" calcext:value-type="float">
            <text:p>1687.1112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930711415" calcext:value-type="float">
            <text:p>7930711415</text:p>
          </table:table-cell>
          <table:table-cell office:value-type="float" office:value="0" calcext:value-type="float">
            <text:p>0</text:p>
          </table:table-cell>
          <table:table-cell office:value-type="float" office:value="1610.987568" calcext:value-type="float">
            <text:p>1610.9875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23528901" calcext:value-type="float">
            <text:p>623528901</text:p>
          </table:table-cell>
          <table:table-cell office:value-type="float" office:value="0" calcext:value-type="float">
            <text:p>0</text:p>
          </table:table-cell>
          <table:table-cell office:value-type="float" office:value="806.282891" calcext:value-type="float">
            <text:p>806.2828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849323368" calcext:value-type="float">
            <text:p>7849323368</text:p>
          </table:table-cell>
          <table:table-cell office:value-type="float" office:value="0" calcext:value-type="float">
            <text:p>0</text:p>
          </table:table-cell>
          <table:table-cell office:value-type="float" office:value="1722.404689" calcext:value-type="float">
            <text:p>1722.4046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03226243" calcext:value-type="float">
            <text:p>503226243</text:p>
          </table:table-cell>
          <table:table-cell office:value-type="float" office:value="0" calcext:value-type="float">
            <text:p>0</text:p>
          </table:table-cell>
          <table:table-cell office:value-type="float" office:value="436.157127" calcext:value-type="float">
            <text:p>436.1571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933004244" calcext:value-type="float">
            <text:p>7933004244</text:p>
          </table:table-cell>
          <table:table-cell office:value-type="float" office:value="0" calcext:value-type="float">
            <text:p>0</text:p>
          </table:table-cell>
          <table:table-cell office:value-type="float" office:value="1619.320517" calcext:value-type="float">
            <text:p>1619.3205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063163252" calcext:value-type="float">
            <text:p>5063163252</text:p>
          </table:table-cell>
          <table:table-cell office:value-type="float" office:value="0" calcext:value-type="float">
            <text:p>0</text:p>
          </table:table-cell>
          <table:table-cell office:value-type="float" office:value="4280.772245" calcext:value-type="float">
            <text:p>4280.772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03663258" calcext:value-type="float">
            <text:p>603663258</text:p>
          </table:table-cell>
          <table:table-cell office:value-type="float" office:value="0" calcext:value-type="float">
            <text:p>0</text:p>
          </table:table-cell>
          <table:table-cell office:value-type="float" office:value="1325.289062" calcext:value-type="float">
            <text:p>1325.2890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03108095" calcext:value-type="float">
            <text:p>503108095</text:p>
          </table:table-cell>
          <table:table-cell office:value-type="float" office:value="0" calcext:value-type="float">
            <text:p>0</text:p>
          </table:table-cell>
          <table:table-cell office:value-type="float" office:value="1397.977203" calcext:value-type="float">
            <text:p>1397.9772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04077477" calcext:value-type="float">
            <text:p>804077477</text:p>
          </table:table-cell>
          <table:table-cell office:value-type="float" office:value="0" calcext:value-type="float">
            <text:p>0</text:p>
          </table:table-cell>
          <table:table-cell office:value-type="float" office:value="1494.576123" calcext:value-type="float">
            <text:p>1494.576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3533849" calcext:value-type="float">
            <text:p>503533849</text:p>
          </table:table-cell>
          <table:table-cell office:value-type="float" office:value="0" calcext:value-type="float">
            <text:p>0</text:p>
          </table:table-cell>
          <table:table-cell office:value-type="float" office:value="1457.18591" calcext:value-type="float">
            <text:p>1457.185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03001063" calcext:value-type="float">
            <text:p>503001063</text:p>
          </table:table-cell>
          <table:table-cell office:value-type="float" office:value="0" calcext:value-type="float">
            <text:p>0</text:p>
          </table:table-cell>
          <table:table-cell office:value-type="float" office:value="7689.127648" calcext:value-type="float">
            <text:p>7689.1276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03496779" calcext:value-type="float">
            <text:p>503496779</text:p>
          </table:table-cell>
          <table:table-cell office:value-type="float" office:value="0" calcext:value-type="float">
            <text:p>0</text:p>
          </table:table-cell>
          <table:table-cell office:value-type="float" office:value="8624.890164" calcext:value-type="float">
            <text:p>8624.8901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4502631" calcext:value-type="float">
            <text:p>704502631</text:p>
          </table:table-cell>
          <table:table-cell office:value-type="float" office:value="0" calcext:value-type="float">
            <text:p>0</text:p>
          </table:table-cell>
          <table:table-cell office:value-type="float" office:value="5523.252678" calcext:value-type="float">
            <text:p>5523.2526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4081598" calcext:value-type="float">
            <text:p>704081598</text:p>
          </table:table-cell>
          <table:table-cell office:value-type="float" office:value="0" calcext:value-type="float">
            <text:p>0</text:p>
          </table:table-cell>
          <table:table-cell office:value-type="float" office:value="8509.77622" calcext:value-type="float">
            <text:p>8509.776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3659406" calcext:value-type="float">
            <text:p>523659406</text:p>
          </table:table-cell>
          <table:table-cell office:value-type="float" office:value="0" calcext:value-type="float">
            <text:p>0</text:p>
          </table:table-cell>
          <table:table-cell office:value-type="float" office:value="8603.87914" calcext:value-type="float">
            <text:p>8603.879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10679693" calcext:value-type="float">
            <text:p>510679693</text:p>
          </table:table-cell>
          <table:table-cell office:value-type="float" office:value="0" calcext:value-type="float">
            <text:p>0</text:p>
          </table:table-cell>
          <table:table-cell office:value-type="float" office:value="8625.311918" calcext:value-type="float">
            <text:p>8625.311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06469689" calcext:value-type="float">
            <text:p>506469689</text:p>
          </table:table-cell>
          <table:table-cell office:value-type="float" office:value="0" calcext:value-type="float">
            <text:p>0</text:p>
          </table:table-cell>
          <table:table-cell office:value-type="float" office:value="1528.230869" calcext:value-type="float">
            <text:p>1528.2308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5398475" calcext:value-type="float">
            <text:p>725398475</text:p>
          </table:table-cell>
          <table:table-cell office:value-type="float" office:value="0" calcext:value-type="float">
            <text:p>0</text:p>
          </table:table-cell>
          <table:table-cell office:value-type="float" office:value="1277.712264" calcext:value-type="float">
            <text:p>1277.712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3190331" calcext:value-type="float">
            <text:p>403190331</text:p>
          </table:table-cell>
          <table:table-cell office:value-type="float" office:value="0" calcext:value-type="float">
            <text:p>0</text:p>
          </table:table-cell>
          <table:table-cell office:value-type="float" office:value="1224.277282" calcext:value-type="float">
            <text:p>1224.2772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3060587" calcext:value-type="float">
            <text:p>503060587</text:p>
          </table:table-cell>
          <table:table-cell office:value-type="float" office:value="0" calcext:value-type="float">
            <text:p>0</text:p>
          </table:table-cell>
          <table:table-cell office:value-type="float" office:value="1420.523537" calcext:value-type="float">
            <text:p>1420.5235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2978359" calcext:value-type="float">
            <text:p>402978359</text:p>
          </table:table-cell>
          <table:table-cell office:value-type="float" office:value="0" calcext:value-type="float">
            <text:p>0</text:p>
          </table:table-cell>
          <table:table-cell office:value-type="float" office:value="950.99383" calcext:value-type="float">
            <text:p>950.993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7776894" calcext:value-type="float">
            <text:p>1007776894</text:p>
          </table:table-cell>
          <table:table-cell office:value-type="float" office:value="0" calcext:value-type="float">
            <text:p>0</text:p>
          </table:table-cell>
          <table:table-cell office:value-type="float" office:value="1150.488601" calcext:value-type="float">
            <text:p>1150.4886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4483789" calcext:value-type="float">
            <text:p>904483789</text:p>
          </table:table-cell>
          <table:table-cell office:value-type="float" office:value="0" calcext:value-type="float">
            <text:p>0</text:p>
          </table:table-cell>
          <table:table-cell office:value-type="float" office:value="1193.003976" calcext:value-type="float">
            <text:p>1193.0039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14815444" calcext:value-type="float">
            <text:p>514815444</text:p>
          </table:table-cell>
          <table:table-cell office:value-type="float" office:value="0" calcext:value-type="float">
            <text:p>0</text:p>
          </table:table-cell>
          <table:table-cell office:value-type="float" office:value="8510.912349" calcext:value-type="float">
            <text:p>8510.9123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04763783" calcext:value-type="float">
            <text:p>1004763783</text:p>
          </table:table-cell>
          <table:table-cell office:value-type="float" office:value="0" calcext:value-type="float">
            <text:p>0</text:p>
          </table:table-cell>
          <table:table-cell office:value-type="float" office:value="1208.274483" calcext:value-type="float">
            <text:p>1208.2744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03181716" calcext:value-type="float">
            <text:p>503181716</text:p>
          </table:table-cell>
          <table:table-cell office:value-type="float" office:value="0" calcext:value-type="float">
            <text:p>0</text:p>
          </table:table-cell>
          <table:table-cell office:value-type="float" office:value="1184.070309" calcext:value-type="float">
            <text:p>1184.070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03387807" calcext:value-type="float">
            <text:p>603387807</text:p>
          </table:table-cell>
          <table:table-cell office:value-type="float" office:value="0" calcext:value-type="float">
            <text:p>0</text:p>
          </table:table-cell>
          <table:table-cell office:value-type="float" office:value="1194.109927" calcext:value-type="float">
            <text:p>1194.1099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05224728" calcext:value-type="float">
            <text:p>805224728</text:p>
          </table:table-cell>
          <table:table-cell office:value-type="float" office:value="0" calcext:value-type="float">
            <text:p>0</text:p>
          </table:table-cell>
          <table:table-cell office:value-type="float" office:value="1400.78111" calcext:value-type="float">
            <text:p>1400.781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2420919" calcext:value-type="float">
            <text:p>302420919</text:p>
          </table:table-cell>
          <table:table-cell office:value-type="float" office:value="0" calcext:value-type="float">
            <text:p>0</text:p>
          </table:table-cell>
          <table:table-cell office:value-type="float" office:value="831.789767" calcext:value-type="float">
            <text:p>831.7897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04541281" calcext:value-type="float">
            <text:p>1004541281</text:p>
          </table:table-cell>
          <table:table-cell office:value-type="float" office:value="0" calcext:value-type="float">
            <text:p>0</text:p>
          </table:table-cell>
          <table:table-cell office:value-type="float" office:value="1108.72899" calcext:value-type="float">
            <text:p>1108.728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25740929" calcext:value-type="float">
            <text:p>625740929</text:p>
          </table:table-cell>
          <table:table-cell office:value-type="float" office:value="0" calcext:value-type="float">
            <text:p>0</text:p>
          </table:table-cell>
          <table:table-cell office:value-type="float" office:value="1222.883871" calcext:value-type="float">
            <text:p>1222.8838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05189440" calcext:value-type="float">
            <text:p>1105189440</text:p>
          </table:table-cell>
          <table:table-cell office:value-type="float" office:value="0" calcext:value-type="float">
            <text:p>0</text:p>
          </table:table-cell>
          <table:table-cell office:value-type="float" office:value="1212.632749" calcext:value-type="float">
            <text:p>1212.6327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4090085" calcext:value-type="float">
            <text:p>504090085</text:p>
          </table:table-cell>
          <table:table-cell office:value-type="float" office:value="0" calcext:value-type="float">
            <text:p>0</text:p>
          </table:table-cell>
          <table:table-cell office:value-type="float" office:value="1178.516799" calcext:value-type="float">
            <text:p>1178.5167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03453982" calcext:value-type="float">
            <text:p>403453982</text:p>
          </table:table-cell>
          <table:table-cell office:value-type="float" office:value="0" calcext:value-type="float">
            <text:p>0</text:p>
          </table:table-cell>
          <table:table-cell office:value-type="float" office:value="1297.231959" calcext:value-type="float">
            <text:p>1297.2319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06505548" calcext:value-type="float">
            <text:p>1106505548</text:p>
          </table:table-cell>
          <table:table-cell office:value-type="float" office:value="0" calcext:value-type="float">
            <text:p>0</text:p>
          </table:table-cell>
          <table:table-cell office:value-type="float" office:value="1267.559334" calcext:value-type="float">
            <text:p>1267.559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03475099" calcext:value-type="float">
            <text:p>603475099</text:p>
          </table:table-cell>
          <table:table-cell office:value-type="float" office:value="0" calcext:value-type="float">
            <text:p>0</text:p>
          </table:table-cell>
          <table:table-cell office:value-type="float" office:value="1907.061802" calcext:value-type="float">
            <text:p>1907.0618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337154476" calcext:value-type="float">
            <text:p>5337154476</text:p>
          </table:table-cell>
          <table:table-cell office:value-type="float" office:value="0" calcext:value-type="float">
            <text:p>0</text:p>
          </table:table-cell>
          <table:table-cell office:value-type="float" office:value="1082.469883" calcext:value-type="float">
            <text:p>1082.4698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713375" calcext:value-type="float">
            <text:p>1713375</text:p>
          </table:table-cell>
          <table:table-cell office:value-type="float" office:value="0" calcext:value-type="float">
            <text:p>0</text:p>
          </table:table-cell>
          <table:table-cell office:value-type="float" office:value="1237.331936" calcext:value-type="float">
            <text:p>1237.3319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334039913" calcext:value-type="float">
            <text:p>5334039913</text:p>
          </table:table-cell>
          <table:table-cell office:value-type="float" office:value="0" calcext:value-type="float">
            <text:p>0</text:p>
          </table:table-cell>
          <table:table-cell office:value-type="float" office:value="1189.893369" calcext:value-type="float">
            <text:p>1189.8933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12960356" calcext:value-type="float">
            <text:p>712960356</text:p>
          </table:table-cell>
          <table:table-cell office:value-type="float" office:value="0" calcext:value-type="float">
            <text:p>0</text:p>
          </table:table-cell>
          <table:table-cell office:value-type="float" office:value="1267.751152" calcext:value-type="float">
            <text:p>1267.7511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4023938" calcext:value-type="float">
            <text:p>704023938</text:p>
          </table:table-cell>
          <table:table-cell office:value-type="float" office:value="0" calcext:value-type="float">
            <text:p>0</text:p>
          </table:table-cell>
          <table:table-cell office:value-type="float" office:value="1124.722226" calcext:value-type="float">
            <text:p>1124.7222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134902071" calcext:value-type="float">
            <text:p>5134902071</text:p>
          </table:table-cell>
          <table:table-cell office:value-type="float" office:value="0" calcext:value-type="float">
            <text:p>0</text:p>
          </table:table-cell>
          <table:table-cell office:value-type="float" office:value="1557.266989" calcext:value-type="float">
            <text:p>1557.2669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13421321" calcext:value-type="float">
            <text:p>813421321</text:p>
          </table:table-cell>
          <table:table-cell office:value-type="float" office:value="0" calcext:value-type="float">
            <text:p>0</text:p>
          </table:table-cell>
          <table:table-cell office:value-type="float" office:value="1019.006532" calcext:value-type="float">
            <text:p>1019.0065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3813880" calcext:value-type="float">
            <text:p>703813880</text:p>
          </table:table-cell>
          <table:table-cell office:value-type="float" office:value="0" calcext:value-type="float">
            <text:p>0</text:p>
          </table:table-cell>
          <table:table-cell office:value-type="float" office:value="1502.59525" calcext:value-type="float">
            <text:p>1502.59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439168" calcext:value-type="float">
            <text:p>1439168</text:p>
          </table:table-cell>
          <table:table-cell office:value-type="float" office:value="0" calcext:value-type="float">
            <text:p>0</text:p>
          </table:table-cell>
          <table:table-cell office:value-type="float" office:value="1189.610344" calcext:value-type="float">
            <text:p>1189.6103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3611643" calcext:value-type="float">
            <text:p>703611643</text:p>
          </table:table-cell>
          <table:table-cell office:value-type="float" office:value="0" calcext:value-type="float">
            <text:p>0</text:p>
          </table:table-cell>
          <table:table-cell office:value-type="float" office:value="1167.521094" calcext:value-type="float">
            <text:p>1167.5210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31543123" calcext:value-type="float">
            <text:p>631543123</text:p>
          </table:table-cell>
          <table:table-cell office:value-type="float" office:value="0" calcext:value-type="float">
            <text:p>0</text:p>
          </table:table-cell>
          <table:table-cell office:value-type="float" office:value="1494.343774" calcext:value-type="float">
            <text:p>1494.3437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04902546" calcext:value-type="float">
            <text:p>904902546</text:p>
          </table:table-cell>
          <table:table-cell office:value-type="float" office:value="0" calcext:value-type="float">
            <text:p>0</text:p>
          </table:table-cell>
          <table:table-cell office:value-type="float" office:value="1379.865726" calcext:value-type="float">
            <text:p>1379.8657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25805845" calcext:value-type="float">
            <text:p>725805845</text:p>
          </table:table-cell>
          <table:table-cell office:value-type="float" office:value="0" calcext:value-type="float">
            <text:p>0</text:p>
          </table:table-cell>
          <table:table-cell office:value-type="float" office:value="1098.242877" calcext:value-type="float">
            <text:p>1098.2428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04463530" calcext:value-type="float">
            <text:p>1004463530</text:p>
          </table:table-cell>
          <table:table-cell office:value-type="float" office:value="0" calcext:value-type="float">
            <text:p>0</text:p>
          </table:table-cell>
          <table:table-cell office:value-type="float" office:value="1308.460756" calcext:value-type="float">
            <text:p>1308.4607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3300230" calcext:value-type="float">
            <text:p>603300230</text:p>
          </table:table-cell>
          <table:table-cell office:value-type="float" office:value="0" calcext:value-type="float">
            <text:p>0</text:p>
          </table:table-cell>
          <table:table-cell office:value-type="float" office:value="1189.502386" calcext:value-type="float">
            <text:p>1189.502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33275712" calcext:value-type="float">
            <text:p>5333275712</text:p>
          </table:table-cell>
          <table:table-cell office:value-type="float" office:value="0" calcext:value-type="float">
            <text:p>0</text:p>
          </table:table-cell>
          <table:table-cell office:value-type="float" office:value="4124.878454" calcext:value-type="float">
            <text:p>4124.8784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4137721" calcext:value-type="float">
            <text:p>704137721</text:p>
          </table:table-cell>
          <table:table-cell office:value-type="float" office:value="0" calcext:value-type="float">
            <text:p>0</text:p>
          </table:table-cell>
          <table:table-cell office:value-type="float" office:value="1665.678539" calcext:value-type="float">
            <text:p>1665.6785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20719467" calcext:value-type="float">
            <text:p>4620719467</text:p>
          </table:table-cell>
          <table:table-cell office:value-type="float" office:value="0" calcext:value-type="float">
            <text:p>0</text:p>
          </table:table-cell>
          <table:table-cell office:value-type="float" office:value="4127.600448" calcext:value-type="float">
            <text:p>4127.6004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54565436" calcext:value-type="float">
            <text:p>954565436</text:p>
          </table:table-cell>
          <table:table-cell office:value-type="float" office:value="0" calcext:value-type="float">
            <text:p>0</text:p>
          </table:table-cell>
          <table:table-cell office:value-type="float" office:value="1590.287441" calcext:value-type="float">
            <text:p>1590.2874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45648" calcext:value-type="float">
            <text:p>1945648</text:p>
          </table:table-cell>
          <table:table-cell office:value-type="float" office:value="0" calcext:value-type="float">
            <text:p>0</text:p>
          </table:table-cell>
          <table:table-cell office:value-type="float" office:value="1484.383484" calcext:value-type="float">
            <text:p>1484.3834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320938575" calcext:value-type="float">
            <text:p>5320938575</text:p>
          </table:table-cell>
          <table:table-cell office:value-type="float" office:value="0" calcext:value-type="float">
            <text:p>0</text:p>
          </table:table-cell>
          <table:table-cell office:value-type="float" office:value="1522.579089" calcext:value-type="float">
            <text:p>1522.5790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26914129" calcext:value-type="float">
            <text:p>1226914129</text:p>
          </table:table-cell>
          <table:table-cell office:value-type="float" office:value="0" calcext:value-type="float">
            <text:p>0</text:p>
          </table:table-cell>
          <table:table-cell office:value-type="float" office:value="1575.631457" calcext:value-type="float">
            <text:p>1575.6314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03288194" calcext:value-type="float">
            <text:p>603288194</text:p>
          </table:table-cell>
          <table:table-cell office:value-type="float" office:value="0" calcext:value-type="float">
            <text:p>0</text:p>
          </table:table-cell>
          <table:table-cell office:value-type="float" office:value="452.568921" calcext:value-type="float">
            <text:p>452.5689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06864007" calcext:value-type="float">
            <text:p>1506864007</text:p>
          </table:table-cell>
          <table:table-cell office:value-type="float" office:value="0" calcext:value-type="float">
            <text:p>0</text:p>
          </table:table-cell>
          <table:table-cell office:value-type="float" office:value="1793.678861" calcext:value-type="float">
            <text:p>1793.6788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85081" calcext:value-type="float">
            <text:p>3385081</text:p>
          </table:table-cell>
          <table:table-cell office:value-type="float" office:value="0" calcext:value-type="float">
            <text:p>0</text:p>
          </table:table-cell>
          <table:table-cell office:value-type="float" office:value="481.985732" calcext:value-type="float">
            <text:p>481.9857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544965941" calcext:value-type="float">
            <text:p>5544965941</text:p>
          </table:table-cell>
          <table:table-cell office:value-type="float" office:value="0" calcext:value-type="float">
            <text:p>0</text:p>
          </table:table-cell>
          <table:table-cell office:value-type="float" office:value="1464.976772" calcext:value-type="float">
            <text:p>1464.9767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03881708" calcext:value-type="float">
            <text:p>603881708</text:p>
          </table:table-cell>
          <table:table-cell office:value-type="float" office:value="0" calcext:value-type="float">
            <text:p>0</text:p>
          </table:table-cell>
          <table:table-cell office:value-type="float" office:value="1815.553271" calcext:value-type="float">
            <text:p>1815.5532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04255398" calcext:value-type="float">
            <text:p>804255398</text:p>
          </table:table-cell>
          <table:table-cell office:value-type="float" office:value="0" calcext:value-type="float">
            <text:p>0</text:p>
          </table:table-cell>
          <table:table-cell office:value-type="float" office:value="1662.691347" calcext:value-type="float">
            <text:p>1662.6913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79136" calcext:value-type="float">
            <text:p>1279136</text:p>
          </table:table-cell>
          <table:table-cell office:value-type="float" office:value="0" calcext:value-type="float">
            <text:p>0</text:p>
          </table:table-cell>
          <table:table-cell office:value-type="float" office:value="1719.39636" calcext:value-type="float">
            <text:p>1719.396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04558586" calcext:value-type="float">
            <text:p>804558586</text:p>
          </table:table-cell>
          <table:table-cell office:value-type="float" office:value="0" calcext:value-type="float">
            <text:p>0</text:p>
          </table:table-cell>
          <table:table-cell office:value-type="float" office:value="445.47807" calcext:value-type="float">
            <text:p>445.478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3688259" calcext:value-type="float">
            <text:p>703688259</text:p>
          </table:table-cell>
          <table:table-cell office:value-type="float" office:value="0" calcext:value-type="float">
            <text:p>0</text:p>
          </table:table-cell>
          <table:table-cell office:value-type="float" office:value="5997.924419" calcext:value-type="float">
            <text:p>5997.9244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3267038" calcext:value-type="float">
            <text:p>503267038</text:p>
          </table:table-cell>
          <table:table-cell office:value-type="float" office:value="0" calcext:value-type="float">
            <text:p>0</text:p>
          </table:table-cell>
          <table:table-cell office:value-type="float" office:value="5357.265625" calcext:value-type="float">
            <text:p>5357.2656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04387046" calcext:value-type="float">
            <text:p>904387046</text:p>
          </table:table-cell>
          <table:table-cell office:value-type="float" office:value="0" calcext:value-type="float">
            <text:p>0</text:p>
          </table:table-cell>
          <table:table-cell office:value-type="float" office:value="5985.757776" calcext:value-type="float">
            <text:p>5985.7577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03784050" calcext:value-type="float">
            <text:p>603784050</text:p>
          </table:table-cell>
          <table:table-cell office:value-type="float" office:value="0" calcext:value-type="float">
            <text:p>0</text:p>
          </table:table-cell>
          <table:table-cell office:value-type="float" office:value="5864.142536" calcext:value-type="float">
            <text:p>5864.1425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63558668" calcext:value-type="float">
            <text:p>563558668</text:p>
          </table:table-cell>
          <table:table-cell office:value-type="float" office:value="0" calcext:value-type="float">
            <text:p>0</text:p>
          </table:table-cell>
          <table:table-cell office:value-type="float" office:value="6004.310216" calcext:value-type="float">
            <text:p>6004.3102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457383" calcext:value-type="float">
            <text:p>4457383</text:p>
          </table:table-cell>
          <table:table-cell office:value-type="float" office:value="0" calcext:value-type="float">
            <text:p>0</text:p>
          </table:table-cell>
          <table:table-cell office:value-type="float" office:value="6030.584924" calcext:value-type="float">
            <text:p>6030.5849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506475344" calcext:value-type="float">
            <text:p>1506475344</text:p>
          </table:table-cell>
          <table:table-cell office:value-type="float" office:value="0" calcext:value-type="float">
            <text:p>0</text:p>
          </table:table-cell>
          <table:table-cell office:value-type="float" office:value="782.278849" calcext:value-type="float">
            <text:p>782.2788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24169524" calcext:value-type="float">
            <text:p>624169524</text:p>
          </table:table-cell>
          <table:table-cell office:value-type="float" office:value="0" calcext:value-type="float">
            <text:p>0</text:p>
          </table:table-cell>
          <table:table-cell office:value-type="float" office:value="1406.011905" calcext:value-type="float">
            <text:p>1406.0119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06852895" calcext:value-type="float">
            <text:p>1406852895</text:p>
          </table:table-cell>
          <table:table-cell office:value-type="float" office:value="0" calcext:value-type="float">
            <text:p>0</text:p>
          </table:table-cell>
          <table:table-cell office:value-type="float" office:value="787.826131" calcext:value-type="float">
            <text:p>787.8261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4135215" calcext:value-type="float">
            <text:p>804135215</text:p>
          </table:table-cell>
          <table:table-cell office:value-type="float" office:value="0" calcext:value-type="float">
            <text:p>0</text:p>
          </table:table-cell>
          <table:table-cell office:value-type="float" office:value="1596.279114" calcext:value-type="float">
            <text:p>1596.2791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06266242" calcext:value-type="float">
            <text:p>1306266242</text:p>
          </table:table-cell>
          <table:table-cell office:value-type="float" office:value="0" calcext:value-type="float">
            <text:p>0</text:p>
          </table:table-cell>
          <table:table-cell office:value-type="float" office:value="4192.79146" calcext:value-type="float">
            <text:p>4192.79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82428" calcext:value-type="float">
            <text:p>1782428</text:p>
          </table:table-cell>
          <table:table-cell office:value-type="float" office:value="0" calcext:value-type="float">
            <text:p>0</text:p>
          </table:table-cell>
          <table:table-cell office:value-type="float" office:value="1615.328222" calcext:value-type="float">
            <text:p>1615.3282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04851042" calcext:value-type="float">
            <text:p>1004851042</text:p>
          </table:table-cell>
          <table:table-cell office:value-type="float" office:value="0" calcext:value-type="float">
            <text:p>0</text:p>
          </table:table-cell>
          <table:table-cell office:value-type="float" office:value="1551.671094" calcext:value-type="float">
            <text:p>1551.6710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825256309" calcext:value-type="float">
            <text:p>825256309</text:p>
          </table:table-cell>
          <table:table-cell office:value-type="float" office:value="0" calcext:value-type="float">
            <text:p>0</text:p>
          </table:table-cell>
          <table:table-cell office:value-type="float" office:value="6015.225057" calcext:value-type="float">
            <text:p>6015.2250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744601" calcext:value-type="float">
            <text:p>1744601</text:p>
          </table:table-cell>
          <table:table-cell office:value-type="float" office:value="0" calcext:value-type="float">
            <text:p>0</text:p>
          </table:table-cell>
          <table:table-cell office:value-type="float" office:value="1400.632419" calcext:value-type="float">
            <text:p>1400.6324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4327721" calcext:value-type="float">
            <text:p>704327721</text:p>
          </table:table-cell>
          <table:table-cell office:value-type="float" office:value="0" calcext:value-type="float">
            <text:p>0</text:p>
          </table:table-cell>
          <table:table-cell office:value-type="float" office:value="1196.796255" calcext:value-type="float">
            <text:p>1196.796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06359408" calcext:value-type="float">
            <text:p>1406359408</text:p>
          </table:table-cell>
          <table:table-cell office:value-type="float" office:value="0" calcext:value-type="float">
            <text:p>0</text:p>
          </table:table-cell>
          <table:table-cell office:value-type="float" office:value="1490.4651" calcext:value-type="float">
            <text:p>1490.46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3553707" calcext:value-type="float">
            <text:p>603553707</text:p>
          </table:table-cell>
          <table:table-cell office:value-type="float" office:value="0" calcext:value-type="float">
            <text:p>0</text:p>
          </table:table-cell>
          <table:table-cell office:value-type="float" office:value="504.940752" calcext:value-type="float">
            <text:p>504.9407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3059389" calcext:value-type="float">
            <text:p>503059389</text:p>
          </table:table-cell>
          <table:table-cell office:value-type="float" office:value="0" calcext:value-type="float">
            <text:p>0</text:p>
          </table:table-cell>
          <table:table-cell office:value-type="float" office:value="3993.034725" calcext:value-type="float">
            <text:p>3993.0347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230919133" calcext:value-type="float">
            <text:p>5230919133</text:p>
          </table:table-cell>
          <table:table-cell office:value-type="float" office:value="0" calcext:value-type="float">
            <text:p>0</text:p>
          </table:table-cell>
          <table:table-cell office:value-type="float" office:value="1495.086773" calcext:value-type="float">
            <text:p>1495.086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05837180" calcext:value-type="float">
            <text:p>805837180</text:p>
          </table:table-cell>
          <table:table-cell office:value-type="float" office:value="0" calcext:value-type="float">
            <text:p>0</text:p>
          </table:table-cell>
          <table:table-cell office:value-type="float" office:value="1306.563224" calcext:value-type="float">
            <text:p>1306.563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29166889" calcext:value-type="float">
            <text:p>4829166889</text:p>
          </table:table-cell>
          <table:table-cell office:value-type="float" office:value="0" calcext:value-type="float">
            <text:p>0</text:p>
          </table:table-cell>
          <table:table-cell office:value-type="float" office:value="2228.173149" calcext:value-type="float">
            <text:p>2228.1731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3090704" calcext:value-type="float">
            <text:p>503090704</text:p>
          </table:table-cell>
          <table:table-cell office:value-type="float" office:value="0" calcext:value-type="float">
            <text:p>0</text:p>
          </table:table-cell>
          <table:table-cell office:value-type="float" office:value="2204.681041" calcext:value-type="float">
            <text:p>2204.6810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5072200" calcext:value-type="float">
            <text:p>805072200</text:p>
          </table:table-cell>
          <table:table-cell office:value-type="float" office:value="0" calcext:value-type="float">
            <text:p>0</text:p>
          </table:table-cell>
          <table:table-cell office:value-type="float" office:value="2109.984968" calcext:value-type="float">
            <text:p>2109.9849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21422463" calcext:value-type="float">
            <text:p>5021422463</text:p>
          </table:table-cell>
          <table:table-cell office:value-type="float" office:value="0" calcext:value-type="float">
            <text:p>0</text:p>
          </table:table-cell>
          <table:table-cell office:value-type="float" office:value="466.368477" calcext:value-type="float">
            <text:p>466.3684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5910396" calcext:value-type="float">
            <text:p>1205910396</text:p>
          </table:table-cell>
          <table:table-cell office:value-type="float" office:value="0" calcext:value-type="float">
            <text:p>0</text:p>
          </table:table-cell>
          <table:table-cell office:value-type="float" office:value="435.825168" calcext:value-type="float">
            <text:p>435.8251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3400514" calcext:value-type="float">
            <text:p>613400514</text:p>
          </table:table-cell>
          <table:table-cell office:value-type="float" office:value="0" calcext:value-type="float">
            <text:p>0</text:p>
          </table:table-cell>
          <table:table-cell office:value-type="float" office:value="4727.704043" calcext:value-type="float">
            <text:p>4727.7040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05722882" calcext:value-type="float">
            <text:p>1205722882</text:p>
          </table:table-cell>
          <table:table-cell office:value-type="float" office:value="0" calcext:value-type="float">
            <text:p>0</text:p>
          </table:table-cell>
          <table:table-cell office:value-type="float" office:value="1449.052705" calcext:value-type="float">
            <text:p>1449.0527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03811010" calcext:value-type="float">
            <text:p>703811010</text:p>
          </table:table-cell>
          <table:table-cell office:value-type="float" office:value="0" calcext:value-type="float">
            <text:p>0</text:p>
          </table:table-cell>
          <table:table-cell office:value-type="float" office:value="1334.372959" calcext:value-type="float">
            <text:p>1334.3729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27769234" calcext:value-type="float">
            <text:p>1227769234</text:p>
          </table:table-cell>
          <table:table-cell office:value-type="float" office:value="0" calcext:value-type="float">
            <text:p>0</text:p>
          </table:table-cell>
          <table:table-cell office:value-type="float" office:value="1478.020984" calcext:value-type="float">
            <text:p>1478.0209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3132507" calcext:value-type="float">
            <text:p>503132507</text:p>
          </table:table-cell>
          <table:table-cell office:value-type="float" office:value="0" calcext:value-type="float">
            <text:p>0</text:p>
          </table:table-cell>
          <table:table-cell office:value-type="float" office:value="1547.47662" calcext:value-type="float">
            <text:p>1547.476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5754937" calcext:value-type="float">
            <text:p>725754937</text:p>
          </table:table-cell>
          <table:table-cell office:value-type="float" office:value="0" calcext:value-type="float">
            <text:p>0</text:p>
          </table:table-cell>
          <table:table-cell office:value-type="float" office:value="1288.840066" calcext:value-type="float">
            <text:p>1288.840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03998796" calcext:value-type="float">
            <text:p>803998796</text:p>
          </table:table-cell>
          <table:table-cell office:value-type="float" office:value="0" calcext:value-type="float">
            <text:p>0</text:p>
          </table:table-cell>
          <table:table-cell office:value-type="float" office:value="472.698049" calcext:value-type="float">
            <text:p>472.6980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07394967" calcext:value-type="float">
            <text:p>1907394967</text:p>
          </table:table-cell>
          <table:table-cell office:value-type="float" office:value="0" calcext:value-type="float">
            <text:p>0</text:p>
          </table:table-cell>
          <table:table-cell office:value-type="float" office:value="497.156375" calcext:value-type="float">
            <text:p>497.156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04472643" calcext:value-type="float">
            <text:p>804472643</text:p>
          </table:table-cell>
          <table:table-cell office:value-type="float" office:value="0" calcext:value-type="float">
            <text:p>0</text:p>
          </table:table-cell>
          <table:table-cell office:value-type="float" office:value="2170.399252" calcext:value-type="float">
            <text:p>2170.3992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07127602" calcext:value-type="float">
            <text:p>1707127602</text:p>
          </table:table-cell>
          <table:table-cell office:value-type="float" office:value="0" calcext:value-type="float">
            <text:p>0</text:p>
          </table:table-cell>
          <table:table-cell office:value-type="float" office:value="4181.909885" calcext:value-type="float">
            <text:p>4181.9098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05712138" calcext:value-type="float">
            <text:p>905712138</text:p>
          </table:table-cell>
          <table:table-cell office:value-type="float" office:value="0" calcext:value-type="float">
            <text:p>0</text:p>
          </table:table-cell>
          <table:table-cell office:value-type="float" office:value="1245.309119" calcext:value-type="float">
            <text:p>1245.3091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06182366" calcext:value-type="float">
            <text:p>1306182366</text:p>
          </table:table-cell>
          <table:table-cell office:value-type="float" office:value="0" calcext:value-type="float">
            <text:p>0</text:p>
          </table:table-cell>
          <table:table-cell office:value-type="float" office:value="1139.619849" calcext:value-type="float">
            <text:p>1139.6198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2579207" calcext:value-type="float">
            <text:p>402579207</text:p>
          </table:table-cell>
          <table:table-cell office:value-type="float" office:value="0" calcext:value-type="float">
            <text:p>0</text:p>
          </table:table-cell>
          <table:table-cell office:value-type="float" office:value="1291.109197" calcext:value-type="float">
            <text:p>1291.1091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259967821" calcext:value-type="float">
            <text:p>5259967821</text:p>
          </table:table-cell>
          <table:table-cell office:value-type="float" office:value="0" calcext:value-type="float">
            <text:p>0</text:p>
          </table:table-cell>
          <table:table-cell office:value-type="float" office:value="1209.243895" calcext:value-type="float">
            <text:p>1209.2438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24024778" calcext:value-type="float">
            <text:p>624024778</text:p>
          </table:table-cell>
          <table:table-cell office:value-type="float" office:value="0" calcext:value-type="float">
            <text:p>0</text:p>
          </table:table-cell>
          <table:table-cell office:value-type="float" office:value="485.106222" calcext:value-type="float">
            <text:p>485.106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320755003" calcext:value-type="float">
            <text:p>5320755003</text:p>
          </table:table-cell>
          <table:table-cell office:value-type="float" office:value="0" calcext:value-type="float">
            <text:p>0</text:p>
          </table:table-cell>
          <table:table-cell office:value-type="float" office:value="1297.339034" calcext:value-type="float">
            <text:p>1297.3390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03775183" calcext:value-type="float">
            <text:p>703775183</text:p>
          </table:table-cell>
          <table:table-cell office:value-type="float" office:value="0" calcext:value-type="float">
            <text:p>0</text:p>
          </table:table-cell>
          <table:table-cell office:value-type="float" office:value="514.654785" calcext:value-type="float">
            <text:p>514.6547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56152575" calcext:value-type="float">
            <text:p>5256152575</text:p>
          </table:table-cell>
          <table:table-cell office:value-type="float" office:value="0" calcext:value-type="float">
            <text:p>0</text:p>
          </table:table-cell>
          <table:table-cell office:value-type="float" office:value="1717.056957" calcext:value-type="float">
            <text:p>1717.0569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24732145" calcext:value-type="float">
            <text:p>724732145</text:p>
          </table:table-cell>
          <table:table-cell office:value-type="float" office:value="0" calcext:value-type="float">
            <text:p>0</text:p>
          </table:table-cell>
          <table:table-cell office:value-type="float" office:value="2062.728429" calcext:value-type="float">
            <text:p>2062.7284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3068" calcext:value-type="float">
            <text:p>503068</text:p>
          </table:table-cell>
          <table:table-cell office:value-type="float" office:value="0" calcext:value-type="float">
            <text:p>0</text:p>
          </table:table-cell>
          <table:table-cell office:value-type="float" office:value="2145.853877" calcext:value-type="float">
            <text:p>2145.8538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18895596" calcext:value-type="float">
            <text:p>718895596</text:p>
          </table:table-cell>
          <table:table-cell office:value-type="float" office:value="0" calcext:value-type="float">
            <text:p>0</text:p>
          </table:table-cell>
          <table:table-cell office:value-type="float" office:value="1916.183595" calcext:value-type="float">
            <text:p>1916.1835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71618" calcext:value-type="float">
            <text:p>1571618</text:p>
          </table:table-cell>
          <table:table-cell office:value-type="float" office:value="0" calcext:value-type="float">
            <text:p>0</text:p>
          </table:table-cell>
          <table:table-cell office:value-type="float" office:value="697.699375" calcext:value-type="float">
            <text:p>697.699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3400949" calcext:value-type="float">
            <text:p>603400949</text:p>
          </table:table-cell>
          <table:table-cell office:value-type="float" office:value="0" calcext:value-type="float">
            <text:p>0</text:p>
          </table:table-cell>
          <table:table-cell office:value-type="float" office:value="1508.121753" calcext:value-type="float">
            <text:p>1508.1217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3175690" calcext:value-type="float">
            <text:p>503175690</text:p>
          </table:table-cell>
          <table:table-cell office:value-type="float" office:value="0" calcext:value-type="float">
            <text:p>0</text:p>
          </table:table-cell>
          <table:table-cell office:value-type="float" office:value="481.829398" calcext:value-type="float">
            <text:p>481.8293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03930224" calcext:value-type="float">
            <text:p>603930224</text:p>
          </table:table-cell>
          <table:table-cell office:value-type="float" office:value="0" calcext:value-type="float">
            <text:p>0</text:p>
          </table:table-cell>
          <table:table-cell office:value-type="float" office:value="1613.09766" calcext:value-type="float">
            <text:p>1613.097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463171191" calcext:value-type="float">
            <text:p>5463171191</text:p>
          </table:table-cell>
          <table:table-cell office:value-type="float" office:value="0" calcext:value-type="float">
            <text:p>0</text:p>
          </table:table-cell>
          <table:table-cell office:value-type="float" office:value="1152.864561" calcext:value-type="float">
            <text:p>1152.864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02465640" calcext:value-type="float">
            <text:p>302465640</text:p>
          </table:table-cell>
          <table:table-cell office:value-type="float" office:value="0" calcext:value-type="float">
            <text:p>0</text:p>
          </table:table-cell>
          <table:table-cell office:value-type="float" office:value="1474.290244" calcext:value-type="float">
            <text:p>1474.290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29411925" calcext:value-type="float">
            <text:p>1629411925</text:p>
          </table:table-cell>
          <table:table-cell office:value-type="float" office:value="0" calcext:value-type="float">
            <text:p>0</text:p>
          </table:table-cell>
          <table:table-cell office:value-type="float" office:value="1482.233535" calcext:value-type="float">
            <text:p>1482.233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43812" calcext:value-type="float">
            <text:p>1543812</text:p>
          </table:table-cell>
          <table:table-cell office:value-type="float" office:value="0" calcext:value-type="float">
            <text:p>0</text:p>
          </table:table-cell>
          <table:table-cell office:value-type="float" office:value="1686.092831" calcext:value-type="float">
            <text:p>1686.0928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807629847" calcext:value-type="float">
            <text:p>1807629847</text:p>
          </table:table-cell>
          <table:table-cell office:value-type="float" office:value="0" calcext:value-type="float">
            <text:p>0</text:p>
          </table:table-cell>
          <table:table-cell office:value-type="float" office:value="1863.652676" calcext:value-type="float">
            <text:p>1863.6526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3943226" calcext:value-type="float">
            <text:p>623943226</text:p>
          </table:table-cell>
          <table:table-cell office:value-type="float" office:value="0" calcext:value-type="float">
            <text:p>0</text:p>
          </table:table-cell>
          <table:table-cell office:value-type="float" office:value="5504.138988" calcext:value-type="float">
            <text:p>5504.1389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17625771" calcext:value-type="float">
            <text:p>1617625771</text:p>
          </table:table-cell>
          <table:table-cell office:value-type="float" office:value="0" calcext:value-type="float">
            <text:p>0</text:p>
          </table:table-cell>
          <table:table-cell office:value-type="float" office:value="6006.137012" calcext:value-type="float">
            <text:p>6006.137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4496" calcext:value-type="float">
            <text:p>1954496</text:p>
          </table:table-cell>
          <table:table-cell office:value-type="float" office:value="0" calcext:value-type="float">
            <text:p>0</text:p>
          </table:table-cell>
          <table:table-cell office:value-type="float" office:value="8898.988891" calcext:value-type="float">
            <text:p>8898.9888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3271468" calcext:value-type="float">
            <text:p>403271468</text:p>
          </table:table-cell>
          <table:table-cell office:value-type="float" office:value="0" calcext:value-type="float">
            <text:p>0</text:p>
          </table:table-cell>
          <table:table-cell office:value-type="float" office:value="5718.904774" calcext:value-type="float">
            <text:p>5718.9047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6574410" calcext:value-type="float">
            <text:p>1306574410</text:p>
          </table:table-cell>
          <table:table-cell office:value-type="float" office:value="0" calcext:value-type="float">
            <text:p>0</text:p>
          </table:table-cell>
          <table:table-cell office:value-type="float" office:value="5950.050601" calcext:value-type="float">
            <text:p>5950.0506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6689157" calcext:value-type="float">
            <text:p>1506689157</text:p>
          </table:table-cell>
          <table:table-cell office:value-type="float" office:value="0" calcext:value-type="float">
            <text:p>0</text:p>
          </table:table-cell>
          <table:table-cell office:value-type="float" office:value="5886.927069" calcext:value-type="float">
            <text:p>5886.9270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04241812" calcext:value-type="float">
            <text:p>804241812</text:p>
          </table:table-cell>
          <table:table-cell office:value-type="float" office:value="0" calcext:value-type="float">
            <text:p>0</text:p>
          </table:table-cell>
          <table:table-cell office:value-type="float" office:value="1468.616871" calcext:value-type="float">
            <text:p>1468.6168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56834" calcext:value-type="float">
            <text:p>1356834</text:p>
          </table:table-cell>
          <table:table-cell office:value-type="float" office:value="0" calcext:value-type="float">
            <text:p>0</text:p>
          </table:table-cell>
          <table:table-cell office:value-type="float" office:value="1413.791094" calcext:value-type="float">
            <text:p>1413.7910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12370452" calcext:value-type="float">
            <text:p>912370452</text:p>
          </table:table-cell>
          <table:table-cell office:value-type="float" office:value="0" calcext:value-type="float">
            <text:p>0</text:p>
          </table:table-cell>
          <table:table-cell office:value-type="float" office:value="1300.025442" calcext:value-type="float">
            <text:p>1300.025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05244024" calcext:value-type="float">
            <text:p>1005244024</text:p>
          </table:table-cell>
          <table:table-cell office:value-type="float" office:value="0" calcext:value-type="float">
            <text:p>0</text:p>
          </table:table-cell>
          <table:table-cell office:value-type="float" office:value="488.574512" calcext:value-type="float">
            <text:p>488.5745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06876913" calcext:value-type="float">
            <text:p>1306876913</text:p>
          </table:table-cell>
          <table:table-cell office:value-type="float" office:value="0" calcext:value-type="float">
            <text:p>0</text:p>
          </table:table-cell>
          <table:table-cell office:value-type="float" office:value="4338.798888" calcext:value-type="float">
            <text:p>4338.798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03189762" calcext:value-type="float">
            <text:p>503189762</text:p>
          </table:table-cell>
          <table:table-cell office:value-type="float" office:value="0" calcext:value-type="float">
            <text:p>0</text:p>
          </table:table-cell>
          <table:table-cell office:value-type="float" office:value="1476.968108" calcext:value-type="float">
            <text:p>1476.9681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322112419" calcext:value-type="float">
            <text:p>5322112419</text:p>
          </table:table-cell>
          <table:table-cell office:value-type="float" office:value="0" calcext:value-type="float">
            <text:p>0</text:p>
          </table:table-cell>
          <table:table-cell office:value-type="float" office:value="1321.411221" calcext:value-type="float">
            <text:p>1321.411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4189384" calcext:value-type="float">
            <text:p>524189384</text:p>
          </table:table-cell>
          <table:table-cell office:value-type="float" office:value="0" calcext:value-type="float">
            <text:p>0</text:p>
          </table:table-cell>
          <table:table-cell office:value-type="float" office:value="6048.188738" calcext:value-type="float">
            <text:p>6048.188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57138" calcext:value-type="float">
            <text:p>1357138</text:p>
          </table:table-cell>
          <table:table-cell office:value-type="float" office:value="0" calcext:value-type="float">
            <text:p>0</text:p>
          </table:table-cell>
          <table:table-cell office:value-type="float" office:value="2510.892837" calcext:value-type="float">
            <text:p>2510.8928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3336060" calcext:value-type="float">
            <text:p>503336060</text:p>
          </table:table-cell>
          <table:table-cell office:value-type="float" office:value="0" calcext:value-type="float">
            <text:p>0</text:p>
          </table:table-cell>
          <table:table-cell office:value-type="float" office:value="2328.821779" calcext:value-type="float">
            <text:p>2328.8217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3453919" calcext:value-type="float">
            <text:p>503453919</text:p>
          </table:table-cell>
          <table:table-cell office:value-type="float" office:value="0" calcext:value-type="float">
            <text:p>0</text:p>
          </table:table-cell>
          <table:table-cell office:value-type="float" office:value="439.177618" calcext:value-type="float">
            <text:p>439.1776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06239668" calcext:value-type="float">
            <text:p>1306239668</text:p>
          </table:table-cell>
          <table:table-cell office:value-type="float" office:value="0" calcext:value-type="float">
            <text:p>0</text:p>
          </table:table-cell>
          <table:table-cell office:value-type="float" office:value="561.178482" calcext:value-type="float">
            <text:p>561.1784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2637785" calcext:value-type="float">
            <text:p>402637785</text:p>
          </table:table-cell>
          <table:table-cell office:value-type="float" office:value="0" calcext:value-type="float">
            <text:p>0</text:p>
          </table:table-cell>
          <table:table-cell office:value-type="float" office:value="1936.800994" calcext:value-type="float">
            <text:p>1936.8009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3266292" calcext:value-type="float">
            <text:p>503266292</text:p>
          </table:table-cell>
          <table:table-cell office:value-type="float" office:value="0" calcext:value-type="float">
            <text:p>0</text:p>
          </table:table-cell>
          <table:table-cell office:value-type="float" office:value="2768.406295" calcext:value-type="float">
            <text:p>2768.406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803953222" calcext:value-type="float">
            <text:p>803953222</text:p>
          </table:table-cell>
          <table:table-cell office:value-type="float" office:value="0" calcext:value-type="float">
            <text:p>0</text:p>
          </table:table-cell>
          <table:table-cell office:value-type="float" office:value="1311.603708" calcext:value-type="float">
            <text:p>1311.6037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423180212" calcext:value-type="float">
            <text:p>5423180212</text:p>
          </table:table-cell>
          <table:table-cell office:value-type="float" office:value="0" calcext:value-type="float">
            <text:p>0</text:p>
          </table:table-cell>
          <table:table-cell office:value-type="float" office:value="1358.694703" calcext:value-type="float">
            <text:p>1358.694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03756653" calcext:value-type="float">
            <text:p>503756653</text:p>
          </table:table-cell>
          <table:table-cell office:value-type="float" office:value="0" calcext:value-type="float">
            <text:p>0</text:p>
          </table:table-cell>
          <table:table-cell office:value-type="float" office:value="1593.976017" calcext:value-type="float">
            <text:p>1593.976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03068712" calcext:value-type="float">
            <text:p>503068712</text:p>
          </table:table-cell>
          <table:table-cell office:value-type="float" office:value="0" calcext:value-type="float">
            <text:p>0</text:p>
          </table:table-cell>
          <table:table-cell office:value-type="float" office:value="1669.590371" calcext:value-type="float">
            <text:p>1669.5903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164954826" calcext:value-type="float">
            <text:p>5164954826</text:p>
          </table:table-cell>
          <table:table-cell office:value-type="float" office:value="0" calcext:value-type="float">
            <text:p>0</text:p>
          </table:table-cell>
          <table:table-cell office:value-type="float" office:value="701.295266" calcext:value-type="float">
            <text:p>701.2952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530266285" calcext:value-type="float">
            <text:p>1530266285</text:p>
          </table:table-cell>
          <table:table-cell office:value-type="float" office:value="0" calcext:value-type="float">
            <text:p>0</text:p>
          </table:table-cell>
          <table:table-cell office:value-type="float" office:value="1991.36067" calcext:value-type="float">
            <text:p>1991.360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13895516" calcext:value-type="float">
            <text:p>813895516</text:p>
          </table:table-cell>
          <table:table-cell office:value-type="float" office:value="0" calcext:value-type="float">
            <text:p>0</text:p>
          </table:table-cell>
          <table:table-cell office:value-type="float" office:value="4156.400506" calcext:value-type="float">
            <text:p>4156.4005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707274383" calcext:value-type="float">
            <text:p>1707274383</text:p>
          </table:table-cell>
          <table:table-cell office:value-type="float" office:value="0" calcext:value-type="float">
            <text:p>0</text:p>
          </table:table-cell>
          <table:table-cell office:value-type="float" office:value="2498.458975" calcext:value-type="float">
            <text:p>2498.4589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03168722" calcext:value-type="float">
            <text:p>503168722</text:p>
          </table:table-cell>
          <table:table-cell office:value-type="float" office:value="0" calcext:value-type="float">
            <text:p>0</text:p>
          </table:table-cell>
          <table:table-cell office:value-type="float" office:value="1173.64604" calcext:value-type="float">
            <text:p>1173.646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33410583" calcext:value-type="float">
            <text:p>1533410583</text:p>
          </table:table-cell>
          <table:table-cell office:value-type="float" office:value="0" calcext:value-type="float">
            <text:p>0</text:p>
          </table:table-cell>
          <table:table-cell office:value-type="float" office:value="1273.838844" calcext:value-type="float">
            <text:p>1273.8388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11592950" calcext:value-type="float">
            <text:p>1611592950</text:p>
          </table:table-cell>
          <table:table-cell office:value-type="float" office:value="0" calcext:value-type="float">
            <text:p>0</text:p>
          </table:table-cell>
          <table:table-cell office:value-type="float" office:value="1245.984175" calcext:value-type="float">
            <text:p>1245.9841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5467965" calcext:value-type="float">
            <text:p>625467965</text:p>
          </table:table-cell>
          <table:table-cell office:value-type="float" office:value="0" calcext:value-type="float">
            <text:p>0</text:p>
          </table:table-cell>
          <table:table-cell office:value-type="float" office:value="1185.423252" calcext:value-type="float">
            <text:p>1185.4232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21435401" calcext:value-type="float">
            <text:p>1221435401</text:p>
          </table:table-cell>
          <table:table-cell office:value-type="float" office:value="0" calcext:value-type="float">
            <text:p>0</text:p>
          </table:table-cell>
          <table:table-cell office:value-type="float" office:value="1382.710117" calcext:value-type="float">
            <text:p>1382.7101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9802334" calcext:value-type="float">
            <text:p>629802334</text:p>
          </table:table-cell>
          <table:table-cell office:value-type="float" office:value="0" calcext:value-type="float">
            <text:p>0</text:p>
          </table:table-cell>
          <table:table-cell office:value-type="float" office:value="462.531283" calcext:value-type="float">
            <text:p>462.5312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305746523" calcext:value-type="float">
            <text:p>1305746523</text:p>
          </table:table-cell>
          <table:table-cell office:value-type="float" office:value="0" calcext:value-type="float">
            <text:p>0</text:p>
          </table:table-cell>
          <table:table-cell office:value-type="float" office:value="1420.345015" calcext:value-type="float">
            <text:p>1420.3450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4211835" calcext:value-type="float">
            <text:p>804211835</text:p>
          </table:table-cell>
          <table:table-cell office:value-type="float" office:value="0" calcext:value-type="float">
            <text:p>0</text:p>
          </table:table-cell>
          <table:table-cell office:value-type="float" office:value="4126.236165" calcext:value-type="float">
            <text:p>4126.2361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17368645" calcext:value-type="float">
            <text:p>3917368645</text:p>
          </table:table-cell>
          <table:table-cell office:value-type="float" office:value="0" calcext:value-type="float">
            <text:p>0</text:p>
          </table:table-cell>
          <table:table-cell office:value-type="float" office:value="1282.008857" calcext:value-type="float">
            <text:p>1282.0088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27445875" calcext:value-type="float">
            <text:p>1227445875</text:p>
          </table:table-cell>
          <table:table-cell office:value-type="float" office:value="0" calcext:value-type="float">
            <text:p>0</text:p>
          </table:table-cell>
          <table:table-cell office:value-type="float" office:value="1168.431248" calcext:value-type="float">
            <text:p>1168.4312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4952740" calcext:value-type="float">
            <text:p>1004952740</text:p>
          </table:table-cell>
          <table:table-cell office:value-type="float" office:value="0" calcext:value-type="float">
            <text:p>0</text:p>
          </table:table-cell>
          <table:table-cell office:value-type="float" office:value="1276.731202" calcext:value-type="float">
            <text:p>1276.7312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25278846" calcext:value-type="float">
            <text:p>5325278846</text:p>
          </table:table-cell>
          <table:table-cell office:value-type="float" office:value="0" calcext:value-type="float">
            <text:p>0</text:p>
          </table:table-cell>
          <table:table-cell office:value-type="float" office:value="1084.296331" calcext:value-type="float">
            <text:p>1084.2963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19303" calcext:value-type="float">
            <text:p>1519303</text:p>
          </table:table-cell>
          <table:table-cell office:value-type="float" office:value="0" calcext:value-type="float">
            <text:p>0</text:p>
          </table:table-cell>
          <table:table-cell office:value-type="float" office:value="462.148148" calcext:value-type="float">
            <text:p>462.148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223163268" calcext:value-type="float">
            <text:p>5223163268</text:p>
          </table:table-cell>
          <table:table-cell office:value-type="float" office:value="0" calcext:value-type="float">
            <text:p>0</text:p>
          </table:table-cell>
          <table:table-cell office:value-type="float" office:value="966.838233" calcext:value-type="float">
            <text:p>966.8382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03848940" calcext:value-type="float">
            <text:p>703848940</text:p>
          </table:table-cell>
          <table:table-cell office:value-type="float" office:value="0" calcext:value-type="float">
            <text:p>0</text:p>
          </table:table-cell>
          <table:table-cell office:value-type="float" office:value="631.054646" calcext:value-type="float">
            <text:p>631.0546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4513384" calcext:value-type="float">
            <text:p>504513384</text:p>
          </table:table-cell>
          <table:table-cell office:value-type="float" office:value="0" calcext:value-type="float">
            <text:p>0</text:p>
          </table:table-cell>
          <table:table-cell office:value-type="float" office:value="5049.039881" calcext:value-type="float">
            <text:p>5049.0398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545622780" calcext:value-type="float">
            <text:p>5545622780</text:p>
          </table:table-cell>
          <table:table-cell office:value-type="float" office:value="0" calcext:value-type="float">
            <text:p>0</text:p>
          </table:table-cell>
          <table:table-cell office:value-type="float" office:value="2297.039213" calcext:value-type="float">
            <text:p>2297.039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04029111" calcext:value-type="float">
            <text:p>704029111</text:p>
          </table:table-cell>
          <table:table-cell office:value-type="float" office:value="0" calcext:value-type="float">
            <text:p>0</text:p>
          </table:table-cell>
          <table:table-cell office:value-type="float" office:value="2007.403199" calcext:value-type="float">
            <text:p>2007.4031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04496828" calcext:value-type="float">
            <text:p>604496828</text:p>
          </table:table-cell>
          <table:table-cell office:value-type="float" office:value="0" calcext:value-type="float">
            <text:p>0</text:p>
          </table:table-cell>
          <table:table-cell office:value-type="float" office:value="2251.741297" calcext:value-type="float">
            <text:p>2251.7412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04941886" calcext:value-type="float">
            <text:p>1004941886</text:p>
          </table:table-cell>
          <table:table-cell office:value-type="float" office:value="0" calcext:value-type="float">
            <text:p>0</text:p>
          </table:table-cell>
          <table:table-cell office:value-type="float" office:value="662.860789" calcext:value-type="float">
            <text:p>662.860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03074261" calcext:value-type="float">
            <text:p>503074261</text:p>
          </table:table-cell>
          <table:table-cell office:value-type="float" office:value="0" calcext:value-type="float">
            <text:p>0</text:p>
          </table:table-cell>
          <table:table-cell office:value-type="float" office:value="1450.242942" calcext:value-type="float">
            <text:p>1450.2429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03172080" calcext:value-type="float">
            <text:p>503172080</text:p>
          </table:table-cell>
          <table:table-cell office:value-type="float" office:value="0" calcext:value-type="float">
            <text:p>0</text:p>
          </table:table-cell>
          <table:table-cell office:value-type="float" office:value="677.598753" calcext:value-type="float">
            <text:p>677.5987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05056767" calcext:value-type="float">
            <text:p>705056767</text:p>
          </table:table-cell>
          <table:table-cell office:value-type="float" office:value="0" calcext:value-type="float">
            <text:p>0</text:p>
          </table:table-cell>
          <table:table-cell office:value-type="float" office:value="484.507826" calcext:value-type="float">
            <text:p>484.5078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04918679" calcext:value-type="float">
            <text:p>904918679</text:p>
          </table:table-cell>
          <table:table-cell office:value-type="float" office:value="0" calcext:value-type="float">
            <text:p>0</text:p>
          </table:table-cell>
          <table:table-cell office:value-type="float" office:value="1695.511367" calcext:value-type="float">
            <text:p>1695.5113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02819081" calcext:value-type="float">
            <text:p>402819081</text:p>
          </table:table-cell>
          <table:table-cell office:value-type="float" office:value="0" calcext:value-type="float">
            <text:p>0</text:p>
          </table:table-cell>
          <table:table-cell office:value-type="float" office:value="2040.883849" calcext:value-type="float">
            <text:p>2040.8838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4255090" calcext:value-type="float">
            <text:p>524255090</text:p>
          </table:table-cell>
          <table:table-cell office:value-type="float" office:value="0" calcext:value-type="float">
            <text:p>0</text:p>
          </table:table-cell>
          <table:table-cell office:value-type="float" office:value="1903.886156" calcext:value-type="float">
            <text:p>1903.8861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04902333" calcext:value-type="float">
            <text:p>804902333</text:p>
          </table:table-cell>
          <table:table-cell office:value-type="float" office:value="0" calcext:value-type="float">
            <text:p>0</text:p>
          </table:table-cell>
          <table:table-cell office:value-type="float" office:value="2193.380858" calcext:value-type="float">
            <text:p>2193.3808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16256825" calcext:value-type="float">
            <text:p>816256825</text:p>
          </table:table-cell>
          <table:table-cell office:value-type="float" office:value="0" calcext:value-type="float">
            <text:p>0</text:p>
          </table:table-cell>
          <table:table-cell office:value-type="float" office:value="2358.337034" calcext:value-type="float">
            <text:p>2358.3370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930294091" calcext:value-type="float">
            <text:p>1930294091</text:p>
          </table:table-cell>
          <table:table-cell office:value-type="float" office:value="0" calcext:value-type="float">
            <text:p>0</text:p>
          </table:table-cell>
          <table:table-cell office:value-type="float" office:value="6145.270066" calcext:value-type="float">
            <text:p>6145.270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27227648" calcext:value-type="float">
            <text:p>727227648</text:p>
          </table:table-cell>
          <table:table-cell office:value-type="float" office:value="0" calcext:value-type="float">
            <text:p>0</text:p>
          </table:table-cell>
          <table:table-cell office:value-type="float" office:value="4655.367384" calcext:value-type="float">
            <text:p>4655.3673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4281893" calcext:value-type="float">
            <text:p>804281893</text:p>
          </table:table-cell>
          <table:table-cell office:value-type="float" office:value="0" calcext:value-type="float">
            <text:p>0</text:p>
          </table:table-cell>
          <table:table-cell office:value-type="float" office:value="5912.686431" calcext:value-type="float">
            <text:p>5912.6864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08527931" calcext:value-type="float">
            <text:p>1808527931</text:p>
          </table:table-cell>
          <table:table-cell office:value-type="float" office:value="0" calcext:value-type="float">
            <text:p>0</text:p>
          </table:table-cell>
          <table:table-cell office:value-type="float" office:value="5834.683" calcext:value-type="float">
            <text:p>5834.6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22082297" calcext:value-type="float">
            <text:p>1022082297</text:p>
          </table:table-cell>
          <table:table-cell office:value-type="float" office:value="0" calcext:value-type="float">
            <text:p>0</text:p>
          </table:table-cell>
          <table:table-cell office:value-type="float" office:value="6001.676184" calcext:value-type="float">
            <text:p>6001.6761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53050490" calcext:value-type="float">
            <text:p>7653050490</text:p>
          </table:table-cell>
          <table:table-cell office:value-type="float" office:value="0" calcext:value-type="float">
            <text:p>0</text:p>
          </table:table-cell>
          <table:table-cell office:value-type="float" office:value="6050.578165" calcext:value-type="float">
            <text:p>6050.578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3630226" calcext:value-type="float">
            <text:p>703630226</text:p>
          </table:table-cell>
          <table:table-cell office:value-type="float" office:value="0" calcext:value-type="float">
            <text:p>0</text:p>
          </table:table-cell>
          <table:table-cell office:value-type="float" office:value="2018.430358" calcext:value-type="float">
            <text:p>2018.4303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36598" calcext:value-type="float">
            <text:p>1236598</text:p>
          </table:table-cell>
          <table:table-cell office:value-type="float" office:value="0" calcext:value-type="float">
            <text:p>0</text:p>
          </table:table-cell>
          <table:table-cell office:value-type="float" office:value="1204.844495" calcext:value-type="float">
            <text:p>1204.8444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03142699" calcext:value-type="float">
            <text:p>403142699</text:p>
          </table:table-cell>
          <table:table-cell office:value-type="float" office:value="0" calcext:value-type="float">
            <text:p>0</text:p>
          </table:table-cell>
          <table:table-cell office:value-type="float" office:value="1258.524915" calcext:value-type="float">
            <text:p>1258.5249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04248434" calcext:value-type="float">
            <text:p>704248434</text:p>
          </table:table-cell>
          <table:table-cell office:value-type="float" office:value="0" calcext:value-type="float">
            <text:p>0</text:p>
          </table:table-cell>
          <table:table-cell office:value-type="float" office:value="1574.547429" calcext:value-type="float">
            <text:p>1574.5474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05517157" calcext:value-type="float">
            <text:p>1105517157</text:p>
          </table:table-cell>
          <table:table-cell office:value-type="float" office:value="0" calcext:value-type="float">
            <text:p>0</text:p>
          </table:table-cell>
          <table:table-cell office:value-type="float" office:value="1104.565471" calcext:value-type="float">
            <text:p>1104.5654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16919893" calcext:value-type="float">
            <text:p>616919893</text:p>
          </table:table-cell>
          <table:table-cell office:value-type="float" office:value="0" calcext:value-type="float">
            <text:p>0</text:p>
          </table:table-cell>
          <table:table-cell office:value-type="float" office:value="1476.998518" calcext:value-type="float">
            <text:p>1476.9985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05676052" calcext:value-type="float">
            <text:p>905676052</text:p>
          </table:table-cell>
          <table:table-cell office:value-type="float" office:value="0" calcext:value-type="float">
            <text:p>0</text:p>
          </table:table-cell>
          <table:table-cell office:value-type="float" office:value="1193.211931" calcext:value-type="float">
            <text:p>1193.2119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25087634" calcext:value-type="float">
            <text:p>525087634</text:p>
          </table:table-cell>
          <table:table-cell office:value-type="float" office:value="0" calcext:value-type="float">
            <text:p>0</text:p>
          </table:table-cell>
          <table:table-cell office:value-type="float" office:value="5934.115405" calcext:value-type="float">
            <text:p>5934.1154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138116955" calcext:value-type="float">
            <text:p>7138116955</text:p>
          </table:table-cell>
          <table:table-cell office:value-type="float" office:value="0" calcext:value-type="float">
            <text:p>0</text:p>
          </table:table-cell>
          <table:table-cell office:value-type="float" office:value="1439.20891" calcext:value-type="float">
            <text:p>1439.208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09237673" calcext:value-type="float">
            <text:p>2109237673</text:p>
          </table:table-cell>
          <table:table-cell office:value-type="float" office:value="0" calcext:value-type="float">
            <text:p>0</text:p>
          </table:table-cell>
          <table:table-cell office:value-type="float" office:value="1409.990738" calcext:value-type="float">
            <text:p>1409.990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3718358" calcext:value-type="float">
            <text:p>503718358</text:p>
          </table:table-cell>
          <table:table-cell office:value-type="float" office:value="0" calcext:value-type="float">
            <text:p>0</text:p>
          </table:table-cell>
          <table:table-cell office:value-type="float" office:value="1461.728779" calcext:value-type="float">
            <text:p>1461.7287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14046982" calcext:value-type="float">
            <text:p>814046982</text:p>
          </table:table-cell>
          <table:table-cell office:value-type="float" office:value="0" calcext:value-type="float">
            <text:p>0</text:p>
          </table:table-cell>
          <table:table-cell office:value-type="float" office:value="1686.5279" calcext:value-type="float">
            <text:p>1686.52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811904374" calcext:value-type="float">
            <text:p>1811904374</text:p>
          </table:table-cell>
          <table:table-cell office:value-type="float" office:value="0" calcext:value-type="float">
            <text:p>0</text:p>
          </table:table-cell>
          <table:table-cell office:value-type="float" office:value="853.482517" calcext:value-type="float">
            <text:p>853.4825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607178065" calcext:value-type="float">
            <text:p>1607178065</text:p>
          </table:table-cell>
          <table:table-cell office:value-type="float" office:value="0" calcext:value-type="float">
            <text:p>0</text:p>
          </table:table-cell>
          <table:table-cell office:value-type="float" office:value="1538.766166" calcext:value-type="float">
            <text:p>1538.7661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302471433" calcext:value-type="float">
            <text:p>302471433</text:p>
          </table:table-cell>
          <table:table-cell office:value-type="float" office:value="0" calcext:value-type="float">
            <text:p>0</text:p>
          </table:table-cell>
          <table:table-cell office:value-type="float" office:value="1218.546431" calcext:value-type="float">
            <text:p>1218.5464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6011949" calcext:value-type="float">
            <text:p>906011949</text:p>
          </table:table-cell>
          <table:table-cell office:value-type="float" office:value="0" calcext:value-type="float">
            <text:p>0</text:p>
          </table:table-cell>
          <table:table-cell office:value-type="float" office:value="1378.129736" calcext:value-type="float">
            <text:p>1378.1297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27380221" calcext:value-type="float">
            <text:p>827380221</text:p>
          </table:table-cell>
          <table:table-cell office:value-type="float" office:value="0" calcext:value-type="float">
            <text:p>0</text:p>
          </table:table-cell>
          <table:table-cell office:value-type="float" office:value="1420.922491" calcext:value-type="float">
            <text:p>1420.9224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07890218" calcext:value-type="float">
            <text:p>1907890218</text:p>
          </table:table-cell>
          <table:table-cell office:value-type="float" office:value="0" calcext:value-type="float">
            <text:p>0</text:p>
          </table:table-cell>
          <table:table-cell office:value-type="float" office:value="1410.089904" calcext:value-type="float">
            <text:p>1410.0899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31231054" calcext:value-type="float">
            <text:p>7531231054</text:p>
          </table:table-cell>
          <table:table-cell office:value-type="float" office:value="0" calcext:value-type="float">
            <text:p>0</text:p>
          </table:table-cell>
          <table:table-cell office:value-type="float" office:value="1522.067335" calcext:value-type="float">
            <text:p>1522.0673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09551285" calcext:value-type="float">
            <text:p>1109551285</text:p>
          </table:table-cell>
          <table:table-cell office:value-type="float" office:value="0" calcext:value-type="float">
            <text:p>0</text:p>
          </table:table-cell>
          <table:table-cell office:value-type="float" office:value="1703.933788" calcext:value-type="float">
            <text:p>1703.9337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4192261" calcext:value-type="float">
            <text:p>624192261</text:p>
          </table:table-cell>
          <table:table-cell office:value-type="float" office:value="0" calcext:value-type="float">
            <text:p>0</text:p>
          </table:table-cell>
          <table:table-cell office:value-type="float" office:value="4127.106714" calcext:value-type="float">
            <text:p>4127.1067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3757562" calcext:value-type="float">
            <text:p>703757562</text:p>
          </table:table-cell>
          <table:table-cell office:value-type="float" office:value="0" calcext:value-type="float">
            <text:p>0</text:p>
          </table:table-cell>
          <table:table-cell office:value-type="float" office:value="1480.128643" calcext:value-type="float">
            <text:p>1480.1286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315386690" calcext:value-type="float">
            <text:p>1315386690</text:p>
          </table:table-cell>
          <table:table-cell office:value-type="float" office:value="0" calcext:value-type="float">
            <text:p>0</text:p>
          </table:table-cell>
          <table:table-cell office:value-type="float" office:value="1163.03134" calcext:value-type="float">
            <text:p>1163.031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05015509" calcext:value-type="float">
            <text:p>905015509</text:p>
          </table:table-cell>
          <table:table-cell office:value-type="float" office:value="0" calcext:value-type="float">
            <text:p>0</text:p>
          </table:table-cell>
          <table:table-cell office:value-type="float" office:value="1135.857464" calcext:value-type="float">
            <text:p>1135.8574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04958680" calcext:value-type="float">
            <text:p>1004958680</text:p>
          </table:table-cell>
          <table:table-cell office:value-type="float" office:value="0" calcext:value-type="float">
            <text:p>0</text:p>
          </table:table-cell>
          <table:table-cell office:value-type="float" office:value="1180.42846" calcext:value-type="float">
            <text:p>1180.428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28316906" calcext:value-type="float">
            <text:p>828316906</text:p>
          </table:table-cell>
          <table:table-cell office:value-type="float" office:value="0" calcext:value-type="float">
            <text:p>0</text:p>
          </table:table-cell>
          <table:table-cell office:value-type="float" office:value="1116.644146" calcext:value-type="float">
            <text:p>1116.64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03756340" calcext:value-type="float">
            <text:p>703756340</text:p>
          </table:table-cell>
          <table:table-cell office:value-type="float" office:value="0" calcext:value-type="float">
            <text:p>0</text:p>
          </table:table-cell>
          <table:table-cell office:value-type="float" office:value="1291.387628" calcext:value-type="float">
            <text:p>1291.3876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04785189" calcext:value-type="float">
            <text:p>904785189</text:p>
          </table:table-cell>
          <table:table-cell office:value-type="float" office:value="0" calcext:value-type="float">
            <text:p>0</text:p>
          </table:table-cell>
          <table:table-cell office:value-type="float" office:value="459.435146" calcext:value-type="float">
            <text:p>459.4351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46158597" calcext:value-type="float">
            <text:p>7846158597</text:p>
          </table:table-cell>
          <table:table-cell office:value-type="float" office:value="0" calcext:value-type="float">
            <text:p>0</text:p>
          </table:table-cell>
          <table:table-cell office:value-type="float" office:value="1378.520814" calcext:value-type="float">
            <text:p>1378.5208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04558423" calcext:value-type="float">
            <text:p>904558423</text:p>
          </table:table-cell>
          <table:table-cell office:value-type="float" office:value="0" calcext:value-type="float">
            <text:p>0</text:p>
          </table:table-cell>
          <table:table-cell office:value-type="float" office:value="5516.184707" calcext:value-type="float">
            <text:p>5516.1847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747022892" calcext:value-type="float">
            <text:p>7747022892</text:p>
          </table:table-cell>
          <table:table-cell office:value-type="float" office:value="0" calcext:value-type="float">
            <text:p>0</text:p>
          </table:table-cell>
          <table:table-cell office:value-type="float" office:value="2866.893318" calcext:value-type="float">
            <text:p>2866.8933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26076815" calcext:value-type="float">
            <text:p>626076815</text:p>
          </table:table-cell>
          <table:table-cell office:value-type="float" office:value="0" calcext:value-type="float">
            <text:p>0</text:p>
          </table:table-cell>
          <table:table-cell office:value-type="float" office:value="2638.770573" calcext:value-type="float">
            <text:p>2638.7705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3744685" calcext:value-type="float">
            <text:p>113744685</text:p>
          </table:table-cell>
          <table:table-cell office:value-type="float" office:value="0" calcext:value-type="float">
            <text:p>0</text:p>
          </table:table-cell>
          <table:table-cell office:value-type="float" office:value="2446.746531" calcext:value-type="float">
            <text:p>2446.7465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850508840" calcext:value-type="float">
            <text:p>7850508840</text:p>
          </table:table-cell>
          <table:table-cell office:value-type="float" office:value="0" calcext:value-type="float">
            <text:p>0</text:p>
          </table:table-cell>
          <table:table-cell office:value-type="float" office:value="2487.735377" calcext:value-type="float">
            <text:p>2487.7353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3315863" calcext:value-type="float">
            <text:p>603315863</text:p>
          </table:table-cell>
          <table:table-cell office:value-type="float" office:value="0" calcext:value-type="float">
            <text:p>0</text:p>
          </table:table-cell>
          <table:table-cell office:value-type="float" office:value="460.784063" calcext:value-type="float">
            <text:p>460.7840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05296473" calcext:value-type="float">
            <text:p>905296473</text:p>
          </table:table-cell>
          <table:table-cell office:value-type="float" office:value="0" calcext:value-type="float">
            <text:p>0</text:p>
          </table:table-cell>
          <table:table-cell office:value-type="float" office:value="4124.45717" calcext:value-type="float">
            <text:p>4124.457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3196403" calcext:value-type="float">
            <text:p>503196403</text:p>
          </table:table-cell>
          <table:table-cell office:value-type="float" office:value="0" calcext:value-type="float">
            <text:p>0</text:p>
          </table:table-cell>
          <table:table-cell office:value-type="float" office:value="456.512691" calcext:value-type="float">
            <text:p>456.5126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5203611" calcext:value-type="float">
            <text:p>1005203611</text:p>
          </table:table-cell>
          <table:table-cell office:value-type="float" office:value="0" calcext:value-type="float">
            <text:p>0</text:p>
          </table:table-cell>
          <table:table-cell office:value-type="float" office:value="1255.662664" calcext:value-type="float">
            <text:p>1255.6626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42865807" calcext:value-type="float">
            <text:p>5042865807</text:p>
          </table:table-cell>
          <table:table-cell office:value-type="float" office:value="0" calcext:value-type="float">
            <text:p>0</text:p>
          </table:table-cell>
          <table:table-cell office:value-type="float" office:value="1695.675229" calcext:value-type="float">
            <text:p>1695.6752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4662130" calcext:value-type="float">
            <text:p>404662130</text:p>
          </table:table-cell>
          <table:table-cell office:value-type="float" office:value="0" calcext:value-type="float">
            <text:p>0</text:p>
          </table:table-cell>
          <table:table-cell office:value-type="float" office:value="1807.526628" calcext:value-type="float">
            <text:p>1807.5266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2940980" calcext:value-type="float">
            <text:p>812940980</text:p>
          </table:table-cell>
          <table:table-cell office:value-type="float" office:value="0" calcext:value-type="float">
            <text:p>0</text:p>
          </table:table-cell>
          <table:table-cell office:value-type="float" office:value="1809.379264" calcext:value-type="float">
            <text:p>1809.379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06553737" calcext:value-type="float">
            <text:p>1506553737</text:p>
          </table:table-cell>
          <table:table-cell office:value-type="float" office:value="0" calcext:value-type="float">
            <text:p>0</text:p>
          </table:table-cell>
          <table:table-cell office:value-type="float" office:value="1736.648776" calcext:value-type="float">
            <text:p>1736.6487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417871611" calcext:value-type="float">
            <text:p>1417871611</text:p>
          </table:table-cell>
          <table:table-cell office:value-type="float" office:value="0" calcext:value-type="float">
            <text:p>0</text:p>
          </table:table-cell>
          <table:table-cell office:value-type="float" office:value="423.656652" calcext:value-type="float">
            <text:p>423.6566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33948619" calcext:value-type="float">
            <text:p>633948619</text:p>
          </table:table-cell>
          <table:table-cell office:value-type="float" office:value="0" calcext:value-type="float">
            <text:p>0</text:p>
          </table:table-cell>
          <table:table-cell office:value-type="float" office:value="435.966722" calcext:value-type="float">
            <text:p>435.9667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06252241" calcext:value-type="float">
            <text:p>1106252241</text:p>
          </table:table-cell>
          <table:table-cell office:value-type="float" office:value="0" calcext:value-type="float">
            <text:p>0</text:p>
          </table:table-cell>
          <table:table-cell office:value-type="float" office:value="1638.136441" calcext:value-type="float">
            <text:p>1638.1364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24434" calcext:value-type="float">
            <text:p>1524434</text:p>
          </table:table-cell>
          <table:table-cell office:value-type="float" office:value="0" calcext:value-type="float">
            <text:p>0</text:p>
          </table:table-cell>
          <table:table-cell office:value-type="float" office:value="4134.152382" calcext:value-type="float">
            <text:p>4134.1523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2003367" calcext:value-type="float">
            <text:p>712003367</text:p>
          </table:table-cell>
          <table:table-cell office:value-type="float" office:value="0" calcext:value-type="float">
            <text:p>0</text:p>
          </table:table-cell>
          <table:table-cell office:value-type="float" office:value="1690.880817" calcext:value-type="float">
            <text:p>1690.8808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28967413" calcext:value-type="float">
            <text:p>1528967413</text:p>
          </table:table-cell>
          <table:table-cell office:value-type="float" office:value="0" calcext:value-type="float">
            <text:p>0</text:p>
          </table:table-cell>
          <table:table-cell office:value-type="float" office:value="1399.249483" calcext:value-type="float">
            <text:p>1399.2494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4388028" calcext:value-type="float">
            <text:p>904388028</text:p>
          </table:table-cell>
          <table:table-cell office:value-type="float" office:value="0" calcext:value-type="float">
            <text:p>0</text:p>
          </table:table-cell>
          <table:table-cell office:value-type="float" office:value="1560.268595" calcext:value-type="float">
            <text:p>1560.2685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06286850" calcext:value-type="float">
            <text:p>906286850</text:p>
          </table:table-cell>
          <table:table-cell office:value-type="float" office:value="0" calcext:value-type="float">
            <text:p>0</text:p>
          </table:table-cell>
          <table:table-cell office:value-type="float" office:value="973.962053" calcext:value-type="float">
            <text:p>973.9620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2234191" calcext:value-type="float">
            <text:p>202234191</text:p>
          </table:table-cell>
          <table:table-cell office:value-type="float" office:value="0" calcext:value-type="float">
            <text:p>0</text:p>
          </table:table-cell>
          <table:table-cell office:value-type="float" office:value="7910.611892" calcext:value-type="float">
            <text:p>7910.6118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04570703" calcext:value-type="float">
            <text:p>804570703</text:p>
          </table:table-cell>
          <table:table-cell office:value-type="float" office:value="0" calcext:value-type="float">
            <text:p>0</text:p>
          </table:table-cell>
          <table:table-cell office:value-type="float" office:value="8463.152487" calcext:value-type="float">
            <text:p>8463.1524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05194959" calcext:value-type="float">
            <text:p>1005194959</text:p>
          </table:table-cell>
          <table:table-cell office:value-type="float" office:value="0" calcext:value-type="float">
            <text:p>0</text:p>
          </table:table-cell>
          <table:table-cell office:value-type="float" office:value="8493.508472" calcext:value-type="float">
            <text:p>8493.5084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07328636" calcext:value-type="float">
            <text:p>1607328636</text:p>
          </table:table-cell>
          <table:table-cell office:value-type="float" office:value="0" calcext:value-type="float">
            <text:p>0</text:p>
          </table:table-cell>
          <table:table-cell office:value-type="float" office:value="8303.034321" calcext:value-type="float">
            <text:p>8303.0343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05406209" calcext:value-type="float">
            <text:p>1105406209</text:p>
          </table:table-cell>
          <table:table-cell office:value-type="float" office:value="0" calcext:value-type="float">
            <text:p>0</text:p>
          </table:table-cell>
          <table:table-cell office:value-type="float" office:value="8563.018321" calcext:value-type="float">
            <text:p>8563.0183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542369732" calcext:value-type="float">
            <text:p>8542369732</text:p>
          </table:table-cell>
          <table:table-cell office:value-type="float" office:value="0" calcext:value-type="float">
            <text:p>0</text:p>
          </table:table-cell>
          <table:table-cell office:value-type="float" office:value="8319.434972" calcext:value-type="float">
            <text:p>8319.4349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25390821" calcext:value-type="float">
            <text:p>525390821</text:p>
          </table:table-cell>
          <table:table-cell office:value-type="float" office:value="0" calcext:value-type="float">
            <text:p>0</text:p>
          </table:table-cell>
          <table:table-cell office:value-type="float" office:value="1355.713747" calcext:value-type="float">
            <text:p>1355.7137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43771538" calcext:value-type="float">
            <text:p>8543771538</text:p>
          </table:table-cell>
          <table:table-cell office:value-type="float" office:value="0" calcext:value-type="float">
            <text:p>0</text:p>
          </table:table-cell>
          <table:table-cell office:value-type="float" office:value="1650.020314" calcext:value-type="float">
            <text:p>1650.0203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3749034" calcext:value-type="float">
            <text:p>603749034</text:p>
          </table:table-cell>
          <table:table-cell office:value-type="float" office:value="0" calcext:value-type="float">
            <text:p>0</text:p>
          </table:table-cell>
          <table:table-cell office:value-type="float" office:value="1885.647769" calcext:value-type="float">
            <text:p>1885.6477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4493994" calcext:value-type="float">
            <text:p>604493994</text:p>
          </table:table-cell>
          <table:table-cell office:value-type="float" office:value="0" calcext:value-type="float">
            <text:p>0</text:p>
          </table:table-cell>
          <table:table-cell office:value-type="float" office:value="453.247366" calcext:value-type="float">
            <text:p>453.2473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13615833" calcext:value-type="float">
            <text:p>813615833</text:p>
          </table:table-cell>
          <table:table-cell office:value-type="float" office:value="0" calcext:value-type="float">
            <text:p>0</text:p>
          </table:table-cell>
          <table:table-cell office:value-type="float" office:value="4403.54294" calcext:value-type="float">
            <text:p>4403.542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3667197" calcext:value-type="float">
            <text:p>603667197</text:p>
          </table:table-cell>
          <table:table-cell office:value-type="float" office:value="0" calcext:value-type="float">
            <text:p>0</text:p>
          </table:table-cell>
          <table:table-cell office:value-type="float" office:value="1546.811476" calcext:value-type="float">
            <text:p>1546.8114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3320546" calcext:value-type="float">
            <text:p>503320546</text:p>
          </table:table-cell>
          <table:table-cell office:value-type="float" office:value="0" calcext:value-type="float">
            <text:p>0</text:p>
          </table:table-cell>
          <table:table-cell office:value-type="float" office:value="1550.031822" calcext:value-type="float">
            <text:p>1550.031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190865" calcext:value-type="float">
            <text:p>1190865</text:p>
          </table:table-cell>
          <table:table-cell office:value-type="float" office:value="0" calcext:value-type="float">
            <text:p>0</text:p>
          </table:table-cell>
          <table:table-cell office:value-type="float" office:value="8573.920173" calcext:value-type="float">
            <text:p>8573.9201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04112388" calcext:value-type="float">
            <text:p>504112388</text:p>
          </table:table-cell>
          <table:table-cell office:value-type="float" office:value="0" calcext:value-type="float">
            <text:p>0</text:p>
          </table:table-cell>
          <table:table-cell office:value-type="float" office:value="2025.137749" calcext:value-type="float">
            <text:p>2025.1377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04153449" calcext:value-type="float">
            <text:p>604153449</text:p>
          </table:table-cell>
          <table:table-cell office:value-type="float" office:value="0" calcext:value-type="float">
            <text:p>0</text:p>
          </table:table-cell>
          <table:table-cell office:value-type="float" office:value="1836.548012" calcext:value-type="float">
            <text:p>1836.548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03458545" calcext:value-type="float">
            <text:p>603458545</text:p>
          </table:table-cell>
          <table:table-cell office:value-type="float" office:value="0" calcext:value-type="float">
            <text:p>0</text:p>
          </table:table-cell>
          <table:table-cell office:value-type="float" office:value="425.129313" calcext:value-type="float">
            <text:p>425.1293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34578394" calcext:value-type="float">
            <text:p>8434578394</text:p>
          </table:table-cell>
          <table:table-cell office:value-type="float" office:value="0" calcext:value-type="float">
            <text:p>0</text:p>
          </table:table-cell>
          <table:table-cell office:value-type="float" office:value="460.677364" calcext:value-type="float">
            <text:p>460.6773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03237080" calcext:value-type="float">
            <text:p>603237080</text:p>
          </table:table-cell>
          <table:table-cell office:value-type="float" office:value="0" calcext:value-type="float">
            <text:p>0</text:p>
          </table:table-cell>
          <table:table-cell office:value-type="float" office:value="1819.642206" calcext:value-type="float">
            <text:p>1819.6422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220503302" calcext:value-type="float">
            <text:p>2220503302</text:p>
          </table:table-cell>
          <table:table-cell office:value-type="float" office:value="0" calcext:value-type="float">
            <text:p>0</text:p>
          </table:table-cell>
          <table:table-cell office:value-type="float" office:value="2474.181893" calcext:value-type="float">
            <text:p>2474.1818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04528291" calcext:value-type="float">
            <text:p>704528291</text:p>
          </table:table-cell>
          <table:table-cell office:value-type="float" office:value="0" calcext:value-type="float">
            <text:p>0</text:p>
          </table:table-cell>
          <table:table-cell office:value-type="float" office:value="1594.792175" calcext:value-type="float">
            <text:p>1594.7921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807758025" calcext:value-type="float">
            <text:p>1807758025</text:p>
          </table:table-cell>
          <table:table-cell office:value-type="float" office:value="0" calcext:value-type="float">
            <text:p>0</text:p>
          </table:table-cell>
          <table:table-cell office:value-type="float" office:value="1611.189429" calcext:value-type="float">
            <text:p>1611.1894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29811699" calcext:value-type="float">
            <text:p>1629811699</text:p>
          </table:table-cell>
          <table:table-cell office:value-type="float" office:value="0" calcext:value-type="float">
            <text:p>0</text:p>
          </table:table-cell>
          <table:table-cell office:value-type="float" office:value="1583.007908" calcext:value-type="float">
            <text:p>1583.0079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07004113" calcext:value-type="float">
            <text:p>1607004113</text:p>
          </table:table-cell>
          <table:table-cell office:value-type="float" office:value="0" calcext:value-type="float">
            <text:p>0</text:p>
          </table:table-cell>
          <table:table-cell office:value-type="float" office:value="1676.092755" calcext:value-type="float">
            <text:p>1676.0927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25890548" calcext:value-type="float">
            <text:p>625890548</text:p>
          </table:table-cell>
          <table:table-cell office:value-type="float" office:value="0" calcext:value-type="float">
            <text:p>0</text:p>
          </table:table-cell>
          <table:table-cell office:value-type="float" office:value="457.908328" calcext:value-type="float">
            <text:p>457.9083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06550619" calcext:value-type="float">
            <text:p>1606550619</text:p>
          </table:table-cell>
          <table:table-cell office:value-type="float" office:value="0" calcext:value-type="float">
            <text:p>0</text:p>
          </table:table-cell>
          <table:table-cell office:value-type="float" office:value="1793.391177" calcext:value-type="float">
            <text:p>1793.3911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56126405" calcext:value-type="float">
            <text:p>656126405</text:p>
          </table:table-cell>
          <table:table-cell office:value-type="float" office:value="0" calcext:value-type="float">
            <text:p>0</text:p>
          </table:table-cell>
          <table:table-cell office:value-type="float" office:value="1085.649985" calcext:value-type="float">
            <text:p>1085.6499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549240762" calcext:value-type="float">
            <text:p>8549240762</text:p>
          </table:table-cell>
          <table:table-cell office:value-type="float" office:value="0" calcext:value-type="float">
            <text:p>0</text:p>
          </table:table-cell>
          <table:table-cell office:value-type="float" office:value="2096.889462" calcext:value-type="float">
            <text:p>2096.8894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4898709" calcext:value-type="float">
            <text:p>1004898709</text:p>
          </table:table-cell>
          <table:table-cell office:value-type="float" office:value="0" calcext:value-type="float">
            <text:p>0</text:p>
          </table:table-cell>
          <table:table-cell office:value-type="float" office:value="1213.537897" calcext:value-type="float">
            <text:p>1213.5378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635505393" calcext:value-type="float">
            <text:p>6635505393</text:p>
          </table:table-cell>
          <table:table-cell office:value-type="float" office:value="0" calcext:value-type="float">
            <text:p>0</text:p>
          </table:table-cell>
          <table:table-cell office:value-type="float" office:value="1310.148037" calcext:value-type="float">
            <text:p>1310.1480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5595895" calcext:value-type="float">
            <text:p>725595895</text:p>
          </table:table-cell>
          <table:table-cell office:value-type="float" office:value="0" calcext:value-type="float">
            <text:p>0</text:p>
          </table:table-cell>
          <table:table-cell office:value-type="float" office:value="1312.721214" calcext:value-type="float">
            <text:p>1312.7212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7401302" calcext:value-type="float">
            <text:p>307401302</text:p>
          </table:table-cell>
          <table:table-cell office:value-type="float" office:value="0" calcext:value-type="float">
            <text:p>0</text:p>
          </table:table-cell>
          <table:table-cell office:value-type="float" office:value="1082.47638" calcext:value-type="float">
            <text:p>1082.476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5334266" calcext:value-type="float">
            <text:p>815334266</text:p>
          </table:table-cell>
          <table:table-cell office:value-type="float" office:value="0" calcext:value-type="float">
            <text:p>0</text:p>
          </table:table-cell>
          <table:table-cell office:value-type="float" office:value="1354.856983" calcext:value-type="float">
            <text:p>1354.8569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73604" calcext:value-type="float">
            <text:p>1873604</text:p>
          </table:table-cell>
          <table:table-cell office:value-type="float" office:value="0" calcext:value-type="float">
            <text:p>0</text:p>
          </table:table-cell>
          <table:table-cell office:value-type="float" office:value="1616.579617" calcext:value-type="float">
            <text:p>1616.5796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03514996" calcext:value-type="float">
            <text:p>603514996</text:p>
          </table:table-cell>
          <table:table-cell office:value-type="float" office:value="0" calcext:value-type="float">
            <text:p>0</text:p>
          </table:table-cell>
          <table:table-cell office:value-type="float" office:value="1639.230625" calcext:value-type="float">
            <text:p>1639.2306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04964559" calcext:value-type="float">
            <text:p>1104964559</text:p>
          </table:table-cell>
          <table:table-cell office:value-type="float" office:value="0" calcext:value-type="float">
            <text:p>0</text:p>
          </table:table-cell>
          <table:table-cell office:value-type="float" office:value="4185.7307" calcext:value-type="float">
            <text:p>4185.73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04457157" calcext:value-type="float">
            <text:p>604457157</text:p>
          </table:table-cell>
          <table:table-cell office:value-type="float" office:value="0" calcext:value-type="float">
            <text:p>0</text:p>
          </table:table-cell>
          <table:table-cell office:value-type="float" office:value="1356.41979" calcext:value-type="float">
            <text:p>1356.419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756191585" calcext:value-type="float">
            <text:p>5756191585</text:p>
          </table:table-cell>
          <table:table-cell office:value-type="float" office:value="0" calcext:value-type="float">
            <text:p>0</text:p>
          </table:table-cell>
          <table:table-cell office:value-type="float" office:value="1307.060951" calcext:value-type="float">
            <text:p>1307.0609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23309182" calcext:value-type="float">
            <text:p>1223309182</text:p>
          </table:table-cell>
          <table:table-cell office:value-type="float" office:value="0" calcext:value-type="float">
            <text:p>0</text:p>
          </table:table-cell>
          <table:table-cell office:value-type="float" office:value="1409.911446" calcext:value-type="float">
            <text:p>1409.9114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533266421" calcext:value-type="float">
            <text:p>8533266421</text:p>
          </table:table-cell>
          <table:table-cell office:value-type="float" office:value="0" calcext:value-type="float">
            <text:p>0</text:p>
          </table:table-cell>
          <table:table-cell office:value-type="float" office:value="1302.857044" calcext:value-type="float">
            <text:p>1302.8570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13834" calcext:value-type="float">
            <text:p>1413834</text:p>
          </table:table-cell>
          <table:table-cell office:value-type="float" office:value="0" calcext:value-type="float">
            <text:p>0</text:p>
          </table:table-cell>
          <table:table-cell office:value-type="float" office:value="1291.291311" calcext:value-type="float">
            <text:p>1291.291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707585097" calcext:value-type="float">
            <text:p>1707585097</text:p>
          </table:table-cell>
          <table:table-cell office:value-type="float" office:value="0" calcext:value-type="float">
            <text:p>0</text:p>
          </table:table-cell>
          <table:table-cell office:value-type="float" office:value="3999.599854" calcext:value-type="float">
            <text:p>3999.5998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58025343" calcext:value-type="float">
            <text:p>558025343</text:p>
          </table:table-cell>
          <table:table-cell office:value-type="float" office:value="0" calcext:value-type="float">
            <text:p>0</text:p>
          </table:table-cell>
          <table:table-cell office:value-type="float" office:value="500.566486" calcext:value-type="float">
            <text:p>500.5664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08232989" calcext:value-type="float">
            <text:p>1708232989</text:p>
          </table:table-cell>
          <table:table-cell office:value-type="float" office:value="0" calcext:value-type="float">
            <text:p>0</text:p>
          </table:table-cell>
          <table:table-cell office:value-type="float" office:value="5158.29758" calcext:value-type="float">
            <text:p>5158.29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27288" calcext:value-type="float">
            <text:p>1227288</text:p>
          </table:table-cell>
          <table:table-cell office:value-type="float" office:value="0" calcext:value-type="float">
            <text:p>0</text:p>
          </table:table-cell>
          <table:table-cell office:value-type="float" office:value="2322.630615" calcext:value-type="float">
            <text:p>2322.6306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6154212" calcext:value-type="float">
            <text:p>606154212</text:p>
          </table:table-cell>
          <table:table-cell office:value-type="float" office:value="0" calcext:value-type="float">
            <text:p>0</text:p>
          </table:table-cell>
          <table:table-cell office:value-type="float" office:value="2295.666546" calcext:value-type="float">
            <text:p>2295.6665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03560779" calcext:value-type="float">
            <text:p>403560779</text:p>
          </table:table-cell>
          <table:table-cell office:value-type="float" office:value="0" calcext:value-type="float">
            <text:p>0</text:p>
          </table:table-cell>
          <table:table-cell office:value-type="float" office:value="2303.253008" calcext:value-type="float">
            <text:p>2303.2530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3477370" calcext:value-type="float">
            <text:p>603477370</text:p>
          </table:table-cell>
          <table:table-cell office:value-type="float" office:value="0" calcext:value-type="float">
            <text:p>0</text:p>
          </table:table-cell>
          <table:table-cell office:value-type="float" office:value="2149.139204" calcext:value-type="float">
            <text:p>2149.139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205466073" calcext:value-type="float">
            <text:p>1205466073</text:p>
          </table:table-cell>
          <table:table-cell office:value-type="float" office:value="0" calcext:value-type="float">
            <text:p>0</text:p>
          </table:table-cell>
          <table:table-cell office:value-type="float" office:value="461.967058" calcext:value-type="float">
            <text:p>461.9670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4884547" calcext:value-type="float">
            <text:p>1004884547</text:p>
          </table:table-cell>
          <table:table-cell office:value-type="float" office:value="0" calcext:value-type="float">
            <text:p>0</text:p>
          </table:table-cell>
          <table:table-cell office:value-type="float" office:value="493.31245" calcext:value-type="float">
            <text:p>493.31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06354384" calcext:value-type="float">
            <text:p>1206354384</text:p>
          </table:table-cell>
          <table:table-cell office:value-type="float" office:value="0" calcext:value-type="float">
            <text:p>0</text:p>
          </table:table-cell>
          <table:table-cell office:value-type="float" office:value="493.11803" calcext:value-type="float">
            <text:p>493.118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06230036" calcext:value-type="float">
            <text:p>1306230036</text:p>
          </table:table-cell>
          <table:table-cell office:value-type="float" office:value="0" calcext:value-type="float">
            <text:p>0</text:p>
          </table:table-cell>
          <table:table-cell office:value-type="float" office:value="4265.616244" calcext:value-type="float">
            <text:p>4265.616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4392621" calcext:value-type="float">
            <text:p>704392621</text:p>
          </table:table-cell>
          <table:table-cell office:value-type="float" office:value="0" calcext:value-type="float">
            <text:p>0</text:p>
          </table:table-cell>
          <table:table-cell office:value-type="float" office:value="1543.024009" calcext:value-type="float">
            <text:p>1543.024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48824055" calcext:value-type="float">
            <text:p>1948824055</text:p>
          </table:table-cell>
          <table:table-cell office:value-type="float" office:value="0" calcext:value-type="float">
            <text:p>0</text:p>
          </table:table-cell>
          <table:table-cell office:value-type="float" office:value="1510.251642" calcext:value-type="float">
            <text:p>1510.2516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30655133" calcext:value-type="float">
            <text:p>5330655133</text:p>
          </table:table-cell>
          <table:table-cell office:value-type="float" office:value="0" calcext:value-type="float">
            <text:p>0</text:p>
          </table:table-cell>
          <table:table-cell office:value-type="float" office:value="1576.339698" calcext:value-type="float">
            <text:p>1576.339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326355434" calcext:value-type="float">
            <text:p>1326355434</text:p>
          </table:table-cell>
          <table:table-cell office:value-type="float" office:value="0" calcext:value-type="float">
            <text:p>0</text:p>
          </table:table-cell>
          <table:table-cell office:value-type="float" office:value="461.728691" calcext:value-type="float">
            <text:p>461.7286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3371009" calcext:value-type="float">
            <text:p>403371009</text:p>
          </table:table-cell>
          <table:table-cell office:value-type="float" office:value="0" calcext:value-type="float">
            <text:p>0</text:p>
          </table:table-cell>
          <table:table-cell office:value-type="float" office:value="9285.596992" calcext:value-type="float">
            <text:p>9285.5969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06780025" calcext:value-type="float">
            <text:p>1206780025</text:p>
          </table:table-cell>
          <table:table-cell office:value-type="float" office:value="0" calcext:value-type="float">
            <text:p>0</text:p>
          </table:table-cell>
          <table:table-cell office:value-type="float" office:value="7289.382578" calcext:value-type="float">
            <text:p>7289.3825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05376689" calcext:value-type="float">
            <text:p>1105376689</text:p>
          </table:table-cell>
          <table:table-cell office:value-type="float" office:value="0" calcext:value-type="float">
            <text:p>0</text:p>
          </table:table-cell>
          <table:table-cell office:value-type="float" office:value="9208.789592" calcext:value-type="float">
            <text:p>9208.7895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03611196" calcext:value-type="float">
            <text:p>603611196</text:p>
          </table:table-cell>
          <table:table-cell office:value-type="float" office:value="0" calcext:value-type="float">
            <text:p>0</text:p>
          </table:table-cell>
          <table:table-cell office:value-type="float" office:value="9089.305005" calcext:value-type="float">
            <text:p>9089.305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06997" calcext:value-type="float">
            <text:p>1306997</text:p>
          </table:table-cell>
          <table:table-cell office:value-type="float" office:value="0" calcext:value-type="float">
            <text:p>0</text:p>
          </table:table-cell>
          <table:table-cell office:value-type="float" office:value="9420.213988" calcext:value-type="float">
            <text:p>9420.2139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2861107" calcext:value-type="float">
            <text:p>402861107</text:p>
          </table:table-cell>
          <table:table-cell office:value-type="float" office:value="0" calcext:value-type="float">
            <text:p>0</text:p>
          </table:table-cell>
          <table:table-cell office:value-type="float" office:value="9223.547192" calcext:value-type="float">
            <text:p>9223.547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004736135" calcext:value-type="float">
            <text:p>1004736135</text:p>
          </table:table-cell>
          <table:table-cell office:value-type="float" office:value="0" calcext:value-type="float">
            <text:p>0</text:p>
          </table:table-cell>
          <table:table-cell office:value-type="float" office:value="1419.554966" calcext:value-type="float">
            <text:p>1419.5549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25730087" calcext:value-type="float">
            <text:p>5425730087</text:p>
          </table:table-cell>
          <table:table-cell office:value-type="float" office:value="0" calcext:value-type="float">
            <text:p>0</text:p>
          </table:table-cell>
          <table:table-cell office:value-type="float" office:value="1215.303272" calcext:value-type="float">
            <text:p>1215.3032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3374349" calcext:value-type="float">
            <text:p>503374349</text:p>
          </table:table-cell>
          <table:table-cell office:value-type="float" office:value="0" calcext:value-type="float">
            <text:p>0</text:p>
          </table:table-cell>
          <table:table-cell office:value-type="float" office:value="1271.858755" calcext:value-type="float">
            <text:p>1271.8587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2511019" calcext:value-type="float">
            <text:p>302511019</text:p>
          </table:table-cell>
          <table:table-cell office:value-type="float" office:value="0" calcext:value-type="float">
            <text:p>0</text:p>
          </table:table-cell>
          <table:table-cell office:value-type="float" office:value="444.375615" calcext:value-type="float">
            <text:p>444.3756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236400789" calcext:value-type="float">
            <text:p>5236400789</text:p>
          </table:table-cell>
          <table:table-cell office:value-type="float" office:value="0" calcext:value-type="float">
            <text:p>0</text:p>
          </table:table-cell>
          <table:table-cell office:value-type="float" office:value="4105.322185" calcext:value-type="float">
            <text:p>4105.3221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22036219" calcext:value-type="float">
            <text:p>522036219</text:p>
          </table:table-cell>
          <table:table-cell office:value-type="float" office:value="0" calcext:value-type="float">
            <text:p>0</text:p>
          </table:table-cell>
          <table:table-cell office:value-type="float" office:value="1111.429028" calcext:value-type="float">
            <text:p>1111.4290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3027235" calcext:value-type="float">
            <text:p>503027235</text:p>
          </table:table-cell>
          <table:table-cell office:value-type="float" office:value="0" calcext:value-type="float">
            <text:p>0</text:p>
          </table:table-cell>
          <table:table-cell office:value-type="float" office:value="1168.186084" calcext:value-type="float">
            <text:p>1168.186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03077173" calcext:value-type="float">
            <text:p>603077173</text:p>
          </table:table-cell>
          <table:table-cell office:value-type="float" office:value="0" calcext:value-type="float">
            <text:p>0</text:p>
          </table:table-cell>
          <table:table-cell office:value-type="float" office:value="9219.258328" calcext:value-type="float">
            <text:p>9219.2583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03474470" calcext:value-type="float">
            <text:p>403474470</text:p>
          </table:table-cell>
          <table:table-cell office:value-type="float" office:value="0" calcext:value-type="float">
            <text:p>0</text:p>
          </table:table-cell>
          <table:table-cell office:value-type="float" office:value="2594.551142" calcext:value-type="float">
            <text:p>2594.5511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25490100" calcext:value-type="float">
            <text:p>625490100</text:p>
          </table:table-cell>
          <table:table-cell office:value-type="float" office:value="0" calcext:value-type="float">
            <text:p>0</text:p>
          </table:table-cell>
          <table:table-cell office:value-type="float" office:value="2369.270465" calcext:value-type="float">
            <text:p>2369.2704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04054924" calcext:value-type="float">
            <text:p>704054924</text:p>
          </table:table-cell>
          <table:table-cell office:value-type="float" office:value="0" calcext:value-type="float">
            <text:p>0</text:p>
          </table:table-cell>
          <table:table-cell office:value-type="float" office:value="426.196726" calcext:value-type="float">
            <text:p>426.1967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26625186" calcext:value-type="float">
            <text:p>626625186</text:p>
          </table:table-cell>
          <table:table-cell office:value-type="float" office:value="0" calcext:value-type="float">
            <text:p>0</text:p>
          </table:table-cell>
          <table:table-cell office:value-type="float" office:value="440.954898" calcext:value-type="float">
            <text:p>440.9548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02436964" calcext:value-type="float">
            <text:p>302436964</text:p>
          </table:table-cell>
          <table:table-cell office:value-type="float" office:value="0" calcext:value-type="float">
            <text:p>0</text:p>
          </table:table-cell>
          <table:table-cell office:value-type="float" office:value="5262.942613" calcext:value-type="float">
            <text:p>5262.9426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27199819" calcext:value-type="float">
            <text:p>627199819</text:p>
          </table:table-cell>
          <table:table-cell office:value-type="float" office:value="0" calcext:value-type="float">
            <text:p>0</text:p>
          </table:table-cell>
          <table:table-cell office:value-type="float" office:value="3043.240477" calcext:value-type="float">
            <text:p>3043.2404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503159467" calcext:value-type="float">
            <text:p>503159467</text:p>
          </table:table-cell>
          <table:table-cell office:value-type="float" office:value="0" calcext:value-type="float">
            <text:p>0</text:p>
          </table:table-cell>
          <table:table-cell office:value-type="float" office:value="1276.692007" calcext:value-type="float">
            <text:p>1276.6920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3540170" calcext:value-type="float">
            <text:p>603540170</text:p>
          </table:table-cell>
          <table:table-cell office:value-type="float" office:value="0" calcext:value-type="float">
            <text:p>0</text:p>
          </table:table-cell>
          <table:table-cell office:value-type="float" office:value="1726.054428" calcext:value-type="float">
            <text:p>1726.0544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04209673" calcext:value-type="float">
            <text:p>704209673</text:p>
          </table:table-cell>
          <table:table-cell office:value-type="float" office:value="0" calcext:value-type="float">
            <text:p>0</text:p>
          </table:table-cell>
          <table:table-cell office:value-type="float" office:value="1920.203852" calcext:value-type="float">
            <text:p>1920.2038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2680831" calcext:value-type="float">
            <text:p>622680831</text:p>
          </table:table-cell>
          <table:table-cell office:value-type="float" office:value="0" calcext:value-type="float">
            <text:p>0</text:p>
          </table:table-cell>
          <table:table-cell office:value-type="float" office:value="2038.871311" calcext:value-type="float">
            <text:p>2038.8713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04510927" calcext:value-type="float">
            <text:p>804510927</text:p>
          </table:table-cell>
          <table:table-cell office:value-type="float" office:value="0" calcext:value-type="float">
            <text:p>0</text:p>
          </table:table-cell>
          <table:table-cell office:value-type="float" office:value="973.846476" calcext:value-type="float">
            <text:p>973.8464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02724004" calcext:value-type="float">
            <text:p>402724004</text:p>
          </table:table-cell>
          <table:table-cell office:value-type="float" office:value="0" calcext:value-type="float">
            <text:p>0</text:p>
          </table:table-cell>
          <table:table-cell office:value-type="float" office:value="498.25287" calcext:value-type="float">
            <text:p>498.252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04577044" calcext:value-type="float">
            <text:p>904577044</text:p>
          </table:table-cell>
          <table:table-cell office:value-type="float" office:value="0" calcext:value-type="float">
            <text:p>0</text:p>
          </table:table-cell>
          <table:table-cell office:value-type="float" office:value="4235.46761" calcext:value-type="float">
            <text:p>4235.46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321478751" calcext:value-type="float">
            <text:p>5321478751</text:p>
          </table:table-cell>
          <table:table-cell office:value-type="float" office:value="0" calcext:value-type="float">
            <text:p>0</text:p>
          </table:table-cell>
          <table:table-cell office:value-type="float" office:value="2309.424993" calcext:value-type="float">
            <text:p>2309.4249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03860816" calcext:value-type="float">
            <text:p>703860816</text:p>
          </table:table-cell>
          <table:table-cell office:value-type="float" office:value="0" calcext:value-type="float">
            <text:p>0</text:p>
          </table:table-cell>
          <table:table-cell office:value-type="float" office:value="1794.29786" calcext:value-type="float">
            <text:p>1794.297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48218084" calcext:value-type="float">
            <text:p>5348218084</text:p>
          </table:table-cell>
          <table:table-cell office:value-type="float" office:value="0" calcext:value-type="float">
            <text:p>0</text:p>
          </table:table-cell>
          <table:table-cell office:value-type="float" office:value="1977.226459" calcext:value-type="float">
            <text:p>1977.2264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744515930" calcext:value-type="float">
            <text:p>5744515930</text:p>
          </table:table-cell>
          <table:table-cell office:value-type="float" office:value="0" calcext:value-type="float">
            <text:p>0</text:p>
          </table:table-cell>
          <table:table-cell office:value-type="float" office:value="1987.195444" calcext:value-type="float">
            <text:p>1987.1954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03606734" calcext:value-type="float">
            <text:p>603606734</text:p>
          </table:table-cell>
          <table:table-cell office:value-type="float" office:value="0" calcext:value-type="float">
            <text:p>0</text:p>
          </table:table-cell>
          <table:table-cell office:value-type="float" office:value="1963.712091" calcext:value-type="float">
            <text:p>1963.7120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44051347" calcext:value-type="float">
            <text:p>5344051347</text:p>
          </table:table-cell>
          <table:table-cell office:value-type="float" office:value="0" calcext:value-type="float">
            <text:p>0</text:p>
          </table:table-cell>
          <table:table-cell office:value-type="float" office:value="457.179494" calcext:value-type="float">
            <text:p>457.1794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04874442" calcext:value-type="float">
            <text:p>904874442</text:p>
          </table:table-cell>
          <table:table-cell office:value-type="float" office:value="0" calcext:value-type="float">
            <text:p>0</text:p>
          </table:table-cell>
          <table:table-cell office:value-type="float" office:value="461.392938" calcext:value-type="float">
            <text:p>461.3929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03340048" calcext:value-type="float">
            <text:p>503340048</text:p>
          </table:table-cell>
          <table:table-cell office:value-type="float" office:value="0" calcext:value-type="float">
            <text:p>0</text:p>
          </table:table-cell>
          <table:table-cell office:value-type="float" office:value="1788.523614" calcext:value-type="float">
            <text:p>1788.5236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18242281" calcext:value-type="float">
            <text:p>718242281</text:p>
          </table:table-cell>
          <table:table-cell office:value-type="float" office:value="0" calcext:value-type="float">
            <text:p>0</text:p>
          </table:table-cell>
          <table:table-cell office:value-type="float" office:value="1010.727851" calcext:value-type="float">
            <text:p>1010.7278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13342435" calcext:value-type="float">
            <text:p>513342435</text:p>
          </table:table-cell>
          <table:table-cell office:value-type="float" office:value="0" calcext:value-type="float">
            <text:p>0</text:p>
          </table:table-cell>
          <table:table-cell office:value-type="float" office:value="1210.222007" calcext:value-type="float">
            <text:p>1210.2220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3819829" calcext:value-type="float">
            <text:p>703819829</text:p>
          </table:table-cell>
          <table:table-cell office:value-type="float" office:value="0" calcext:value-type="float">
            <text:p>0</text:p>
          </table:table-cell>
          <table:table-cell office:value-type="float" office:value="1044.867946" calcext:value-type="float">
            <text:p>1044.8679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17368474" calcext:value-type="float">
            <text:p>717368474</text:p>
          </table:table-cell>
          <table:table-cell office:value-type="float" office:value="0" calcext:value-type="float">
            <text:p>0</text:p>
          </table:table-cell>
          <table:table-cell office:value-type="float" office:value="1246.244767" calcext:value-type="float">
            <text:p>1246.2447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3206430" calcext:value-type="float">
            <text:p>503206430</text:p>
          </table:table-cell>
          <table:table-cell office:value-type="float" office:value="0" calcext:value-type="float">
            <text:p>0</text:p>
          </table:table-cell>
          <table:table-cell office:value-type="float" office:value="1537.942248" calcext:value-type="float">
            <text:p>1537.9422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4528095" calcext:value-type="float">
            <text:p>704528095</text:p>
          </table:table-cell>
          <table:table-cell office:value-type="float" office:value="0" calcext:value-type="float">
            <text:p>0</text:p>
          </table:table-cell>
          <table:table-cell office:value-type="float" office:value="480.107768" calcext:value-type="float">
            <text:p>480.1077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03522790" calcext:value-type="float">
            <text:p>603522790</text:p>
          </table:table-cell>
          <table:table-cell office:value-type="float" office:value="0" calcext:value-type="float">
            <text:p>0</text:p>
          </table:table-cell>
          <table:table-cell office:value-type="float" office:value="1720.518201" calcext:value-type="float">
            <text:p>1720.5182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26028656" calcext:value-type="float">
            <text:p>726028656</text:p>
          </table:table-cell>
          <table:table-cell office:value-type="float" office:value="0" calcext:value-type="float">
            <text:p>0</text:p>
          </table:table-cell>
          <table:table-cell office:value-type="float" office:value="1772.005038" calcext:value-type="float">
            <text:p>1772.0050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3277860" calcext:value-type="float">
            <text:p>503277860</text:p>
          </table:table-cell>
          <table:table-cell office:value-type="float" office:value="0" calcext:value-type="float">
            <text:p>0</text:p>
          </table:table-cell>
          <table:table-cell office:value-type="float" office:value="1123.60885" calcext:value-type="float">
            <text:p>1123.608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3202873" calcext:value-type="float">
            <text:p>503202873</text:p>
          </table:table-cell>
          <table:table-cell office:value-type="float" office:value="0" calcext:value-type="float">
            <text:p>0</text:p>
          </table:table-cell>
          <table:table-cell office:value-type="float" office:value="1285.223158" calcext:value-type="float">
            <text:p>1285.2231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3558765" calcext:value-type="float">
            <text:p>603558765</text:p>
          </table:table-cell>
          <table:table-cell office:value-type="float" office:value="0" calcext:value-type="float">
            <text:p>0</text:p>
          </table:table-cell>
          <table:table-cell office:value-type="float" office:value="1381.774638" calcext:value-type="float">
            <text:p>1381.7746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24962001" calcext:value-type="float">
            <text:p>524962001</text:p>
          </table:table-cell>
          <table:table-cell office:value-type="float" office:value="0" calcext:value-type="float">
            <text:p>0</text:p>
          </table:table-cell>
          <table:table-cell office:value-type="float" office:value="1176.245107" calcext:value-type="float">
            <text:p>1176.2451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3855156" calcext:value-type="float">
            <text:p>703855156</text:p>
          </table:table-cell>
          <table:table-cell office:value-type="float" office:value="0" calcext:value-type="float">
            <text:p>0</text:p>
          </table:table-cell>
          <table:table-cell office:value-type="float" office:value="642.033714" calcext:value-type="float">
            <text:p>642.0337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12495720" calcext:value-type="float">
            <text:p>612495720</text:p>
          </table:table-cell>
          <table:table-cell office:value-type="float" office:value="0" calcext:value-type="float">
            <text:p>0</text:p>
          </table:table-cell>
          <table:table-cell office:value-type="float" office:value="1699.938672" calcext:value-type="float">
            <text:p>1699.9386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774788" calcext:value-type="float">
            <text:p>1774788</text:p>
          </table:table-cell>
          <table:table-cell office:value-type="float" office:value="0" calcext:value-type="float">
            <text:p>0</text:p>
          </table:table-cell>
          <table:table-cell office:value-type="float" office:value="1111.7193" calcext:value-type="float">
            <text:p>1111.71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04014709" calcext:value-type="float">
            <text:p>604014709</text:p>
          </table:table-cell>
          <table:table-cell office:value-type="float" office:value="0" calcext:value-type="float">
            <text:p>0</text:p>
          </table:table-cell>
          <table:table-cell office:value-type="float" office:value="1459.912769" calcext:value-type="float">
            <text:p>1459.9127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4628112" calcext:value-type="float">
            <text:p>704628112</text:p>
          </table:table-cell>
          <table:table-cell office:value-type="float" office:value="0" calcext:value-type="float">
            <text:p>0</text:p>
          </table:table-cell>
          <table:table-cell office:value-type="float" office:value="978.324083" calcext:value-type="float">
            <text:p>978.3240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04757757" calcext:value-type="float">
            <text:p>604757757</text:p>
          </table:table-cell>
          <table:table-cell office:value-type="float" office:value="0" calcext:value-type="float">
            <text:p>0</text:p>
          </table:table-cell>
          <table:table-cell office:value-type="float" office:value="1313.732909" calcext:value-type="float">
            <text:p>1313.732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40353" calcext:value-type="float">
            <text:p>1340353</text:p>
          </table:table-cell>
          <table:table-cell office:value-type="float" office:value="0" calcext:value-type="float">
            <text:p>0</text:p>
          </table:table-cell>
          <table:table-cell office:value-type="float" office:value="1051.268461" calcext:value-type="float">
            <text:p>1051.2684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538581648" calcext:value-type="float">
            <text:p>8538581648</text:p>
          </table:table-cell>
          <table:table-cell office:value-type="float" office:value="0" calcext:value-type="float">
            <text:p>0</text:p>
          </table:table-cell>
          <table:table-cell office:value-type="float" office:value="1349.905097" calcext:value-type="float">
            <text:p>1349.9050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25169211" calcext:value-type="float">
            <text:p>725169211</text:p>
          </table:table-cell>
          <table:table-cell office:value-type="float" office:value="0" calcext:value-type="float">
            <text:p>0</text:p>
          </table:table-cell>
          <table:table-cell office:value-type="float" office:value="1308.049029" calcext:value-type="float">
            <text:p>1308.0490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43007999" calcext:value-type="float">
            <text:p>7843007999</text:p>
          </table:table-cell>
          <table:table-cell office:value-type="float" office:value="0" calcext:value-type="float">
            <text:p>0</text:p>
          </table:table-cell>
          <table:table-cell office:value-type="float" office:value="6113.258464" calcext:value-type="float">
            <text:p>6113.2584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04159130" calcext:value-type="float">
            <text:p>704159130</text:p>
          </table:table-cell>
          <table:table-cell office:value-type="float" office:value="0" calcext:value-type="float">
            <text:p>0</text:p>
          </table:table-cell>
          <table:table-cell office:value-type="float" office:value="6060.544523" calcext:value-type="float">
            <text:p>6060.5445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04041820" calcext:value-type="float">
            <text:p>704041820</text:p>
          </table:table-cell>
          <table:table-cell office:value-type="float" office:value="0" calcext:value-type="float">
            <text:p>0</text:p>
          </table:table-cell>
          <table:table-cell office:value-type="float" office:value="6150.765543" calcext:value-type="float">
            <text:p>6150.7655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4525704" calcext:value-type="float">
            <text:p>804525704</text:p>
          </table:table-cell>
          <table:table-cell office:value-type="float" office:value="0" calcext:value-type="float">
            <text:p>0</text:p>
          </table:table-cell>
          <table:table-cell office:value-type="float" office:value="5912.982677" calcext:value-type="float">
            <text:p>5912.9826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751556" calcext:value-type="float">
            <text:p>1751556</text:p>
          </table:table-cell>
          <table:table-cell office:value-type="float" office:value="0" calcext:value-type="float">
            <text:p>0</text:p>
          </table:table-cell>
          <table:table-cell office:value-type="float" office:value="6034.844449" calcext:value-type="float">
            <text:p>6034.8444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08065016" calcext:value-type="float">
            <text:p>408065016</text:p>
          </table:table-cell>
          <table:table-cell office:value-type="float" office:value="0" calcext:value-type="float">
            <text:p>0</text:p>
          </table:table-cell>
          <table:table-cell office:value-type="float" office:value="6085.959247" calcext:value-type="float">
            <text:p>6085.9592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4415296" calcext:value-type="float">
            <text:p>904415296</text:p>
          </table:table-cell>
          <table:table-cell office:value-type="float" office:value="0" calcext:value-type="float">
            <text:p>0</text:p>
          </table:table-cell>
          <table:table-cell office:value-type="float" office:value="1219.383519" calcext:value-type="float">
            <text:p>1219.3835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3556013" calcext:value-type="float">
            <text:p>603556013</text:p>
          </table:table-cell>
          <table:table-cell office:value-type="float" office:value="0" calcext:value-type="float">
            <text:p>0</text:p>
          </table:table-cell>
          <table:table-cell office:value-type="float" office:value="1045.52016" calcext:value-type="float">
            <text:p>1045.520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03260218" calcext:value-type="float">
            <text:p>503260218</text:p>
          </table:table-cell>
          <table:table-cell office:value-type="float" office:value="0" calcext:value-type="float">
            <text:p>0</text:p>
          </table:table-cell>
          <table:table-cell office:value-type="float" office:value="1240.647745" calcext:value-type="float">
            <text:p>1240.6477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3763989" calcext:value-type="float">
            <text:p>603763989</text:p>
          </table:table-cell>
          <table:table-cell office:value-type="float" office:value="0" calcext:value-type="float">
            <text:p>0</text:p>
          </table:table-cell>
          <table:table-cell office:value-type="float" office:value="1430.863059" calcext:value-type="float">
            <text:p>1430.8630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33664745" calcext:value-type="float">
            <text:p>8433664745</text:p>
          </table:table-cell>
          <table:table-cell office:value-type="float" office:value="0" calcext:value-type="float">
            <text:p>0</text:p>
          </table:table-cell>
          <table:table-cell office:value-type="float" office:value="1079.644092" calcext:value-type="float">
            <text:p>1079.6440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02888781" calcext:value-type="float">
            <text:p>402888781</text:p>
          </table:table-cell>
          <table:table-cell office:value-type="float" office:value="0" calcext:value-type="float">
            <text:p>0</text:p>
          </table:table-cell>
          <table:table-cell office:value-type="float" office:value="1197.237731" calcext:value-type="float">
            <text:p>1197.2377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08190080" calcext:value-type="float">
            <text:p>1908190080</text:p>
          </table:table-cell>
          <table:table-cell office:value-type="float" office:value="0" calcext:value-type="float">
            <text:p>0</text:p>
          </table:table-cell>
          <table:table-cell office:value-type="float" office:value="1172.621772" calcext:value-type="float">
            <text:p>1172.621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03586580" calcext:value-type="float">
            <text:p>603586580</text:p>
          </table:table-cell>
          <table:table-cell office:value-type="float" office:value="0" calcext:value-type="float">
            <text:p>0</text:p>
          </table:table-cell>
          <table:table-cell office:value-type="float" office:value="5977.6786" calcext:value-type="float">
            <text:p>5977.67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707938308" calcext:value-type="float">
            <text:p>1707938308</text:p>
          </table:table-cell>
          <table:table-cell office:value-type="float" office:value="0" calcext:value-type="float">
            <text:p>0</text:p>
          </table:table-cell>
          <table:table-cell office:value-type="float" office:value="1254.642623" calcext:value-type="float">
            <text:p>1254.6426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27865993" calcext:value-type="float">
            <text:p>727865993</text:p>
          </table:table-cell>
          <table:table-cell office:value-type="float" office:value="0" calcext:value-type="float">
            <text:p>0</text:p>
          </table:table-cell>
          <table:table-cell office:value-type="float" office:value="1201.339008" calcext:value-type="float">
            <text:p>1201.3390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4816108" calcext:value-type="float">
            <text:p>804816108</text:p>
          </table:table-cell>
          <table:table-cell office:value-type="float" office:value="0" calcext:value-type="float">
            <text:p>0</text:p>
          </table:table-cell>
          <table:table-cell office:value-type="float" office:value="1193.10377" calcext:value-type="float">
            <text:p>1193.103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24665217" calcext:value-type="float">
            <text:p>624665217</text:p>
          </table:table-cell>
          <table:table-cell office:value-type="float" office:value="0" calcext:value-type="float">
            <text:p>0</text:p>
          </table:table-cell>
          <table:table-cell office:value-type="float" office:value="1490.181125" calcext:value-type="float">
            <text:p>1490.1811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03521496" calcext:value-type="float">
            <text:p>603521496</text:p>
          </table:table-cell>
          <table:table-cell office:value-type="float" office:value="0" calcext:value-type="float">
            <text:p>0</text:p>
          </table:table-cell>
          <table:table-cell office:value-type="float" office:value="3966.772229" calcext:value-type="float">
            <text:p>3966.7722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26314356" calcext:value-type="float">
            <text:p>1026314356</text:p>
          </table:table-cell>
          <table:table-cell office:value-type="float" office:value="0" calcext:value-type="float">
            <text:p>0</text:p>
          </table:table-cell>
          <table:table-cell office:value-type="float" office:value="1180.130902" calcext:value-type="float">
            <text:p>1180.1309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03728356" calcext:value-type="float">
            <text:p>703728356</text:p>
          </table:table-cell>
          <table:table-cell office:value-type="float" office:value="0" calcext:value-type="float">
            <text:p>0</text:p>
          </table:table-cell>
          <table:table-cell office:value-type="float" office:value="1193.661226" calcext:value-type="float">
            <text:p>1193.6612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5645798" calcext:value-type="float">
            <text:p>1105645798</text:p>
          </table:table-cell>
          <table:table-cell office:value-type="float" office:value="0" calcext:value-type="float">
            <text:p>0</text:p>
          </table:table-cell>
          <table:table-cell office:value-type="float" office:value="1422.268091" calcext:value-type="float">
            <text:p>1422.2680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8219637" calcext:value-type="float">
            <text:p>808219637</text:p>
          </table:table-cell>
          <table:table-cell office:value-type="float" office:value="0" calcext:value-type="float">
            <text:p>0</text:p>
          </table:table-cell>
          <table:table-cell office:value-type="float" office:value="1371.432871" calcext:value-type="float">
            <text:p>1371.4328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24840581" calcext:value-type="float">
            <text:p>624840581</text:p>
          </table:table-cell>
          <table:table-cell office:value-type="float" office:value="0" calcext:value-type="float">
            <text:p>0</text:p>
          </table:table-cell>
          <table:table-cell office:value-type="float" office:value="1382.328073" calcext:value-type="float">
            <text:p>1382.3280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79863" calcext:value-type="float">
            <text:p>1479863</text:p>
          </table:table-cell>
          <table:table-cell office:value-type="float" office:value="0" calcext:value-type="float">
            <text:p>0</text:p>
          </table:table-cell>
          <table:table-cell office:value-type="float" office:value="1341.133005" calcext:value-type="float">
            <text:p>1341.133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45319236" calcext:value-type="float">
            <text:p>8545319236</text:p>
          </table:table-cell>
          <table:table-cell office:value-type="float" office:value="0" calcext:value-type="float">
            <text:p>0</text:p>
          </table:table-cell>
          <table:table-cell office:value-type="float" office:value="495.807476" calcext:value-type="float">
            <text:p>495.8074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4161332" calcext:value-type="float">
            <text:p>804161332</text:p>
          </table:table-cell>
          <table:table-cell office:value-type="float" office:value="0" calcext:value-type="float">
            <text:p>0</text:p>
          </table:table-cell>
          <table:table-cell office:value-type="float" office:value="1074.028844" calcext:value-type="float">
            <text:p>1074.0288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460389602" calcext:value-type="float">
            <text:p>8460389602</text:p>
          </table:table-cell>
          <table:table-cell office:value-type="float" office:value="0" calcext:value-type="float">
            <text:p>0</text:p>
          </table:table-cell>
          <table:table-cell office:value-type="float" office:value="1372.997655" calcext:value-type="float">
            <text:p>1372.9976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03757532" calcext:value-type="float">
            <text:p>603757532</text:p>
          </table:table-cell>
          <table:table-cell office:value-type="float" office:value="0" calcext:value-type="float">
            <text:p>0</text:p>
          </table:table-cell>
          <table:table-cell office:value-type="float" office:value="1437.497477" calcext:value-type="float">
            <text:p>1437.4974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544305759" calcext:value-type="float">
            <text:p>8544305759</text:p>
          </table:table-cell>
          <table:table-cell office:value-type="float" office:value="0" calcext:value-type="float">
            <text:p>0</text:p>
          </table:table-cell>
          <table:table-cell office:value-type="float" office:value="1568.784635" calcext:value-type="float">
            <text:p>1568.7846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668136792" calcext:value-type="float">
            <text:p>5668136792</text:p>
          </table:table-cell>
          <table:table-cell office:value-type="float" office:value="0" calcext:value-type="float">
            <text:p>0</text:p>
          </table:table-cell>
          <table:table-cell office:value-type="float" office:value="1438.068238" calcext:value-type="float">
            <text:p>1438.068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04557639" calcext:value-type="float">
            <text:p>804557639</text:p>
          </table:table-cell>
          <table:table-cell office:value-type="float" office:value="0" calcext:value-type="float">
            <text:p>0</text:p>
          </table:table-cell>
          <table:table-cell office:value-type="float" office:value="1560.478781" calcext:value-type="float">
            <text:p>1560.4787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03238530" calcext:value-type="float">
            <text:p>503238530</text:p>
          </table:table-cell>
          <table:table-cell office:value-type="float" office:value="0" calcext:value-type="float">
            <text:p>0</text:p>
          </table:table-cell>
          <table:table-cell office:value-type="float" office:value="522.916737" calcext:value-type="float">
            <text:p>522.9167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04294365" calcext:value-type="float">
            <text:p>804294365</text:p>
          </table:table-cell>
          <table:table-cell office:value-type="float" office:value="0" calcext:value-type="float">
            <text:p>0</text:p>
          </table:table-cell>
          <table:table-cell office:value-type="float" office:value="1554.996446" calcext:value-type="float">
            <text:p>1554.9964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503164395" calcext:value-type="float">
            <text:p>503164395</text:p>
          </table:table-cell>
          <table:table-cell office:value-type="float" office:value="0" calcext:value-type="float">
            <text:p>0</text:p>
          </table:table-cell>
          <table:table-cell office:value-type="float" office:value="1298.183533" calcext:value-type="float">
            <text:p>1298.1835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25693529" calcext:value-type="float">
            <text:p>925693529</text:p>
          </table:table-cell>
          <table:table-cell office:value-type="float" office:value="0" calcext:value-type="float">
            <text:p>0</text:p>
          </table:table-cell>
          <table:table-cell office:value-type="float" office:value="4112.087911" calcext:value-type="float">
            <text:p>4112.0879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08989840" calcext:value-type="float">
            <text:p>608989840</text:p>
          </table:table-cell>
          <table:table-cell office:value-type="float" office:value="0" calcext:value-type="float">
            <text:p>0</text:p>
          </table:table-cell>
          <table:table-cell office:value-type="float" office:value="1255.613976" calcext:value-type="float">
            <text:p>1255.6139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64502" calcext:value-type="float">
            <text:p>1364502</text:p>
          </table:table-cell>
          <table:table-cell office:value-type="float" office:value="0" calcext:value-type="float">
            <text:p>0</text:p>
          </table:table-cell>
          <table:table-cell office:value-type="float" office:value="1288.093472" calcext:value-type="float">
            <text:p>1288.0934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4358084" calcext:value-type="float">
            <text:p>704358084</text:p>
          </table:table-cell>
          <table:table-cell office:value-type="float" office:value="0" calcext:value-type="float">
            <text:p>0</text:p>
          </table:table-cell>
          <table:table-cell office:value-type="float" office:value="1339.841676" calcext:value-type="float">
            <text:p>1339.8416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30801934" calcext:value-type="float">
            <text:p>1830801934</text:p>
          </table:table-cell>
          <table:table-cell office:value-type="float" office:value="0" calcext:value-type="float">
            <text:p>0</text:p>
          </table:table-cell>
          <table:table-cell office:value-type="float" office:value="777.768632" calcext:value-type="float">
            <text:p>777.7686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3726731" calcext:value-type="float">
            <text:p>703726731</text:p>
          </table:table-cell>
          <table:table-cell office:value-type="float" office:value="0" calcext:value-type="float">
            <text:p>0</text:p>
          </table:table-cell>
          <table:table-cell office:value-type="float" office:value="1572.131059" calcext:value-type="float">
            <text:p>1572.1310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807387262" calcext:value-type="float">
            <text:p>1807387262</text:p>
          </table:table-cell>
          <table:table-cell office:value-type="float" office:value="0" calcext:value-type="float">
            <text:p>0</text:p>
          </table:table-cell>
          <table:table-cell office:value-type="float" office:value="1241.960685" calcext:value-type="float">
            <text:p>1241.9606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04978768" calcext:value-type="float">
            <text:p>1004978768</text:p>
          </table:table-cell>
          <table:table-cell office:value-type="float" office:value="0" calcext:value-type="float">
            <text:p>0</text:p>
          </table:table-cell>
          <table:table-cell office:value-type="float" office:value="378.057982" calcext:value-type="float">
            <text:p>378.0579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607911756" calcext:value-type="float">
            <text:p>1607911756</text:p>
          </table:table-cell>
          <table:table-cell office:value-type="float" office:value="0" calcext:value-type="float">
            <text:p>0</text:p>
          </table:table-cell>
          <table:table-cell office:value-type="float" office:value="1162.008242" calcext:value-type="float">
            <text:p>1162.008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06137124" calcext:value-type="float">
            <text:p>1106137124</text:p>
          </table:table-cell>
          <table:table-cell office:value-type="float" office:value="0" calcext:value-type="float">
            <text:p>0</text:p>
          </table:table-cell>
          <table:table-cell office:value-type="float" office:value="1471.859702" calcext:value-type="float">
            <text:p>1471.8597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04417079" calcext:value-type="float">
            <text:p>804417079</text:p>
          </table:table-cell>
          <table:table-cell office:value-type="float" office:value="0" calcext:value-type="float">
            <text:p>0</text:p>
          </table:table-cell>
          <table:table-cell office:value-type="float" office:value="1286.446531" calcext:value-type="float">
            <text:p>1286.4465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878573" calcext:value-type="float">
            <text:p>2878573</text:p>
          </table:table-cell>
          <table:table-cell office:value-type="float" office:value="0" calcext:value-type="float">
            <text:p>0</text:p>
          </table:table-cell>
          <table:table-cell office:value-type="float" office:value="1191.924632" calcext:value-type="float">
            <text:p>1191.9246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05551038" calcext:value-type="float">
            <text:p>1105551038</text:p>
          </table:table-cell>
          <table:table-cell office:value-type="float" office:value="0" calcext:value-type="float">
            <text:p>0</text:p>
          </table:table-cell>
          <table:table-cell office:value-type="float" office:value="1378.610133" calcext:value-type="float">
            <text:p>1378.610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04923989" calcext:value-type="float">
            <text:p>1004923989</text:p>
          </table:table-cell>
          <table:table-cell office:value-type="float" office:value="0" calcext:value-type="float">
            <text:p>0</text:p>
          </table:table-cell>
          <table:table-cell office:value-type="float" office:value="1637.843814" calcext:value-type="float">
            <text:p>1637.8438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12503261" calcext:value-type="float">
            <text:p>1012503261</text:p>
          </table:table-cell>
          <table:table-cell office:value-type="float" office:value="0" calcext:value-type="float">
            <text:p>0</text:p>
          </table:table-cell>
          <table:table-cell office:value-type="float" office:value="337.641887" calcext:value-type="float">
            <text:p>337.6418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5967366" calcext:value-type="float">
            <text:p>1105967366</text:p>
          </table:table-cell>
          <table:table-cell office:value-type="float" office:value="0" calcext:value-type="float">
            <text:p>0</text:p>
          </table:table-cell>
          <table:table-cell office:value-type="float" office:value="1583.835164" calcext:value-type="float">
            <text:p>1583.8351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13719947" calcext:value-type="float">
            <text:p>513719947</text:p>
          </table:table-cell>
          <table:table-cell office:value-type="float" office:value="0" calcext:value-type="float">
            <text:p>0</text:p>
          </table:table-cell>
          <table:table-cell office:value-type="float" office:value="4200.491858" calcext:value-type="float">
            <text:p>4200.4918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05514683" calcext:value-type="float">
            <text:p>1005514683</text:p>
          </table:table-cell>
          <table:table-cell office:value-type="float" office:value="0" calcext:value-type="float">
            <text:p>0</text:p>
          </table:table-cell>
          <table:table-cell office:value-type="float" office:value="1464.113487" calcext:value-type="float">
            <text:p>1464.1134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04233895" calcext:value-type="float">
            <text:p>804233895</text:p>
          </table:table-cell>
          <table:table-cell office:value-type="float" office:value="0" calcext:value-type="float">
            <text:p>0</text:p>
          </table:table-cell>
          <table:table-cell office:value-type="float" office:value="1265.715421" calcext:value-type="float">
            <text:p>1265.7154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530575024" calcext:value-type="float">
            <text:p>5530575024</text:p>
          </table:table-cell>
          <table:table-cell office:value-type="float" office:value="0" calcext:value-type="float">
            <text:p>0</text:p>
          </table:table-cell>
          <table:table-cell office:value-type="float" office:value="1420.512028" calcext:value-type="float">
            <text:p>1420.5120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24257604" calcext:value-type="float">
            <text:p>624257604</text:p>
          </table:table-cell>
          <table:table-cell office:value-type="float" office:value="0" calcext:value-type="float">
            <text:p>0</text:p>
          </table:table-cell>
          <table:table-cell office:value-type="float" office:value="1374.03616" calcext:value-type="float">
            <text:p>1374.036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421499306" calcext:value-type="float">
            <text:p>5421499306</text:p>
          </table:table-cell>
          <table:table-cell office:value-type="float" office:value="0" calcext:value-type="float">
            <text:p>0</text:p>
          </table:table-cell>
          <table:table-cell office:value-type="float" office:value="8508.254822" calcext:value-type="float">
            <text:p>8508.2548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3539984" calcext:value-type="float">
            <text:p>503539984</text:p>
          </table:table-cell>
          <table:table-cell office:value-type="float" office:value="0" calcext:value-type="float">
            <text:p>0</text:p>
          </table:table-cell>
          <table:table-cell office:value-type="float" office:value="9236.380695" calcext:value-type="float">
            <text:p>9236.3806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9390550" calcext:value-type="float">
            <text:p>1009390550</text:p>
          </table:table-cell>
          <table:table-cell office:value-type="float" office:value="0" calcext:value-type="float">
            <text:p>0</text:p>
          </table:table-cell>
          <table:table-cell office:value-type="float" office:value="9172.796806" calcext:value-type="float">
            <text:p>9172.7968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338840754" calcext:value-type="float">
            <text:p>5338840754</text:p>
          </table:table-cell>
          <table:table-cell office:value-type="float" office:value="0" calcext:value-type="float">
            <text:p>0</text:p>
          </table:table-cell>
          <table:table-cell office:value-type="float" office:value="9121.643348" calcext:value-type="float">
            <text:p>9121.6433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5499748" calcext:value-type="float">
            <text:p>1205499748</text:p>
          </table:table-cell>
          <table:table-cell office:value-type="float" office:value="0" calcext:value-type="float">
            <text:p>0</text:p>
          </table:table-cell>
          <table:table-cell office:value-type="float" office:value="9257.033675" calcext:value-type="float">
            <text:p>9257.0336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3711603" calcext:value-type="float">
            <text:p>703711603</text:p>
          </table:table-cell>
          <table:table-cell office:value-type="float" office:value="0" calcext:value-type="float">
            <text:p>0</text:p>
          </table:table-cell>
          <table:table-cell office:value-type="float" office:value="9245.301563" calcext:value-type="float">
            <text:p>9245.3015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286951" calcext:value-type="float">
            <text:p>1286951</text:p>
          </table:table-cell>
          <table:table-cell office:value-type="float" office:value="0" calcext:value-type="float">
            <text:p>0</text:p>
          </table:table-cell>
          <table:table-cell office:value-type="float" office:value="1424.236304" calcext:value-type="float">
            <text:p>1424.2363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4267740" calcext:value-type="float">
            <text:p>804267740</text:p>
          </table:table-cell>
          <table:table-cell office:value-type="float" office:value="0" calcext:value-type="float">
            <text:p>0</text:p>
          </table:table-cell>
          <table:table-cell office:value-type="float" office:value="1295.378196" calcext:value-type="float">
            <text:p>1295.3781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04702818" calcext:value-type="float">
            <text:p>904702818</text:p>
          </table:table-cell>
          <table:table-cell office:value-type="float" office:value="0" calcext:value-type="float">
            <text:p>0</text:p>
          </table:table-cell>
          <table:table-cell office:value-type="float" office:value="1276.521087" calcext:value-type="float">
            <text:p>1276.5210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05026964" calcext:value-type="float">
            <text:p>705026964</text:p>
          </table:table-cell>
          <table:table-cell office:value-type="float" office:value="0" calcext:value-type="float">
            <text:p>0</text:p>
          </table:table-cell>
          <table:table-cell office:value-type="float" office:value="471.239826" calcext:value-type="float">
            <text:p>471.2398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62711236" calcext:value-type="float">
            <text:p>662711236</text:p>
          </table:table-cell>
          <table:table-cell office:value-type="float" office:value="0" calcext:value-type="float">
            <text:p>0</text:p>
          </table:table-cell>
          <table:table-cell office:value-type="float" office:value="4125.069535" calcext:value-type="float">
            <text:p>4125.069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025263592" calcext:value-type="float">
            <text:p>5025263592</text:p>
          </table:table-cell>
          <table:table-cell office:value-type="float" office:value="0" calcext:value-type="float">
            <text:p>0</text:p>
          </table:table-cell>
          <table:table-cell office:value-type="float" office:value="1176.667119" calcext:value-type="float">
            <text:p>1176.6671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19016519" calcext:value-type="float">
            <text:p>1919016519</text:p>
          </table:table-cell>
          <table:table-cell office:value-type="float" office:value="0" calcext:value-type="float">
            <text:p>0</text:p>
          </table:table-cell>
          <table:table-cell office:value-type="float" office:value="1090.483078" calcext:value-type="float">
            <text:p>1090.483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807038" calcext:value-type="float">
            <text:p>1807038</text:p>
          </table:table-cell>
          <table:table-cell office:value-type="float" office:value="0" calcext:value-type="float">
            <text:p>0</text:p>
          </table:table-cell>
          <table:table-cell office:value-type="float" office:value="9141.519748" calcext:value-type="float">
            <text:p>9141.5197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507448936" calcext:value-type="float">
            <text:p>1507448936</text:p>
          </table:table-cell>
          <table:table-cell office:value-type="float" office:value="0" calcext:value-type="float">
            <text:p>0</text:p>
          </table:table-cell>
          <table:table-cell office:value-type="float" office:value="2425.07159" calcext:value-type="float">
            <text:p>2425.071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33505292" calcext:value-type="float">
            <text:p>733505292</text:p>
          </table:table-cell>
          <table:table-cell office:value-type="float" office:value="0" calcext:value-type="float">
            <text:p>0</text:p>
          </table:table-cell>
          <table:table-cell office:value-type="float" office:value="2397.548018" calcext:value-type="float">
            <text:p>2397.548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27265358" calcext:value-type="float">
            <text:p>1027265358</text:p>
          </table:table-cell>
          <table:table-cell office:value-type="float" office:value="0" calcext:value-type="float">
            <text:p>0</text:p>
          </table:table-cell>
          <table:table-cell office:value-type="float" office:value="411.90822" calcext:value-type="float">
            <text:p>411.908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69729" calcext:value-type="float">
            <text:p>669729</text:p>
          </table:table-cell>
          <table:table-cell office:value-type="float" office:value="0" calcext:value-type="float">
            <text:p>0</text:p>
          </table:table-cell>
          <table:table-cell office:value-type="float" office:value="468.227515" calcext:value-type="float">
            <text:p>468.2275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04578284" calcext:value-type="float">
            <text:p>904578284</text:p>
          </table:table-cell>
          <table:table-cell office:value-type="float" office:value="0" calcext:value-type="float">
            <text:p>0</text:p>
          </table:table-cell>
          <table:table-cell office:value-type="float" office:value="5219.90066" calcext:value-type="float">
            <text:p>5219.90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30494363" calcext:value-type="float">
            <text:p>630494363</text:p>
          </table:table-cell>
          <table:table-cell office:value-type="float" office:value="0" calcext:value-type="float">
            <text:p>0</text:p>
          </table:table-cell>
          <table:table-cell office:value-type="float" office:value="2546.516024" calcext:value-type="float">
            <text:p>2546.516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5621547399" calcext:value-type="float">
            <text:p>5621547399</text:p>
          </table:table-cell>
          <table:table-cell office:value-type="float" office:value="0" calcext:value-type="float">
            <text:p>0</text:p>
          </table:table-cell>
          <table:table-cell office:value-type="float" office:value="1169.340693" calcext:value-type="float">
            <text:p>1169.3406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5010318" calcext:value-type="float">
            <text:p>1005010318</text:p>
          </table:table-cell>
          <table:table-cell office:value-type="float" office:value="0" calcext:value-type="float">
            <text:p>0</text:p>
          </table:table-cell>
          <table:table-cell office:value-type="float" office:value="1796.194473" calcext:value-type="float">
            <text:p>1796.1944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721101299" calcext:value-type="float">
            <text:p>3721101299</text:p>
          </table:table-cell>
          <table:table-cell office:value-type="float" office:value="0" calcext:value-type="float">
            <text:p>0</text:p>
          </table:table-cell>
          <table:table-cell office:value-type="float" office:value="1768.838589" calcext:value-type="float">
            <text:p>1768.8385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745994642" calcext:value-type="float">
            <text:p>5745994642</text:p>
          </table:table-cell>
          <table:table-cell office:value-type="float" office:value="0" calcext:value-type="float">
            <text:p>0</text:p>
          </table:table-cell>
          <table:table-cell office:value-type="float" office:value="1802.511304" calcext:value-type="float">
            <text:p>1802.5113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15519874" calcext:value-type="float">
            <text:p>615519874</text:p>
          </table:table-cell>
          <table:table-cell office:value-type="float" office:value="0" calcext:value-type="float">
            <text:p>0</text:p>
          </table:table-cell>
          <table:table-cell office:value-type="float" office:value="737.352338" calcext:value-type="float">
            <text:p>737.3523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628406473" calcext:value-type="float">
            <text:p>1628406473</text:p>
          </table:table-cell>
          <table:table-cell office:value-type="float" office:value="0" calcext:value-type="float">
            <text:p>0</text:p>
          </table:table-cell>
          <table:table-cell office:value-type="float" office:value="536.17319" calcext:value-type="float">
            <text:p>536.173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04435198" calcext:value-type="float">
            <text:p>904435198</text:p>
          </table:table-cell>
          <table:table-cell office:value-type="float" office:value="0" calcext:value-type="float">
            <text:p>0</text:p>
          </table:table-cell>
          <table:table-cell office:value-type="float" office:value="1523.216397" calcext:value-type="float">
            <text:p>1523.2163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04476419" calcext:value-type="float">
            <text:p>804476419</text:p>
          </table:table-cell>
          <table:table-cell office:value-type="float" office:value="0" calcext:value-type="float">
            <text:p>0</text:p>
          </table:table-cell>
          <table:table-cell office:value-type="float" office:value="2508.202409" calcext:value-type="float">
            <text:p>2508.2024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03833710" calcext:value-type="float">
            <text:p>603833710</text:p>
          </table:table-cell>
          <table:table-cell office:value-type="float" office:value="0" calcext:value-type="float">
            <text:p>0</text:p>
          </table:table-cell>
          <table:table-cell office:value-type="float" office:value="1233.910383" calcext:value-type="float">
            <text:p>1233.9103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9277794" calcext:value-type="float">
            <text:p>1009277794</text:p>
          </table:table-cell>
          <table:table-cell office:value-type="float" office:value="0" calcext:value-type="float">
            <text:p>0</text:p>
          </table:table-cell>
          <table:table-cell office:value-type="float" office:value="1259.88604" calcext:value-type="float">
            <text:p>1259.886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21123" calcext:value-type="float">
            <text:p>1221123</text:p>
          </table:table-cell>
          <table:table-cell office:value-type="float" office:value="0" calcext:value-type="float">
            <text:p>0</text:p>
          </table:table-cell>
          <table:table-cell office:value-type="float" office:value="1171.37543" calcext:value-type="float">
            <text:p>1171.375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05107352" calcext:value-type="float">
            <text:p>605107352</text:p>
          </table:table-cell>
          <table:table-cell office:value-type="float" office:value="0" calcext:value-type="float">
            <text:p>0</text:p>
          </table:table-cell>
          <table:table-cell office:value-type="float" office:value="1539.425287" calcext:value-type="float">
            <text:p>1539.4252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846697" calcext:value-type="float">
            <text:p>1846697</text:p>
          </table:table-cell>
          <table:table-cell office:value-type="float" office:value="0" calcext:value-type="float">
            <text:p>0</text:p>
          </table:table-cell>
          <table:table-cell office:value-type="float" office:value="489.787618" calcext:value-type="float">
            <text:p>489.7876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03623131" calcext:value-type="float">
            <text:p>703623131</text:p>
          </table:table-cell>
          <table:table-cell office:value-type="float" office:value="0" calcext:value-type="float">
            <text:p>0</text:p>
          </table:table-cell>
          <table:table-cell office:value-type="float" office:value="1509.913209" calcext:value-type="float">
            <text:p>1509.913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607448510" calcext:value-type="float">
            <text:p>1607448510</text:p>
          </table:table-cell>
          <table:table-cell office:value-type="float" office:value="0" calcext:value-type="float">
            <text:p>0</text:p>
          </table:table-cell>
          <table:table-cell office:value-type="float" office:value="1743.0902" calcext:value-type="float">
            <text:p>1743.09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4987495" calcext:value-type="float">
            <text:p>624987495</text:p>
          </table:table-cell>
          <table:table-cell office:value-type="float" office:value="0" calcext:value-type="float">
            <text:p>0</text:p>
          </table:table-cell>
          <table:table-cell office:value-type="float" office:value="1364.934115" calcext:value-type="float">
            <text:p>1364.9341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6509863" calcext:value-type="float">
            <text:p>1306509863</text:p>
          </table:table-cell>
          <table:table-cell office:value-type="float" office:value="0" calcext:value-type="float">
            <text:p>0</text:p>
          </table:table-cell>
          <table:table-cell office:value-type="float" office:value="1612.426201" calcext:value-type="float">
            <text:p>1612.4262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8238684" calcext:value-type="float">
            <text:p>1008238684</text:p>
          </table:table-cell>
          <table:table-cell office:value-type="float" office:value="0" calcext:value-type="float">
            <text:p>0</text:p>
          </table:table-cell>
          <table:table-cell office:value-type="float" office:value="1689.45041" calcext:value-type="float">
            <text:p>1689.450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2952566" calcext:value-type="float">
            <text:p>402952566</text:p>
          </table:table-cell>
          <table:table-cell office:value-type="float" office:value="0" calcext:value-type="float">
            <text:p>0</text:p>
          </table:table-cell>
          <table:table-cell office:value-type="float" office:value="1391.930604" calcext:value-type="float">
            <text:p>1391.9306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98303" calcext:value-type="float">
            <text:p>1598303</text:p>
          </table:table-cell>
          <table:table-cell office:value-type="float" office:value="0" calcext:value-type="float">
            <text:p>0</text:p>
          </table:table-cell>
          <table:table-cell office:value-type="float" office:value="696.967418" calcext:value-type="float">
            <text:p>696.9674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13117234" calcext:value-type="float">
            <text:p>513117234</text:p>
          </table:table-cell>
          <table:table-cell office:value-type="float" office:value="0" calcext:value-type="float">
            <text:p>0</text:p>
          </table:table-cell>
          <table:table-cell office:value-type="float" office:value="1490.237021" calcext:value-type="float">
            <text:p>1490.237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4921819" calcext:value-type="float">
            <text:p>1004921819</text:p>
          </table:table-cell>
          <table:table-cell office:value-type="float" office:value="0" calcext:value-type="float">
            <text:p>0</text:p>
          </table:table-cell>
          <table:table-cell office:value-type="float" office:value="4190.521205" calcext:value-type="float">
            <text:p>4190.5212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729393" calcext:value-type="float">
            <text:p>1729393</text:p>
          </table:table-cell>
          <table:table-cell office:value-type="float" office:value="0" calcext:value-type="float">
            <text:p>0</text:p>
          </table:table-cell>
          <table:table-cell office:value-type="float" office:value="1679.723577" calcext:value-type="float">
            <text:p>1679.7235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17798115" calcext:value-type="float">
            <text:p>1017798115</text:p>
          </table:table-cell>
          <table:table-cell office:value-type="float" office:value="0" calcext:value-type="float">
            <text:p>0</text:p>
          </table:table-cell>
          <table:table-cell office:value-type="float" office:value="4219.485626" calcext:value-type="float">
            <text:p>4219.4856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22626645" calcext:value-type="float">
            <text:p>522626645</text:p>
          </table:table-cell>
          <table:table-cell office:value-type="float" office:value="0" calcext:value-type="float">
            <text:p>0</text:p>
          </table:table-cell>
          <table:table-cell office:value-type="float" office:value="1361.797219" calcext:value-type="float">
            <text:p>1361.7972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607273557" calcext:value-type="float">
            <text:p>1607273557</text:p>
          </table:table-cell>
          <table:table-cell office:value-type="float" office:value="0" calcext:value-type="float">
            <text:p>0</text:p>
          </table:table-cell>
          <table:table-cell office:value-type="float" office:value="1559.890254" calcext:value-type="float">
            <text:p>1559.8902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3697763" calcext:value-type="float">
            <text:p>703697763</text:p>
          </table:table-cell>
          <table:table-cell office:value-type="float" office:value="0" calcext:value-type="float">
            <text:p>0</text:p>
          </table:table-cell>
          <table:table-cell office:value-type="float" office:value="1494.906963" calcext:value-type="float">
            <text:p>1494.9069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506853762" calcext:value-type="float">
            <text:p>1506853762</text:p>
          </table:table-cell>
          <table:table-cell office:value-type="float" office:value="0" calcext:value-type="float">
            <text:p>0</text:p>
          </table:table-cell>
          <table:table-cell office:value-type="float" office:value="1359.103586" calcext:value-type="float">
            <text:p>1359.103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624832446" calcext:value-type="float">
            <text:p>624832446</text:p>
          </table:table-cell>
          <table:table-cell office:value-type="float" office:value="0" calcext:value-type="float">
            <text:p>0</text:p>
          </table:table-cell>
          <table:table-cell office:value-type="float" office:value="493.256009" calcext:value-type="float">
            <text:p>493.256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829242051" calcext:value-type="float">
            <text:p>7829242051</text:p>
          </table:table-cell>
          <table:table-cell office:value-type="float" office:value="0" calcext:value-type="float">
            <text:p>0</text:p>
          </table:table-cell>
          <table:table-cell office:value-type="float" office:value="1720.047658" calcext:value-type="float">
            <text:p>1720.0476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04033730" calcext:value-type="float">
            <text:p>604033730</text:p>
          </table:table-cell>
          <table:table-cell office:value-type="float" office:value="0" calcext:value-type="float">
            <text:p>0</text:p>
          </table:table-cell>
          <table:table-cell office:value-type="float" office:value="475.73595" calcext:value-type="float">
            <text:p>475.735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04105377" calcext:value-type="float">
            <text:p>804105377</text:p>
          </table:table-cell>
          <table:table-cell office:value-type="float" office:value="0" calcext:value-type="float">
            <text:p>0</text:p>
          </table:table-cell>
          <table:table-cell office:value-type="float" office:value="1502.932674" calcext:value-type="float">
            <text:p>1502.932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968946906" calcext:value-type="float">
            <text:p>7968946906</text:p>
          </table:table-cell>
          <table:table-cell office:value-type="float" office:value="0" calcext:value-type="float">
            <text:p>0</text:p>
          </table:table-cell>
          <table:table-cell office:value-type="float" office:value="1679.41335" calcext:value-type="float">
            <text:p>1679.413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607187940" calcext:value-type="float">
            <text:p>1607187940</text:p>
          </table:table-cell>
          <table:table-cell office:value-type="float" office:value="0" calcext:value-type="float">
            <text:p>0</text:p>
          </table:table-cell>
          <table:table-cell office:value-type="float" office:value="2076.182377" calcext:value-type="float">
            <text:p>2076.1823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950518999" calcext:value-type="float">
            <text:p>7950518999</text:p>
          </table:table-cell>
          <table:table-cell office:value-type="float" office:value="0" calcext:value-type="float">
            <text:p>0</text:p>
          </table:table-cell>
          <table:table-cell office:value-type="float" office:value="1778.98378" calcext:value-type="float">
            <text:p>1778.983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904516038" calcext:value-type="float">
            <text:p>904516038</text:p>
          </table:table-cell>
          <table:table-cell office:value-type="float" office:value="0" calcext:value-type="float">
            <text:p>0</text:p>
          </table:table-cell>
          <table:table-cell office:value-type="float" office:value="476.1181" calcext:value-type="float">
            <text:p>476.11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04081437" calcext:value-type="float">
            <text:p>804081437</text:p>
          </table:table-cell>
          <table:table-cell office:value-type="float" office:value="0" calcext:value-type="float">
            <text:p>0</text:p>
          </table:table-cell>
          <table:table-cell office:value-type="float" office:value="6171.250513" calcext:value-type="float">
            <text:p>6171.2505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04428688" calcext:value-type="float">
            <text:p>704428688</text:p>
          </table:table-cell>
          <table:table-cell office:value-type="float" office:value="0" calcext:value-type="float">
            <text:p>0</text:p>
          </table:table-cell>
          <table:table-cell office:value-type="float" office:value="4424.781409" calcext:value-type="float">
            <text:p>4424.7814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21556979" calcext:value-type="float">
            <text:p>721556979</text:p>
          </table:table-cell>
          <table:table-cell office:value-type="float" office:value="0" calcext:value-type="float">
            <text:p>0</text:p>
          </table:table-cell>
          <table:table-cell office:value-type="float" office:value="9272.276415" calcext:value-type="float">
            <text:p>9272.2764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26316973" calcext:value-type="float">
            <text:p>726316973</text:p>
          </table:table-cell>
          <table:table-cell office:value-type="float" office:value="0" calcext:value-type="float">
            <text:p>0</text:p>
          </table:table-cell>
          <table:table-cell office:value-type="float" office:value="6246.355372" calcext:value-type="float">
            <text:p>6246.3553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131835718" calcext:value-type="float">
            <text:p>8131835718</text:p>
          </table:table-cell>
          <table:table-cell office:value-type="float" office:value="0" calcext:value-type="float">
            <text:p>0</text:p>
          </table:table-cell>
          <table:table-cell office:value-type="float" office:value="5745.52042" calcext:value-type="float">
            <text:p>5745.520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03918072" calcext:value-type="float">
            <text:p>603918072</text:p>
          </table:table-cell>
          <table:table-cell office:value-type="float" office:value="0" calcext:value-type="float">
            <text:p>0</text:p>
          </table:table-cell>
          <table:table-cell office:value-type="float" office:value="6234.799141" calcext:value-type="float">
            <text:p>6234.7991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703995151" calcext:value-type="float">
            <text:p>703995151</text:p>
          </table:table-cell>
          <table:table-cell office:value-type="float" office:value="0" calcext:value-type="float">
            <text:p>0</text:p>
          </table:table-cell>
          <table:table-cell office:value-type="float" office:value="656.054113" calcext:value-type="float">
            <text:p>656.0541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3922340" calcext:value-type="float">
            <text:p>803922340</text:p>
          </table:table-cell>
          <table:table-cell office:value-type="float" office:value="0" calcext:value-type="float">
            <text:p>0</text:p>
          </table:table-cell>
          <table:table-cell office:value-type="float" office:value="1499.967831" calcext:value-type="float">
            <text:p>1499.9678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9547215" calcext:value-type="float">
            <text:p>729547215</text:p>
          </table:table-cell>
          <table:table-cell office:value-type="float" office:value="0" calcext:value-type="float">
            <text:p>0</text:p>
          </table:table-cell>
          <table:table-cell office:value-type="float" office:value="1877.50607" calcext:value-type="float">
            <text:p>1877.50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428446945" calcext:value-type="float">
            <text:p>1428446945</text:p>
          </table:table-cell>
          <table:table-cell office:value-type="float" office:value="0" calcext:value-type="float">
            <text:p>0</text:p>
          </table:table-cell>
          <table:table-cell office:value-type="float" office:value="468.278463" calcext:value-type="float">
            <text:p>468.2784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76419" calcext:value-type="float">
            <text:p>1276419</text:p>
          </table:table-cell>
          <table:table-cell office:value-type="float" office:value="0" calcext:value-type="float">
            <text:p>0</text:p>
          </table:table-cell>
          <table:table-cell office:value-type="float" office:value="4191.441909" calcext:value-type="float">
            <text:p>4191.441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3940109" calcext:value-type="float">
            <text:p>703940109</text:p>
          </table:table-cell>
          <table:table-cell office:value-type="float" office:value="0" calcext:value-type="float">
            <text:p>0</text:p>
          </table:table-cell>
          <table:table-cell office:value-type="float" office:value="1614.529731" calcext:value-type="float">
            <text:p>1614.5297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4084475" calcext:value-type="float">
            <text:p>804084475</text:p>
          </table:table-cell>
          <table:table-cell office:value-type="float" office:value="0" calcext:value-type="float">
            <text:p>0</text:p>
          </table:table-cell>
          <table:table-cell office:value-type="float" office:value="1390.386653" calcext:value-type="float">
            <text:p>1390.3866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606905908" calcext:value-type="float">
            <text:p>1606905908</text:p>
          </table:table-cell>
          <table:table-cell office:value-type="float" office:value="0" calcext:value-type="float">
            <text:p>0</text:p>
          </table:table-cell>
          <table:table-cell office:value-type="float" office:value="6294.658663" calcext:value-type="float">
            <text:p>6294.6586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03435717" calcext:value-type="float">
            <text:p>603435717</text:p>
          </table:table-cell>
          <table:table-cell office:value-type="float" office:value="0" calcext:value-type="float">
            <text:p>0</text:p>
          </table:table-cell>
          <table:table-cell office:value-type="float" office:value="2182.504645" calcext:value-type="float">
            <text:p>2182.5046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755213859" calcext:value-type="float">
            <text:p>6755213859</text:p>
          </table:table-cell>
          <table:table-cell office:value-type="float" office:value="0" calcext:value-type="float">
            <text:p>0</text:p>
          </table:table-cell>
          <table:table-cell office:value-type="float" office:value="1999.07185" calcext:value-type="float">
            <text:p>1999.071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365273024" calcext:value-type="float">
            <text:p>5365273024</text:p>
          </table:table-cell>
          <table:table-cell office:value-type="float" office:value="0" calcext:value-type="float">
            <text:p>0</text:p>
          </table:table-cell>
          <table:table-cell office:value-type="float" office:value="438.707979" calcext:value-type="float">
            <text:p>438.7079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54242" calcext:value-type="float">
            <text:p>1354242</text:p>
          </table:table-cell>
          <table:table-cell office:value-type="float" office:value="0" calcext:value-type="float">
            <text:p>0</text:p>
          </table:table-cell>
          <table:table-cell office:value-type="float" office:value="497.480275" calcext:value-type="float">
            <text:p>497.4802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26262096" calcext:value-type="float">
            <text:p>826262096</text:p>
          </table:table-cell>
          <table:table-cell office:value-type="float" office:value="0" calcext:value-type="float">
            <text:p>0</text:p>
          </table:table-cell>
          <table:table-cell office:value-type="float" office:value="5103.810712" calcext:value-type="float">
            <text:p>5103.8107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44685941" calcext:value-type="float">
            <text:p>644685941</text:p>
          </table:table-cell>
          <table:table-cell office:value-type="float" office:value="0" calcext:value-type="float">
            <text:p>0</text:p>
          </table:table-cell>
          <table:table-cell office:value-type="float" office:value="2704.405433" calcext:value-type="float">
            <text:p>2704.4054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8043814566" calcext:value-type="float">
            <text:p>8043814566</text:p>
          </table:table-cell>
          <table:table-cell office:value-type="float" office:value="0" calcext:value-type="float">
            <text:p>0</text:p>
          </table:table-cell>
          <table:table-cell office:value-type="float" office:value="1506.352835" calcext:value-type="float">
            <text:p>1506.3528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03096425" calcext:value-type="float">
            <text:p>503096425</text:p>
          </table:table-cell>
          <table:table-cell office:value-type="float" office:value="0" calcext:value-type="float">
            <text:p>0</text:p>
          </table:table-cell>
          <table:table-cell office:value-type="float" office:value="1771.487948" calcext:value-type="float">
            <text:p>1771.4879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04335787" calcext:value-type="float">
            <text:p>704335787</text:p>
          </table:table-cell>
          <table:table-cell office:value-type="float" office:value="0" calcext:value-type="float">
            <text:p>0</text:p>
          </table:table-cell>
          <table:table-cell office:value-type="float" office:value="1681.714563" calcext:value-type="float">
            <text:p>1681.7145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5353533" calcext:value-type="float">
            <text:p>1105353533</text:p>
          </table:table-cell>
          <table:table-cell office:value-type="float" office:value="0" calcext:value-type="float">
            <text:p>0</text:p>
          </table:table-cell>
          <table:table-cell office:value-type="float" office:value="1729.881209" calcext:value-type="float">
            <text:p>1729.8812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02482874" calcext:value-type="float">
            <text:p>202482874</text:p>
          </table:table-cell>
          <table:table-cell office:value-type="float" office:value="0" calcext:value-type="float">
            <text:p>0</text:p>
          </table:table-cell>
          <table:table-cell office:value-type="float" office:value="709.196442" calcext:value-type="float">
            <text:p>709.196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05706080" calcext:value-type="float">
            <text:p>1005706080</text:p>
          </table:table-cell>
          <table:table-cell office:value-type="float" office:value="0" calcext:value-type="float">
            <text:p>0</text:p>
          </table:table-cell>
          <table:table-cell office:value-type="float" office:value="482.410032" calcext:value-type="float">
            <text:p>482.4100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04633026" calcext:value-type="float">
            <text:p>904633026</text:p>
          </table:table-cell>
          <table:table-cell office:value-type="float" office:value="0" calcext:value-type="float">
            <text:p>0</text:p>
          </table:table-cell>
          <table:table-cell office:value-type="float" office:value="1066.557029" calcext:value-type="float">
            <text:p>1066.557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03327901" calcext:value-type="float">
            <text:p>603327901</text:p>
          </table:table-cell>
          <table:table-cell office:value-type="float" office:value="0" calcext:value-type="float">
            <text:p>0</text:p>
          </table:table-cell>
          <table:table-cell office:value-type="float" office:value="2279.415285" calcext:value-type="float">
            <text:p>2279.4152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6159510" calcext:value-type="float">
            <text:p>526159510</text:p>
          </table:table-cell>
          <table:table-cell office:value-type="float" office:value="0" calcext:value-type="float">
            <text:p>0</text:p>
          </table:table-cell>
          <table:table-cell office:value-type="float" office:value="1270.871584" calcext:value-type="float">
            <text:p>1270.8715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04959514" calcext:value-type="float">
            <text:p>904959514</text:p>
          </table:table-cell>
          <table:table-cell office:value-type="float" office:value="0" calcext:value-type="float">
            <text:p>0</text:p>
          </table:table-cell>
          <table:table-cell office:value-type="float" office:value="1346.624858" calcext:value-type="float">
            <text:p>1346.6248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04469307" calcext:value-type="float">
            <text:p>804469307</text:p>
          </table:table-cell>
          <table:table-cell office:value-type="float" office:value="0" calcext:value-type="float">
            <text:p>0</text:p>
          </table:table-cell>
          <table:table-cell office:value-type="float" office:value="1195.919213" calcext:value-type="float">
            <text:p>1195.919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03811778" calcext:value-type="float">
            <text:p>603811778</text:p>
          </table:table-cell>
          <table:table-cell office:value-type="float" office:value="0" calcext:value-type="float">
            <text:p>0</text:p>
          </table:table-cell>
          <table:table-cell office:value-type="float" office:value="1365.698828" calcext:value-type="float">
            <text:p>1365.6988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3186025" calcext:value-type="float">
            <text:p>503186025</text:p>
          </table:table-cell>
          <table:table-cell office:value-type="float" office:value="0" calcext:value-type="float">
            <text:p>0</text:p>
          </table:table-cell>
          <table:table-cell office:value-type="float" office:value="437.08307" calcext:value-type="float">
            <text:p>437.083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3041648" calcext:value-type="float">
            <text:p>503041648</text:p>
          </table:table-cell>
          <table:table-cell office:value-type="float" office:value="0" calcext:value-type="float">
            <text:p>0</text:p>
          </table:table-cell>
          <table:table-cell office:value-type="float" office:value="1562.57618" calcext:value-type="float">
            <text:p>1562.576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804556260" calcext:value-type="float">
            <text:p>804556260</text:p>
          </table:table-cell>
          <table:table-cell office:value-type="float" office:value="0" calcext:value-type="float">
            <text:p>0</text:p>
          </table:table-cell>
          <table:table-cell office:value-type="float" office:value="1719.623245" calcext:value-type="float">
            <text:p>1719.623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21707625" calcext:value-type="float">
            <text:p>1021707625</text:p>
          </table:table-cell>
          <table:table-cell office:value-type="float" office:value="0" calcext:value-type="float">
            <text:p>0</text:p>
          </table:table-cell>
          <table:table-cell office:value-type="float" office:value="4163.076916" calcext:value-type="float">
            <text:p>4163.0769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03919496" calcext:value-type="float">
            <text:p>503919496</text:p>
          </table:table-cell>
          <table:table-cell office:value-type="float" office:value="0" calcext:value-type="float">
            <text:p>0</text:p>
          </table:table-cell>
          <table:table-cell office:value-type="float" office:value="1419.678611" calcext:value-type="float">
            <text:p>1419.6786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20699994" calcext:value-type="float">
            <text:p>620699994</text:p>
          </table:table-cell>
          <table:table-cell office:value-type="float" office:value="0" calcext:value-type="float">
            <text:p>0</text:p>
          </table:table-cell>
          <table:table-cell office:value-type="float" office:value="1508.543519" calcext:value-type="float">
            <text:p>1508.5435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04296808" calcext:value-type="float">
            <text:p>804296808</text:p>
          </table:table-cell>
          <table:table-cell office:value-type="float" office:value="0" calcext:value-type="float">
            <text:p>0</text:p>
          </table:table-cell>
          <table:table-cell office:value-type="float" office:value="1516.145466" calcext:value-type="float">
            <text:p>1516.1454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03314890" calcext:value-type="float">
            <text:p>603314890</text:p>
          </table:table-cell>
          <table:table-cell office:value-type="float" office:value="0" calcext:value-type="float">
            <text:p>0</text:p>
          </table:table-cell>
          <table:table-cell office:value-type="float" office:value="590.925725" calcext:value-type="float">
            <text:p>590.9257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04259635" calcext:value-type="float">
            <text:p>804259635</text:p>
          </table:table-cell>
          <table:table-cell office:value-type="float" office:value="0" calcext:value-type="float">
            <text:p>0</text:p>
          </table:table-cell>
          <table:table-cell office:value-type="float" office:value="1611.514799" calcext:value-type="float">
            <text:p>1611.5147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713724064" calcext:value-type="float">
            <text:p>713724064</text:p>
          </table:table-cell>
          <table:table-cell office:value-type="float" office:value="0" calcext:value-type="float">
            <text:p>0</text:p>
          </table:table-cell>
          <table:table-cell office:value-type="float" office:value="1041.933804" calcext:value-type="float">
            <text:p>1041.9338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04274138" calcext:value-type="float">
            <text:p>804274138</text:p>
          </table:table-cell>
          <table:table-cell office:value-type="float" office:value="0" calcext:value-type="float">
            <text:p>0</text:p>
          </table:table-cell>
          <table:table-cell office:value-type="float" office:value="452.36339" calcext:value-type="float">
            <text:p>452.363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04084503" calcext:value-type="float">
            <text:p>504084503</text:p>
          </table:table-cell>
          <table:table-cell office:value-type="float" office:value="0" calcext:value-type="float">
            <text:p>0</text:p>
          </table:table-cell>
          <table:table-cell office:value-type="float" office:value="4223.551925" calcext:value-type="float">
            <text:p>4223.5519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03520445" calcext:value-type="float">
            <text:p>603520445</text:p>
          </table:table-cell>
          <table:table-cell office:value-type="float" office:value="0" calcext:value-type="float">
            <text:p>0</text:p>
          </table:table-cell>
          <table:table-cell office:value-type="float" office:value="1375.831727" calcext:value-type="float">
            <text:p>1375.8317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529898820" calcext:value-type="float">
            <text:p>7529898820</text:p>
          </table:table-cell>
          <table:table-cell office:value-type="float" office:value="0" calcext:value-type="float">
            <text:p>0</text:p>
          </table:table-cell>
          <table:table-cell office:value-type="float" office:value="1065.932774" calcext:value-type="float">
            <text:p>1065.9327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03502255" calcext:value-type="float">
            <text:p>603502255</text:p>
          </table:table-cell>
          <table:table-cell office:value-type="float" office:value="0" calcext:value-type="float">
            <text:p>0</text:p>
          </table:table-cell>
          <table:table-cell office:value-type="float" office:value="1309.079564" calcext:value-type="float">
            <text:p>1309.0795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04865319" calcext:value-type="float">
            <text:p>704865319</text:p>
          </table:table-cell>
          <table:table-cell office:value-type="float" office:value="0" calcext:value-type="float">
            <text:p>0</text:p>
          </table:table-cell>
          <table:table-cell office:value-type="float" office:value="1197.703892" calcext:value-type="float">
            <text:p>1197.7038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524429258" calcext:value-type="float">
            <text:p>524429258</text:p>
          </table:table-cell>
          <table:table-cell office:value-type="float" office:value="0" calcext:value-type="float">
            <text:p>0</text:p>
          </table:table-cell>
          <table:table-cell office:value-type="float" office:value="1584.186782" calcext:value-type="float">
            <text:p>1584.1867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649373201" calcext:value-type="float">
            <text:p>7649373201</text:p>
          </table:table-cell>
          <table:table-cell office:value-type="float" office:value="0" calcext:value-type="float">
            <text:p>0</text:p>
          </table:table-cell>
          <table:table-cell office:value-type="float" office:value="479.058952" calcext:value-type="float">
            <text:p>479.0589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03459894" calcext:value-type="float">
            <text:p>503459894</text:p>
          </table:table-cell>
          <table:table-cell office:value-type="float" office:value="0" calcext:value-type="float">
            <text:p>0</text:p>
          </table:table-cell>
          <table:table-cell office:value-type="float" office:value="495.944995" calcext:value-type="float">
            <text:p>495.9449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3764904" calcext:value-type="float">
            <text:p>603764904</text:p>
          </table:table-cell>
          <table:table-cell office:value-type="float" office:value="0" calcext:value-type="float">
            <text:p>0</text:p>
          </table:table-cell>
          <table:table-cell office:value-type="float" office:value="4818.42139" calcext:value-type="float">
            <text:p>4818.421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25458836" calcext:value-type="float">
            <text:p>625458836</text:p>
          </table:table-cell>
          <table:table-cell office:value-type="float" office:value="0" calcext:value-type="float">
            <text:p>0</text:p>
          </table:table-cell>
          <table:table-cell office:value-type="float" office:value="2305.064887" calcext:value-type="float">
            <text:p>2305.0648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4880893" calcext:value-type="float">
            <text:p>804880893</text:p>
          </table:table-cell>
          <table:table-cell office:value-type="float" office:value="0" calcext:value-type="float">
            <text:p>0</text:p>
          </table:table-cell>
          <table:table-cell office:value-type="float" office:value="2180.331399" calcext:value-type="float">
            <text:p>2180.331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733082729" calcext:value-type="float">
            <text:p>7733082729</text:p>
          </table:table-cell>
          <table:table-cell office:value-type="float" office:value="0" calcext:value-type="float">
            <text:p>0</text:p>
          </table:table-cell>
          <table:table-cell office:value-type="float" office:value="2288.748615" calcext:value-type="float">
            <text:p>2288.7486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904554126" calcext:value-type="float">
            <text:p>904554126</text:p>
          </table:table-cell>
          <table:table-cell office:value-type="float" office:value="0" calcext:value-type="float">
            <text:p>0</text:p>
          </table:table-cell>
          <table:table-cell office:value-type="float" office:value="1365.693029" calcext:value-type="float">
            <text:p>1365.6930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14892148" calcext:value-type="float">
            <text:p>614892148</text:p>
          </table:table-cell>
          <table:table-cell office:value-type="float" office:value="0" calcext:value-type="float">
            <text:p>0</text:p>
          </table:table-cell>
          <table:table-cell office:value-type="float" office:value="8513.021048" calcext:value-type="float">
            <text:p>8513.0210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31705539" calcext:value-type="float">
            <text:p>731705539</text:p>
          </table:table-cell>
          <table:table-cell office:value-type="float" office:value="0" calcext:value-type="float">
            <text:p>0</text:p>
          </table:table-cell>
          <table:table-cell office:value-type="float" office:value="7509.258592" calcext:value-type="float">
            <text:p>7509.2585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03509775" calcext:value-type="float">
            <text:p>603509775</text:p>
          </table:table-cell>
          <table:table-cell office:value-type="float" office:value="0" calcext:value-type="float">
            <text:p>0</text:p>
          </table:table-cell>
          <table:table-cell office:value-type="float" office:value="5656.745088" calcext:value-type="float">
            <text:p>5656.7450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05119724" calcext:value-type="float">
            <text:p>1005119724</text:p>
          </table:table-cell>
          <table:table-cell office:value-type="float" office:value="0" calcext:value-type="float">
            <text:p>0</text:p>
          </table:table-cell>
          <table:table-cell office:value-type="float" office:value="8663.696341" calcext:value-type="float">
            <text:p>8663.6963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631175661" calcext:value-type="float">
            <text:p>7631175661</text:p>
          </table:table-cell>
          <table:table-cell office:value-type="float" office:value="0" calcext:value-type="float">
            <text:p>0</text:p>
          </table:table-cell>
          <table:table-cell office:value-type="float" office:value="8825.431338" calcext:value-type="float">
            <text:p>8825.4313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03541527" calcext:value-type="float">
            <text:p>603541527</text:p>
          </table:table-cell>
          <table:table-cell office:value-type="float" office:value="0" calcext:value-type="float">
            <text:p>0</text:p>
          </table:table-cell>
          <table:table-cell office:value-type="float" office:value="8669.278701" calcext:value-type="float">
            <text:p>8669.2787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703993106" calcext:value-type="float">
            <text:p>703993106</text:p>
          </table:table-cell>
          <table:table-cell office:value-type="float" office:value="0" calcext:value-type="float">
            <text:p>0</text:p>
          </table:table-cell>
          <table:table-cell office:value-type="float" office:value="2268.447438" calcext:value-type="float">
            <text:p>2268.4474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04908111" calcext:value-type="float">
            <text:p>804908111</text:p>
          </table:table-cell>
          <table:table-cell office:value-type="float" office:value="0" calcext:value-type="float">
            <text:p>0</text:p>
          </table:table-cell>
          <table:table-cell office:value-type="float" office:value="1487.868552" calcext:value-type="float">
            <text:p>1487.8685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636057501" calcext:value-type="float">
            <text:p>5636057501</text:p>
          </table:table-cell>
          <table:table-cell office:value-type="float" office:value="0" calcext:value-type="float">
            <text:p>0</text:p>
          </table:table-cell>
          <table:table-cell office:value-type="float" office:value="1398.181454" calcext:value-type="float">
            <text:p>1398.1814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36021374" calcext:value-type="float">
            <text:p>736021374</text:p>
          </table:table-cell>
          <table:table-cell office:value-type="float" office:value="0" calcext:value-type="float">
            <text:p>0</text:p>
          </table:table-cell>
          <table:table-cell office:value-type="float" office:value="1820.242565" calcext:value-type="float">
            <text:p>1820.2425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03861027" calcext:value-type="float">
            <text:p>703861027</text:p>
          </table:table-cell>
          <table:table-cell office:value-type="float" office:value="0" calcext:value-type="float">
            <text:p>0</text:p>
          </table:table-cell>
          <table:table-cell office:value-type="float" office:value="4235.007231" calcext:value-type="float">
            <text:p>4235.007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03435995" calcext:value-type="float">
            <text:p>603435995</text:p>
          </table:table-cell>
          <table:table-cell office:value-type="float" office:value="0" calcext:value-type="float">
            <text:p>0</text:p>
          </table:table-cell>
          <table:table-cell office:value-type="float" office:value="1401.575747" calcext:value-type="float">
            <text:p>1401.5757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03938271" calcext:value-type="float">
            <text:p>803938271</text:p>
          </table:table-cell>
          <table:table-cell office:value-type="float" office:value="0" calcext:value-type="float">
            <text:p>0</text:p>
          </table:table-cell>
          <table:table-cell office:value-type="float" office:value="1269.305127" calcext:value-type="float">
            <text:p>1269.305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704438135" calcext:value-type="float">
            <text:p>704438135</text:p>
          </table:table-cell>
          <table:table-cell office:value-type="float" office:value="0" calcext:value-type="float">
            <text:p>0</text:p>
          </table:table-cell>
          <table:table-cell office:value-type="float" office:value="8817.231369" calcext:value-type="float">
            <text:p>8817.2313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03405387" calcext:value-type="float">
            <text:p>603405387</text:p>
          </table:table-cell>
          <table:table-cell office:value-type="float" office:value="0" calcext:value-type="float">
            <text:p>0</text:p>
          </table:table-cell>
          <table:table-cell office:value-type="float" office:value="1487.348866" calcext:value-type="float">
            <text:p>1487.3488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21264764" calcext:value-type="float">
            <text:p>621264764</text:p>
          </table:table-cell>
          <table:table-cell office:value-type="float" office:value="0" calcext:value-type="float">
            <text:p>0</text:p>
          </table:table-cell>
          <table:table-cell office:value-type="float" office:value="1685.676866" calcext:value-type="float">
            <text:p>1685.6768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4843759987" calcext:value-type="float">
            <text:p>4843759987</text:p>
          </table:table-cell>
          <table:table-cell office:value-type="float" office:value="0" calcext:value-type="float">
            <text:p>0</text:p>
          </table:table-cell>
          <table:table-cell office:value-type="float" office:value="1494.70853" calcext:value-type="float">
            <text:p>1494.708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406395341" calcext:value-type="float">
            <text:p>1406395341</text:p>
          </table:table-cell>
          <table:table-cell office:value-type="float" office:value="0" calcext:value-type="float">
            <text:p>0</text:p>
          </table:table-cell>
          <table:table-cell office:value-type="float" office:value="493.272981" calcext:value-type="float">
            <text:p>493.2729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26262875" calcext:value-type="float">
            <text:p>726262875</text:p>
          </table:table-cell>
          <table:table-cell office:value-type="float" office:value="0" calcext:value-type="float">
            <text:p>0</text:p>
          </table:table-cell>
          <table:table-cell office:value-type="float" office:value="1195.913808" calcext:value-type="float">
            <text:p>1195.9138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32662398" calcext:value-type="float">
            <text:p>632662398</text:p>
          </table:table-cell>
          <table:table-cell office:value-type="float" office:value="0" calcext:value-type="float">
            <text:p>0</text:p>
          </table:table-cell>
          <table:table-cell office:value-type="float" office:value="1560.707742" calcext:value-type="float">
            <text:p>1560.7077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7652253942" calcext:value-type="float">
            <text:p>7652253942</text:p>
          </table:table-cell>
          <table:table-cell office:value-type="float" office:value="0" calcext:value-type="float">
            <text:p>0</text:p>
          </table:table-cell>
          <table:table-cell office:value-type="float" office:value="1290.182282" calcext:value-type="float">
            <text:p>1290.1822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19066631" calcext:value-type="float">
            <text:p>1519066631</text:p>
          </table:table-cell>
          <table:table-cell office:value-type="float" office:value="0" calcext:value-type="float">
            <text:p>0</text:p>
          </table:table-cell>
          <table:table-cell office:value-type="float" office:value="1374.761629" calcext:value-type="float">
            <text:p>1374.7616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04150531" calcext:value-type="float">
            <text:p>704150531</text:p>
          </table:table-cell>
          <table:table-cell office:value-type="float" office:value="0" calcext:value-type="float">
            <text:p>0</text:p>
          </table:table-cell>
          <table:table-cell office:value-type="float" office:value="1253.588703" calcext:value-type="float">
            <text:p>1253.588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05103055" calcext:value-type="float">
            <text:p>1005103055</text:p>
          </table:table-cell>
          <table:table-cell office:value-type="float" office:value="0" calcext:value-type="float">
            <text:p>0</text:p>
          </table:table-cell>
          <table:table-cell office:value-type="float" office:value="1289.482702" calcext:value-type="float">
            <text:p>1289.4827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904944296" calcext:value-type="float">
            <text:p>904944296</text:p>
          </table:table-cell>
          <table:table-cell office:value-type="float" office:value="0" calcext:value-type="float">
            <text:p>0</text:p>
          </table:table-cell>
          <table:table-cell office:value-type="float" office:value="420.464003" calcext:value-type="float">
            <text:p>420.4640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983768" calcext:value-type="float">
            <text:p>1983768</text:p>
          </table:table-cell>
          <table:table-cell office:value-type="float" office:value="0" calcext:value-type="float">
            <text:p>0</text:p>
          </table:table-cell>
          <table:table-cell office:value-type="float" office:value="1709.019682" calcext:value-type="float">
            <text:p>1709.0196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53421" calcext:value-type="float">
            <text:p>1253421</text:p>
          </table:table-cell>
          <table:table-cell office:value-type="float" office:value="0" calcext:value-type="float">
            <text:p>0</text:p>
          </table:table-cell>
          <table:table-cell office:value-type="float" office:value="1073.392641" calcext:value-type="float">
            <text:p>1073.3926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03595824" calcext:value-type="float">
            <text:p>603595824</text:p>
          </table:table-cell>
          <table:table-cell office:value-type="float" office:value="0" calcext:value-type="float">
            <text:p>0</text:p>
          </table:table-cell>
          <table:table-cell office:value-type="float" office:value="1484.272795" calcext:value-type="float">
            <text:p>1484.2727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25668539" calcext:value-type="float">
            <text:p>825668539</text:p>
          </table:table-cell>
          <table:table-cell office:value-type="float" office:value="0" calcext:value-type="float">
            <text:p>0</text:p>
          </table:table-cell>
          <table:table-cell office:value-type="float" office:value="1248.084102" calcext:value-type="float">
            <text:p>1248.0841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04075982" calcext:value-type="float">
            <text:p>704075982</text:p>
          </table:table-cell>
          <table:table-cell office:value-type="float" office:value="0" calcext:value-type="float">
            <text:p>0</text:p>
          </table:table-cell>
          <table:table-cell office:value-type="float" office:value="1243.209697" calcext:value-type="float">
            <text:p>1243.2096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14244282" calcext:value-type="float">
            <text:p>814244282</text:p>
          </table:table-cell>
          <table:table-cell office:value-type="float" office:value="0" calcext:value-type="float">
            <text:p>0</text:p>
          </table:table-cell>
          <table:table-cell office:value-type="float" office:value="1348.453593" calcext:value-type="float">
            <text:p>1348.4535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6572752" calcext:value-type="float">
            <text:p>1406572752</text:p>
          </table:table-cell>
          <table:table-cell office:value-type="float" office:value="0" calcext:value-type="float">
            <text:p>0</text:p>
          </table:table-cell>
          <table:table-cell office:value-type="float" office:value="785.415898" calcext:value-type="float">
            <text:p>785.4158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4892196" calcext:value-type="float">
            <text:p>904892196</text:p>
          </table:table-cell>
          <table:table-cell office:value-type="float" office:value="0" calcext:value-type="float">
            <text:p>0</text:p>
          </table:table-cell>
          <table:table-cell office:value-type="float" office:value="1230.959659" calcext:value-type="float">
            <text:p>1230.9596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32851314" calcext:value-type="float">
            <text:p>1332851314</text:p>
          </table:table-cell>
          <table:table-cell office:value-type="float" office:value="0" calcext:value-type="float">
            <text:p>0</text:p>
          </table:table-cell>
          <table:table-cell office:value-type="float" office:value="1575.508213" calcext:value-type="float">
            <text:p>1575.508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706475581" calcext:value-type="float">
            <text:p>706475581</text:p>
          </table:table-cell>
          <table:table-cell office:value-type="float" office:value="0" calcext:value-type="float">
            <text:p>0</text:p>
          </table:table-cell>
          <table:table-cell office:value-type="float" office:value="1392.886677" calcext:value-type="float">
            <text:p>1392.8866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516562" calcext:value-type="float">
            <text:p>1516562</text:p>
          </table:table-cell>
          <table:table-cell office:value-type="float" office:value="0" calcext:value-type="float">
            <text:p>0</text:p>
          </table:table-cell>
          <table:table-cell office:value-type="float" office:value="974.515438" calcext:value-type="float">
            <text:p>974.5154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507065965" calcext:value-type="float">
            <text:p>1507065965</text:p>
          </table:table-cell>
          <table:table-cell office:value-type="float" office:value="0" calcext:value-type="float">
            <text:p>0</text:p>
          </table:table-cell>
          <table:table-cell office:value-type="float" office:value="1290.70417" calcext:value-type="float">
            <text:p>1290.704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07965497" calcext:value-type="float">
            <text:p>607965497</text:p>
          </table:table-cell>
          <table:table-cell office:value-type="float" office:value="0" calcext:value-type="float">
            <text:p>0</text:p>
          </table:table-cell>
          <table:table-cell office:value-type="float" office:value="1420.050064" calcext:value-type="float">
            <text:p>1420.0500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04262025" calcext:value-type="float">
            <text:p>804262025</text:p>
          </table:table-cell>
          <table:table-cell office:value-type="float" office:value="0" calcext:value-type="float">
            <text:p>0</text:p>
          </table:table-cell>
          <table:table-cell office:value-type="float" office:value="893.725796" calcext:value-type="float">
            <text:p>893.7257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05562190" calcext:value-type="float">
            <text:p>1205562190</text:p>
          </table:table-cell>
          <table:table-cell office:value-type="float" office:value="0" calcext:value-type="float">
            <text:p>0</text:p>
          </table:table-cell>
          <table:table-cell office:value-type="float" office:value="1310.66113" calcext:value-type="float">
            <text:p>1310.661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17543180" calcext:value-type="float">
            <text:p>817543180</text:p>
          </table:table-cell>
          <table:table-cell office:value-type="float" office:value="0" calcext:value-type="float">
            <text:p>0</text:p>
          </table:table-cell>
          <table:table-cell office:value-type="float" office:value="1177.733665" calcext:value-type="float">
            <text:p>1177.7336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703814429" calcext:value-type="float">
            <text:p>703814429</text:p>
          </table:table-cell>
          <table:table-cell office:value-type="float" office:value="0" calcext:value-type="float">
            <text:p>0</text:p>
          </table:table-cell>
          <table:table-cell office:value-type="float" office:value="956.015187" calcext:value-type="float">
            <text:p>956.0151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037923792" calcext:value-type="float">
            <text:p>5037923792</text:p>
          </table:table-cell>
          <table:table-cell office:value-type="float" office:value="0" calcext:value-type="float">
            <text:p>0</text:p>
          </table:table-cell>
          <table:table-cell office:value-type="float" office:value="1662.2536" calcext:value-type="float">
            <text:p>1662.25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13716244" calcext:value-type="float">
            <text:p>713716244</text:p>
          </table:table-cell>
          <table:table-cell office:value-type="float" office:value="0" calcext:value-type="float">
            <text:p>0</text:p>
          </table:table-cell>
          <table:table-cell office:value-type="float" office:value="4236.736706" calcext:value-type="float">
            <text:p>4236.7367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606873564" calcext:value-type="float">
            <text:p>1606873564</text:p>
          </table:table-cell>
          <table:table-cell office:value-type="float" office:value="0" calcext:value-type="float">
            <text:p>0</text:p>
          </table:table-cell>
          <table:table-cell office:value-type="float" office:value="1309.510211" calcext:value-type="float">
            <text:p>1309.5102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437343123" calcext:value-type="float">
            <text:p>5437343123</text:p>
          </table:table-cell>
          <table:table-cell office:value-type="float" office:value="0" calcext:value-type="float">
            <text:p>0</text:p>
          </table:table-cell>
          <table:table-cell office:value-type="float" office:value="1336.659019" calcext:value-type="float">
            <text:p>1336.6590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14707460" calcext:value-type="float">
            <text:p>714707460</text:p>
          </table:table-cell>
          <table:table-cell office:value-type="float" office:value="0" calcext:value-type="float">
            <text:p>0</text:p>
          </table:table-cell>
          <table:table-cell office:value-type="float" office:value="1337.730262" calcext:value-type="float">
            <text:p>1337.7302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435930970" calcext:value-type="float">
            <text:p>5435930970</text:p>
          </table:table-cell>
          <table:table-cell office:value-type="float" office:value="0" calcext:value-type="float">
            <text:p>0</text:p>
          </table:table-cell>
          <table:table-cell office:value-type="float" office:value="1536.730712" calcext:value-type="float">
            <text:p>1536.7307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530913571" calcext:value-type="float">
            <text:p>1530913571</text:p>
          </table:table-cell>
          <table:table-cell office:value-type="float" office:value="0" calcext:value-type="float">
            <text:p>0</text:p>
          </table:table-cell>
          <table:table-cell office:value-type="float" office:value="1603.223688" calcext:value-type="float">
            <text:p>1603.2236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04164294" calcext:value-type="float">
            <text:p>704164294</text:p>
          </table:table-cell>
          <table:table-cell office:value-type="float" office:value="0" calcext:value-type="float">
            <text:p>0</text:p>
          </table:table-cell>
          <table:table-cell office:value-type="float" office:value="1488.122081" calcext:value-type="float">
            <text:p>1488.1220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29154292" calcext:value-type="float">
            <text:p>1229154292</text:p>
          </table:table-cell>
          <table:table-cell office:value-type="float" office:value="0" calcext:value-type="float">
            <text:p>0</text:p>
          </table:table-cell>
          <table:table-cell office:value-type="float" office:value="523.26184" calcext:value-type="float">
            <text:p>523.261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04880970" calcext:value-type="float">
            <text:p>904880970</text:p>
          </table:table-cell>
          <table:table-cell office:value-type="float" office:value="0" calcext:value-type="float">
            <text:p>0</text:p>
          </table:table-cell>
          <table:table-cell office:value-type="float" office:value="4119.843551" calcext:value-type="float">
            <text:p>4119.8435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7932631" calcext:value-type="float">
            <text:p>627932631</text:p>
          </table:table-cell>
          <table:table-cell office:value-type="float" office:value="0" calcext:value-type="float">
            <text:p>0</text:p>
          </table:table-cell>
          <table:table-cell office:value-type="float" office:value="1566.527003" calcext:value-type="float">
            <text:p>1566.5270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421349698" calcext:value-type="float">
            <text:p>5421349698</text:p>
          </table:table-cell>
          <table:table-cell office:value-type="float" office:value="0" calcext:value-type="float">
            <text:p>0</text:p>
          </table:table-cell>
          <table:table-cell office:value-type="float" office:value="1500.887084" calcext:value-type="float">
            <text:p>1500.8870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03070604" calcext:value-type="float">
            <text:p>503070604</text:p>
          </table:table-cell>
          <table:table-cell office:value-type="float" office:value="0" calcext:value-type="float">
            <text:p>0</text:p>
          </table:table-cell>
          <table:table-cell office:value-type="float" office:value="1370.041064" calcext:value-type="float">
            <text:p>1370.041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320990" calcext:value-type="float">
            <text:p>1320990</text:p>
          </table:table-cell>
          <table:table-cell office:value-type="float" office:value="0" calcext:value-type="float">
            <text:p>0</text:p>
          </table:table-cell>
          <table:table-cell office:value-type="float" office:value="1398.34354" calcext:value-type="float">
            <text:p>1398.343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06664256" calcext:value-type="float">
            <text:p>1006664256</text:p>
          </table:table-cell>
          <table:table-cell office:value-type="float" office:value="0" calcext:value-type="float">
            <text:p>0</text:p>
          </table:table-cell>
          <table:table-cell office:value-type="float" office:value="8387.497707" calcext:value-type="float">
            <text:p>8387.4977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0914643" calcext:value-type="float">
            <text:p>100914643</text:p>
          </table:table-cell>
          <table:table-cell office:value-type="float" office:value="0" calcext:value-type="float">
            <text:p>0</text:p>
          </table:table-cell>
          <table:table-cell office:value-type="float" office:value="6411.151314" calcext:value-type="float">
            <text:p>6411.1513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06453554" calcext:value-type="float">
            <text:p>1406453554</text:p>
          </table:table-cell>
          <table:table-cell office:value-type="float" office:value="0" calcext:value-type="float">
            <text:p>0</text:p>
          </table:table-cell>
          <table:table-cell office:value-type="float" office:value="5180.928046" calcext:value-type="float">
            <text:p>5180.9280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05355136" calcext:value-type="float">
            <text:p>1105355136</text:p>
          </table:table-cell>
          <table:table-cell office:value-type="float" office:value="0" calcext:value-type="float">
            <text:p>0</text:p>
          </table:table-cell>
          <table:table-cell office:value-type="float" office:value="8251.422988" calcext:value-type="float">
            <text:p>8251.4229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03633327" calcext:value-type="float">
            <text:p>503633327</text:p>
          </table:table-cell>
          <table:table-cell office:value-type="float" office:value="0" calcext:value-type="float">
            <text:p>0</text:p>
          </table:table-cell>
          <table:table-cell office:value-type="float" office:value="8348.103568" calcext:value-type="float">
            <text:p>8348.1035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14089890" calcext:value-type="float">
            <text:p>1014089890</text:p>
          </table:table-cell>
          <table:table-cell office:value-type="float" office:value="0" calcext:value-type="float">
            <text:p>0</text:p>
          </table:table-cell>
          <table:table-cell office:value-type="float" office:value="8401.62184" calcext:value-type="float">
            <text:p>8401.62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705853188" calcext:value-type="float">
            <text:p>705853188</text:p>
          </table:table-cell>
          <table:table-cell office:value-type="float" office:value="0" calcext:value-type="float">
            <text:p>0</text:p>
          </table:table-cell>
          <table:table-cell office:value-type="float" office:value="1447.532054" calcext:value-type="float">
            <text:p>1447.5320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4985465" calcext:value-type="float">
            <text:p>904985465</text:p>
          </table:table-cell>
          <table:table-cell office:value-type="float" office:value="0" calcext:value-type="float">
            <text:p>0</text:p>
          </table:table-cell>
          <table:table-cell office:value-type="float" office:value="1322.021515" calcext:value-type="float">
            <text:p>1322.0215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6799260" calcext:value-type="float">
            <text:p>826799260</text:p>
          </table:table-cell>
          <table:table-cell office:value-type="float" office:value="0" calcext:value-type="float">
            <text:p>0</text:p>
          </table:table-cell>
          <table:table-cell office:value-type="float" office:value="1687.505749" calcext:value-type="float">
            <text:p>1687.5057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5659656" calcext:value-type="float">
            <text:p>725659656</text:p>
          </table:table-cell>
          <table:table-cell office:value-type="float" office:value="0" calcext:value-type="float">
            <text:p>0</text:p>
          </table:table-cell>
          <table:table-cell office:value-type="float" office:value="1315.782097" calcext:value-type="float">
            <text:p>1315.7820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5321967568" calcext:value-type="float">
            <text:p>5321967568</text:p>
          </table:table-cell>
          <table:table-cell office:value-type="float" office:value="0" calcext:value-type="float">
            <text:p>0</text:p>
          </table:table-cell>
          <table:table-cell office:value-type="float" office:value="8339.127232" calcext:value-type="float">
            <text:p>8339.1272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662920157" calcext:value-type="float">
            <text:p>5662920157</text:p>
          </table:table-cell>
          <table:table-cell office:value-type="float" office:value="0" calcext:value-type="float">
            <text:p>0</text:p>
          </table:table-cell>
          <table:table-cell office:value-type="float" office:value="1516.625959" calcext:value-type="float">
            <text:p>1516.6259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405298882" calcext:value-type="float">
            <text:p>405298882</text:p>
          </table:table-cell>
          <table:table-cell office:value-type="float" office:value="0" calcext:value-type="float">
            <text:p>0</text:p>
          </table:table-cell>
          <table:table-cell office:value-type="float" office:value="1338.651379" calcext:value-type="float">
            <text:p>1338.6513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float" office:value="122" calcext:value-type="float">
            <text:p>122</text:p>
          </table:table-cell>
          <table:table-cell office:value-type="float" office:value="1004960349" calcext:value-type="float">
            <text:p>1004960349</text:p>
          </table:table-cell>
          <table:table-cell office:value-type="float" office:value="0" calcext:value-type="float">
            <text:p>0</text:p>
          </table:table-cell>
          <table:table-cell office:value-type="float" office:value="1247.604362" calcext:value-type="float">
            <text:p>1247.6043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004718841" calcext:value-type="float">
            <text:p>1004718841</text:p>
          </table:table-cell>
          <table:table-cell office:value-type="float" office:value="0" calcext:value-type="float">
            <text:p>0</text:p>
          </table:table-cell>
          <table:table-cell office:value-type="float" office:value="1378.401843" calcext:value-type="float">
            <text:p>1378.4018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float" office:value="123" calcext:value-type="float">
            <text:p>123</text:p>
          </table:table-cell>
          <table:table-cell office:value-type="float" office:value="1004998432" calcext:value-type="float">
            <text:p>1004998432</text:p>
          </table:table-cell>
          <table:table-cell office:value-type="float" office:value="0" calcext:value-type="float">
            <text:p>0</text:p>
          </table:table-cell>
          <table:table-cell office:value-type="float" office:value="2298.760999" calcext:value-type="float">
            <text:p>2298.7609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9"/>
          <table:table-cell table:number-columns-repeated="8"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N1(4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2(4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3(4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N4(4)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7045599" calcext:value-type="float">
            <text:p>707045599</text:p>
          </table:table-cell>
          <table:table-cell office:value-type="float" office:value="0" calcext:value-type="float">
            <text:p>0</text:p>
          </table:table-cell>
          <table:table-cell office:value-type="float" office:value="1332.483595" calcext:value-type="float">
            <text:p>1332.483595</text:p>
          </table:table-cell>
          <table:table-cell office:value-type="float" office:value="0" calcext:value-type="float">
            <text:p>0</text:p>
          </table:table-cell>
          <table:table-cell office:value-type="float" office:value="258.412019804837" calcext:value-type="float">
            <text:p>258.412019804837</text:p>
          </table:table-cell>
          <table:table-cell office:value-type="float" office:value="0" calcext:value-type="float">
            <text:p>0</text:p>
          </table:table-cell>
          <table:table-cell office:value-type="float" office:value="2.39926919989344" calcext:value-type="float">
            <text:p>2.39926919989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1373897" calcext:value-type="float">
            <text:p>431373897</text:p>
          </table:table-cell>
          <table:table-cell office:value-type="float" office:value="0" calcext:value-type="float">
            <text:p>0</text:p>
          </table:table-cell>
          <table:table-cell office:value-type="float" office:value="899.622314" calcext:value-type="float">
            <text:p>899.622314</text:p>
          </table:table-cell>
          <table:table-cell office:value-type="float" office:value="0" calcext:value-type="float">
            <text:p>0</text:p>
          </table:table-cell>
          <table:table-cell office:value-type="float" office:value="256.394738707021" calcext:value-type="float">
            <text:p>256.394738707021</text:p>
          </table:table-cell>
          <table:table-cell office:value-type="float" office:value="0" calcext:value-type="float">
            <text:p>0</text:p>
          </table:table-cell>
          <table:table-cell office:value-type="float" office:value="2.41814634390164" calcext:value-type="float">
            <text:p>2.41814634390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3668484" calcext:value-type="float">
            <text:p>603668484</text:p>
          </table:table-cell>
          <table:table-cell office:value-type="float" office:value="0" calcext:value-type="float">
            <text:p>0</text:p>
          </table:table-cell>
          <table:table-cell office:value-type="float" office:value="1255.260971" calcext:value-type="float">
            <text:p>1255.260971</text:p>
          </table:table-cell>
          <table:table-cell office:value-type="float" office:value="0" calcext:value-type="float">
            <text:p>0</text:p>
          </table:table-cell>
          <table:table-cell office:value-type="float" office:value="258.744209281887" calcext:value-type="float">
            <text:p>258.744209281887</text:p>
          </table:table-cell>
          <table:table-cell office:value-type="float" office:value="0" calcext:value-type="float">
            <text:p>0</text:p>
          </table:table-cell>
          <table:table-cell office:value-type="float" office:value="2.39618889141803" calcext:value-type="float">
            <text:p>2.396188891418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82515" calcext:value-type="float">
            <text:p>3482515</text:p>
          </table:table-cell>
          <table:table-cell office:value-type="float" office:value="0" calcext:value-type="float">
            <text:p>0</text:p>
          </table:table-cell>
          <table:table-cell office:value-type="float" office:value="726.695048" calcext:value-type="float">
            <text:p>726.695048</text:p>
          </table:table-cell>
          <table:table-cell office:value-type="float" office:value="0" calcext:value-type="float">
            <text:p>0</text:p>
          </table:table-cell>
          <table:table-cell office:value-type="float" office:value="210.146443517626" calcext:value-type="float">
            <text:p>210.146443517626</text:p>
          </table:table-cell>
          <table:table-cell office:value-type="float" office:value="0" calcext:value-type="float">
            <text:p>0</text:p>
          </table:table-cell>
          <table:table-cell office:value-type="float" office:value="2.9503235440099" calcext:value-type="float">
            <text:p>2.9503235440099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4042607" calcext:value-type="float">
            <text:p>704042607</text:p>
          </table:table-cell>
          <table:table-cell office:value-type="float" office:value="0" calcext:value-type="float">
            <text:p>0</text:p>
          </table:table-cell>
          <table:table-cell office:value-type="float" office:value="1384.006748" calcext:value-type="float">
            <text:p>1384.0067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4236331" calcext:value-type="float">
            <text:p>804236331</text:p>
          </table:table-cell>
          <table:table-cell office:value-type="float" office:value="0" calcext:value-type="float">
            <text:p>0</text:p>
          </table:table-cell>
          <table:table-cell office:value-type="float" office:value="1446.011449" calcext:value-type="float">
            <text:p>1446.0114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0332092" calcext:value-type="float">
            <text:p>620332092</text:p>
          </table:table-cell>
          <table:table-cell office:value-type="float" office:value="0" calcext:value-type="float">
            <text:p>0</text:p>
          </table:table-cell>
          <table:table-cell office:value-type="float" office:value="4114.232508" calcext:value-type="float">
            <text:p>4114.232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3744552" calcext:value-type="float">
            <text:p>603744552</text:p>
          </table:table-cell>
          <table:table-cell office:value-type="float" office:value="0" calcext:value-type="float">
            <text:p>0</text:p>
          </table:table-cell>
          <table:table-cell office:value-type="float" office:value="1228.214147" calcext:value-type="float">
            <text:p>1228.2141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4091709" calcext:value-type="float">
            <text:p>704091709</text:p>
          </table:table-cell>
          <table:table-cell office:value-type="float" office:value="0" calcext:value-type="float">
            <text:p>0</text:p>
          </table:table-cell>
          <table:table-cell office:value-type="float" office:value="1408.717838" calcext:value-type="float">
            <text:p>1408.7178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4579726" calcext:value-type="float">
            <text:p>804579726</text:p>
          </table:table-cell>
          <table:table-cell office:value-type="float" office:value="0" calcext:value-type="float">
            <text:p>0</text:p>
          </table:table-cell>
          <table:table-cell office:value-type="float" office:value="1416.482932" calcext:value-type="float">
            <text:p>1416.4829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6826" calcext:value-type="float">
            <text:p>1266826</text:p>
          </table:table-cell>
          <table:table-cell office:value-type="float" office:value="0" calcext:value-type="float">
            <text:p>0</text:p>
          </table:table-cell>
          <table:table-cell office:value-type="float" office:value="453.519659" calcext:value-type="float">
            <text:p>453.5196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9999347" calcext:value-type="float">
            <text:p>719999347</text:p>
          </table:table-cell>
          <table:table-cell office:value-type="float" office:value="0" calcext:value-type="float">
            <text:p>0</text:p>
          </table:table-cell>
          <table:table-cell office:value-type="float" office:value="4203.84297" calcext:value-type="float">
            <text:p>4203.842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1568698" calcext:value-type="float">
            <text:p>1621568698</text:p>
          </table:table-cell>
          <table:table-cell office:value-type="float" office:value="0" calcext:value-type="float">
            <text:p>0</text:p>
          </table:table-cell>
          <table:table-cell office:value-type="float" office:value="2058.873542" calcext:value-type="float">
            <text:p>2058.8735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6626809" calcext:value-type="float">
            <text:p>1606626809</text:p>
          </table:table-cell>
          <table:table-cell office:value-type="float" office:value="0" calcext:value-type="float">
            <text:p>0</text:p>
          </table:table-cell>
          <table:table-cell office:value-type="float" office:value="2254.348543" calcext:value-type="float">
            <text:p>2254.3485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4980089" calcext:value-type="float">
            <text:p>504980089</text:p>
          </table:table-cell>
          <table:table-cell office:value-type="float" office:value="0" calcext:value-type="float">
            <text:p>0</text:p>
          </table:table-cell>
          <table:table-cell office:value-type="float" office:value="446.478394" calcext:value-type="float">
            <text:p>446.4783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3494605" calcext:value-type="float">
            <text:p>113494605</text:p>
          </table:table-cell>
          <table:table-cell office:value-type="float" office:value="0" calcext:value-type="float">
            <text:p>0</text:p>
          </table:table-cell>
          <table:table-cell office:value-type="float" office:value="513.45068" calcext:value-type="float">
            <text:p>513.450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6140958" calcext:value-type="float">
            <text:p>706140958</text:p>
          </table:table-cell>
          <table:table-cell office:value-type="float" office:value="0" calcext:value-type="float">
            <text:p>0</text:p>
          </table:table-cell>
          <table:table-cell office:value-type="float" office:value="1357.796677" calcext:value-type="float">
            <text:p>1357.7966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8484840" calcext:value-type="float">
            <text:p>618484840</text:p>
          </table:table-cell>
          <table:table-cell office:value-type="float" office:value="0" calcext:value-type="float">
            <text:p>0</text:p>
          </table:table-cell>
          <table:table-cell office:value-type="float" office:value="1024.817343" calcext:value-type="float">
            <text:p>1024.8173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9131689" calcext:value-type="float">
            <text:p>519131689</text:p>
          </table:table-cell>
          <table:table-cell office:value-type="float" office:value="0" calcext:value-type="float">
            <text:p>0</text:p>
          </table:table-cell>
          <table:table-cell office:value-type="float" office:value="1219.513888" calcext:value-type="float">
            <text:p>1219.513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2652986" calcext:value-type="float">
            <text:p>402652986</text:p>
          </table:table-cell>
          <table:table-cell office:value-type="float" office:value="0" calcext:value-type="float">
            <text:p>0</text:p>
          </table:table-cell>
          <table:table-cell office:value-type="float" office:value="445.573233" calcext:value-type="float">
            <text:p>445.5732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3745414" calcext:value-type="float">
            <text:p>703745414</text:p>
          </table:table-cell>
          <table:table-cell office:value-type="float" office:value="0" calcext:value-type="float">
            <text:p>0</text:p>
          </table:table-cell>
          <table:table-cell office:value-type="float" office:value="1324.476334" calcext:value-type="float">
            <text:p>1324.476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4277656" calcext:value-type="float">
            <text:p>904277656</text:p>
          </table:table-cell>
          <table:table-cell office:value-type="float" office:value="0" calcext:value-type="float">
            <text:p>0</text:p>
          </table:table-cell>
          <table:table-cell office:value-type="float" office:value="1532.669967" calcext:value-type="float">
            <text:p>1532.6699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33181" calcext:value-type="float">
            <text:p>1833181</text:p>
          </table:table-cell>
          <table:table-cell office:value-type="float" office:value="0" calcext:value-type="float">
            <text:p>0</text:p>
          </table:table-cell>
          <table:table-cell office:value-type="float" office:value="4037.074819" calcext:value-type="float">
            <text:p>4037.0748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8568296" calcext:value-type="float">
            <text:p>718568296</text:p>
          </table:table-cell>
          <table:table-cell office:value-type="float" office:value="0" calcext:value-type="float">
            <text:p>0</text:p>
          </table:table-cell>
          <table:table-cell office:value-type="float" office:value="1063.856726" calcext:value-type="float">
            <text:p>1063.8567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16485589" calcext:value-type="float">
            <text:p>816485589</text:p>
          </table:table-cell>
          <table:table-cell office:value-type="float" office:value="0" calcext:value-type="float">
            <text:p>0</text:p>
          </table:table-cell>
          <table:table-cell office:value-type="float" office:value="1492.843797" calcext:value-type="float">
            <text:p>1492.8437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4053972" calcext:value-type="float">
            <text:p>804053972</text:p>
          </table:table-cell>
          <table:table-cell office:value-type="float" office:value="0" calcext:value-type="float">
            <text:p>0</text:p>
          </table:table-cell>
          <table:table-cell office:value-type="float" office:value="1415.598473" calcext:value-type="float">
            <text:p>1415.5984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03867" calcext:value-type="float">
            <text:p>1303867</text:p>
          </table:table-cell>
          <table:table-cell office:value-type="float" office:value="0" calcext:value-type="float">
            <text:p>0</text:p>
          </table:table-cell>
          <table:table-cell office:value-type="float" office:value="533.725442" calcext:value-type="float">
            <text:p>533.725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4519506" calcext:value-type="float">
            <text:p>804519506</text:p>
          </table:table-cell>
          <table:table-cell office:value-type="float" office:value="0" calcext:value-type="float">
            <text:p>0</text:p>
          </table:table-cell>
          <table:table-cell office:value-type="float" office:value="1183.621497" calcext:value-type="float">
            <text:p>1183.6214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9752050" calcext:value-type="float">
            <text:p>719752050</text:p>
          </table:table-cell>
          <table:table-cell office:value-type="float" office:value="0" calcext:value-type="float">
            <text:p>0</text:p>
          </table:table-cell>
          <table:table-cell office:value-type="float" office:value="4213.718788" calcext:value-type="float">
            <text:p>4213.7187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218830" calcext:value-type="float">
            <text:p>704218830</text:p>
          </table:table-cell>
          <table:table-cell office:value-type="float" office:value="0" calcext:value-type="float">
            <text:p>0</text:p>
          </table:table-cell>
          <table:table-cell office:value-type="float" office:value="1641.160766" calcext:value-type="float">
            <text:p>1641.1607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5094055" calcext:value-type="float">
            <text:p>525094055</text:p>
          </table:table-cell>
          <table:table-cell office:value-type="float" office:value="0" calcext:value-type="float">
            <text:p>0</text:p>
          </table:table-cell>
          <table:table-cell office:value-type="float" office:value="433.220875" calcext:value-type="float">
            <text:p>433.2208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5728867" calcext:value-type="float">
            <text:p>1305728867</text:p>
          </table:table-cell>
          <table:table-cell office:value-type="float" office:value="0" calcext:value-type="float">
            <text:p>0</text:p>
          </table:table-cell>
          <table:table-cell office:value-type="float" office:value="1444.781729" calcext:value-type="float">
            <text:p>1444.7817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59302" calcext:value-type="float">
            <text:p>1559302</text:p>
          </table:table-cell>
          <table:table-cell office:value-type="float" office:value="0" calcext:value-type="float">
            <text:p>0</text:p>
          </table:table-cell>
          <table:table-cell office:value-type="float" office:value="493.901917" calcext:value-type="float">
            <text:p>493.9019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19314149" calcext:value-type="float">
            <text:p>919314149</text:p>
          </table:table-cell>
          <table:table-cell office:value-type="float" office:value="0" calcext:value-type="float">
            <text:p>0</text:p>
          </table:table-cell>
          <table:table-cell office:value-type="float" office:value="1331.186905" calcext:value-type="float">
            <text:p>1331.1869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7715" calcext:value-type="float">
            <text:p>1247715</text:p>
          </table:table-cell>
          <table:table-cell office:value-type="float" office:value="0" calcext:value-type="float">
            <text:p>0</text:p>
          </table:table-cell>
          <table:table-cell office:value-type="float" office:value="712.630577" calcext:value-type="float">
            <text:p>712.6305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2622114" calcext:value-type="float">
            <text:p>402622114</text:p>
          </table:table-cell>
          <table:table-cell office:value-type="float" office:value="0" calcext:value-type="float">
            <text:p>0</text:p>
          </table:table-cell>
          <table:table-cell office:value-type="float" office:value="1998.157622" calcext:value-type="float">
            <text:p>1998.1576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71714" calcext:value-type="float">
            <text:p>1371714</text:p>
          </table:table-cell>
          <table:table-cell office:value-type="float" office:value="0" calcext:value-type="float">
            <text:p>0</text:p>
          </table:table-cell>
          <table:table-cell office:value-type="float" office:value="462.069091" calcext:value-type="float">
            <text:p>462.0690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3411038" calcext:value-type="float">
            <text:p>603411038</text:p>
          </table:table-cell>
          <table:table-cell office:value-type="float" office:value="0" calcext:value-type="float">
            <text:p>0</text:p>
          </table:table-cell>
          <table:table-cell office:value-type="float" office:value="1259.131524" calcext:value-type="float">
            <text:p>1259.1315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5349" calcext:value-type="float">
            <text:p>2025349</text:p>
          </table:table-cell>
          <table:table-cell office:value-type="float" office:value="0" calcext:value-type="float">
            <text:p>0</text:p>
          </table:table-cell>
          <table:table-cell office:value-type="float" office:value="4013.954352" calcext:value-type="float">
            <text:p>4013.9543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38211329" calcext:value-type="float">
            <text:p>1038211329</text:p>
          </table:table-cell>
          <table:table-cell office:value-type="float" office:value="0" calcext:value-type="float">
            <text:p>0</text:p>
          </table:table-cell>
          <table:table-cell office:value-type="float" office:value="1126.57219" calcext:value-type="float">
            <text:p>1126.572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18544803" calcext:value-type="float">
            <text:p>518544803</text:p>
          </table:table-cell>
          <table:table-cell office:value-type="float" office:value="0" calcext:value-type="float">
            <text:p>0</text:p>
          </table:table-cell>
          <table:table-cell office:value-type="float" office:value="715.941824" calcext:value-type="float">
            <text:p>715.9418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5118689" calcext:value-type="float">
            <text:p>1105118689</text:p>
          </table:table-cell>
          <table:table-cell office:value-type="float" office:value="0" calcext:value-type="float">
            <text:p>0</text:p>
          </table:table-cell>
          <table:table-cell office:value-type="float" office:value="1735.699" calcext:value-type="float">
            <text:p>1735.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8577378" calcext:value-type="float">
            <text:p>518577378</text:p>
          </table:table-cell>
          <table:table-cell office:value-type="float" office:value="0" calcext:value-type="float">
            <text:p>0</text:p>
          </table:table-cell>
          <table:table-cell office:value-type="float" office:value="529.719036" calcext:value-type="float">
            <text:p>529.7190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3237069" calcext:value-type="float">
            <text:p>503237069</text:p>
          </table:table-cell>
          <table:table-cell office:value-type="float" office:value="0" calcext:value-type="float">
            <text:p>0</text:p>
          </table:table-cell>
          <table:table-cell office:value-type="float" office:value="1478.049291" calcext:value-type="float">
            <text:p>1478.049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04948788" calcext:value-type="float">
            <text:p>804948788</text:p>
          </table:table-cell>
          <table:table-cell office:value-type="float" office:value="0" calcext:value-type="float">
            <text:p>0</text:p>
          </table:table-cell>
          <table:table-cell office:value-type="float" office:value="993.872442" calcext:value-type="float">
            <text:p>993.872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2977239" calcext:value-type="float">
            <text:p>502977239</text:p>
          </table:table-cell>
          <table:table-cell office:value-type="float" office:value="0" calcext:value-type="float">
            <text:p>0</text:p>
          </table:table-cell>
          <table:table-cell office:value-type="float" office:value="1257.061566" calcext:value-type="float">
            <text:p>1257.0615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56154" calcext:value-type="float">
            <text:p>1456154</text:p>
          </table:table-cell>
          <table:table-cell office:value-type="float" office:value="0" calcext:value-type="float">
            <text:p>0</text:p>
          </table:table-cell>
          <table:table-cell office:value-type="float" office:value="499.098439" calcext:value-type="float">
            <text:p>499.0984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08863274" calcext:value-type="float">
            <text:p>808863274</text:p>
          </table:table-cell>
          <table:table-cell office:value-type="float" office:value="0" calcext:value-type="float">
            <text:p>0</text:p>
          </table:table-cell>
          <table:table-cell office:value-type="float" office:value="1149.085028" calcext:value-type="float">
            <text:p>1149.0850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16367962" calcext:value-type="float">
            <text:p>816367962</text:p>
          </table:table-cell>
          <table:table-cell office:value-type="float" office:value="0" calcext:value-type="float">
            <text:p>0</text:p>
          </table:table-cell>
          <table:table-cell office:value-type="float" office:value="1549.090585" calcext:value-type="float">
            <text:p>1549.0905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8051839" calcext:value-type="float">
            <text:p>518051839</text:p>
          </table:table-cell>
          <table:table-cell office:value-type="float" office:value="0" calcext:value-type="float">
            <text:p>0</text:p>
          </table:table-cell>
          <table:table-cell office:value-type="float" office:value="1005.188638" calcext:value-type="float">
            <text:p>1005.1886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23960395" calcext:value-type="float">
            <text:p>623960395</text:p>
          </table:table-cell>
          <table:table-cell office:value-type="float" office:value="0" calcext:value-type="float">
            <text:p>0</text:p>
          </table:table-cell>
          <table:table-cell office:value-type="float" office:value="677.423814" calcext:value-type="float">
            <text:p>677.4238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09230263" calcext:value-type="float">
            <text:p>909230263</text:p>
          </table:table-cell>
          <table:table-cell office:value-type="float" office:value="0" calcext:value-type="float">
            <text:p>0</text:p>
          </table:table-cell>
          <table:table-cell office:value-type="float" office:value="1483.820851" calcext:value-type="float">
            <text:p>1483.8208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3835769" calcext:value-type="float">
            <text:p>703835769</text:p>
          </table:table-cell>
          <table:table-cell office:value-type="float" office:value="0" calcext:value-type="float">
            <text:p>0</text:p>
          </table:table-cell>
          <table:table-cell office:value-type="float" office:value="1451.706191" calcext:value-type="float">
            <text:p>1451.7061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05376583" calcext:value-type="float">
            <text:p>1105376583</text:p>
          </table:table-cell>
          <table:table-cell office:value-type="float" office:value="0" calcext:value-type="float">
            <text:p>0</text:p>
          </table:table-cell>
          <table:table-cell office:value-type="float" office:value="1758.619019" calcext:value-type="float">
            <text:p>1758.6190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18268" calcext:value-type="float">
            <text:p>2018268</text:p>
          </table:table-cell>
          <table:table-cell office:value-type="float" office:value="0" calcext:value-type="float">
            <text:p>0</text:p>
          </table:table-cell>
          <table:table-cell office:value-type="float" office:value="4082.060428" calcext:value-type="float">
            <text:p>4082.0604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8643826" calcext:value-type="float">
            <text:p>518643826</text:p>
          </table:table-cell>
          <table:table-cell office:value-type="float" office:value="0" calcext:value-type="float">
            <text:p>0</text:p>
          </table:table-cell>
          <table:table-cell office:value-type="float" office:value="1545.02379" calcext:value-type="float">
            <text:p>1545.023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18372688" calcext:value-type="float">
            <text:p>618372688</text:p>
          </table:table-cell>
          <table:table-cell office:value-type="float" office:value="0" calcext:value-type="float">
            <text:p>0</text:p>
          </table:table-cell>
          <table:table-cell office:value-type="float" office:value="1338.755334" calcext:value-type="float">
            <text:p>1338.755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3725421" calcext:value-type="float">
            <text:p>703725421</text:p>
          </table:table-cell>
          <table:table-cell office:value-type="float" office:value="0" calcext:value-type="float">
            <text:p>0</text:p>
          </table:table-cell>
          <table:table-cell office:value-type="float" office:value="1518.264135" calcext:value-type="float">
            <text:p>1518.2641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5180138" calcext:value-type="float">
            <text:p>705180138</text:p>
          </table:table-cell>
          <table:table-cell office:value-type="float" office:value="0" calcext:value-type="float">
            <text:p>0</text:p>
          </table:table-cell>
          <table:table-cell office:value-type="float" office:value="601.313045" calcext:value-type="float">
            <text:p>601.3130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4134332" calcext:value-type="float">
            <text:p>804134332</text:p>
          </table:table-cell>
          <table:table-cell office:value-type="float" office:value="0" calcext:value-type="float">
            <text:p>0</text:p>
          </table:table-cell>
          <table:table-cell office:value-type="float" office:value="941.009132" calcext:value-type="float">
            <text:p>941.0091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72088" calcext:value-type="float">
            <text:p>1272088</text:p>
          </table:table-cell>
          <table:table-cell office:value-type="float" office:value="0" calcext:value-type="float">
            <text:p>0</text:p>
          </table:table-cell>
          <table:table-cell office:value-type="float" office:value="4066.014094" calcext:value-type="float">
            <text:p>4066.0140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2674241" calcext:value-type="float">
            <text:p>402674241</text:p>
          </table:table-cell>
          <table:table-cell office:value-type="float" office:value="0" calcext:value-type="float">
            <text:p>0</text:p>
          </table:table-cell>
          <table:table-cell office:value-type="float" office:value="1167.541511" calcext:value-type="float">
            <text:p>1167.5415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9650214" calcext:value-type="float">
            <text:p>619650214</text:p>
          </table:table-cell>
          <table:table-cell office:value-type="float" office:value="0" calcext:value-type="float">
            <text:p>0</text:p>
          </table:table-cell>
          <table:table-cell office:value-type="float" office:value="462.94525" calcext:value-type="float">
            <text:p>462.945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3579936" calcext:value-type="float">
            <text:p>1213579936</text:p>
          </table:table-cell>
          <table:table-cell office:value-type="float" office:value="0" calcext:value-type="float">
            <text:p>0</text:p>
          </table:table-cell>
          <table:table-cell office:value-type="float" office:value="1494.45921" calcext:value-type="float">
            <text:p>1494.459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2656894" calcext:value-type="float">
            <text:p>302656894</text:p>
          </table:table-cell>
          <table:table-cell office:value-type="float" office:value="0" calcext:value-type="float">
            <text:p>0</text:p>
          </table:table-cell>
          <table:table-cell office:value-type="float" office:value="448.435207" calcext:value-type="float">
            <text:p>448.4352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29809795" calcext:value-type="float">
            <text:p>1129809795</text:p>
          </table:table-cell>
          <table:table-cell office:value-type="float" office:value="0" calcext:value-type="float">
            <text:p>0</text:p>
          </table:table-cell>
          <table:table-cell office:value-type="float" office:value="1528.027169" calcext:value-type="float">
            <text:p>1528.0271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4599529" calcext:value-type="float">
            <text:p>904599529</text:p>
          </table:table-cell>
          <table:table-cell office:value-type="float" office:value="0" calcext:value-type="float">
            <text:p>0</text:p>
          </table:table-cell>
          <table:table-cell office:value-type="float" office:value="485.983368" calcext:value-type="float">
            <text:p>485.9833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4010583" calcext:value-type="float">
            <text:p>704010583</text:p>
          </table:table-cell>
          <table:table-cell office:value-type="float" office:value="0" calcext:value-type="float">
            <text:p>0</text:p>
          </table:table-cell>
          <table:table-cell office:value-type="float" office:value="1932.904974" calcext:value-type="float">
            <text:p>1932.904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29525675" calcext:value-type="float">
            <text:p>1729525675</text:p>
          </table:table-cell>
          <table:table-cell office:value-type="float" office:value="0" calcext:value-type="float">
            <text:p>0</text:p>
          </table:table-cell>
          <table:table-cell office:value-type="float" office:value="421.0029" calcext:value-type="float">
            <text:p>421.00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4171436" calcext:value-type="float">
            <text:p>804171436</text:p>
          </table:table-cell>
          <table:table-cell office:value-type="float" office:value="0" calcext:value-type="float">
            <text:p>0</text:p>
          </table:table-cell>
          <table:table-cell office:value-type="float" office:value="1503.117599" calcext:value-type="float">
            <text:p>1503.1175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3947980" calcext:value-type="float">
            <text:p>503947980</text:p>
          </table:table-cell>
          <table:table-cell office:value-type="float" office:value="0" calcext:value-type="float">
            <text:p>0</text:p>
          </table:table-cell>
          <table:table-cell office:value-type="float" office:value="4138.92583" calcext:value-type="float">
            <text:p>4138.92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8213959" calcext:value-type="float">
            <text:p>518213959</text:p>
          </table:table-cell>
          <table:table-cell office:value-type="float" office:value="0" calcext:value-type="float">
            <text:p>0</text:p>
          </table:table-cell>
          <table:table-cell office:value-type="float" office:value="1430.771468" calcext:value-type="float">
            <text:p>1430.7714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43931" calcext:value-type="float">
            <text:p>1243931</text:p>
          </table:table-cell>
          <table:table-cell office:value-type="float" office:value="0" calcext:value-type="float">
            <text:p>0</text:p>
          </table:table-cell>
          <table:table-cell office:value-type="float" office:value="918.836765" calcext:value-type="float">
            <text:p>918.8367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04108180" calcext:value-type="float">
            <text:p>804108180</text:p>
          </table:table-cell>
          <table:table-cell office:value-type="float" office:value="0" calcext:value-type="float">
            <text:p>0</text:p>
          </table:table-cell>
          <table:table-cell office:value-type="float" office:value="1620.513745" calcext:value-type="float">
            <text:p>1620.5137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07606210" calcext:value-type="float">
            <text:p>1707606210</text:p>
          </table:table-cell>
          <table:table-cell office:value-type="float" office:value="0" calcext:value-type="float">
            <text:p>0</text:p>
          </table:table-cell>
          <table:table-cell office:value-type="float" office:value="441.696304" calcext:value-type="float">
            <text:p>441.6963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1636045" calcext:value-type="float">
            <text:p>101636045</text:p>
          </table:table-cell>
          <table:table-cell office:value-type="float" office:value="0" calcext:value-type="float">
            <text:p>0</text:p>
          </table:table-cell>
          <table:table-cell office:value-type="float" office:value="4002.656635" calcext:value-type="float">
            <text:p>4002.6566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18285060" calcext:value-type="float">
            <text:p>618285060</text:p>
          </table:table-cell>
          <table:table-cell office:value-type="float" office:value="0" calcext:value-type="float">
            <text:p>0</text:p>
          </table:table-cell>
          <table:table-cell office:value-type="float" office:value="5274.419437" calcext:value-type="float">
            <text:p>5274.4194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07211810" calcext:value-type="float">
            <text:p>1407211810</text:p>
          </table:table-cell>
          <table:table-cell office:value-type="float" office:value="0" calcext:value-type="float">
            <text:p>0</text:p>
          </table:table-cell>
          <table:table-cell office:value-type="float" office:value="2070.218888" calcext:value-type="float">
            <text:p>2070.218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9919941" calcext:value-type="float">
            <text:p>519919941</text:p>
          </table:table-cell>
          <table:table-cell office:value-type="float" office:value="0" calcext:value-type="float">
            <text:p>0</text:p>
          </table:table-cell>
          <table:table-cell office:value-type="float" office:value="444.610574" calcext:value-type="float">
            <text:p>444.6105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4071892" calcext:value-type="float">
            <text:p>804071892</text:p>
          </table:table-cell>
          <table:table-cell office:value-type="float" office:value="0" calcext:value-type="float">
            <text:p>0</text:p>
          </table:table-cell>
          <table:table-cell office:value-type="float" office:value="480.982199" calcext:value-type="float">
            <text:p>480.982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2061688" calcext:value-type="float">
            <text:p>202061688</text:p>
          </table:table-cell>
          <table:table-cell office:value-type="float" office:value="0" calcext:value-type="float">
            <text:p>0</text:p>
          </table:table-cell>
          <table:table-cell office:value-type="float" office:value="442.970354" calcext:value-type="float">
            <text:p>442.9703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0326160" calcext:value-type="float">
            <text:p>620326160</text:p>
          </table:table-cell>
          <table:table-cell office:value-type="float" office:value="0" calcext:value-type="float">
            <text:p>0</text:p>
          </table:table-cell>
          <table:table-cell office:value-type="float" office:value="1047.565786" calcext:value-type="float">
            <text:p>1047.5657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07892359" calcext:value-type="float">
            <text:p>807892359</text:p>
          </table:table-cell>
          <table:table-cell office:value-type="float" office:value="0" calcext:value-type="float">
            <text:p>0</text:p>
          </table:table-cell>
          <table:table-cell office:value-type="float" office:value="1528.133324" calcext:value-type="float">
            <text:p>1528.1333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2755597" calcext:value-type="float">
            <text:p>622755597</text:p>
          </table:table-cell>
          <table:table-cell office:value-type="float" office:value="0" calcext:value-type="float">
            <text:p>0</text:p>
          </table:table-cell>
          <table:table-cell office:value-type="float" office:value="485.117641" calcext:value-type="float">
            <text:p>485.1176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14961483" calcext:value-type="float">
            <text:p>614961483</text:p>
          </table:table-cell>
          <table:table-cell office:value-type="float" office:value="0" calcext:value-type="float">
            <text:p>0</text:p>
          </table:table-cell>
          <table:table-cell office:value-type="float" office:value="457.171066" calcext:value-type="float">
            <text:p>457.171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14560128" calcext:value-type="float">
            <text:p>1114560128</text:p>
          </table:table-cell>
          <table:table-cell office:value-type="float" office:value="0" calcext:value-type="float">
            <text:p>0</text:p>
          </table:table-cell>
          <table:table-cell office:value-type="float" office:value="1771.41401" calcext:value-type="float">
            <text:p>1771.414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2846468" calcext:value-type="float">
            <text:p>402846468</text:p>
          </table:table-cell>
          <table:table-cell office:value-type="float" office:value="0" calcext:value-type="float">
            <text:p>0</text:p>
          </table:table-cell>
          <table:table-cell office:value-type="float" office:value="1088.690243" calcext:value-type="float">
            <text:p>1088.6902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43563" calcext:value-type="float">
            <text:p>1343563</text:p>
          </table:table-cell>
          <table:table-cell office:value-type="float" office:value="0" calcext:value-type="float">
            <text:p>0</text:p>
          </table:table-cell>
          <table:table-cell office:value-type="float" office:value="1418.739849" calcext:value-type="float">
            <text:p>1418.7398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18369787" calcext:value-type="float">
            <text:p>618369787</text:p>
          </table:table-cell>
          <table:table-cell office:value-type="float" office:value="0" calcext:value-type="float">
            <text:p>0</text:p>
          </table:table-cell>
          <table:table-cell office:value-type="float" office:value="445.961821" calcext:value-type="float">
            <text:p>445.9618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3761685" calcext:value-type="float">
            <text:p>703761685</text:p>
          </table:table-cell>
          <table:table-cell office:value-type="float" office:value="0" calcext:value-type="float">
            <text:p>0</text:p>
          </table:table-cell>
          <table:table-cell office:value-type="float" office:value="1326.889799" calcext:value-type="float">
            <text:p>1326.8897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4084224" calcext:value-type="float">
            <text:p>704084224</text:p>
          </table:table-cell>
          <table:table-cell office:value-type="float" office:value="0" calcext:value-type="float">
            <text:p>0</text:p>
          </table:table-cell>
          <table:table-cell office:value-type="float" office:value="1615.22103" calcext:value-type="float">
            <text:p>1615.221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05042554" calcext:value-type="float">
            <text:p>905042554</text:p>
          </table:table-cell>
          <table:table-cell office:value-type="float" office:value="0" calcext:value-type="float">
            <text:p>0</text:p>
          </table:table-cell>
          <table:table-cell office:value-type="float" office:value="4132.092504" calcext:value-type="float">
            <text:p>4132.0925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03650385" calcext:value-type="float">
            <text:p>703650385</text:p>
          </table:table-cell>
          <table:table-cell office:value-type="float" office:value="0" calcext:value-type="float">
            <text:p>0</text:p>
          </table:table-cell>
          <table:table-cell office:value-type="float" office:value="4100.626477" calcext:value-type="float">
            <text:p>4100.6264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4116930" calcext:value-type="float">
            <text:p>804116930</text:p>
          </table:table-cell>
          <table:table-cell office:value-type="float" office:value="0" calcext:value-type="float">
            <text:p>0</text:p>
          </table:table-cell>
          <table:table-cell office:value-type="float" office:value="1657.002033" calcext:value-type="float">
            <text:p>1657.0020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23450851" calcext:value-type="float">
            <text:p>1323450851</text:p>
          </table:table-cell>
          <table:table-cell office:value-type="float" office:value="0" calcext:value-type="float">
            <text:p>0</text:p>
          </table:table-cell>
          <table:table-cell office:value-type="float" office:value="1244.262641" calcext:value-type="float">
            <text:p>1244.2626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18469777" calcext:value-type="float">
            <text:p>518469777</text:p>
          </table:table-cell>
          <table:table-cell office:value-type="float" office:value="0" calcext:value-type="float">
            <text:p>0</text:p>
          </table:table-cell>
          <table:table-cell office:value-type="float" office:value="453.045462" calcext:value-type="float">
            <text:p>453.0454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06417479" calcext:value-type="float">
            <text:p>1506417479</text:p>
          </table:table-cell>
          <table:table-cell office:value-type="float" office:value="0" calcext:value-type="float">
            <text:p>0</text:p>
          </table:table-cell>
          <table:table-cell office:value-type="float" office:value="473.000362" calcext:value-type="float">
            <text:p>473.0003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20702615" calcext:value-type="float">
            <text:p>1320702615</text:p>
          </table:table-cell>
          <table:table-cell office:value-type="float" office:value="0" calcext:value-type="float">
            <text:p>0</text:p>
          </table:table-cell>
          <table:table-cell office:value-type="float" office:value="1717.92893" calcext:value-type="float">
            <text:p>1717.928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80448" calcext:value-type="float">
            <text:p>1380448</text:p>
          </table:table-cell>
          <table:table-cell office:value-type="float" office:value="0" calcext:value-type="float">
            <text:p>0</text:p>
          </table:table-cell>
          <table:table-cell office:value-type="float" office:value="2587.691074" calcext:value-type="float">
            <text:p>2587.6910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73357" calcext:value-type="float">
            <text:p>1173357</text:p>
          </table:table-cell>
          <table:table-cell office:value-type="float" office:value="0" calcext:value-type="float">
            <text:p>0</text:p>
          </table:table-cell>
          <table:table-cell office:value-type="float" office:value="427.733593" calcext:value-type="float">
            <text:p>427.7335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03941756" calcext:value-type="float">
            <text:p>803941756</text:p>
          </table:table-cell>
          <table:table-cell office:value-type="float" office:value="0" calcext:value-type="float">
            <text:p>0</text:p>
          </table:table-cell>
          <table:table-cell office:value-type="float" office:value="373.898221" calcext:value-type="float">
            <text:p>373.898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05253972" calcext:value-type="float">
            <text:p>1105253972</text:p>
          </table:table-cell>
          <table:table-cell office:value-type="float" office:value="0" calcext:value-type="float">
            <text:p>0</text:p>
          </table:table-cell>
          <table:table-cell office:value-type="float" office:value="1736.252626" calcext:value-type="float">
            <text:p>1736.2526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7895502" calcext:value-type="float">
            <text:p>1407895502</text:p>
          </table:table-cell>
          <table:table-cell office:value-type="float" office:value="0" calcext:value-type="float">
            <text:p>0</text:p>
          </table:table-cell>
          <table:table-cell office:value-type="float" office:value="987.817546" calcext:value-type="float">
            <text:p>987.8175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58852" calcext:value-type="float">
            <text:p>1258852</text:p>
          </table:table-cell>
          <table:table-cell office:value-type="float" office:value="0" calcext:value-type="float">
            <text:p>0</text:p>
          </table:table-cell>
          <table:table-cell office:value-type="float" office:value="1560.94964" calcext:value-type="float">
            <text:p>1560.949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30188583" calcext:value-type="float">
            <text:p>1530188583</text:p>
          </table:table-cell>
          <table:table-cell office:value-type="float" office:value="0" calcext:value-type="float">
            <text:p>0</text:p>
          </table:table-cell>
          <table:table-cell office:value-type="float" office:value="1290.36809" calcext:value-type="float">
            <text:p>1290.368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3569126" calcext:value-type="float">
            <text:p>703569126</text:p>
          </table:table-cell>
          <table:table-cell office:value-type="float" office:value="0" calcext:value-type="float">
            <text:p>0</text:p>
          </table:table-cell>
          <table:table-cell office:value-type="float" office:value="1387.483312" calcext:value-type="float">
            <text:p>1387.4833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19019051" calcext:value-type="float">
            <text:p>719019051</text:p>
          </table:table-cell>
          <table:table-cell office:value-type="float" office:value="0" calcext:value-type="float">
            <text:p>0</text:p>
          </table:table-cell>
          <table:table-cell office:value-type="float" office:value="1516.73554" calcext:value-type="float">
            <text:p>1516.735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28403040" calcext:value-type="float">
            <text:p>1028403040</text:p>
          </table:table-cell>
          <table:table-cell office:value-type="float" office:value="0" calcext:value-type="float">
            <text:p>0</text:p>
          </table:table-cell>
          <table:table-cell office:value-type="float" office:value="4000.45375" calcext:value-type="float">
            <text:p>4000.45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1564593" calcext:value-type="float">
            <text:p>101564593</text:p>
          </table:table-cell>
          <table:table-cell office:value-type="float" office:value="0" calcext:value-type="float">
            <text:p>0</text:p>
          </table:table-cell>
          <table:table-cell office:value-type="float" office:value="1033.533493" calcext:value-type="float">
            <text:p>1033.5334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2923007" calcext:value-type="float">
            <text:p>502923007</text:p>
          </table:table-cell>
          <table:table-cell office:value-type="float" office:value="0" calcext:value-type="float">
            <text:p>0</text:p>
          </table:table-cell>
          <table:table-cell office:value-type="float" office:value="1169.747871" calcext:value-type="float">
            <text:p>1169.7478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4805338" calcext:value-type="float">
            <text:p>1014805338</text:p>
          </table:table-cell>
          <table:table-cell office:value-type="float" office:value="0" calcext:value-type="float">
            <text:p>0</text:p>
          </table:table-cell>
          <table:table-cell office:value-type="float" office:value="1084.158883" calcext:value-type="float">
            <text:p>1084.1588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68338" calcext:value-type="float">
            <text:p>1168338</text:p>
          </table:table-cell>
          <table:table-cell office:value-type="float" office:value="0" calcext:value-type="float">
            <text:p>0</text:p>
          </table:table-cell>
          <table:table-cell office:value-type="float" office:value="469.91002" calcext:value-type="float">
            <text:p>469.91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04163735" calcext:value-type="float">
            <text:p>804163735</text:p>
          </table:table-cell>
          <table:table-cell office:value-type="float" office:value="0" calcext:value-type="float">
            <text:p>0</text:p>
          </table:table-cell>
          <table:table-cell office:value-type="float" office:value="1381.409069" calcext:value-type="float">
            <text:p>1381.4090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19013436" calcext:value-type="float">
            <text:p>519013436</text:p>
          </table:table-cell>
          <table:table-cell office:value-type="float" office:value="0" calcext:value-type="float">
            <text:p>0</text:p>
          </table:table-cell>
          <table:table-cell office:value-type="float" office:value="3970.217699" calcext:value-type="float">
            <text:p>3970.217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3901123" calcext:value-type="float">
            <text:p>703901123</text:p>
          </table:table-cell>
          <table:table-cell office:value-type="float" office:value="0" calcext:value-type="float">
            <text:p>0</text:p>
          </table:table-cell>
          <table:table-cell office:value-type="float" office:value="1417.393821" calcext:value-type="float">
            <text:p>1417.3938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83317" calcext:value-type="float">
            <text:p>1883317</text:p>
          </table:table-cell>
          <table:table-cell office:value-type="float" office:value="0" calcext:value-type="float">
            <text:p>0</text:p>
          </table:table-cell>
          <table:table-cell office:value-type="float" office:value="473.39837" calcext:value-type="float">
            <text:p>473.398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19681176" calcext:value-type="float">
            <text:p>619681176</text:p>
          </table:table-cell>
          <table:table-cell office:value-type="float" office:value="0" calcext:value-type="float">
            <text:p>0</text:p>
          </table:table-cell>
          <table:table-cell office:value-type="float" office:value="2166.962332" calcext:value-type="float">
            <text:p>2166.9623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68696" calcext:value-type="float">
            <text:p>1568696</text:p>
          </table:table-cell>
          <table:table-cell office:value-type="float" office:value="0" calcext:value-type="float">
            <text:p>0</text:p>
          </table:table-cell>
          <table:table-cell office:value-type="float" office:value="445.180547" calcext:value-type="float">
            <text:p>445.1805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4162633" calcext:value-type="float">
            <text:p>504162633</text:p>
          </table:table-cell>
          <table:table-cell office:value-type="float" office:value="0" calcext:value-type="float">
            <text:p>0</text:p>
          </table:table-cell>
          <table:table-cell office:value-type="float" office:value="4825.834179" calcext:value-type="float">
            <text:p>4825.8341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5614383" calcext:value-type="float">
            <text:p>1205614383</text:p>
          </table:table-cell>
          <table:table-cell office:value-type="float" office:value="0" calcext:value-type="float">
            <text:p>0</text:p>
          </table:table-cell>
          <table:table-cell office:value-type="float" office:value="631.572791" calcext:value-type="float">
            <text:p>631.5727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03949991" calcext:value-type="float">
            <text:p>703949991</text:p>
          </table:table-cell>
          <table:table-cell office:value-type="float" office:value="0" calcext:value-type="float">
            <text:p>0</text:p>
          </table:table-cell>
          <table:table-cell office:value-type="float" office:value="1480.478206" calcext:value-type="float">
            <text:p>1480.4782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05874338" calcext:value-type="float">
            <text:p>1405874338</text:p>
          </table:table-cell>
          <table:table-cell office:value-type="float" office:value="0" calcext:value-type="float">
            <text:p>0</text:p>
          </table:table-cell>
          <table:table-cell office:value-type="float" office:value="471.880806" calcext:value-type="float">
            <text:p>471.8808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25670321" calcext:value-type="float">
            <text:p>625670321</text:p>
          </table:table-cell>
          <table:table-cell office:value-type="float" office:value="0" calcext:value-type="float">
            <text:p>0</text:p>
          </table:table-cell>
          <table:table-cell office:value-type="float" office:value="517.039906" calcext:value-type="float">
            <text:p>517.0399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3493147" calcext:value-type="float">
            <text:p>823493147</text:p>
          </table:table-cell>
          <table:table-cell office:value-type="float" office:value="0" calcext:value-type="float">
            <text:p>0</text:p>
          </table:table-cell>
          <table:table-cell office:value-type="float" office:value="4476.375434" calcext:value-type="float">
            <text:p>4476.375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004653461" calcext:value-type="float">
            <text:p>1004653461</text:p>
          </table:table-cell>
          <table:table-cell office:value-type="float" office:value="0" calcext:value-type="float">
            <text:p>0</text:p>
          </table:table-cell>
          <table:table-cell office:value-type="float" office:value="5089.649748" calcext:value-type="float">
            <text:p>5089.6497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24549993" calcext:value-type="float">
            <text:p>1424549993</text:p>
          </table:table-cell>
          <table:table-cell office:value-type="float" office:value="0" calcext:value-type="float">
            <text:p>0</text:p>
          </table:table-cell>
          <table:table-cell office:value-type="float" office:value="2115.869026" calcext:value-type="float">
            <text:p>2115.8690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4776398" calcext:value-type="float">
            <text:p>804776398</text:p>
          </table:table-cell>
          <table:table-cell office:value-type="float" office:value="0" calcext:value-type="float">
            <text:p>0</text:p>
          </table:table-cell>
          <table:table-cell office:value-type="float" office:value="500.174919" calcext:value-type="float">
            <text:p>500.1749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4453725" calcext:value-type="float">
            <text:p>804453725</text:p>
          </table:table-cell>
          <table:table-cell office:value-type="float" office:value="0" calcext:value-type="float">
            <text:p>0</text:p>
          </table:table-cell>
          <table:table-cell office:value-type="float" office:value="676.013856" calcext:value-type="float">
            <text:p>676.013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03683110" calcext:value-type="float">
            <text:p>703683110</text:p>
          </table:table-cell>
          <table:table-cell office:value-type="float" office:value="0" calcext:value-type="float">
            <text:p>0</text:p>
          </table:table-cell>
          <table:table-cell office:value-type="float" office:value="492.051258" calcext:value-type="float">
            <text:p>492.0512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77291" calcext:value-type="float">
            <text:p>1677291</text:p>
          </table:table-cell>
          <table:table-cell office:value-type="float" office:value="0" calcext:value-type="float">
            <text:p>0</text:p>
          </table:table-cell>
          <table:table-cell office:value-type="float" office:value="4933.549528" calcext:value-type="float">
            <text:p>4933.5495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04404227" calcext:value-type="float">
            <text:p>804404227</text:p>
          </table:table-cell>
          <table:table-cell office:value-type="float" office:value="0" calcext:value-type="float">
            <text:p>0</text:p>
          </table:table-cell>
          <table:table-cell office:value-type="float" office:value="2257.378323" calcext:value-type="float">
            <text:p>2257.3783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3104325" calcext:value-type="float">
            <text:p>503104325</text:p>
          </table:table-cell>
          <table:table-cell office:value-type="float" office:value="0" calcext:value-type="float">
            <text:p>0</text:p>
          </table:table-cell>
          <table:table-cell office:value-type="float" office:value="645.017867" calcext:value-type="float">
            <text:p>645.0178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852556390" calcext:value-type="float">
            <text:p>852556390</text:p>
          </table:table-cell>
          <table:table-cell office:value-type="float" office:value="0" calcext:value-type="float">
            <text:p>0</text:p>
          </table:table-cell>
          <table:table-cell office:value-type="float" office:value="479.999529" calcext:value-type="float">
            <text:p>479.9995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00257" calcext:value-type="float">
            <text:p>3900257</text:p>
          </table:table-cell>
          <table:table-cell office:value-type="float" office:value="0" calcext:value-type="float">
            <text:p>0</text:p>
          </table:table-cell>
          <table:table-cell office:value-type="float" office:value="488.541019" calcext:value-type="float">
            <text:p>488.5410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08241924" calcext:value-type="float">
            <text:p>1508241924</text:p>
          </table:table-cell>
          <table:table-cell office:value-type="float" office:value="0" calcext:value-type="float">
            <text:p>0</text:p>
          </table:table-cell>
          <table:table-cell office:value-type="float" office:value="1200.482713" calcext:value-type="float">
            <text:p>1200.4827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14918797" calcext:value-type="float">
            <text:p>1014918797</text:p>
          </table:table-cell>
          <table:table-cell office:value-type="float" office:value="0" calcext:value-type="float">
            <text:p>0</text:p>
          </table:table-cell>
          <table:table-cell office:value-type="float" office:value="1890.487781" calcext:value-type="float">
            <text:p>1890.487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74235" calcext:value-type="float">
            <text:p>1074235</text:p>
          </table:table-cell>
          <table:table-cell office:value-type="float" office:value="0" calcext:value-type="float">
            <text:p>0</text:p>
          </table:table-cell>
          <table:table-cell office:value-type="float" office:value="1430.680317" calcext:value-type="float">
            <text:p>1430.6803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8445811" calcext:value-type="float">
            <text:p>518445811</text:p>
          </table:table-cell>
          <table:table-cell office:value-type="float" office:value="0" calcext:value-type="float">
            <text:p>0</text:p>
          </table:table-cell>
          <table:table-cell office:value-type="float" office:value="480.848668" calcext:value-type="float">
            <text:p>480.8486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23502168" calcext:value-type="float">
            <text:p>1023502168</text:p>
          </table:table-cell>
          <table:table-cell office:value-type="float" office:value="0" calcext:value-type="float">
            <text:p>0</text:p>
          </table:table-cell>
          <table:table-cell office:value-type="float" office:value="1690.738772" calcext:value-type="float">
            <text:p>1690.7387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8970758" calcext:value-type="float">
            <text:p>618970758</text:p>
          </table:table-cell>
          <table:table-cell office:value-type="float" office:value="0" calcext:value-type="float">
            <text:p>0</text:p>
          </table:table-cell>
          <table:table-cell office:value-type="float" office:value="1319.205258" calcext:value-type="float">
            <text:p>1319.2052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305939571" calcext:value-type="float">
            <text:p>1305939571</text:p>
          </table:table-cell>
          <table:table-cell office:value-type="float" office:value="0" calcext:value-type="float">
            <text:p>0</text:p>
          </table:table-cell>
          <table:table-cell office:value-type="float" office:value="1085.854592" calcext:value-type="float">
            <text:p>1085.8545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53458" calcext:value-type="float">
            <text:p>1453458</text:p>
          </table:table-cell>
          <table:table-cell office:value-type="float" office:value="0" calcext:value-type="float">
            <text:p>0</text:p>
          </table:table-cell>
          <table:table-cell office:value-type="float" office:value="669.75758" calcext:value-type="float">
            <text:p>669.75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44526" calcext:value-type="float">
            <text:p>1344526</text:p>
          </table:table-cell>
          <table:table-cell office:value-type="float" office:value="0" calcext:value-type="float">
            <text:p>0</text:p>
          </table:table-cell>
          <table:table-cell office:value-type="float" office:value="1398.647756" calcext:value-type="float">
            <text:p>1398.6477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53134" calcext:value-type="float">
            <text:p>2053134</text:p>
          </table:table-cell>
          <table:table-cell office:value-type="float" office:value="0" calcext:value-type="float">
            <text:p>0</text:p>
          </table:table-cell>
          <table:table-cell office:value-type="float" office:value="1479.345095" calcext:value-type="float">
            <text:p>1479.3450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9006416" calcext:value-type="float">
            <text:p>519006416</text:p>
          </table:table-cell>
          <table:table-cell office:value-type="float" office:value="0" calcext:value-type="float">
            <text:p>0</text:p>
          </table:table-cell>
          <table:table-cell office:value-type="float" office:value="1389.529579" calcext:value-type="float">
            <text:p>1389.5295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88795" calcext:value-type="float">
            <text:p>1788795</text:p>
          </table:table-cell>
          <table:table-cell office:value-type="float" office:value="0" calcext:value-type="float">
            <text:p>0</text:p>
          </table:table-cell>
          <table:table-cell office:value-type="float" office:value="3964.303789" calcext:value-type="float">
            <text:p>3964.3037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97557" calcext:value-type="float">
            <text:p>1597557</text:p>
          </table:table-cell>
          <table:table-cell office:value-type="float" office:value="0" calcext:value-type="float">
            <text:p>0</text:p>
          </table:table-cell>
          <table:table-cell office:value-type="float" office:value="1476.839992" calcext:value-type="float">
            <text:p>1476.8399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04827999" calcext:value-type="float">
            <text:p>904827999</text:p>
          </table:table-cell>
          <table:table-cell office:value-type="float" office:value="0" calcext:value-type="float">
            <text:p>0</text:p>
          </table:table-cell>
          <table:table-cell office:value-type="float" office:value="1161.242821" calcext:value-type="float">
            <text:p>1161.2428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359521" calcext:value-type="float">
            <text:p>1359521</text:p>
          </table:table-cell>
          <table:table-cell office:value-type="float" office:value="0" calcext:value-type="float">
            <text:p>0</text:p>
          </table:table-cell>
          <table:table-cell office:value-type="float" office:value="1614.518572" calcext:value-type="float">
            <text:p>1614.5185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21965391" calcext:value-type="float">
            <text:p>1621965391</text:p>
          </table:table-cell>
          <table:table-cell office:value-type="float" office:value="0" calcext:value-type="float">
            <text:p>0</text:p>
          </table:table-cell>
          <table:table-cell office:value-type="float" office:value="444.465847" calcext:value-type="float">
            <text:p>444.4658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23718175" calcext:value-type="float">
            <text:p>1423718175</text:p>
          </table:table-cell>
          <table:table-cell office:value-type="float" office:value="0" calcext:value-type="float">
            <text:p>0</text:p>
          </table:table-cell>
          <table:table-cell office:value-type="float" office:value="1074.507178" calcext:value-type="float">
            <text:p>1074.5071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42650615" calcext:value-type="float">
            <text:p>1342650615</text:p>
          </table:table-cell>
          <table:table-cell office:value-type="float" office:value="0" calcext:value-type="float">
            <text:p>0</text:p>
          </table:table-cell>
          <table:table-cell office:value-type="float" office:value="1668.709841" calcext:value-type="float">
            <text:p>1668.7098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06456091" calcext:value-type="float">
            <text:p>906456091</text:p>
          </table:table-cell>
          <table:table-cell office:value-type="float" office:value="0" calcext:value-type="float">
            <text:p>0</text:p>
          </table:table-cell>
          <table:table-cell office:value-type="float" office:value="1394.138884" calcext:value-type="float">
            <text:p>1394.1388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0037" calcext:value-type="float">
            <text:p>1270037</text:p>
          </table:table-cell>
          <table:table-cell office:value-type="float" office:value="0" calcext:value-type="float">
            <text:p>0</text:p>
          </table:table-cell>
          <table:table-cell office:value-type="float" office:value="479.956927" calcext:value-type="float">
            <text:p>479.9569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37574" calcext:value-type="float">
            <text:p>1937574</text:p>
          </table:table-cell>
          <table:table-cell office:value-type="float" office:value="0" calcext:value-type="float">
            <text:p>0</text:p>
          </table:table-cell>
          <table:table-cell office:value-type="float" office:value="1530.849148" calcext:value-type="float">
            <text:p>1530.8491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03426122" calcext:value-type="float">
            <text:p>603426122</text:p>
          </table:table-cell>
          <table:table-cell office:value-type="float" office:value="0" calcext:value-type="float">
            <text:p>0</text:p>
          </table:table-cell>
          <table:table-cell office:value-type="float" office:value="4152.073025" calcext:value-type="float">
            <text:p>4152.0730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21714552" calcext:value-type="float">
            <text:p>1321714552</text:p>
          </table:table-cell>
          <table:table-cell office:value-type="float" office:value="0" calcext:value-type="float">
            <text:p>0</text:p>
          </table:table-cell>
          <table:table-cell office:value-type="float" office:value="4381.562385" calcext:value-type="float">
            <text:p>4381.5623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2932349" calcext:value-type="float">
            <text:p>402932349</text:p>
          </table:table-cell>
          <table:table-cell office:value-type="float" office:value="0" calcext:value-type="float">
            <text:p>0</text:p>
          </table:table-cell>
          <table:table-cell office:value-type="float" office:value="674.703143" calcext:value-type="float">
            <text:p>674.7031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07406499" calcext:value-type="float">
            <text:p>1607406499</text:p>
          </table:table-cell>
          <table:table-cell office:value-type="float" office:value="0" calcext:value-type="float">
            <text:p>0</text:p>
          </table:table-cell>
          <table:table-cell office:value-type="float" office:value="1508.329799" calcext:value-type="float">
            <text:p>1508.3297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05683249" calcext:value-type="float">
            <text:p>1205683249</text:p>
          </table:table-cell>
          <table:table-cell office:value-type="float" office:value="0" calcext:value-type="float">
            <text:p>0</text:p>
          </table:table-cell>
          <table:table-cell office:value-type="float" office:value="431.476798" calcext:value-type="float">
            <text:p>431.4767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420021" calcext:value-type="float">
            <text:p>1420021</text:p>
          </table:table-cell>
          <table:table-cell office:value-type="float" office:value="0" calcext:value-type="float">
            <text:p>0</text:p>
          </table:table-cell>
          <table:table-cell office:value-type="float" office:value="457.535235" calcext:value-type="float">
            <text:p>457.5352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19828788" calcext:value-type="float">
            <text:p>819828788</text:p>
          </table:table-cell>
          <table:table-cell office:value-type="float" office:value="0" calcext:value-type="float">
            <text:p>0</text:p>
          </table:table-cell>
          <table:table-cell office:value-type="float" office:value="5137.88385" calcext:value-type="float">
            <text:p>5137.883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9285718" calcext:value-type="float">
            <text:p>519285718</text:p>
          </table:table-cell>
          <table:table-cell office:value-type="float" office:value="0" calcext:value-type="float">
            <text:p>0</text:p>
          </table:table-cell>
          <table:table-cell office:value-type="float" office:value="2215.107854" calcext:value-type="float">
            <text:p>2215.1078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06437172" calcext:value-type="float">
            <text:p>1206437172</text:p>
          </table:table-cell>
          <table:table-cell office:value-type="float" office:value="0" calcext:value-type="float">
            <text:p>0</text:p>
          </table:table-cell>
          <table:table-cell office:value-type="float" office:value="464.321925" calcext:value-type="float">
            <text:p>464.3219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10946375" calcext:value-type="float">
            <text:p>710946375</text:p>
          </table:table-cell>
          <table:table-cell office:value-type="float" office:value="0" calcext:value-type="float">
            <text:p>0</text:p>
          </table:table-cell>
          <table:table-cell office:value-type="float" office:value="443.656489" calcext:value-type="float">
            <text:p>443.6564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92981" calcext:value-type="float">
            <text:p>1192981</text:p>
          </table:table-cell>
          <table:table-cell office:value-type="float" office:value="0" calcext:value-type="float">
            <text:p>0</text:p>
          </table:table-cell>
          <table:table-cell office:value-type="float" office:value="458.996694" calcext:value-type="float">
            <text:p>458.9966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04296" calcext:value-type="float">
            <text:p>1404296</text:p>
          </table:table-cell>
          <table:table-cell office:value-type="float" office:value="0" calcext:value-type="float">
            <text:p>0</text:p>
          </table:table-cell>
          <table:table-cell office:value-type="float" office:value="4687.984408" calcext:value-type="float">
            <text:p>4687.9844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20599605" calcext:value-type="float">
            <text:p>1020599605</text:p>
          </table:table-cell>
          <table:table-cell office:value-type="float" office:value="0" calcext:value-type="float">
            <text:p>0</text:p>
          </table:table-cell>
          <table:table-cell office:value-type="float" office:value="1608.907257" calcext:value-type="float">
            <text:p>1608.9072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524729296" calcext:value-type="float">
            <text:p>1524729296</text:p>
          </table:table-cell>
          <table:table-cell office:value-type="float" office:value="0" calcext:value-type="float">
            <text:p>0</text:p>
          </table:table-cell>
          <table:table-cell office:value-type="float" office:value="1973.118351" calcext:value-type="float">
            <text:p>1973.1183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06054321" calcext:value-type="float">
            <text:p>1406054321</text:p>
          </table:table-cell>
          <table:table-cell office:value-type="float" office:value="0" calcext:value-type="float">
            <text:p>0</text:p>
          </table:table-cell>
          <table:table-cell office:value-type="float" office:value="457.798774" calcext:value-type="float">
            <text:p>457.7987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09595224" calcext:value-type="float">
            <text:p>509595224</text:p>
          </table:table-cell>
          <table:table-cell office:value-type="float" office:value="0" calcext:value-type="float">
            <text:p>0</text:p>
          </table:table-cell>
          <table:table-cell office:value-type="float" office:value="447.175943" calcext:value-type="float">
            <text:p>447.1759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538231" calcext:value-type="float">
            <text:p>1538231</text:p>
          </table:table-cell>
          <table:table-cell office:value-type="float" office:value="0" calcext:value-type="float">
            <text:p>0</text:p>
          </table:table-cell>
          <table:table-cell office:value-type="float" office:value="1770.263965" calcext:value-type="float">
            <text:p>1770.2639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09522967" calcext:value-type="float">
            <text:p>709522967</text:p>
          </table:table-cell>
          <table:table-cell office:value-type="float" office:value="0" calcext:value-type="float">
            <text:p>0</text:p>
          </table:table-cell>
          <table:table-cell office:value-type="float" office:value="3997.68392" calcext:value-type="float">
            <text:p>3997.683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31535731" calcext:value-type="float">
            <text:p>1431535731</text:p>
          </table:table-cell>
          <table:table-cell office:value-type="float" office:value="0" calcext:value-type="float">
            <text:p>0</text:p>
          </table:table-cell>
          <table:table-cell office:value-type="float" office:value="1241.186386" calcext:value-type="float">
            <text:p>1241.1863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19856013" calcext:value-type="float">
            <text:p>619856013</text:p>
          </table:table-cell>
          <table:table-cell office:value-type="float" office:value="0" calcext:value-type="float">
            <text:p>0</text:p>
          </table:table-cell>
          <table:table-cell office:value-type="float" office:value="436.354123" calcext:value-type="float">
            <text:p>436.3541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05887374" calcext:value-type="float">
            <text:p>905887374</text:p>
          </table:table-cell>
          <table:table-cell office:value-type="float" office:value="0" calcext:value-type="float">
            <text:p>0</text:p>
          </table:table-cell>
          <table:table-cell office:value-type="float" office:value="1293.630735" calcext:value-type="float">
            <text:p>1293.6307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2929966" calcext:value-type="float">
            <text:p>502929966</text:p>
          </table:table-cell>
          <table:table-cell office:value-type="float" office:value="0" calcext:value-type="float">
            <text:p>0</text:p>
          </table:table-cell>
          <table:table-cell office:value-type="float" office:value="447.821066" calcext:value-type="float">
            <text:p>447.821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3932631" calcext:value-type="float">
            <text:p>803932631</text:p>
          </table:table-cell>
          <table:table-cell office:value-type="float" office:value="0" calcext:value-type="float">
            <text:p>0</text:p>
          </table:table-cell>
          <table:table-cell office:value-type="float" office:value="4333.387856" calcext:value-type="float">
            <text:p>4333.3878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04799404" calcext:value-type="float">
            <text:p>904799404</text:p>
          </table:table-cell>
          <table:table-cell office:value-type="float" office:value="0" calcext:value-type="float">
            <text:p>0</text:p>
          </table:table-cell>
          <table:table-cell office:value-type="float" office:value="733.316044" calcext:value-type="float">
            <text:p>733.3160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25207864" calcext:value-type="float">
            <text:p>525207864</text:p>
          </table:table-cell>
          <table:table-cell office:value-type="float" office:value="0" calcext:value-type="float">
            <text:p>0</text:p>
          </table:table-cell>
          <table:table-cell office:value-type="float" office:value="1890.715065" calcext:value-type="float">
            <text:p>1890.7150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904416924" calcext:value-type="float">
            <text:p>904416924</text:p>
          </table:table-cell>
          <table:table-cell office:value-type="float" office:value="0" calcext:value-type="float">
            <text:p>0</text:p>
          </table:table-cell>
          <table:table-cell office:value-type="float" office:value="458.679514" calcext:value-type="float">
            <text:p>458.6795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04741224" calcext:value-type="float">
            <text:p>804741224</text:p>
          </table:table-cell>
          <table:table-cell office:value-type="float" office:value="0" calcext:value-type="float">
            <text:p>0</text:p>
          </table:table-cell>
          <table:table-cell office:value-type="float" office:value="434.389915" calcext:value-type="float">
            <text:p>434.3899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04058321" calcext:value-type="float">
            <text:p>704058321</text:p>
          </table:table-cell>
          <table:table-cell office:value-type="float" office:value="0" calcext:value-type="float">
            <text:p>0</text:p>
          </table:table-cell>
          <table:table-cell office:value-type="float" office:value="4932.953826" calcext:value-type="float">
            <text:p>4932.9538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94456" calcext:value-type="float">
            <text:p>1194456</text:p>
          </table:table-cell>
          <table:table-cell office:value-type="float" office:value="0" calcext:value-type="float">
            <text:p>0</text:p>
          </table:table-cell>
          <table:table-cell office:value-type="float" office:value="1903.094515" calcext:value-type="float">
            <text:p>1903.0945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9249440" calcext:value-type="float">
            <text:p>519249440</text:p>
          </table:table-cell>
          <table:table-cell office:value-type="float" office:value="0" calcext:value-type="float">
            <text:p>0</text:p>
          </table:table-cell>
          <table:table-cell office:value-type="float" office:value="1603.700402" calcext:value-type="float">
            <text:p>1603.7004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10223242" calcext:value-type="float">
            <text:p>1510223242</text:p>
          </table:table-cell>
          <table:table-cell office:value-type="float" office:value="0" calcext:value-type="float">
            <text:p>0</text:p>
          </table:table-cell>
          <table:table-cell office:value-type="float" office:value="460.97184" calcext:value-type="float">
            <text:p>460.971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07243011" calcext:value-type="float">
            <text:p>1607243011</text:p>
          </table:table-cell>
          <table:table-cell office:value-type="float" office:value="0" calcext:value-type="float">
            <text:p>0</text:p>
          </table:table-cell>
          <table:table-cell office:value-type="float" office:value="494.705895" calcext:value-type="float">
            <text:p>494.7058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93705" calcext:value-type="float">
            <text:p>1293705</text:p>
          </table:table-cell>
          <table:table-cell office:value-type="float" office:value="0" calcext:value-type="float">
            <text:p>0</text:p>
          </table:table-cell>
          <table:table-cell office:value-type="float" office:value="4567.558944" calcext:value-type="float">
            <text:p>4567.5589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148414" calcext:value-type="float">
            <text:p>1148414</text:p>
          </table:table-cell>
          <table:table-cell office:value-type="float" office:value="0" calcext:value-type="float">
            <text:p>0</text:p>
          </table:table-cell>
          <table:table-cell office:value-type="float" office:value="4814.906554" calcext:value-type="float">
            <text:p>4814.9065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8991710" calcext:value-type="float">
            <text:p>518991710</text:p>
          </table:table-cell>
          <table:table-cell office:value-type="float" office:value="0" calcext:value-type="float">
            <text:p>0</text:p>
          </table:table-cell>
          <table:table-cell office:value-type="float" office:value="2159.360583" calcext:value-type="float">
            <text:p>2159.360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20023913" calcext:value-type="float">
            <text:p>620023913</text:p>
          </table:table-cell>
          <table:table-cell office:value-type="float" office:value="0" calcext:value-type="float">
            <text:p>0</text:p>
          </table:table-cell>
          <table:table-cell office:value-type="float" office:value="455.840236" calcext:value-type="float">
            <text:p>455.840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42861569" calcext:value-type="float">
            <text:p>542861569</text:p>
          </table:table-cell>
          <table:table-cell office:value-type="float" office:value="0" calcext:value-type="float">
            <text:p>0</text:p>
          </table:table-cell>
          <table:table-cell office:value-type="float" office:value="420.178451" calcext:value-type="float">
            <text:p>420.1784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02076723" calcext:value-type="float">
            <text:p>102076723</text:p>
          </table:table-cell>
          <table:table-cell office:value-type="float" office:value="0" calcext:value-type="float">
            <text:p>0</text:p>
          </table:table-cell>
          <table:table-cell office:value-type="float" office:value="435.36297" calcext:value-type="float">
            <text:p>435.362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04461726" calcext:value-type="float">
            <text:p>904461726</text:p>
          </table:table-cell>
          <table:table-cell office:value-type="float" office:value="0" calcext:value-type="float">
            <text:p>0</text:p>
          </table:table-cell>
          <table:table-cell office:value-type="float" office:value="1922.269112" calcext:value-type="float">
            <text:p>1922.2691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15965108" calcext:value-type="float">
            <text:p>715965108</text:p>
          </table:table-cell>
          <table:table-cell office:value-type="float" office:value="0" calcext:value-type="float">
            <text:p>0</text:p>
          </table:table-cell>
          <table:table-cell office:value-type="float" office:value="2252.431522" calcext:value-type="float">
            <text:p>2252.4315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09202" calcext:value-type="float">
            <text:p>1209202</text:p>
          </table:table-cell>
          <table:table-cell office:value-type="float" office:value="0" calcext:value-type="float">
            <text:p>0</text:p>
          </table:table-cell>
          <table:table-cell office:value-type="float" office:value="695.170072" calcext:value-type="float">
            <text:p>695.1700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18295836" calcext:value-type="float">
            <text:p>418295836</text:p>
          </table:table-cell>
          <table:table-cell office:value-type="float" office:value="0" calcext:value-type="float">
            <text:p>0</text:p>
          </table:table-cell>
          <table:table-cell office:value-type="float" office:value="476.128411" calcext:value-type="float">
            <text:p>476.1284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3366172" calcext:value-type="float">
            <text:p>503366172</text:p>
          </table:table-cell>
          <table:table-cell office:value-type="float" office:value="0" calcext:value-type="float">
            <text:p>0</text:p>
          </table:table-cell>
          <table:table-cell office:value-type="float" office:value="1441.928237" calcext:value-type="float">
            <text:p>1441.928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3203118" calcext:value-type="float">
            <text:p>403203118</text:p>
          </table:table-cell>
          <table:table-cell office:value-type="float" office:value="0" calcext:value-type="float">
            <text:p>0</text:p>
          </table:table-cell>
          <table:table-cell office:value-type="float" office:value="4050.347399" calcext:value-type="float">
            <text:p>4050.347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3809841" calcext:value-type="float">
            <text:p>503809841</text:p>
          </table:table-cell>
          <table:table-cell office:value-type="float" office:value="0" calcext:value-type="float">
            <text:p>0</text:p>
          </table:table-cell>
          <table:table-cell office:value-type="float" office:value="1650.004394" calcext:value-type="float">
            <text:p>1650.0043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24836" calcext:value-type="float">
            <text:p>1224836</text:p>
          </table:table-cell>
          <table:table-cell office:value-type="float" office:value="0" calcext:value-type="float">
            <text:p>0</text:p>
          </table:table-cell>
          <table:table-cell office:value-type="float" office:value="1405.732696" calcext:value-type="float">
            <text:p>1405.7326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04520673" calcext:value-type="float">
            <text:p>904520673</text:p>
          </table:table-cell>
          <table:table-cell office:value-type="float" office:value="0" calcext:value-type="float">
            <text:p>0</text:p>
          </table:table-cell>
          <table:table-cell office:value-type="float" office:value="1494.892496" calcext:value-type="float">
            <text:p>1494.8924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09192831" calcext:value-type="float">
            <text:p>2009192831</text:p>
          </table:table-cell>
          <table:table-cell office:value-type="float" office:value="0" calcext:value-type="float">
            <text:p>0</text:p>
          </table:table-cell>
          <table:table-cell office:value-type="float" office:value="494.166321" calcext:value-type="float">
            <text:p>494.1663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19507780" calcext:value-type="float">
            <text:p>619507780</text:p>
          </table:table-cell>
          <table:table-cell office:value-type="float" office:value="0" calcext:value-type="float">
            <text:p>0</text:p>
          </table:table-cell>
          <table:table-cell office:value-type="float" office:value="4130.649598" calcext:value-type="float">
            <text:p>4130.6495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06634202" calcext:value-type="float">
            <text:p>1506634202</text:p>
          </table:table-cell>
          <table:table-cell office:value-type="float" office:value="0" calcext:value-type="float">
            <text:p>0</text:p>
          </table:table-cell>
          <table:table-cell office:value-type="float" office:value="1968.161437" calcext:value-type="float">
            <text:p>1968.1614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27447266" calcext:value-type="float">
            <text:p>1427447266</text:p>
          </table:table-cell>
          <table:table-cell office:value-type="float" office:value="0" calcext:value-type="float">
            <text:p>0</text:p>
          </table:table-cell>
          <table:table-cell office:value-type="float" office:value="2205.058004" calcext:value-type="float">
            <text:p>2205.058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21132557" calcext:value-type="float">
            <text:p>821132557</text:p>
          </table:table-cell>
          <table:table-cell office:value-type="float" office:value="0" calcext:value-type="float">
            <text:p>0</text:p>
          </table:table-cell>
          <table:table-cell office:value-type="float" office:value="451.543538" calcext:value-type="float">
            <text:p>451.543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35390" calcext:value-type="float">
            <text:p>1635390</text:p>
          </table:table-cell>
          <table:table-cell office:value-type="float" office:value="0" calcext:value-type="float">
            <text:p>0</text:p>
          </table:table-cell>
          <table:table-cell office:value-type="float" office:value="711.096888" calcext:value-type="float">
            <text:p>711.0968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31274322" calcext:value-type="float">
            <text:p>1131274322</text:p>
          </table:table-cell>
          <table:table-cell office:value-type="float" office:value="0" calcext:value-type="float">
            <text:p>0</text:p>
          </table:table-cell>
          <table:table-cell office:value-type="float" office:value="1407.179129" calcext:value-type="float">
            <text:p>1407.179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04023671" calcext:value-type="float">
            <text:p>804023671</text:p>
          </table:table-cell>
          <table:table-cell office:value-type="float" office:value="0" calcext:value-type="float">
            <text:p>0</text:p>
          </table:table-cell>
          <table:table-cell office:value-type="float" office:value="931.070724" calcext:value-type="float">
            <text:p>931.0707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045707" calcext:value-type="float">
            <text:p>3045707</text:p>
          </table:table-cell>
          <table:table-cell office:value-type="float" office:value="0" calcext:value-type="float">
            <text:p>0</text:p>
          </table:table-cell>
          <table:table-cell office:value-type="float" office:value="1169.45921" calcext:value-type="float">
            <text:p>1169.459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15665295" calcext:value-type="float">
            <text:p>915665295</text:p>
          </table:table-cell>
          <table:table-cell office:value-type="float" office:value="0" calcext:value-type="float">
            <text:p>0</text:p>
          </table:table-cell>
          <table:table-cell office:value-type="float" office:value="462.772042" calcext:value-type="float">
            <text:p>462.7720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247644" calcext:value-type="float">
            <text:p>1247644</text:p>
          </table:table-cell>
          <table:table-cell office:value-type="float" office:value="0" calcext:value-type="float">
            <text:p>0</text:p>
          </table:table-cell>
          <table:table-cell office:value-type="float" office:value="1175.374004" calcext:value-type="float">
            <text:p>1175.374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03604681" calcext:value-type="float">
            <text:p>703604681</text:p>
          </table:table-cell>
          <table:table-cell office:value-type="float" office:value="0" calcext:value-type="float">
            <text:p>0</text:p>
          </table:table-cell>
          <table:table-cell office:value-type="float" office:value="1770.947377" calcext:value-type="float">
            <text:p>1770.9473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06693805" calcext:value-type="float">
            <text:p>1306693805</text:p>
          </table:table-cell>
          <table:table-cell office:value-type="float" office:value="0" calcext:value-type="float">
            <text:p>0</text:p>
          </table:table-cell>
          <table:table-cell office:value-type="float" office:value="1081.835962" calcext:value-type="float">
            <text:p>1081.8359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23020003" calcext:value-type="float">
            <text:p>1323020003</text:p>
          </table:table-cell>
          <table:table-cell office:value-type="float" office:value="0" calcext:value-type="float">
            <text:p>0</text:p>
          </table:table-cell>
          <table:table-cell office:value-type="float" office:value="498.751264" calcext:value-type="float">
            <text:p>498.751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05929287" calcext:value-type="float">
            <text:p>1105929287</text:p>
          </table:table-cell>
          <table:table-cell office:value-type="float" office:value="0" calcext:value-type="float">
            <text:p>0</text:p>
          </table:table-cell>
          <table:table-cell office:value-type="float" office:value="1824.89388" calcext:value-type="float">
            <text:p>1824.893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2657948" calcext:value-type="float">
            <text:p>402657948</text:p>
          </table:table-cell>
          <table:table-cell office:value-type="float" office:value="0" calcext:value-type="float">
            <text:p>0</text:p>
          </table:table-cell>
          <table:table-cell office:value-type="float" office:value="1124.508425" calcext:value-type="float">
            <text:p>1124.5084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20844378" calcext:value-type="float">
            <text:p>1120844378</text:p>
          </table:table-cell>
          <table:table-cell office:value-type="float" office:value="0" calcext:value-type="float">
            <text:p>0</text:p>
          </table:table-cell>
          <table:table-cell office:value-type="float" office:value="1562.655843" calcext:value-type="float">
            <text:p>1562.6558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05240" calcext:value-type="float">
            <text:p>1405240</text:p>
          </table:table-cell>
          <table:table-cell office:value-type="float" office:value="0" calcext:value-type="float">
            <text:p>0</text:p>
          </table:table-cell>
          <table:table-cell office:value-type="float" office:value="445.419268" calcext:value-type="float">
            <text:p>445.4192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8744587" calcext:value-type="float">
            <text:p>618744587</text:p>
          </table:table-cell>
          <table:table-cell office:value-type="float" office:value="0" calcext:value-type="float">
            <text:p>0</text:p>
          </table:table-cell>
          <table:table-cell office:value-type="float" office:value="4082.804369" calcext:value-type="float">
            <text:p>4082.8043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23112670" calcext:value-type="float">
            <text:p>1823112670</text:p>
          </table:table-cell>
          <table:table-cell office:value-type="float" office:value="0" calcext:value-type="float">
            <text:p>0</text:p>
          </table:table-cell>
          <table:table-cell office:value-type="float" office:value="1551.122804" calcext:value-type="float">
            <text:p>1551.1228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01991" calcext:value-type="float">
            <text:p>1201991</text:p>
          </table:table-cell>
          <table:table-cell office:value-type="float" office:value="0" calcext:value-type="float">
            <text:p>0</text:p>
          </table:table-cell>
          <table:table-cell office:value-type="float" office:value="1397.540892" calcext:value-type="float">
            <text:p>1397.5408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07192659" calcext:value-type="float">
            <text:p>1007192659</text:p>
          </table:table-cell>
          <table:table-cell office:value-type="float" office:value="0" calcext:value-type="float">
            <text:p>0</text:p>
          </table:table-cell>
          <table:table-cell office:value-type="float" office:value="4000.17701" calcext:value-type="float">
            <text:p>4000.177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412307" calcext:value-type="float">
            <text:p>1412307</text:p>
          </table:table-cell>
          <table:table-cell office:value-type="float" office:value="0" calcext:value-type="float">
            <text:p>0</text:p>
          </table:table-cell>
          <table:table-cell office:value-type="float" office:value="521.934374" calcext:value-type="float">
            <text:p>521.9343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88052" calcext:value-type="float">
            <text:p>1188052</text:p>
          </table:table-cell>
          <table:table-cell office:value-type="float" office:value="0" calcext:value-type="float">
            <text:p>0</text:p>
          </table:table-cell>
          <table:table-cell office:value-type="float" office:value="1864.343085" calcext:value-type="float">
            <text:p>1864.3430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75997" calcext:value-type="float">
            <text:p>1675997</text:p>
          </table:table-cell>
          <table:table-cell office:value-type="float" office:value="0" calcext:value-type="float">
            <text:p>0</text:p>
          </table:table-cell>
          <table:table-cell office:value-type="float" office:value="2215.900071" calcext:value-type="float">
            <text:p>2215.9000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21725263" calcext:value-type="float">
            <text:p>1221725263</text:p>
          </table:table-cell>
          <table:table-cell office:value-type="float" office:value="0" calcext:value-type="float">
            <text:p>0</text:p>
          </table:table-cell>
          <table:table-cell office:value-type="float" office:value="449.255304" calcext:value-type="float">
            <text:p>449.2553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5546709" calcext:value-type="float">
            <text:p>625546709</text:p>
          </table:table-cell>
          <table:table-cell office:value-type="float" office:value="0" calcext:value-type="float">
            <text:p>0</text:p>
          </table:table-cell>
          <table:table-cell office:value-type="float" office:value="445.705493" calcext:value-type="float">
            <text:p>445.7054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04600233" calcext:value-type="float">
            <text:p>904600233</text:p>
          </table:table-cell>
          <table:table-cell office:value-type="float" office:value="0" calcext:value-type="float">
            <text:p>0</text:p>
          </table:table-cell>
          <table:table-cell office:value-type="float" office:value="1466.389829" calcext:value-type="float">
            <text:p>1466.3898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20041659" calcext:value-type="float">
            <text:p>520041659</text:p>
          </table:table-cell>
          <table:table-cell office:value-type="float" office:value="0" calcext:value-type="float">
            <text:p>0</text:p>
          </table:table-cell>
          <table:table-cell office:value-type="float" office:value="1062.855121" calcext:value-type="float">
            <text:p>1062.8551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03700247" calcext:value-type="float">
            <text:p>703700247</text:p>
          </table:table-cell>
          <table:table-cell office:value-type="float" office:value="0" calcext:value-type="float">
            <text:p>0</text:p>
          </table:table-cell>
          <table:table-cell office:value-type="float" office:value="448.116866" calcext:value-type="float">
            <text:p>448.1168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591808" calcext:value-type="float">
            <text:p>1591808</text:p>
          </table:table-cell>
          <table:table-cell office:value-type="float" office:value="0" calcext:value-type="float">
            <text:p>0</text:p>
          </table:table-cell>
          <table:table-cell office:value-type="float" office:value="754.84446" calcext:value-type="float">
            <text:p>754.844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21909357" calcext:value-type="float">
            <text:p>1321909357</text:p>
          </table:table-cell>
          <table:table-cell office:value-type="float" office:value="0" calcext:value-type="float">
            <text:p>0</text:p>
          </table:table-cell>
          <table:table-cell office:value-type="float" office:value="1362.679536" calcext:value-type="float">
            <text:p>1362.6795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04349645" calcext:value-type="float">
            <text:p>804349645</text:p>
          </table:table-cell>
          <table:table-cell office:value-type="float" office:value="0" calcext:value-type="float">
            <text:p>0</text:p>
          </table:table-cell>
          <table:table-cell office:value-type="float" office:value="1432.163886" calcext:value-type="float">
            <text:p>1432.1638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05362382" calcext:value-type="float">
            <text:p>1105362382</text:p>
          </table:table-cell>
          <table:table-cell office:value-type="float" office:value="0" calcext:value-type="float">
            <text:p>0</text:p>
          </table:table-cell>
          <table:table-cell office:value-type="float" office:value="1193.237293" calcext:value-type="float">
            <text:p>1193.237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03522573" calcext:value-type="float">
            <text:p>703522573</text:p>
          </table:table-cell>
          <table:table-cell office:value-type="float" office:value="0" calcext:value-type="float">
            <text:p>0</text:p>
          </table:table-cell>
          <table:table-cell office:value-type="float" office:value="3925.36998" calcext:value-type="float">
            <text:p>3925.369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70406" calcext:value-type="float">
            <text:p>1170406</text:p>
          </table:table-cell>
          <table:table-cell office:value-type="float" office:value="0" calcext:value-type="float">
            <text:p>0</text:p>
          </table:table-cell>
          <table:table-cell office:value-type="float" office:value="1120.087779" calcext:value-type="float">
            <text:p>1120.0877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4305393" calcext:value-type="float">
            <text:p>804305393</text:p>
          </table:table-cell>
          <table:table-cell office:value-type="float" office:value="0" calcext:value-type="float">
            <text:p>0</text:p>
          </table:table-cell>
          <table:table-cell office:value-type="float" office:value="1109.117624" calcext:value-type="float">
            <text:p>1109.1176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904127" calcext:value-type="float">
            <text:p>402904127</text:p>
          </table:table-cell>
          <table:table-cell office:value-type="float" office:value="0" calcext:value-type="float">
            <text:p>0</text:p>
          </table:table-cell>
          <table:table-cell office:value-type="float" office:value="4146.626343" calcext:value-type="float">
            <text:p>4146.6263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4842457" calcext:value-type="float">
            <text:p>634842457</text:p>
          </table:table-cell>
          <table:table-cell office:value-type="float" office:value="0" calcext:value-type="float">
            <text:p>0</text:p>
          </table:table-cell>
          <table:table-cell office:value-type="float" office:value="461.952191" calcext:value-type="float">
            <text:p>461.9521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2834535" calcext:value-type="float">
            <text:p>502834535</text:p>
          </table:table-cell>
          <table:table-cell office:value-type="float" office:value="0" calcext:value-type="float">
            <text:p>0</text:p>
          </table:table-cell>
          <table:table-cell office:value-type="float" office:value="5289.579055" calcext:value-type="float">
            <text:p>5289.5790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1444787" calcext:value-type="float">
            <text:p>811444787</text:p>
          </table:table-cell>
          <table:table-cell office:value-type="float" office:value="0" calcext:value-type="float">
            <text:p>0</text:p>
          </table:table-cell>
          <table:table-cell office:value-type="float" office:value="2698.802816" calcext:value-type="float">
            <text:p>2698.8028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20203656" calcext:value-type="float">
            <text:p>520203656</text:p>
          </table:table-cell>
          <table:table-cell office:value-type="float" office:value="0" calcext:value-type="float">
            <text:p>0</text:p>
          </table:table-cell>
          <table:table-cell office:value-type="float" office:value="468.82178" calcext:value-type="float">
            <text:p>468.82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8170225" calcext:value-type="float">
            <text:p>718170225</text:p>
          </table:table-cell>
          <table:table-cell office:value-type="float" office:value="0" calcext:value-type="float">
            <text:p>0</text:p>
          </table:table-cell>
          <table:table-cell office:value-type="float" office:value="697.919247" calcext:value-type="float">
            <text:p>697.9192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21000705" calcext:value-type="float">
            <text:p>721000705</text:p>
          </table:table-cell>
          <table:table-cell office:value-type="float" office:value="0" calcext:value-type="float">
            <text:p>0</text:p>
          </table:table-cell>
          <table:table-cell office:value-type="float" office:value="485.432698" calcext:value-type="float">
            <text:p>485.4326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724091377" calcext:value-type="float">
            <text:p>1724091377</text:p>
          </table:table-cell>
          <table:table-cell office:value-type="float" office:value="0" calcext:value-type="float">
            <text:p>0</text:p>
          </table:table-cell>
          <table:table-cell office:value-type="float" office:value="4373.416131" calcext:value-type="float">
            <text:p>4373.4161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05525225" calcext:value-type="float">
            <text:p>1105525225</text:p>
          </table:table-cell>
          <table:table-cell office:value-type="float" office:value="0" calcext:value-type="float">
            <text:p>0</text:p>
          </table:table-cell>
          <table:table-cell office:value-type="float" office:value="449.817777" calcext:value-type="float">
            <text:p>449.8177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3475390" calcext:value-type="float">
            <text:p>603475390</text:p>
          </table:table-cell>
          <table:table-cell office:value-type="float" office:value="0" calcext:value-type="float">
            <text:p>0</text:p>
          </table:table-cell>
          <table:table-cell office:value-type="float" office:value="2180.302236" calcext:value-type="float">
            <text:p>2180.302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03294069" calcext:value-type="float">
            <text:p>603294069</text:p>
          </table:table-cell>
          <table:table-cell office:value-type="float" office:value="0" calcext:value-type="float">
            <text:p>0</text:p>
          </table:table-cell>
          <table:table-cell office:value-type="float" office:value="433.045885" calcext:value-type="float">
            <text:p>433.0458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4439501" calcext:value-type="float">
            <text:p>804439501</text:p>
          </table:table-cell>
          <table:table-cell office:value-type="float" office:value="0" calcext:value-type="float">
            <text:p>0</text:p>
          </table:table-cell>
          <table:table-cell office:value-type="float" office:value="434.357092" calcext:value-type="float">
            <text:p>434.3570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4150789" calcext:value-type="float">
            <text:p>804150789</text:p>
          </table:table-cell>
          <table:table-cell office:value-type="float" office:value="0" calcext:value-type="float">
            <text:p>0</text:p>
          </table:table-cell>
          <table:table-cell office:value-type="float" office:value="1557.045805" calcext:value-type="float">
            <text:p>1557.0458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04484410" calcext:value-type="float">
            <text:p>604484410</text:p>
          </table:table-cell>
          <table:table-cell office:value-type="float" office:value="0" calcext:value-type="float">
            <text:p>0</text:p>
          </table:table-cell>
          <table:table-cell office:value-type="float" office:value="4508.319072" calcext:value-type="float">
            <text:p>4508.3190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03508462" calcext:value-type="float">
            <text:p>603508462</text:p>
          </table:table-cell>
          <table:table-cell office:value-type="float" office:value="0" calcext:value-type="float">
            <text:p>0</text:p>
          </table:table-cell>
          <table:table-cell office:value-type="float" office:value="1569.470213" calcext:value-type="float">
            <text:p>1569.470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3519673" calcext:value-type="float">
            <text:p>503519673</text:p>
          </table:table-cell>
          <table:table-cell office:value-type="float" office:value="0" calcext:value-type="float">
            <text:p>0</text:p>
          </table:table-cell>
          <table:table-cell office:value-type="float" office:value="444.760918" calcext:value-type="float">
            <text:p>444.7609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807571835" calcext:value-type="float">
            <text:p>1807571835</text:p>
          </table:table-cell>
          <table:table-cell office:value-type="float" office:value="0" calcext:value-type="float">
            <text:p>0</text:p>
          </table:table-cell>
          <table:table-cell office:value-type="float" office:value="4744.647937" calcext:value-type="float">
            <text:p>4744.6479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0564047" calcext:value-type="float">
            <text:p>540564047</text:p>
          </table:table-cell>
          <table:table-cell office:value-type="float" office:value="0" calcext:value-type="float">
            <text:p>0</text:p>
          </table:table-cell>
          <table:table-cell office:value-type="float" office:value="477.430335" calcext:value-type="float">
            <text:p>477.4303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4973452" calcext:value-type="float">
            <text:p>1004973452</text:p>
          </table:table-cell>
          <table:table-cell office:value-type="float" office:value="0" calcext:value-type="float">
            <text:p>0</text:p>
          </table:table-cell>
          <table:table-cell office:value-type="float" office:value="4780.647217" calcext:value-type="float">
            <text:p>4780.647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4315431" calcext:value-type="float">
            <text:p>704315431</text:p>
          </table:table-cell>
          <table:table-cell office:value-type="float" office:value="0" calcext:value-type="float">
            <text:p>0</text:p>
          </table:table-cell>
          <table:table-cell office:value-type="float" office:value="1960.12436" calcext:value-type="float">
            <text:p>1960.124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25785203" calcext:value-type="float">
            <text:p>625785203</text:p>
          </table:table-cell>
          <table:table-cell office:value-type="float" office:value="0" calcext:value-type="float">
            <text:p>0</text:p>
          </table:table-cell>
          <table:table-cell office:value-type="float" office:value="461.211557" calcext:value-type="float">
            <text:p>461.2115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180815" calcext:value-type="float">
            <text:p>1180815</text:p>
          </table:table-cell>
          <table:table-cell office:value-type="float" office:value="0" calcext:value-type="float">
            <text:p>0</text:p>
          </table:table-cell>
          <table:table-cell office:value-type="float" office:value="444.835312" calcext:value-type="float">
            <text:p>444.8353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0139471" calcext:value-type="float">
            <text:p>520139471</text:p>
          </table:table-cell>
          <table:table-cell office:value-type="float" office:value="0" calcext:value-type="float">
            <text:p>0</text:p>
          </table:table-cell>
          <table:table-cell office:value-type="float" office:value="490.03909" calcext:value-type="float">
            <text:p>490.03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5953294" calcext:value-type="float">
            <text:p>525953294</text:p>
          </table:table-cell>
          <table:table-cell office:value-type="float" office:value="0" calcext:value-type="float">
            <text:p>0</text:p>
          </table:table-cell>
          <table:table-cell office:value-type="float" office:value="4658.548993" calcext:value-type="float">
            <text:p>4658.5489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13574277" calcext:value-type="float">
            <text:p>813574277</text:p>
          </table:table-cell>
          <table:table-cell office:value-type="float" office:value="0" calcext:value-type="float">
            <text:p>0</text:p>
          </table:table-cell>
          <table:table-cell office:value-type="float" office:value="429.262942" calcext:value-type="float">
            <text:p>429.2629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03441634" calcext:value-type="float">
            <text:p>603441634</text:p>
          </table:table-cell>
          <table:table-cell office:value-type="float" office:value="0" calcext:value-type="float">
            <text:p>0</text:p>
          </table:table-cell>
          <table:table-cell office:value-type="float" office:value="1821.271979" calcext:value-type="float">
            <text:p>1821.2719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651530" calcext:value-type="float">
            <text:p>1651530</text:p>
          </table:table-cell>
          <table:table-cell office:value-type="float" office:value="0" calcext:value-type="float">
            <text:p>0</text:p>
          </table:table-cell>
          <table:table-cell office:value-type="float" office:value="415.223525" calcext:value-type="float">
            <text:p>415.2235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6093631" calcext:value-type="float">
            <text:p>806093631</text:p>
          </table:table-cell>
          <table:table-cell office:value-type="float" office:value="0" calcext:value-type="float">
            <text:p>0</text:p>
          </table:table-cell>
          <table:table-cell office:value-type="float" office:value="487.8234" calcext:value-type="float">
            <text:p>487.82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08909428" calcext:value-type="float">
            <text:p>608909428</text:p>
          </table:table-cell>
          <table:table-cell office:value-type="float" office:value="0" calcext:value-type="float">
            <text:p>0</text:p>
          </table:table-cell>
          <table:table-cell office:value-type="float" office:value="1674.285394" calcext:value-type="float">
            <text:p>1674.2853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23219730" calcext:value-type="float">
            <text:p>1523219730</text:p>
          </table:table-cell>
          <table:table-cell office:value-type="float" office:value="0" calcext:value-type="float">
            <text:p>0</text:p>
          </table:table-cell>
          <table:table-cell office:value-type="float" office:value="4187.65222" calcext:value-type="float">
            <text:p>4187.652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2920611" calcext:value-type="float">
            <text:p>502920611</text:p>
          </table:table-cell>
          <table:table-cell office:value-type="float" office:value="0" calcext:value-type="float">
            <text:p>0</text:p>
          </table:table-cell>
          <table:table-cell office:value-type="float" office:value="1412.789264" calcext:value-type="float">
            <text:p>1412.789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02815053" calcext:value-type="float">
            <text:p>402815053</text:p>
          </table:table-cell>
          <table:table-cell office:value-type="float" office:value="0" calcext:value-type="float">
            <text:p>0</text:p>
          </table:table-cell>
          <table:table-cell office:value-type="float" office:value="451.29548" calcext:value-type="float">
            <text:p>451.295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3656577" calcext:value-type="float">
            <text:p>603656577</text:p>
          </table:table-cell>
          <table:table-cell office:value-type="float" office:value="0" calcext:value-type="float">
            <text:p>0</text:p>
          </table:table-cell>
          <table:table-cell office:value-type="float" office:value="1626.968484" calcext:value-type="float">
            <text:p>1626.9684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3608418" calcext:value-type="float">
            <text:p>703608418</text:p>
          </table:table-cell>
          <table:table-cell office:value-type="float" office:value="0" calcext:value-type="float">
            <text:p>0</text:p>
          </table:table-cell>
          <table:table-cell office:value-type="float" office:value="424.128292" calcext:value-type="float">
            <text:p>424.1282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1233376" calcext:value-type="float">
            <text:p>521233376</text:p>
          </table:table-cell>
          <table:table-cell office:value-type="float" office:value="0" calcext:value-type="float">
            <text:p>0</text:p>
          </table:table-cell>
          <table:table-cell office:value-type="float" office:value="1165.396109" calcext:value-type="float">
            <text:p>1165.3961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03548952" calcext:value-type="float">
            <text:p>603548952</text:p>
          </table:table-cell>
          <table:table-cell office:value-type="float" office:value="0" calcext:value-type="float">
            <text:p>0</text:p>
          </table:table-cell>
          <table:table-cell office:value-type="float" office:value="711.808691" calcext:value-type="float">
            <text:p>711.8086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9292794" calcext:value-type="float">
            <text:p>519292794</text:p>
          </table:table-cell>
          <table:table-cell office:value-type="float" office:value="0" calcext:value-type="float">
            <text:p>0</text:p>
          </table:table-cell>
          <table:table-cell office:value-type="float" office:value="1391.191232" calcext:value-type="float">
            <text:p>1391.1912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03790764" calcext:value-type="float">
            <text:p>703790764</text:p>
          </table:table-cell>
          <table:table-cell office:value-type="float" office:value="0" calcext:value-type="float">
            <text:p>0</text:p>
          </table:table-cell>
          <table:table-cell office:value-type="float" office:value="503.565955" calcext:value-type="float">
            <text:p>503.5659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4551107" calcext:value-type="float">
            <text:p>904551107</text:p>
          </table:table-cell>
          <table:table-cell office:value-type="float" office:value="0" calcext:value-type="float">
            <text:p>0</text:p>
          </table:table-cell>
          <table:table-cell office:value-type="float" office:value="1266.548123" calcext:value-type="float">
            <text:p>1266.5481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25135959" calcext:value-type="float">
            <text:p>1825135959</text:p>
          </table:table-cell>
          <table:table-cell office:value-type="float" office:value="0" calcext:value-type="float">
            <text:p>0</text:p>
          </table:table-cell>
          <table:table-cell office:value-type="float" office:value="939.639561" calcext:value-type="float">
            <text:p>939.639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03896222" calcext:value-type="float">
            <text:p>703896222</text:p>
          </table:table-cell>
          <table:table-cell office:value-type="float" office:value="0" calcext:value-type="float">
            <text:p>0</text:p>
          </table:table-cell>
          <table:table-cell office:value-type="float" office:value="1791.587664" calcext:value-type="float">
            <text:p>1791.5876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3791705" calcext:value-type="float">
            <text:p>703791705</text:p>
          </table:table-cell>
          <table:table-cell office:value-type="float" office:value="0" calcext:value-type="float">
            <text:p>0</text:p>
          </table:table-cell>
          <table:table-cell office:value-type="float" office:value="470.801491" calcext:value-type="float">
            <text:p>470.8014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04219099" calcext:value-type="float">
            <text:p>604219099</text:p>
          </table:table-cell>
          <table:table-cell office:value-type="float" office:value="0" calcext:value-type="float">
            <text:p>0</text:p>
          </table:table-cell>
          <table:table-cell office:value-type="float" office:value="1242.236661" calcext:value-type="float">
            <text:p>1242.2366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882341" calcext:value-type="float">
            <text:p>1882341</text:p>
          </table:table-cell>
          <table:table-cell office:value-type="float" office:value="0" calcext:value-type="float">
            <text:p>0</text:p>
          </table:table-cell>
          <table:table-cell office:value-type="float" office:value="1515.990295" calcext:value-type="float">
            <text:p>1515.9902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18738392" calcext:value-type="float">
            <text:p>718738392</text:p>
          </table:table-cell>
          <table:table-cell office:value-type="float" office:value="0" calcext:value-type="float">
            <text:p>0</text:p>
          </table:table-cell>
          <table:table-cell office:value-type="float" office:value="1050.741375" calcext:value-type="float">
            <text:p>1050.741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623803310" calcext:value-type="float">
            <text:p>1623803310</text:p>
          </table:table-cell>
          <table:table-cell office:value-type="float" office:value="0" calcext:value-type="float">
            <text:p>0</text:p>
          </table:table-cell>
          <table:table-cell office:value-type="float" office:value="4213.593964" calcext:value-type="float">
            <text:p>4213.5939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2873969" calcext:value-type="float">
            <text:p>502873969</text:p>
          </table:table-cell>
          <table:table-cell office:value-type="float" office:value="0" calcext:value-type="float">
            <text:p>0</text:p>
          </table:table-cell>
          <table:table-cell office:value-type="float" office:value="1797.43598" calcext:value-type="float">
            <text:p>1797.435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3524248" calcext:value-type="float">
            <text:p>503524248</text:p>
          </table:table-cell>
          <table:table-cell office:value-type="float" office:value="0" calcext:value-type="float">
            <text:p>0</text:p>
          </table:table-cell>
          <table:table-cell office:value-type="float" office:value="1541.984184" calcext:value-type="float">
            <text:p>1541.9841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18267039" calcext:value-type="float">
            <text:p>1618267039</text:p>
          </table:table-cell>
          <table:table-cell office:value-type="float" office:value="0" calcext:value-type="float">
            <text:p>0</text:p>
          </table:table-cell>
          <table:table-cell office:value-type="float" office:value="919.463588" calcext:value-type="float">
            <text:p>919.4635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214922" calcext:value-type="float">
            <text:p>1214922</text:p>
          </table:table-cell>
          <table:table-cell office:value-type="float" office:value="0" calcext:value-type="float">
            <text:p>0</text:p>
          </table:table-cell>
          <table:table-cell office:value-type="float" office:value="472.228274" calcext:value-type="float">
            <text:p>472.2282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19874416" calcext:value-type="float">
            <text:p>519874416</text:p>
          </table:table-cell>
          <table:table-cell office:value-type="float" office:value="0" calcext:value-type="float">
            <text:p>0</text:p>
          </table:table-cell>
          <table:table-cell office:value-type="float" office:value="4011.012758" calcext:value-type="float">
            <text:p>4011.012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21044055" calcext:value-type="float">
            <text:p>621044055</text:p>
          </table:table-cell>
          <table:table-cell office:value-type="float" office:value="0" calcext:value-type="float">
            <text:p>0</text:p>
          </table:table-cell>
          <table:table-cell office:value-type="float" office:value="1506.546936" calcext:value-type="float">
            <text:p>1506.5469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19649410" calcext:value-type="float">
            <text:p>619649410</text:p>
          </table:table-cell>
          <table:table-cell office:value-type="float" office:value="0" calcext:value-type="float">
            <text:p>0</text:p>
          </table:table-cell>
          <table:table-cell office:value-type="float" office:value="1776.818388" calcext:value-type="float">
            <text:p>1776.8183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12868590" calcext:value-type="float">
            <text:p>1012868590</text:p>
          </table:table-cell>
          <table:table-cell office:value-type="float" office:value="0" calcext:value-type="float">
            <text:p>0</text:p>
          </table:table-cell>
          <table:table-cell office:value-type="float" office:value="465.212662" calcext:value-type="float">
            <text:p>465.2126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2055227" calcext:value-type="float">
            <text:p>102055227</text:p>
          </table:table-cell>
          <table:table-cell office:value-type="float" office:value="0" calcext:value-type="float">
            <text:p>0</text:p>
          </table:table-cell>
          <table:table-cell office:value-type="float" office:value="432.6197" calcext:value-type="float">
            <text:p>432.61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56950" calcext:value-type="float">
            <text:p>1756950</text:p>
          </table:table-cell>
          <table:table-cell office:value-type="float" office:value="0" calcext:value-type="float">
            <text:p>0</text:p>
          </table:table-cell>
          <table:table-cell office:value-type="float" office:value="2235.636639" calcext:value-type="float">
            <text:p>2235.6366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61995" calcext:value-type="float">
            <text:p>1161995</text:p>
          </table:table-cell>
          <table:table-cell office:value-type="float" office:value="0" calcext:value-type="float">
            <text:p>0</text:p>
          </table:table-cell>
          <table:table-cell office:value-type="float" office:value="1506.69008" calcext:value-type="float">
            <text:p>1506.690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221043657" calcext:value-type="float">
            <text:p>1221043657</text:p>
          </table:table-cell>
          <table:table-cell office:value-type="float" office:value="0" calcext:value-type="float">
            <text:p>0</text:p>
          </table:table-cell>
          <table:table-cell office:value-type="float" office:value="1383.401293" calcext:value-type="float">
            <text:p>1383.4012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08951183" calcext:value-type="float">
            <text:p>1708951183</text:p>
          </table:table-cell>
          <table:table-cell office:value-type="float" office:value="0" calcext:value-type="float">
            <text:p>0</text:p>
          </table:table-cell>
          <table:table-cell office:value-type="float" office:value="723.31881" calcext:value-type="float">
            <text:p>723.318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15731426" calcext:value-type="float">
            <text:p>1015731426</text:p>
          </table:table-cell>
          <table:table-cell office:value-type="float" office:value="0" calcext:value-type="float">
            <text:p>0</text:p>
          </table:table-cell>
          <table:table-cell office:value-type="float" office:value="1510.833318" calcext:value-type="float">
            <text:p>1510.8333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2707876" calcext:value-type="float">
            <text:p>402707876</text:p>
          </table:table-cell>
          <table:table-cell office:value-type="float" office:value="0" calcext:value-type="float">
            <text:p>0</text:p>
          </table:table-cell>
          <table:table-cell office:value-type="float" office:value="2486.081305" calcext:value-type="float">
            <text:p>2486.0813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409583" calcext:value-type="float">
            <text:p>1409583</text:p>
          </table:table-cell>
          <table:table-cell office:value-type="float" office:value="0" calcext:value-type="float">
            <text:p>0</text:p>
          </table:table-cell>
          <table:table-cell office:value-type="float" office:value="1049.202937" calcext:value-type="float">
            <text:p>1049.2029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19077617" calcext:value-type="float">
            <text:p>519077617</text:p>
          </table:table-cell>
          <table:table-cell office:value-type="float" office:value="0" calcext:value-type="float">
            <text:p>0</text:p>
          </table:table-cell>
          <table:table-cell office:value-type="float" office:value="1166.228009" calcext:value-type="float">
            <text:p>1166.228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22462880" calcext:value-type="float">
            <text:p>1122462880</text:p>
          </table:table-cell>
          <table:table-cell office:value-type="float" office:value="0" calcext:value-type="float">
            <text:p>0</text:p>
          </table:table-cell>
          <table:table-cell office:value-type="float" office:value="1234.051917" calcext:value-type="float">
            <text:p>1234.0519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1186821" calcext:value-type="float">
            <text:p>521186821</text:p>
          </table:table-cell>
          <table:table-cell office:value-type="float" office:value="0" calcext:value-type="float">
            <text:p>0</text:p>
          </table:table-cell>
          <table:table-cell office:value-type="float" office:value="1120.463352" calcext:value-type="float">
            <text:p>1120.4633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004599849" calcext:value-type="float">
            <text:p>1004599849</text:p>
          </table:table-cell>
          <table:table-cell office:value-type="float" office:value="0" calcext:value-type="float">
            <text:p>0</text:p>
          </table:table-cell>
          <table:table-cell office:value-type="float" office:value="1394.416521" calcext:value-type="float">
            <text:p>1394.4165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4576028" calcext:value-type="float">
            <text:p>1004576028</text:p>
          </table:table-cell>
          <table:table-cell office:value-type="float" office:value="0" calcext:value-type="float">
            <text:p>0</text:p>
          </table:table-cell>
          <table:table-cell office:value-type="float" office:value="918.215542" calcext:value-type="float">
            <text:p>918.2155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922068" calcext:value-type="float">
            <text:p>4922068</text:p>
          </table:table-cell>
          <table:table-cell office:value-type="float" office:value="0" calcext:value-type="float">
            <text:p>0</text:p>
          </table:table-cell>
          <table:table-cell office:value-type="float" office:value="1369.024788" calcext:value-type="float">
            <text:p>1369.0247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61900" calcext:value-type="float">
            <text:p>1161900</text:p>
          </table:table-cell>
          <table:table-cell office:value-type="float" office:value="0" calcext:value-type="float">
            <text:p>0</text:p>
          </table:table-cell>
          <table:table-cell office:value-type="float" office:value="1476.752463" calcext:value-type="float">
            <text:p>1476.7524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322749845" calcext:value-type="float">
            <text:p>1322749845</text:p>
          </table:table-cell>
          <table:table-cell office:value-type="float" office:value="0" calcext:value-type="float">
            <text:p>0</text:p>
          </table:table-cell>
          <table:table-cell office:value-type="float" office:value="1253.189583" calcext:value-type="float">
            <text:p>1253.189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3961363" calcext:value-type="float">
            <text:p>603961363</text:p>
          </table:table-cell>
          <table:table-cell office:value-type="float" office:value="0" calcext:value-type="float">
            <text:p>0</text:p>
          </table:table-cell>
          <table:table-cell office:value-type="float" office:value="1541.478828" calcext:value-type="float">
            <text:p>1541.4788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5081703" calcext:value-type="float">
            <text:p>1005081703</text:p>
          </table:table-cell>
          <table:table-cell office:value-type="float" office:value="0" calcext:value-type="float">
            <text:p>0</text:p>
          </table:table-cell>
          <table:table-cell office:value-type="float" office:value="927.276463" calcext:value-type="float">
            <text:p>927.2764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17096699" calcext:value-type="float">
            <text:p>1317096699</text:p>
          </table:table-cell>
          <table:table-cell office:value-type="float" office:value="0" calcext:value-type="float">
            <text:p>0</text:p>
          </table:table-cell>
          <table:table-cell office:value-type="float" office:value="1300.833456" calcext:value-type="float">
            <text:p>1300.8334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03349825" calcext:value-type="float">
            <text:p>603349825</text:p>
          </table:table-cell>
          <table:table-cell office:value-type="float" office:value="0" calcext:value-type="float">
            <text:p>0</text:p>
          </table:table-cell>
          <table:table-cell office:value-type="float" office:value="1313.158986" calcext:value-type="float">
            <text:p>1313.1589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07195915" calcext:value-type="float">
            <text:p>1807195915</text:p>
          </table:table-cell>
          <table:table-cell office:value-type="float" office:value="0" calcext:value-type="float">
            <text:p>0</text:p>
          </table:table-cell>
          <table:table-cell office:value-type="float" office:value="1307.969916" calcext:value-type="float">
            <text:p>1307.9699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26726351" calcext:value-type="float">
            <text:p>1226726351</text:p>
          </table:table-cell>
          <table:table-cell office:value-type="float" office:value="0" calcext:value-type="float">
            <text:p>0</text:p>
          </table:table-cell>
          <table:table-cell office:value-type="float" office:value="1553.84755" calcext:value-type="float">
            <text:p>1553.847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22286516" calcext:value-type="float">
            <text:p>1122286516</text:p>
          </table:table-cell>
          <table:table-cell office:value-type="float" office:value="0" calcext:value-type="float">
            <text:p>0</text:p>
          </table:table-cell>
          <table:table-cell office:value-type="float" office:value="1246.918185" calcext:value-type="float">
            <text:p>1246.9181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04504562" calcext:value-type="float">
            <text:p>904504562</text:p>
          </table:table-cell>
          <table:table-cell office:value-type="float" office:value="0" calcext:value-type="float">
            <text:p>0</text:p>
          </table:table-cell>
          <table:table-cell office:value-type="float" office:value="3978.760214" calcext:value-type="float">
            <text:p>3978.7602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9913514" calcext:value-type="float">
            <text:p>819913514</text:p>
          </table:table-cell>
          <table:table-cell office:value-type="float" office:value="0" calcext:value-type="float">
            <text:p>0</text:p>
          </table:table-cell>
          <table:table-cell office:value-type="float" office:value="1183.757986" calcext:value-type="float">
            <text:p>1183.7579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40813" calcext:value-type="float">
            <text:p>1640813</text:p>
          </table:table-cell>
          <table:table-cell office:value-type="float" office:value="0" calcext:value-type="float">
            <text:p>0</text:p>
          </table:table-cell>
          <table:table-cell office:value-type="float" office:value="1087.140482" calcext:value-type="float">
            <text:p>1087.1404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24399" calcext:value-type="float">
            <text:p>1524399</text:p>
          </table:table-cell>
          <table:table-cell office:value-type="float" office:value="0" calcext:value-type="float">
            <text:p>0</text:p>
          </table:table-cell>
          <table:table-cell office:value-type="float" office:value="979.430869" calcext:value-type="float">
            <text:p>979.430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410339409" calcext:value-type="float">
            <text:p>2410339409</text:p>
          </table:table-cell>
          <table:table-cell office:value-type="float" office:value="0" calcext:value-type="float">
            <text:p>0</text:p>
          </table:table-cell>
          <table:table-cell office:value-type="float" office:value="432.918757" calcext:value-type="float">
            <text:p>432.9187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35965" calcext:value-type="float">
            <text:p>1135965</text:p>
          </table:table-cell>
          <table:table-cell office:value-type="float" office:value="0" calcext:value-type="float">
            <text:p>0</text:p>
          </table:table-cell>
          <table:table-cell office:value-type="float" office:value="4066.663981" calcext:value-type="float">
            <text:p>4066.6639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3066232" calcext:value-type="float">
            <text:p>503066232</text:p>
          </table:table-cell>
          <table:table-cell office:value-type="float" office:value="0" calcext:value-type="float">
            <text:p>0</text:p>
          </table:table-cell>
          <table:table-cell office:value-type="float" office:value="1307.228826" calcext:value-type="float">
            <text:p>1307.2288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17965452" calcext:value-type="float">
            <text:p>1217965452</text:p>
          </table:table-cell>
          <table:table-cell office:value-type="float" office:value="0" calcext:value-type="float">
            <text:p>0</text:p>
          </table:table-cell>
          <table:table-cell office:value-type="float" office:value="1343.909587" calcext:value-type="float">
            <text:p>1343.9095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20451960" calcext:value-type="float">
            <text:p>620451960</text:p>
          </table:table-cell>
          <table:table-cell office:value-type="float" office:value="0" calcext:value-type="float">
            <text:p>0</text:p>
          </table:table-cell>
          <table:table-cell office:value-type="float" office:value="455.299531" calcext:value-type="float">
            <text:p>455.2995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06114289" calcext:value-type="float">
            <text:p>1206114289</text:p>
          </table:table-cell>
          <table:table-cell office:value-type="float" office:value="0" calcext:value-type="float">
            <text:p>0</text:p>
          </table:table-cell>
          <table:table-cell office:value-type="float" office:value="444.274816" calcext:value-type="float">
            <text:p>444.2748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0385371" calcext:value-type="float">
            <text:p>620385371</text:p>
          </table:table-cell>
          <table:table-cell office:value-type="float" office:value="0" calcext:value-type="float">
            <text:p>0</text:p>
          </table:table-cell>
          <table:table-cell office:value-type="float" office:value="5282.473055" calcext:value-type="float">
            <text:p>5282.4730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22079140" calcext:value-type="float">
            <text:p>1122079140</text:p>
          </table:table-cell>
          <table:table-cell office:value-type="float" office:value="0" calcext:value-type="float">
            <text:p>0</text:p>
          </table:table-cell>
          <table:table-cell office:value-type="float" office:value="1444.575062" calcext:value-type="float">
            <text:p>1444.5750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98017" calcext:value-type="float">
            <text:p>1198017</text:p>
          </table:table-cell>
          <table:table-cell office:value-type="float" office:value="0" calcext:value-type="float">
            <text:p>0</text:p>
          </table:table-cell>
          <table:table-cell office:value-type="float" office:value="1462.354624" calcext:value-type="float">
            <text:p>1462.3546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121511342" calcext:value-type="float">
            <text:p>1121511342</text:p>
          </table:table-cell>
          <table:table-cell office:value-type="float" office:value="0" calcext:value-type="float">
            <text:p>0</text:p>
          </table:table-cell>
          <table:table-cell office:value-type="float" office:value="443.771249" calcext:value-type="float">
            <text:p>443.7712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611177051" calcext:value-type="float">
            <text:p>2611177051</text:p>
          </table:table-cell>
          <table:table-cell office:value-type="float" office:value="0" calcext:value-type="float">
            <text:p>0</text:p>
          </table:table-cell>
          <table:table-cell office:value-type="float" office:value="479.561383" calcext:value-type="float">
            <text:p>479.5613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68410" calcext:value-type="float">
            <text:p>1868410</text:p>
          </table:table-cell>
          <table:table-cell office:value-type="float" office:value="0" calcext:value-type="float">
            <text:p>0</text:p>
          </table:table-cell>
          <table:table-cell office:value-type="float" office:value="2310.695758" calcext:value-type="float">
            <text:p>2310.6957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020444236" calcext:value-type="float">
            <text:p>5020444236</text:p>
          </table:table-cell>
          <table:table-cell office:value-type="float" office:value="0" calcext:value-type="float">
            <text:p>0</text:p>
          </table:table-cell>
          <table:table-cell office:value-type="float" office:value="1978.328561" calcext:value-type="float">
            <text:p>1978.328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31503" calcext:value-type="float">
            <text:p>1531503</text:p>
          </table:table-cell>
          <table:table-cell office:value-type="float" office:value="0" calcext:value-type="float">
            <text:p>0</text:p>
          </table:table-cell>
          <table:table-cell office:value-type="float" office:value="2370.923738" calcext:value-type="float">
            <text:p>2370.923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3100493" calcext:value-type="float">
            <text:p>503100493</text:p>
          </table:table-cell>
          <table:table-cell office:value-type="float" office:value="0" calcext:value-type="float">
            <text:p>0</text:p>
          </table:table-cell>
          <table:table-cell office:value-type="float" office:value="420.608424" calcext:value-type="float">
            <text:p>420.6084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3053308019" calcext:value-type="float">
            <text:p>13053308019</text:p>
          </table:table-cell>
          <table:table-cell office:value-type="float" office:value="0" calcext:value-type="float">
            <text:p>0</text:p>
          </table:table-cell>
          <table:table-cell office:value-type="float" office:value="1386.569355" calcext:value-type="float">
            <text:p>1386.5693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04958696" calcext:value-type="float">
            <text:p>1104958696</text:p>
          </table:table-cell>
          <table:table-cell office:value-type="float" office:value="0" calcext:value-type="float">
            <text:p>0</text:p>
          </table:table-cell>
          <table:table-cell office:value-type="float" office:value="962.110744" calcext:value-type="float">
            <text:p>962.1107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13759059" calcext:value-type="float">
            <text:p>3313759059</text:p>
          </table:table-cell>
          <table:table-cell office:value-type="float" office:value="0" calcext:value-type="float">
            <text:p>0</text:p>
          </table:table-cell>
          <table:table-cell office:value-type="float" office:value="1228.986392" calcext:value-type="float">
            <text:p>1228.9863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20141619" calcext:value-type="float">
            <text:p>620141619</text:p>
          </table:table-cell>
          <table:table-cell office:value-type="float" office:value="0" calcext:value-type="float">
            <text:p>0</text:p>
          </table:table-cell>
          <table:table-cell office:value-type="float" office:value="1339.606221" calcext:value-type="float">
            <text:p>1339.606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20422102" calcext:value-type="float">
            <text:p>520422102</text:p>
          </table:table-cell>
          <table:table-cell office:value-type="float" office:value="0" calcext:value-type="float">
            <text:p>0</text:p>
          </table:table-cell>
          <table:table-cell office:value-type="float" office:value="1687.929763" calcext:value-type="float">
            <text:p>1687.9297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738566649" calcext:value-type="float">
            <text:p>4738566649</text:p>
          </table:table-cell>
          <table:table-cell office:value-type="float" office:value="0" calcext:value-type="float">
            <text:p>0</text:p>
          </table:table-cell>
          <table:table-cell office:value-type="float" office:value="4123.654939" calcext:value-type="float">
            <text:p>4123.6549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4513303" calcext:value-type="float">
            <text:p>904513303</text:p>
          </table:table-cell>
          <table:table-cell office:value-type="float" office:value="0" calcext:value-type="float">
            <text:p>0</text:p>
          </table:table-cell>
          <table:table-cell office:value-type="float" office:value="1430.842443" calcext:value-type="float">
            <text:p>1430.8424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3959602" calcext:value-type="float">
            <text:p>803959602</text:p>
          </table:table-cell>
          <table:table-cell office:value-type="float" office:value="0" calcext:value-type="float">
            <text:p>0</text:p>
          </table:table-cell>
          <table:table-cell office:value-type="float" office:value="1278.707551" calcext:value-type="float">
            <text:p>1278.7075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784362173" calcext:value-type="float">
            <text:p>12784362173</text:p>
          </table:table-cell>
          <table:table-cell office:value-type="float" office:value="0" calcext:value-type="float">
            <text:p>0</text:p>
          </table:table-cell>
          <table:table-cell office:value-type="float" office:value="505.448401" calcext:value-type="float">
            <text:p>505.448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019993376" calcext:value-type="float">
            <text:p>5019993376</text:p>
          </table:table-cell>
          <table:table-cell office:value-type="float" office:value="0" calcext:value-type="float">
            <text:p>0</text:p>
          </table:table-cell>
          <table:table-cell office:value-type="float" office:value="5096.754718" calcext:value-type="float">
            <text:p>5096.7547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3276625" calcext:value-type="float">
            <text:p>603276625</text:p>
          </table:table-cell>
          <table:table-cell office:value-type="float" office:value="0" calcext:value-type="float">
            <text:p>0</text:p>
          </table:table-cell>
          <table:table-cell office:value-type="float" office:value="2585.013297" calcext:value-type="float">
            <text:p>2585.0132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03229526" calcext:value-type="float">
            <text:p>503229526</text:p>
          </table:table-cell>
          <table:table-cell office:value-type="float" office:value="0" calcext:value-type="float">
            <text:p>0</text:p>
          </table:table-cell>
          <table:table-cell office:value-type="float" office:value="411.90522" calcext:value-type="float">
            <text:p>411.905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3169072558" calcext:value-type="float">
            <text:p>13169072558</text:p>
          </table:table-cell>
          <table:table-cell office:value-type="float" office:value="0" calcext:value-type="float">
            <text:p>0</text:p>
          </table:table-cell>
          <table:table-cell office:value-type="float" office:value="447.72859" calcext:value-type="float">
            <text:p>447.728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928857709" calcext:value-type="float">
            <text:p>2928857709</text:p>
          </table:table-cell>
          <table:table-cell office:value-type="float" office:value="0" calcext:value-type="float">
            <text:p>0</text:p>
          </table:table-cell>
          <table:table-cell office:value-type="float" office:value="4304.855471" calcext:value-type="float">
            <text:p>4304.8554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4549863" calcext:value-type="float">
            <text:p>804549863</text:p>
          </table:table-cell>
          <table:table-cell office:value-type="float" office:value="0" calcext:value-type="float">
            <text:p>0</text:p>
          </table:table-cell>
          <table:table-cell office:value-type="float" office:value="1728.815112" calcext:value-type="float">
            <text:p>1728.815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22836139" calcext:value-type="float">
            <text:p>622836139</text:p>
          </table:table-cell>
          <table:table-cell office:value-type="float" office:value="0" calcext:value-type="float">
            <text:p>0</text:p>
          </table:table-cell>
          <table:table-cell office:value-type="float" office:value="464.052608" calcext:value-type="float">
            <text:p>464.0526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965867925" calcext:value-type="float">
            <text:p>4965867925</text:p>
          </table:table-cell>
          <table:table-cell office:value-type="float" office:value="0" calcext:value-type="float">
            <text:p>0</text:p>
          </table:table-cell>
          <table:table-cell office:value-type="float" office:value="456.007936" calcext:value-type="float">
            <text:p>456.0079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938793694" calcext:value-type="float">
            <text:p>4938793694</text:p>
          </table:table-cell>
          <table:table-cell office:value-type="float" office:value="0" calcext:value-type="float">
            <text:p>0</text:p>
          </table:table-cell>
          <table:table-cell office:value-type="float" office:value="4628.58188" calcext:value-type="float">
            <text:p>4628.58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353889" calcext:value-type="float">
            <text:p>1353889</text:p>
          </table:table-cell>
          <table:table-cell office:value-type="float" office:value="0" calcext:value-type="float">
            <text:p>0</text:p>
          </table:table-cell>
          <table:table-cell office:value-type="float" office:value="1697.495399" calcext:value-type="float">
            <text:p>1697.495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387415962" calcext:value-type="float">
            <text:p>13387415962</text:p>
          </table:table-cell>
          <table:table-cell office:value-type="float" office:value="0" calcext:value-type="float">
            <text:p>0</text:p>
          </table:table-cell>
          <table:table-cell office:value-type="float" office:value="411.896529" calcext:value-type="float">
            <text:p>411.8965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971727102" calcext:value-type="float">
            <text:p>12971727102</text:p>
          </table:table-cell>
          <table:table-cell office:value-type="float" office:value="0" calcext:value-type="float">
            <text:p>0</text:p>
          </table:table-cell>
          <table:table-cell office:value-type="float" office:value="468.308918" calcext:value-type="float">
            <text:p>468.3089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5630186312" calcext:value-type="float">
            <text:p>5630186312</text:p>
          </table:table-cell>
          <table:table-cell office:value-type="float" office:value="0" calcext:value-type="float">
            <text:p>0</text:p>
          </table:table-cell>
          <table:table-cell office:value-type="float" office:value="4721.715823" calcext:value-type="float">
            <text:p>4721.7158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03958069" calcext:value-type="float">
            <text:p>803958069</text:p>
          </table:table-cell>
          <table:table-cell office:value-type="float" office:value="0" calcext:value-type="float">
            <text:p>0</text:p>
          </table:table-cell>
          <table:table-cell office:value-type="float" office:value="1896.448951" calcext:value-type="float">
            <text:p>1896.4489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03216008" calcext:value-type="float">
            <text:p>503216008</text:p>
          </table:table-cell>
          <table:table-cell office:value-type="float" office:value="0" calcext:value-type="float">
            <text:p>0</text:p>
          </table:table-cell>
          <table:table-cell office:value-type="float" office:value="480.630345" calcext:value-type="float">
            <text:p>480.6303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5586075628" calcext:value-type="float">
            <text:p>15586075628</text:p>
          </table:table-cell>
          <table:table-cell office:value-type="float" office:value="0" calcext:value-type="float">
            <text:p>0</text:p>
          </table:table-cell>
          <table:table-cell office:value-type="float" office:value="468.611855" calcext:value-type="float">
            <text:p>468.6118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18832017" calcext:value-type="float">
            <text:p>518832017</text:p>
          </table:table-cell>
          <table:table-cell office:value-type="float" office:value="0" calcext:value-type="float">
            <text:p>0</text:p>
          </table:table-cell>
          <table:table-cell office:value-type="float" office:value="4633.24952" calcext:value-type="float">
            <text:p>4633.249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223014766" calcext:value-type="float">
            <text:p>3223014766</text:p>
          </table:table-cell>
          <table:table-cell office:value-type="float" office:value="0" calcext:value-type="float">
            <text:p>0</text:p>
          </table:table-cell>
          <table:table-cell office:value-type="float" office:value="1767.734028" calcext:value-type="float">
            <text:p>1767.7340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929026979" calcext:value-type="float">
            <text:p>2929026979</text:p>
          </table:table-cell>
          <table:table-cell office:value-type="float" office:value="0" calcext:value-type="float">
            <text:p>0</text:p>
          </table:table-cell>
          <table:table-cell office:value-type="float" office:value="465.997992" calcext:value-type="float">
            <text:p>465.9979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137452620" calcext:value-type="float">
            <text:p>5137452620</text:p>
          </table:table-cell>
          <table:table-cell office:value-type="float" office:value="0" calcext:value-type="float">
            <text:p>0</text:p>
          </table:table-cell>
          <table:table-cell office:value-type="float" office:value="485.792264" calcext:value-type="float">
            <text:p>485.792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50067807" calcext:value-type="float">
            <text:p>5050067807</text:p>
          </table:table-cell>
          <table:table-cell office:value-type="float" office:value="0" calcext:value-type="float">
            <text:p>0</text:p>
          </table:table-cell>
          <table:table-cell office:value-type="float" office:value="4701.769551" calcext:value-type="float">
            <text:p>4701.7695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02985413" calcext:value-type="float">
            <text:p>502985413</text:p>
          </table:table-cell>
          <table:table-cell office:value-type="float" office:value="0" calcext:value-type="float">
            <text:p>0</text:p>
          </table:table-cell>
          <table:table-cell office:value-type="float" office:value="1663.114419" calcext:value-type="float">
            <text:p>1663.1144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389768967" calcext:value-type="float">
            <text:p>13389768967</text:p>
          </table:table-cell>
          <table:table-cell office:value-type="float" office:value="0" calcext:value-type="float">
            <text:p>0</text:p>
          </table:table-cell>
          <table:table-cell office:value-type="float" office:value="455.974244" calcext:value-type="float">
            <text:p>455.974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5791211910" calcext:value-type="float">
            <text:p>15791211910</text:p>
          </table:table-cell>
          <table:table-cell office:value-type="float" office:value="0" calcext:value-type="float">
            <text:p>0</text:p>
          </table:table-cell>
          <table:table-cell office:value-type="float" office:value="461.21239" calcext:value-type="float">
            <text:p>461.212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671636948" calcext:value-type="float">
            <text:p>7671636948</text:p>
          </table:table-cell>
          <table:table-cell office:value-type="float" office:value="0" calcext:value-type="float">
            <text:p>0</text:p>
          </table:table-cell>
          <table:table-cell office:value-type="float" office:value="1805.574847" calcext:value-type="float">
            <text:p>1805.5748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04338925" calcext:value-type="float">
            <text:p>904338925</text:p>
          </table:table-cell>
          <table:table-cell office:value-type="float" office:value="0" calcext:value-type="float">
            <text:p>0</text:p>
          </table:table-cell>
          <table:table-cell office:value-type="float" office:value="1788.857815" calcext:value-type="float">
            <text:p>1788.8578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911774279" calcext:value-type="float">
            <text:p>2911774279</text:p>
          </table:table-cell>
          <table:table-cell office:value-type="float" office:value="0" calcext:value-type="float">
            <text:p>0</text:p>
          </table:table-cell>
          <table:table-cell office:value-type="float" office:value="441.645539" calcext:value-type="float">
            <text:p>441.645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3087144899" calcext:value-type="float">
            <text:p>13087144899</text:p>
          </table:table-cell>
          <table:table-cell office:value-type="float" office:value="0" calcext:value-type="float">
            <text:p>0</text:p>
          </table:table-cell>
          <table:table-cell office:value-type="float" office:value="1327.82033" calcext:value-type="float">
            <text:p>1327.820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733491701" calcext:value-type="float">
            <text:p>2733491701</text:p>
          </table:table-cell>
          <table:table-cell office:value-type="float" office:value="0" calcext:value-type="float">
            <text:p>0</text:p>
          </table:table-cell>
          <table:table-cell office:value-type="float" office:value="3948.565068" calcext:value-type="float">
            <text:p>3948.5650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15359742" calcext:value-type="float">
            <text:p>315359742</text:p>
          </table:table-cell>
          <table:table-cell office:value-type="float" office:value="0" calcext:value-type="float">
            <text:p>0</text:p>
          </table:table-cell>
          <table:table-cell office:value-type="float" office:value="1409.383991" calcext:value-type="float">
            <text:p>1409.383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32309715" calcext:value-type="float">
            <text:p>632309715</text:p>
          </table:table-cell>
          <table:table-cell office:value-type="float" office:value="0" calcext:value-type="float">
            <text:p>0</text:p>
          </table:table-cell>
          <table:table-cell office:value-type="float" office:value="1612.256454" calcext:value-type="float">
            <text:p>1612.2564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645055693" calcext:value-type="float">
            <text:p>5645055693</text:p>
          </table:table-cell>
          <table:table-cell office:value-type="float" office:value="0" calcext:value-type="float">
            <text:p>0</text:p>
          </table:table-cell>
          <table:table-cell office:value-type="float" office:value="438.18073" calcext:value-type="float">
            <text:p>438.180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771471282" calcext:value-type="float">
            <text:p>7771471282</text:p>
          </table:table-cell>
          <table:table-cell office:value-type="float" office:value="0" calcext:value-type="float">
            <text:p>0</text:p>
          </table:table-cell>
          <table:table-cell office:value-type="float" office:value="1026.196787" calcext:value-type="float">
            <text:p>1026.1967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03826398" calcext:value-type="float">
            <text:p>703826398</text:p>
          </table:table-cell>
          <table:table-cell office:value-type="float" office:value="0" calcext:value-type="float">
            <text:p>0</text:p>
          </table:table-cell>
          <table:table-cell office:value-type="float" office:value="3095.230467" calcext:value-type="float">
            <text:p>3095.2304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870552122" calcext:value-type="float">
            <text:p>12870552122</text:p>
          </table:table-cell>
          <table:table-cell office:value-type="float" office:value="0" calcext:value-type="float">
            <text:p>0</text:p>
          </table:table-cell>
          <table:table-cell office:value-type="float" office:value="1521.233265" calcext:value-type="float">
            <text:p>1521.233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989936860" calcext:value-type="float">
            <text:p>12989936860</text:p>
          </table:table-cell>
          <table:table-cell office:value-type="float" office:value="0" calcext:value-type="float">
            <text:p>0</text:p>
          </table:table-cell>
          <table:table-cell office:value-type="float" office:value="3308.273766" calcext:value-type="float">
            <text:p>3308.2737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931361683" calcext:value-type="float">
            <text:p>4931361683</text:p>
          </table:table-cell>
          <table:table-cell office:value-type="float" office:value="0" calcext:value-type="float">
            <text:p>0</text:p>
          </table:table-cell>
          <table:table-cell office:value-type="float" office:value="4124.765966" calcext:value-type="float">
            <text:p>4124.7659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6216" calcext:value-type="float">
            <text:p>1206216</text:p>
          </table:table-cell>
          <table:table-cell office:value-type="float" office:value="0" calcext:value-type="float">
            <text:p>0</text:p>
          </table:table-cell>
          <table:table-cell office:value-type="float" office:value="1397.496259" calcext:value-type="float">
            <text:p>1397.4962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2260288" calcext:value-type="float">
            <text:p>202260288</text:p>
          </table:table-cell>
          <table:table-cell office:value-type="float" office:value="0" calcext:value-type="float">
            <text:p>0</text:p>
          </table:table-cell>
          <table:table-cell office:value-type="float" office:value="1242.899933" calcext:value-type="float">
            <text:p>1242.8999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3179694103" calcext:value-type="float">
            <text:p>13179694103</text:p>
          </table:table-cell>
          <table:table-cell office:value-type="float" office:value="0" calcext:value-type="float">
            <text:p>0</text:p>
          </table:table-cell>
          <table:table-cell office:value-type="float" office:value="650.113631" calcext:value-type="float">
            <text:p>650.1136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18675804" calcext:value-type="float">
            <text:p>518675804</text:p>
          </table:table-cell>
          <table:table-cell office:value-type="float" office:value="0" calcext:value-type="float">
            <text:p>0</text:p>
          </table:table-cell>
          <table:table-cell office:value-type="float" office:value="3365.110838" calcext:value-type="float">
            <text:p>3365.1108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03441939" calcext:value-type="float">
            <text:p>603441939</text:p>
          </table:table-cell>
          <table:table-cell office:value-type="float" office:value="0" calcext:value-type="float">
            <text:p>0</text:p>
          </table:table-cell>
          <table:table-cell office:value-type="float" office:value="3971.421191" calcext:value-type="float">
            <text:p>3971.421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518954691" calcext:value-type="float">
            <text:p>518954691</text:p>
          </table:table-cell>
          <table:table-cell office:value-type="float" office:value="0" calcext:value-type="float">
            <text:p>0</text:p>
          </table:table-cell>
          <table:table-cell office:value-type="float" office:value="5725.550423" calcext:value-type="float">
            <text:p>5725.5504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932697500" calcext:value-type="float">
            <text:p>4932697500</text:p>
          </table:table-cell>
          <table:table-cell office:value-type="float" office:value="0" calcext:value-type="float">
            <text:p>0</text:p>
          </table:table-cell>
          <table:table-cell office:value-type="float" office:value="5368.831955" calcext:value-type="float">
            <text:p>5368.8319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50485787" calcext:value-type="float">
            <text:p>5050485787</text:p>
          </table:table-cell>
          <table:table-cell office:value-type="float" office:value="0" calcext:value-type="float">
            <text:p>0</text:p>
          </table:table-cell>
          <table:table-cell office:value-type="float" office:value="5617.568916" calcext:value-type="float">
            <text:p>5617.5689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18319" calcext:value-type="float">
            <text:p>1218319</text:p>
          </table:table-cell>
          <table:table-cell office:value-type="float" office:value="0" calcext:value-type="float">
            <text:p>0</text:p>
          </table:table-cell>
          <table:table-cell office:value-type="float" office:value="13745.801793" calcext:value-type="float">
            <text:p>13745.8017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370021467" calcext:value-type="float">
            <text:p>13370021467</text:p>
          </table:table-cell>
          <table:table-cell office:value-type="float" office:value="0" calcext:value-type="float">
            <text:p>0</text:p>
          </table:table-cell>
          <table:table-cell office:value-type="float" office:value="13849.197568" calcext:value-type="float">
            <text:p>13849.1975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976073226" calcext:value-type="float">
            <text:p>12976073226</text:p>
          </table:table-cell>
          <table:table-cell office:value-type="float" office:value="0" calcext:value-type="float">
            <text:p>0</text:p>
          </table:table-cell>
          <table:table-cell office:value-type="float" office:value="13427.167015" calcext:value-type="float">
            <text:p>13427.167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622232926" calcext:value-type="float">
            <text:p>5622232926</text:p>
          </table:table-cell>
          <table:table-cell office:value-type="float" office:value="0" calcext:value-type="float">
            <text:p>0</text:p>
          </table:table-cell>
          <table:table-cell office:value-type="float" office:value="1021.930307" calcext:value-type="float">
            <text:p>1021.9303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11630404" calcext:value-type="float">
            <text:p>811630404</text:p>
          </table:table-cell>
          <table:table-cell office:value-type="float" office:value="0" calcext:value-type="float">
            <text:p>0</text:p>
          </table:table-cell>
          <table:table-cell office:value-type="float" office:value="1670.191538" calcext:value-type="float">
            <text:p>1670.191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02399079" calcext:value-type="float">
            <text:p>302399079</text:p>
          </table:table-cell>
          <table:table-cell office:value-type="float" office:value="0" calcext:value-type="float">
            <text:p>0</text:p>
          </table:table-cell>
          <table:table-cell office:value-type="float" office:value="1202.882697" calcext:value-type="float">
            <text:p>1202.8826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15759272" calcext:value-type="float">
            <text:p>515759272</text:p>
          </table:table-cell>
          <table:table-cell office:value-type="float" office:value="0" calcext:value-type="float">
            <text:p>0</text:p>
          </table:table-cell>
          <table:table-cell office:value-type="float" office:value="951.144714" calcext:value-type="float">
            <text:p>951.1447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515764894" calcext:value-type="float">
            <text:p>3515764894</text:p>
          </table:table-cell>
          <table:table-cell office:value-type="float" office:value="0" calcext:value-type="float">
            <text:p>0</text:p>
          </table:table-cell>
          <table:table-cell office:value-type="float" office:value="1487.69012" calcext:value-type="float">
            <text:p>1487.69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5233113062" calcext:value-type="float">
            <text:p>5233113062</text:p>
          </table:table-cell>
          <table:table-cell office:value-type="float" office:value="0" calcext:value-type="float">
            <text:p>0</text:p>
          </table:table-cell>
          <table:table-cell office:value-type="float" office:value="5563.145577" calcext:value-type="float">
            <text:p>5563.1455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051233727" calcext:value-type="float">
            <text:p>5051233727</text:p>
          </table:table-cell>
          <table:table-cell office:value-type="float" office:value="0" calcext:value-type="float">
            <text:p>0</text:p>
          </table:table-cell>
          <table:table-cell office:value-type="float" office:value="5661.540305" calcext:value-type="float">
            <text:p>5661.5403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13378177069" calcext:value-type="float">
            <text:p>13378177069</text:p>
          </table:table-cell>
          <table:table-cell office:value-type="float" office:value="0" calcext:value-type="float">
            <text:p>0</text:p>
          </table:table-cell>
          <table:table-cell office:value-type="float" office:value="13805.822672" calcext:value-type="float">
            <text:p>13805.8226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office:value-type="float" office:value="703762836" calcext:value-type="float">
            <text:p>703762836</text:p>
          </table:table-cell>
          <table:table-cell office:value-type="float" office:value="0" calcext:value-type="float">
            <text:p>0</text:p>
          </table:table-cell>
          <table:table-cell office:value-type="float" office:value="1706.943131" calcext:value-type="float">
            <text:p>1706.9431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2935966660" calcext:value-type="float">
            <text:p>2935966660</text:p>
          </table:table-cell>
          <table:table-cell office:value-type="float" office:value="0" calcext:value-type="float">
            <text:p>0</text:p>
          </table:table-cell>
          <table:table-cell office:value-type="float" office:value="3221.81912" calcext:value-type="float">
            <text:p>3221.819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5735326282" calcext:value-type="float">
            <text:p>5735326282</text:p>
          </table:table-cell>
          <table:table-cell office:value-type="float" office:value="0" calcext:value-type="float">
            <text:p>0</text:p>
          </table:table-cell>
          <table:table-cell office:value-type="float" office:value="9026.978667" calcext:value-type="float">
            <text:p>9026.978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12:08:59.656260060</dc:date>
    <meta:editing-duration>PT7M41S</meta:editing-duration>
    <meta:editing-cycles>2</meta:editing-cycles>
    <meta:generator>LibreOffice/5.2.7.2$Linux_X86_64 LibreOffice_project/20m0$Build-2</meta:generator>
    <meta:document-statistic meta:table-count="1" meta:cell-count="103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866cm" svg:height="12.193cm" xlink:href=".." xlink:type="simple" chart:class="chart:bar" chart:style-name="ch1">
        <chart:legend chart:legend-position="end" svg:x="28.132cm" svg:y="4.054cm" style:legend-expansion="high" chart:style-name="ch2"/>
        <chart:plot-area chart:style-name="ch3" table:cell-range-address="node1.B1:node1.B125 node1.A1:node1.A1 node1.C2:node1.C125 node1.J1:node1.J1 node1.L2:node1.L120 node1.S1:node1.S1 node1.U2:node1.U121 node1.AB1:node1.AB1 node1.AD2:node1.AD124 node1.AK1:node1.AK1 node1.AM2:node1.AM120 node1.AT1:node1.AT1 node1.AV2:node1.AV121 node1.BC1:node1.BC1 node1.BE2:node1.BE120" chart:data-source-has-labels="row" svg:x="0.597cm" svg:y="0.243cm" svg:width="26.938cm" svg:height="11.707cm">
          <chartooo:coordinate-region svg:x="2.7cm" svg:y="0.364cm" svg:width="24.795cm" svg:height="10.5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de1.B2:node1.B125" chart:label-cell-address="node1.B1:node1.B1" chart:class="chart:bar">
            <chart:data-point chart:repeated="124"/>
          </chart:series>
          <chart:series chart:style-name="ch8" chart:values-cell-range-address="node1.C2:node1.C125" chart:label-cell-address="node1.A1:node1.A1" chart:class="chart:bar">
            <chart:data-point chart:repeated="124"/>
          </chart:series>
          <chart:series chart:style-name="ch9" chart:values-cell-range-address="node1.L2:node1.L120" chart:label-cell-address="node1.J1:node1.J1" chart:class="chart:bar">
            <chart:data-point chart:repeated="119"/>
          </chart:series>
          <chart:series chart:style-name="ch10" chart:values-cell-range-address="node1.U2:node1.U121" chart:label-cell-address="node1.S1:node1.S1" chart:class="chart:bar">
            <chart:data-point chart:repeated="120"/>
          </chart:series>
          <chart:series chart:style-name="ch11" chart:values-cell-range-address="node1.AD2:node1.AD124" chart:label-cell-address="node1.AB1:node1.AB1" chart:class="chart:bar">
            <chart:data-point chart:repeated="123"/>
          </chart:series>
          <chart:series chart:style-name="ch12" chart:values-cell-range-address="node1.AM2:node1.AM120" chart:label-cell-address="node1.AK1:node1.AK1" chart:class="chart:bar">
            <chart:data-point chart:repeated="119"/>
          </chart:series>
          <chart:series chart:style-name="ch13" chart:values-cell-range-address="node1.AV2:node1.AV121" chart:label-cell-address="node1.AT1:node1.AT1" chart:class="chart:bar">
            <chart:data-point chart:repeated="120"/>
          </chart:series>
          <chart:series chart:style-name="ch14" chart:values-cell-range-address="node1.BE2:node1.BE120" chart:label-cell-address="node1.BC1:node1.BC1" chart:class="chart:bar">
            <chart:data-point chart:repeated="1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node1.B1:node1.B1</svg:desc>
                </draw:g>
              </table:table-cell>
              <table:table-cell office:value-type="string">
                <text:p>N1(8)</text:p>
                <draw:g>
                  <svg:desc>node1.A1:node1.A1</svg:desc>
                </draw:g>
              </table:table-cell>
              <table:table-cell office:value-type="string">
                <text:p>N2(8)</text:p>
                <draw:g>
                  <svg:desc>node1.J1:node1.J1</svg:desc>
                </draw:g>
              </table:table-cell>
              <table:table-cell office:value-type="string">
                <text:p>N3(8)</text:p>
                <draw:g>
                  <svg:desc>node1.S1:node1.S1</svg:desc>
                </draw:g>
              </table:table-cell>
              <table:table-cell office:value-type="string">
                <text:p>N4(8)</text:p>
                <draw:g>
                  <svg:desc>node1.AB1:node1.AB1</svg:desc>
                </draw:g>
              </table:table-cell>
              <table:table-cell office:value-type="string">
                <text:p>N6(8)</text:p>
                <draw:g>
                  <svg:desc>node1.AK1:node1.AK1</svg:desc>
                </draw:g>
              </table:table-cell>
              <table:table-cell office:value-type="string">
                <text:p>N7(8)</text:p>
                <draw:g>
                  <svg:desc>node1.AT1:node1.AT1</svg:desc>
                </draw:g>
              </table:table-cell>
              <table:table-cell office:value-type="string">
                <text:p>N8(8)</text:p>
                <draw:g>
                  <svg:desc>node1.BC1:node1.B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ode1.B2:node1.B125</svg:desc>
                </draw:g>
              </table:table-cell>
              <table:table-cell office:value-type="float" office:value="2325488138">
                <text:p>2325488138</text:p>
                <draw:g>
                  <svg:desc>node1.C2:node1.C125</svg:desc>
                </draw:g>
              </table:table-cell>
              <table:table-cell office:value-type="float" office:value="1205138874">
                <text:p>1205138874</text:p>
                <draw:g>
                  <svg:desc>node1.L2:node1.L120</svg:desc>
                </draw:g>
              </table:table-cell>
              <table:table-cell office:value-type="float" office:value="1514069280">
                <text:p>1514069280</text:p>
                <draw:g>
                  <svg:desc>node1.U2:node1.U121</svg:desc>
                </draw:g>
              </table:table-cell>
              <table:table-cell office:value-type="float" office:value="1105182348">
                <text:p>1105182348</text:p>
                <draw:g>
                  <svg:desc>node1.AD2:node1.AD124</svg:desc>
                </draw:g>
              </table:table-cell>
              <table:table-cell office:value-type="float" office:value="603580734">
                <text:p>603580734</text:p>
                <draw:g>
                  <svg:desc>node1.AM2:node1.AM120</svg:desc>
                </draw:g>
              </table:table-cell>
              <table:table-cell office:value-type="float" office:value="933699197">
                <text:p>933699197</text:p>
                <draw:g>
                  <svg:desc>node1.AV2:node1.AV121</svg:desc>
                </draw:g>
              </table:table-cell>
              <table:table-cell office:value-type="float" office:value="1197591">
                <text:p>1197591</text:p>
                <draw:g>
                  <svg:desc>node1.BE2:node1.BE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69404">
                <text:p>1269404</text:p>
              </table:table-cell>
              <table:table-cell office:value-type="float" office:value="3638911881">
                <text:p>3638911881</text:p>
              </table:table-cell>
              <table:table-cell office:value-type="float" office:value="3616720114">
                <text:p>3616720114</text:p>
              </table:table-cell>
              <table:table-cell office:value-type="float" office:value="3614958924">
                <text:p>3614958924</text:p>
              </table:table-cell>
              <table:table-cell office:value-type="float" office:value="3716665777">
                <text:p>3716665777</text:p>
              </table:table-cell>
              <table:table-cell office:value-type="float" office:value="631940">
                <text:p>631940</text:p>
              </table:table-cell>
              <table:table-cell office:value-type="float" office:value="3842845998">
                <text:p>3842845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34233243">
                <text:p>934233243</text:p>
              </table:table-cell>
              <table:table-cell office:value-type="float" office:value="703783063">
                <text:p>703783063</text:p>
              </table:table-cell>
              <table:table-cell office:value-type="float" office:value="603875937">
                <text:p>603875937</text:p>
              </table:table-cell>
              <table:table-cell office:value-type="float" office:value="604032301">
                <text:p>604032301</text:p>
              </table:table-cell>
              <table:table-cell office:value-type="float" office:value="603739805">
                <text:p>603739805</text:p>
              </table:table-cell>
              <table:table-cell office:value-type="float" office:value="1606789391">
                <text:p>1606789391</text:p>
              </table:table-cell>
              <table:table-cell office:value-type="float" office:value="4484490">
                <text:p>44844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8810">
                <text:p>458810</text:p>
              </table:table-cell>
              <table:table-cell office:value-type="float" office:value="1633069538">
                <text:p>1633069538</text:p>
              </table:table-cell>
              <table:table-cell office:value-type="float" office:value="2114179106">
                <text:p>2114179106</text:p>
              </table:table-cell>
              <table:table-cell office:value-type="float" office:value="1707382420">
                <text:p>1707382420</text:p>
              </table:table-cell>
              <table:table-cell office:value-type="float" office:value="1707311330">
                <text:p>1707311330</text:p>
              </table:table-cell>
              <table:table-cell office:value-type="float" office:value="1134590447">
                <text:p>1134590447</text:p>
              </table:table-cell>
              <table:table-cell office:value-type="float" office:value="1005036432">
                <text:p>1005036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19275543">
                <text:p>719275543</text:p>
              </table:table-cell>
              <table:table-cell office:value-type="float" office:value="1993359">
                <text:p>1993359</text:p>
              </table:table-cell>
              <table:table-cell office:value-type="float" office:value="730182982">
                <text:p>730182982</text:p>
              </table:table-cell>
              <table:table-cell office:value-type="float" office:value="923954346">
                <text:p>923954346</text:p>
              </table:table-cell>
              <table:table-cell office:value-type="float" office:value="1014669181">
                <text:p>1014669181</text:p>
              </table:table-cell>
              <table:table-cell office:value-type="float" office:value="603463574">
                <text:p>603463574</text:p>
              </table:table-cell>
              <table:table-cell office:value-type="float" office:value="904721139">
                <text:p>90472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29712186">
                <text:p>5329712186</text:p>
              </table:table-cell>
              <table:table-cell office:value-type="float" office:value="4718606423">
                <text:p>4718606423</text:p>
              </table:table-cell>
              <table:table-cell office:value-type="float" office:value="904885420">
                <text:p>904885420</text:p>
              </table:table-cell>
              <table:table-cell office:value-type="float" office:value="624713128">
                <text:p>624713128</text:p>
              </table:table-cell>
              <table:table-cell office:value-type="float" office:value="704121103">
                <text:p>704121103</text:p>
              </table:table-cell>
              <table:table-cell office:value-type="float" office:value="5421190962">
                <text:p>5421190962</text:p>
              </table:table-cell>
              <table:table-cell office:value-type="float" office:value="5250434305">
                <text:p>5250434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4136200">
                <text:p>704136200</text:p>
              </table:table-cell>
              <table:table-cell office:value-type="float" office:value="804017395">
                <text:p>804017395</text:p>
              </table:table-cell>
              <table:table-cell office:value-type="float" office:value="5222171565">
                <text:p>5222171565</text:p>
              </table:table-cell>
              <table:table-cell office:value-type="float" office:value="5543002589">
                <text:p>5543002589</text:p>
              </table:table-cell>
              <table:table-cell office:value-type="float" office:value="5333798819">
                <text:p>5333798819</text:p>
              </table:table-cell>
              <table:table-cell office:value-type="float" office:value="817064453">
                <text:p>817064453</text:p>
              </table:table-cell>
              <table:table-cell office:value-type="float" office:value="804297431">
                <text:p>804297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2997221">
                <text:p>502997221</text:p>
              </table:table-cell>
              <table:table-cell office:value-type="float" office:value="509926644">
                <text:p>509926644</text:p>
              </table:table-cell>
              <table:table-cell office:value-type="float" office:value="804387415">
                <text:p>804387415</text:p>
              </table:table-cell>
              <table:table-cell office:value-type="float" office:value="1005167355">
                <text:p>1005167355</text:p>
              </table:table-cell>
              <table:table-cell office:value-type="float" office:value="826070497">
                <text:p>826070497</text:p>
              </table:table-cell>
              <table:table-cell office:value-type="float" office:value="524076480">
                <text:p>524076480</text:p>
              </table:table-cell>
              <table:table-cell office:value-type="float" office:value="503225518">
                <text:p>503225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15653769">
                <text:p>1815653769</text:p>
              </table:table-cell>
              <table:table-cell office:value-type="float" office:value="1907911902">
                <text:p>1907911902</text:p>
              </table:table-cell>
              <table:table-cell office:value-type="float" office:value="506251232">
                <text:p>506251232</text:p>
              </table:table-cell>
              <table:table-cell office:value-type="float" office:value="503240113">
                <text:p>503240113</text:p>
              </table:table-cell>
              <table:table-cell office:value-type="float" office:value="1436632">
                <text:p>1436632</text:p>
              </table:table-cell>
              <table:table-cell office:value-type="float" office:value="1297030">
                <text:p>1297030</text:p>
              </table:table-cell>
              <table:table-cell office:value-type="float" office:value="1831828206">
                <text:p>1831828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24821284">
                <text:p>724821284</text:p>
              </table:table-cell>
              <table:table-cell office:value-type="float" office:value="803916635">
                <text:p>803916635</text:p>
              </table:table-cell>
              <table:table-cell office:value-type="float" office:value="1811506643">
                <text:p>1811506643</text:p>
              </table:table-cell>
              <table:table-cell office:value-type="float" office:value="1907853682">
                <text:p>1907853682</text:p>
              </table:table-cell>
              <table:table-cell office:value-type="float" office:value="603567017">
                <text:p>603567017</text:p>
              </table:table-cell>
              <table:table-cell office:value-type="float" office:value="17862384">
                <text:p>17862384</text:p>
              </table:table-cell>
              <table:table-cell office:value-type="float" office:value="1891253">
                <text:p>1891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5100033">
                <text:p>1005100033</text:p>
              </table:table-cell>
              <table:table-cell office:value-type="float" office:value="524276046">
                <text:p>524276046</text:p>
              </table:table-cell>
              <table:table-cell office:value-type="float" office:value="704743886">
                <text:p>704743886</text:p>
              </table:table-cell>
              <table:table-cell office:value-type="float" office:value="804473339">
                <text:p>804473339</text:p>
              </table:table-cell>
              <table:table-cell office:value-type="float" office:value="904757548">
                <text:p>904757548</text:p>
              </table:table-cell>
              <table:table-cell office:value-type="float" office:value="904928330">
                <text:p>904928330</text:p>
              </table:table-cell>
              <table:table-cell office:value-type="float" office:value="1612122">
                <text:p>1612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05216056">
                <text:p>1105216056</text:p>
              </table:table-cell>
              <table:table-cell office:value-type="float" office:value="1659823">
                <text:p>1659823</text:p>
              </table:table-cell>
              <table:table-cell office:value-type="float" office:value="713140187">
                <text:p>713140187</text:p>
              </table:table-cell>
              <table:table-cell office:value-type="float" office:value="503340465">
                <text:p>503340465</text:p>
              </table:table-cell>
              <table:table-cell office:value-type="float" office:value="1005990729">
                <text:p>1005990729</text:p>
              </table:table-cell>
              <table:table-cell office:value-type="float" office:value="1004972756">
                <text:p>1004972756</text:p>
              </table:table-cell>
              <table:table-cell office:value-type="float" office:value="1008715267">
                <text:p>1008715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4197707">
                <text:p>814197707</text:p>
              </table:table-cell>
              <table:table-cell office:value-type="float" office:value="7831638704">
                <text:p>7831638704</text:p>
              </table:table-cell>
              <table:table-cell office:value-type="float" office:value="1132867695">
                <text:p>1132867695</text:p>
              </table:table-cell>
              <table:table-cell office:value-type="float" office:value="1105594936">
                <text:p>1105594936</text:p>
              </table:table-cell>
              <table:table-cell office:value-type="float" office:value="804405744">
                <text:p>804405744</text:p>
              </table:table-cell>
              <table:table-cell office:value-type="float" office:value="703808638">
                <text:p>703808638</text:p>
              </table:table-cell>
              <table:table-cell office:value-type="float" office:value="8262613107">
                <text:p>8262613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231672467">
                <text:p>8231672467</text:p>
              </table:table-cell>
              <table:table-cell office:value-type="float" office:value="604881221">
                <text:p>604881221</text:p>
              </table:table-cell>
              <table:table-cell office:value-type="float" office:value="1005834456">
                <text:p>1005834456</text:p>
              </table:table-cell>
              <table:table-cell office:value-type="float" office:value="824193371">
                <text:p>824193371</text:p>
              </table:table-cell>
              <table:table-cell office:value-type="float" office:value="8233442780">
                <text:p>8233442780</text:p>
              </table:table-cell>
              <table:table-cell office:value-type="float" office:value="8239073218">
                <text:p>8239073218</text:p>
              </table:table-cell>
              <table:table-cell office:value-type="float" office:value="619752736">
                <text:p>619752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3915093">
                <text:p>703915093</text:p>
              </table:table-cell>
              <table:table-cell office:value-type="float" office:value="1807298575">
                <text:p>1807298575</text:p>
              </table:table-cell>
              <table:table-cell office:value-type="float" office:value="8343717686">
                <text:p>8343717686</text:p>
              </table:table-cell>
              <table:table-cell office:value-type="float" office:value="5445860438">
                <text:p>5445860438</text:p>
              </table:table-cell>
              <table:table-cell office:value-type="float" office:value="726253792">
                <text:p>726253792</text:p>
              </table:table-cell>
              <table:table-cell office:value-type="float" office:value="703910900">
                <text:p>703910900</text:p>
              </table:table-cell>
              <table:table-cell office:value-type="float" office:value="2209423666">
                <text:p>2209423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07643146">
                <text:p>1807643146</text:p>
              </table:table-cell>
              <table:table-cell office:value-type="float" office:value="1205347450">
                <text:p>1205347450</text:p>
              </table:table-cell>
              <table:table-cell office:value-type="float" office:value="704944168">
                <text:p>704944168</text:p>
              </table:table-cell>
              <table:table-cell office:value-type="float" office:value="1767023">
                <text:p>1767023</text:p>
              </table:table-cell>
              <table:table-cell office:value-type="float" office:value="101831130">
                <text:p>101831130</text:p>
              </table:table-cell>
              <table:table-cell office:value-type="float" office:value="1739059516">
                <text:p>1739059516</text:p>
              </table:table-cell>
              <table:table-cell office:value-type="float" office:value="625067358">
                <text:p>625067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05202585">
                <text:p>1105202585</text:p>
              </table:table-cell>
              <table:table-cell office:value-type="float" office:value="503193947">
                <text:p>503193947</text:p>
              </table:table-cell>
              <table:table-cell office:value-type="float" office:value="1707797751">
                <text:p>1707797751</text:p>
              </table:table-cell>
              <table:table-cell office:value-type="float" office:value="1106066167">
                <text:p>1106066167</text:p>
              </table:table-cell>
              <table:table-cell office:value-type="float" office:value="514270659">
                <text:p>514270659</text:p>
              </table:table-cell>
              <table:table-cell office:value-type="float" office:value="1406160829">
                <text:p>1406160829</text:p>
              </table:table-cell>
              <table:table-cell office:value-type="float" office:value="1249263">
                <text:p>1249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25187725">
                <text:p>525187725</text:p>
              </table:table-cell>
              <table:table-cell office:value-type="float" office:value="625413760">
                <text:p>625413760</text:p>
              </table:table-cell>
              <table:table-cell office:value-type="float" office:value="1105807430">
                <text:p>1105807430</text:p>
              </table:table-cell>
              <table:table-cell office:value-type="float" office:value="402570347">
                <text:p>402570347</text:p>
              </table:table-cell>
              <table:table-cell office:value-type="float" office:value="704649036">
                <text:p>704649036</text:p>
              </table:table-cell>
              <table:table-cell office:value-type="float" office:value="402889356">
                <text:p>402889356</text:p>
              </table:table-cell>
              <table:table-cell office:value-type="float" office:value="503286851">
                <text:p>50328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04059306">
                <text:p>804059306</text:p>
              </table:table-cell>
              <table:table-cell office:value-type="float" office:value="1005000375">
                <text:p>1005000375</text:p>
              </table:table-cell>
              <table:table-cell office:value-type="float" office:value="419170152">
                <text:p>419170152</text:p>
              </table:table-cell>
              <table:table-cell office:value-type="float" office:value="704123498">
                <text:p>704123498</text:p>
              </table:table-cell>
              <table:table-cell office:value-type="float" office:value="703960499">
                <text:p>703960499</text:p>
              </table:table-cell>
              <table:table-cell office:value-type="float" office:value="705157215">
                <text:p>705157215</text:p>
              </table:table-cell>
              <table:table-cell office:value-type="float" office:value="8340038501">
                <text:p>8340038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04317346">
                <text:p>804317346</text:p>
              </table:table-cell>
              <table:table-cell office:value-type="float" office:value="704119034">
                <text:p>704119034</text:p>
              </table:table-cell>
              <table:table-cell office:value-type="float" office:value="703941758">
                <text:p>703941758</text:p>
              </table:table-cell>
              <table:table-cell office:value-type="float" office:value="904763687">
                <text:p>904763687</text:p>
              </table:table-cell>
              <table:table-cell office:value-type="float" office:value="804215333">
                <text:p>804215333</text:p>
              </table:table-cell>
              <table:table-cell office:value-type="float" office:value="503243039">
                <text:p>503243039</text:p>
              </table:table-cell>
              <table:table-cell office:value-type="float" office:value="603737617">
                <text:p>603737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03787575">
                <text:p>703787575</text:p>
              </table:table-cell>
              <table:table-cell office:value-type="float" office:value="8442231514">
                <text:p>8442231514</text:p>
              </table:table-cell>
              <table:table-cell office:value-type="float" office:value="725941608">
                <text:p>725941608</text:p>
              </table:table-cell>
              <table:table-cell office:value-type="float" office:value="624328439">
                <text:p>624328439</text:p>
              </table:table-cell>
              <table:table-cell office:value-type="float" office:value="8357420427">
                <text:p>8357420427</text:p>
              </table:table-cell>
              <table:table-cell office:value-type="float" office:value="804805173">
                <text:p>804805173</text:p>
              </table:table-cell>
              <table:table-cell office:value-type="float" office:value="703986683">
                <text:p>703986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54168666">
                <text:p>8254168666</text:p>
              </table:table-cell>
              <table:table-cell office:value-type="float" office:value="406235900">
                <text:p>406235900</text:p>
              </table:table-cell>
              <table:table-cell office:value-type="float" office:value="1107031002">
                <text:p>1107031002</text:p>
              </table:table-cell>
              <table:table-cell office:value-type="float" office:value="5644116073">
                <text:p>5644116073</text:p>
              </table:table-cell>
              <table:table-cell office:value-type="float" office:value="524456867">
                <text:p>524456867</text:p>
              </table:table-cell>
              <table:table-cell office:value-type="float" office:value="8340669467">
                <text:p>8340669467</text:p>
              </table:table-cell>
              <table:table-cell office:value-type="float" office:value="1627044107">
                <text:p>1627044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24349918">
                <text:p>724349918</text:p>
              </table:table-cell>
              <table:table-cell office:value-type="float" office:value="603677914">
                <text:p>603677914</text:p>
              </table:table-cell>
              <table:table-cell office:value-type="float" office:value="8338102921">
                <text:p>8338102921</text:p>
              </table:table-cell>
              <table:table-cell office:value-type="float" office:value="904621696">
                <text:p>904621696</text:p>
              </table:table-cell>
              <table:table-cell office:value-type="float" office:value="1511264">
                <text:p>1511264</text:p>
              </table:table-cell>
              <table:table-cell office:value-type="float" office:value="703775516">
                <text:p>703775516</text:p>
              </table:table-cell>
              <table:table-cell office:value-type="float" office:value="1004793542">
                <text:p>1004793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03854154">
                <text:p>603854154</text:p>
              </table:table-cell>
              <table:table-cell office:value-type="float" office:value="1719314425">
                <text:p>1719314425</text:p>
              </table:table-cell>
              <table:table-cell office:value-type="float" office:value="606049027">
                <text:p>606049027</text:p>
              </table:table-cell>
              <table:table-cell office:value-type="float" office:value="603470563">
                <text:p>603470563</text:p>
              </table:table-cell>
              <table:table-cell office:value-type="float" office:value="703902095">
                <text:p>703902095</text:p>
              </table:table-cell>
              <table:table-cell office:value-type="float" office:value="624713568">
                <text:p>624713568</text:p>
              </table:table-cell>
              <table:table-cell office:value-type="float" office:value="503319529">
                <text:p>503319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07748730">
                <text:p>1807748730</text:p>
              </table:table-cell>
              <table:table-cell office:value-type="float" office:value="904662447">
                <text:p>904662447</text:p>
              </table:table-cell>
              <table:table-cell office:value-type="float" office:value="704942416">
                <text:p>704942416</text:p>
              </table:table-cell>
              <table:table-cell office:value-type="float" office:value="1721870305">
                <text:p>1721870305</text:p>
              </table:table-cell>
              <table:table-cell office:value-type="float" office:value="603753036">
                <text:p>603753036</text:p>
              </table:table-cell>
              <table:table-cell office:value-type="float" office:value="1679254">
                <text:p>1679254</text:p>
              </table:table-cell>
              <table:table-cell office:value-type="float" office:value="603492480">
                <text:p>603492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39392493">
                <text:p>639392493</text:p>
              </table:table-cell>
              <table:table-cell office:value-type="float" office:value="723622973">
                <text:p>723622973</text:p>
              </table:table-cell>
              <table:table-cell office:value-type="float" office:value="1617105489">
                <text:p>1617105489</text:p>
              </table:table-cell>
              <table:table-cell office:value-type="float" office:value="715224904">
                <text:p>715224904</text:p>
              </table:table-cell>
              <table:table-cell office:value-type="float" office:value="804712856">
                <text:p>804712856</text:p>
              </table:table-cell>
              <table:table-cell office:value-type="float" office:value="604292621">
                <text:p>604292621</text:p>
              </table:table-cell>
              <table:table-cell office:value-type="float" office:value="1707502244">
                <text:p>1707502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04201867">
                <text:p>804201867</text:p>
              </table:table-cell>
              <table:table-cell office:value-type="float" office:value="1200086">
                <text:p>1200086</text:p>
              </table:table-cell>
              <table:table-cell office:value-type="float" office:value="804804430">
                <text:p>804804430</text:p>
              </table:table-cell>
              <table:table-cell office:value-type="float" office:value="603729545">
                <text:p>603729545</text:p>
              </table:table-cell>
              <table:table-cell office:value-type="float" office:value="1607153554">
                <text:p>1607153554</text:p>
              </table:table-cell>
              <table:table-cell office:value-type="float" office:value="704011623">
                <text:p>704011623</text:p>
              </table:table-cell>
              <table:table-cell office:value-type="float" office:value="5422022687">
                <text:p>5422022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04185894">
                <text:p>704185894</text:p>
              </table:table-cell>
              <table:table-cell office:value-type="float" office:value="5226101466">
                <text:p>5226101466</text:p>
              </table:table-cell>
              <table:table-cell office:value-type="float" office:value="513979568">
                <text:p>513979568</text:p>
              </table:table-cell>
              <table:table-cell office:value-type="float" office:value="838144522">
                <text:p>838144522</text:p>
              </table:table-cell>
              <table:table-cell office:value-type="float" office:value="5322220849">
                <text:p>5322220849</text:p>
              </table:table-cell>
              <table:table-cell office:value-type="float" office:value="1610573057">
                <text:p>1610573057</text:p>
              </table:table-cell>
              <table:table-cell office:value-type="float" office:value="603341870">
                <text:p>603341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18183488">
                <text:p>1618183488</text:p>
              </table:table-cell>
              <table:table-cell office:value-type="float" office:value="603409464">
                <text:p>603409464</text:p>
              </table:table-cell>
              <table:table-cell office:value-type="float" office:value="743090570">
                <text:p>743090570</text:p>
              </table:table-cell>
              <table:table-cell office:value-type="float" office:value="1428401184">
                <text:p>1428401184</text:p>
              </table:table-cell>
              <table:table-cell office:value-type="float" office:value="644885159">
                <text:p>644885159</text:p>
              </table:table-cell>
              <table:table-cell office:value-type="float" office:value="5231238992">
                <text:p>5231238992</text:p>
              </table:table-cell>
              <table:table-cell office:value-type="float" office:value="703519775">
                <text:p>703519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429485862">
                <text:p>5429485862</text:p>
              </table:table-cell>
              <table:table-cell office:value-type="float" office:value="503458840">
                <text:p>503458840</text:p>
              </table:table-cell>
              <table:table-cell office:value-type="float" office:value="4324241160">
                <text:p>4324241160</text:p>
              </table:table-cell>
              <table:table-cell office:value-type="float" office:value="5650283941">
                <text:p>5650283941</text:p>
              </table:table-cell>
              <table:table-cell office:value-type="float" office:value="1471045">
                <text:p>1471045</text:p>
              </table:table-cell>
              <table:table-cell office:value-type="float" office:value="603646050">
                <text:p>603646050</text:p>
              </table:table-cell>
              <table:table-cell office:value-type="float" office:value="1927271269">
                <text:p>1927271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03478758">
                <text:p>503478758</text:p>
              </table:table-cell>
              <table:table-cell office:value-type="float" office:value="1907592620">
                <text:p>1907592620</text:p>
              </table:table-cell>
              <table:table-cell office:value-type="float" office:value="503691405">
                <text:p>503691405</text:p>
              </table:table-cell>
              <table:table-cell office:value-type="float" office:value="804572895">
                <text:p>804572895</text:p>
              </table:table-cell>
              <table:table-cell office:value-type="float" office:value="703937987">
                <text:p>703937987</text:p>
              </table:table-cell>
              <table:table-cell office:value-type="float" office:value="523887080">
                <text:p>523887080</text:p>
              </table:table-cell>
              <table:table-cell office:value-type="float" office:value="1215412">
                <text:p>1215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3266011">
                <text:p>503266011</text:p>
              </table:table-cell>
              <table:table-cell office:value-type="float" office:value="904935028">
                <text:p>904935028</text:p>
              </table:table-cell>
              <table:table-cell office:value-type="float" office:value="604907177">
                <text:p>604907177</text:p>
              </table:table-cell>
              <table:table-cell office:value-type="float" office:value="503041460">
                <text:p>503041460</text:p>
              </table:table-cell>
              <table:table-cell office:value-type="float" office:value="804723909">
                <text:p>804723909</text:p>
              </table:table-cell>
              <table:table-cell office:value-type="float" office:value="1268929">
                <text:p>1268929</text:p>
              </table:table-cell>
              <table:table-cell office:value-type="float" office:value="101603080">
                <text:p>1016030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07720955">
                <text:p>1807720955</text:p>
              </table:table-cell>
              <table:table-cell office:value-type="float" office:value="724073123">
                <text:p>724073123</text:p>
              </table:table-cell>
              <table:table-cell office:value-type="float" office:value="1808619431">
                <text:p>1808619431</text:p>
              </table:table-cell>
              <table:table-cell office:value-type="float" office:value="1822650699">
                <text:p>1822650699</text:p>
              </table:table-cell>
              <table:table-cell office:value-type="float" office:value="904958318">
                <text:p>904958318</text:p>
              </table:table-cell>
              <table:table-cell office:value-type="float" office:value="1402431">
                <text:p>1402431</text:p>
              </table:table-cell>
              <table:table-cell office:value-type="float" office:value="804189899">
                <text:p>8041898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5491800">
                <text:p>925491800</text:p>
              </table:table-cell>
              <table:table-cell office:value-type="float" office:value="5937147">
                <text:p>5937147</text:p>
              </table:table-cell>
              <table:table-cell office:value-type="float" office:value="1005142003">
                <text:p>1005142003</text:p>
              </table:table-cell>
              <table:table-cell office:value-type="float" office:value="906951313">
                <text:p>906951313</text:p>
              </table:table-cell>
              <table:table-cell office:value-type="float" office:value="609326259">
                <text:p>609326259</text:p>
              </table:table-cell>
              <table:table-cell office:value-type="float" office:value="804217297">
                <text:p>804217297</text:p>
              </table:table-cell>
              <table:table-cell office:value-type="float" office:value="7942586136">
                <text:p>7942586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05709860">
                <text:p>1005709860</text:p>
              </table:table-cell>
              <table:table-cell office:value-type="float" office:value="7027311792">
                <text:p>7027311792</text:p>
              </table:table-cell>
              <table:table-cell office:value-type="float" office:value="503297314">
                <text:p>503297314</text:p>
              </table:table-cell>
              <table:table-cell office:value-type="float" office:value="604348770">
                <text:p>604348770</text:p>
              </table:table-cell>
              <table:table-cell office:value-type="float" office:value="7848318995">
                <text:p>7848318995</text:p>
              </table:table-cell>
              <table:table-cell office:value-type="float" office:value="904500967">
                <text:p>904500967</text:p>
              </table:table-cell>
              <table:table-cell office:value-type="float" office:value="503571408">
                <text:p>503571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04504009">
                <text:p>804504009</text:p>
              </table:table-cell>
              <table:table-cell office:value-type="float" office:value="603943536">
                <text:p>603943536</text:p>
              </table:table-cell>
              <table:table-cell office:value-type="float" office:value="926631524">
                <text:p>926631524</text:p>
              </table:table-cell>
              <table:table-cell office:value-type="float" office:value="1005340088">
                <text:p>1005340088</text:p>
              </table:table-cell>
              <table:table-cell office:value-type="float" office:value="524524074">
                <text:p>524524074</text:p>
              </table:table-cell>
              <table:table-cell office:value-type="float" office:value="715662172">
                <text:p>715662172</text:p>
              </table:table-cell>
              <table:table-cell office:value-type="float" office:value="402690103">
                <text:p>402690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18020491">
                <text:p>818020491</text:p>
              </table:table-cell>
              <table:table-cell office:value-type="float" office:value="503239271">
                <text:p>503239271</text:p>
              </table:table-cell>
              <table:table-cell office:value-type="float" office:value="904822474">
                <text:p>904822474</text:p>
              </table:table-cell>
              <table:table-cell office:value-type="float" office:value="736329088">
                <text:p>736329088</text:p>
              </table:table-cell>
              <table:table-cell office:value-type="float" office:value="703747597">
                <text:p>703747597</text:p>
              </table:table-cell>
              <table:table-cell office:value-type="float" office:value="7930711415">
                <text:p>7930711415</text:p>
              </table:table-cell>
              <table:table-cell office:value-type="float" office:value="623528901">
                <text:p>623528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849323368">
                <text:p>7849323368</text:p>
              </table:table-cell>
              <table:table-cell office:value-type="float" office:value="503226243">
                <text:p>503226243</text:p>
              </table:table-cell>
              <table:table-cell office:value-type="float" office:value="7933004244">
                <text:p>7933004244</text:p>
              </table:table-cell>
              <table:table-cell office:value-type="float" office:value="5063163252">
                <text:p>5063163252</text:p>
              </table:table-cell>
              <table:table-cell office:value-type="float" office:value="603663258">
                <text:p>603663258</text:p>
              </table:table-cell>
              <table:table-cell office:value-type="float" office:value="503108095">
                <text:p>503108095</text:p>
              </table:table-cell>
              <table:table-cell office:value-type="float" office:value="804077477">
                <text:p>804077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03533849">
                <text:p>503533849</text:p>
              </table:table-cell>
              <table:table-cell office:value-type="float" office:value="503001063">
                <text:p>503001063</text:p>
              </table:table-cell>
              <table:table-cell office:value-type="float" office:value="503496779">
                <text:p>503496779</text:p>
              </table:table-cell>
              <table:table-cell office:value-type="float" office:value="704502631">
                <text:p>704502631</text:p>
              </table:table-cell>
              <table:table-cell office:value-type="float" office:value="704081598">
                <text:p>704081598</text:p>
              </table:table-cell>
              <table:table-cell office:value-type="float" office:value="523659406">
                <text:p>523659406</text:p>
              </table:table-cell>
              <table:table-cell office:value-type="float" office:value="510679693">
                <text:p>510679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6469689">
                <text:p>506469689</text:p>
              </table:table-cell>
              <table:table-cell office:value-type="float" office:value="725398475">
                <text:p>725398475</text:p>
              </table:table-cell>
              <table:table-cell office:value-type="float" office:value="403190331">
                <text:p>403190331</text:p>
              </table:table-cell>
              <table:table-cell office:value-type="float" office:value="503060587">
                <text:p>503060587</text:p>
              </table:table-cell>
              <table:table-cell office:value-type="float" office:value="402978359">
                <text:p>402978359</text:p>
              </table:table-cell>
              <table:table-cell office:value-type="float" office:value="1007776894">
                <text:p>1007776894</text:p>
              </table:table-cell>
              <table:table-cell office:value-type="float" office:value="904483789">
                <text:p>904483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4815444">
                <text:p>514815444</text:p>
              </table:table-cell>
              <table:table-cell office:value-type="float" office:value="1004763783">
                <text:p>1004763783</text:p>
              </table:table-cell>
              <table:table-cell office:value-type="float" office:value="503181716">
                <text:p>503181716</text:p>
              </table:table-cell>
              <table:table-cell office:value-type="float" office:value="603387807">
                <text:p>603387807</text:p>
              </table:table-cell>
              <table:table-cell office:value-type="float" office:value="805224728">
                <text:p>805224728</text:p>
              </table:table-cell>
              <table:table-cell office:value-type="float" office:value="302420919">
                <text:p>302420919</text:p>
              </table:table-cell>
              <table:table-cell office:value-type="float" office:value="1004541281">
                <text:p>1004541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25740929">
                <text:p>625740929</text:p>
              </table:table-cell>
              <table:table-cell office:value-type="float" office:value="1105189440">
                <text:p>1105189440</text:p>
              </table:table-cell>
              <table:table-cell office:value-type="float" office:value="504090085">
                <text:p>504090085</text:p>
              </table:table-cell>
              <table:table-cell office:value-type="float" office:value="403453982">
                <text:p>403453982</text:p>
              </table:table-cell>
              <table:table-cell office:value-type="float" office:value="1106505548">
                <text:p>1106505548</text:p>
              </table:table-cell>
              <table:table-cell office:value-type="float" office:value="603475099">
                <text:p>603475099</text:p>
              </table:table-cell>
              <table:table-cell office:value-type="float" office:value="5337154476">
                <text:p>5337154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13375">
                <text:p>1713375</text:p>
              </table:table-cell>
              <table:table-cell office:value-type="float" office:value="5334039913">
                <text:p>5334039913</text:p>
              </table:table-cell>
              <table:table-cell office:value-type="float" office:value="712960356">
                <text:p>712960356</text:p>
              </table:table-cell>
              <table:table-cell office:value-type="float" office:value="704023938">
                <text:p>704023938</text:p>
              </table:table-cell>
              <table:table-cell office:value-type="float" office:value="5134902071">
                <text:p>5134902071</text:p>
              </table:table-cell>
              <table:table-cell office:value-type="float" office:value="813421321">
                <text:p>813421321</text:p>
              </table:table-cell>
              <table:table-cell office:value-type="float" office:value="703813880">
                <text:p>703813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39168">
                <text:p>1439168</text:p>
              </table:table-cell>
              <table:table-cell office:value-type="float" office:value="703611643">
                <text:p>703611643</text:p>
              </table:table-cell>
              <table:table-cell office:value-type="float" office:value="631543123">
                <text:p>631543123</text:p>
              </table:table-cell>
              <table:table-cell office:value-type="float" office:value="904902546">
                <text:p>904902546</text:p>
              </table:table-cell>
              <table:table-cell office:value-type="float" office:value="725805845">
                <text:p>725805845</text:p>
              </table:table-cell>
              <table:table-cell office:value-type="float" office:value="1004463530">
                <text:p>1004463530</text:p>
              </table:table-cell>
              <table:table-cell office:value-type="float" office:value="603300230">
                <text:p>603300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333275712">
                <text:p>5333275712</text:p>
              </table:table-cell>
              <table:table-cell office:value-type="float" office:value="704137721">
                <text:p>704137721</text:p>
              </table:table-cell>
              <table:table-cell office:value-type="float" office:value="4620719467">
                <text:p>4620719467</text:p>
              </table:table-cell>
              <table:table-cell office:value-type="float" office:value="954565436">
                <text:p>954565436</text:p>
              </table:table-cell>
              <table:table-cell office:value-type="float" office:value="1945648">
                <text:p>1945648</text:p>
              </table:table-cell>
              <table:table-cell office:value-type="float" office:value="5320938575">
                <text:p>5320938575</text:p>
              </table:table-cell>
              <table:table-cell office:value-type="float" office:value="1226914129">
                <text:p>1226914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03288194">
                <text:p>603288194</text:p>
              </table:table-cell>
              <table:table-cell office:value-type="float" office:value="1506864007">
                <text:p>1506864007</text:p>
              </table:table-cell>
              <table:table-cell office:value-type="float" office:value="3385081">
                <text:p>3385081</text:p>
              </table:table-cell>
              <table:table-cell office:value-type="float" office:value="5544965941">
                <text:p>5544965941</text:p>
              </table:table-cell>
              <table:table-cell office:value-type="float" office:value="603881708">
                <text:p>603881708</text:p>
              </table:table-cell>
              <table:table-cell office:value-type="float" office:value="804255398">
                <text:p>804255398</text:p>
              </table:table-cell>
              <table:table-cell office:value-type="float" office:value="1279136">
                <text:p>1279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04558586">
                <text:p>804558586</text:p>
              </table:table-cell>
              <table:table-cell office:value-type="float" office:value="703688259">
                <text:p>703688259</text:p>
              </table:table-cell>
              <table:table-cell office:value-type="float" office:value="503267038">
                <text:p>503267038</text:p>
              </table:table-cell>
              <table:table-cell office:value-type="float" office:value="904387046">
                <text:p>904387046</text:p>
              </table:table-cell>
              <table:table-cell office:value-type="float" office:value="603784050">
                <text:p>603784050</text:p>
              </table:table-cell>
              <table:table-cell office:value-type="float" office:value="563558668">
                <text:p>563558668</text:p>
              </table:table-cell>
              <table:table-cell office:value-type="float" office:value="4457383">
                <text:p>4457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06475344">
                <text:p>1506475344</text:p>
              </table:table-cell>
              <table:table-cell office:value-type="float" office:value="624169524">
                <text:p>624169524</text:p>
              </table:table-cell>
              <table:table-cell office:value-type="float" office:value="1406852895">
                <text:p>1406852895</text:p>
              </table:table-cell>
              <table:table-cell office:value-type="float" office:value="804135215">
                <text:p>804135215</text:p>
              </table:table-cell>
              <table:table-cell office:value-type="float" office:value="1306266242">
                <text:p>1306266242</text:p>
              </table:table-cell>
              <table:table-cell office:value-type="float" office:value="1782428">
                <text:p>1782428</text:p>
              </table:table-cell>
              <table:table-cell office:value-type="float" office:value="1004851042">
                <text:p>1004851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25256309">
                <text:p>825256309</text:p>
              </table:table-cell>
              <table:table-cell office:value-type="float" office:value="1744601">
                <text:p>1744601</text:p>
              </table:table-cell>
              <table:table-cell office:value-type="float" office:value="704327721">
                <text:p>704327721</text:p>
              </table:table-cell>
              <table:table-cell office:value-type="float" office:value="1406359408">
                <text:p>1406359408</text:p>
              </table:table-cell>
              <table:table-cell office:value-type="float" office:value="603553707">
                <text:p>603553707</text:p>
              </table:table-cell>
              <table:table-cell office:value-type="float" office:value="503059389">
                <text:p>503059389</text:p>
              </table:table-cell>
              <table:table-cell office:value-type="float" office:value="5230919133">
                <text:p>5230919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05837180">
                <text:p>805837180</text:p>
              </table:table-cell>
              <table:table-cell office:value-type="float" office:value="4829166889">
                <text:p>4829166889</text:p>
              </table:table-cell>
              <table:table-cell office:value-type="float" office:value="503090704">
                <text:p>503090704</text:p>
              </table:table-cell>
              <table:table-cell office:value-type="float" office:value="805072200">
                <text:p>805072200</text:p>
              </table:table-cell>
              <table:table-cell office:value-type="float" office:value="5021422463">
                <text:p>5021422463</text:p>
              </table:table-cell>
              <table:table-cell office:value-type="float" office:value="1205910396">
                <text:p>1205910396</text:p>
              </table:table-cell>
              <table:table-cell office:value-type="float" office:value="613400514">
                <text:p>613400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05722882">
                <text:p>1205722882</text:p>
              </table:table-cell>
              <table:table-cell office:value-type="float" office:value="703811010">
                <text:p>703811010</text:p>
              </table:table-cell>
              <table:table-cell office:value-type="float" office:value="1227769234">
                <text:p>1227769234</text:p>
              </table:table-cell>
              <table:table-cell office:value-type="float" office:value="503132507">
                <text:p>503132507</text:p>
              </table:table-cell>
              <table:table-cell office:value-type="float" office:value="725754937">
                <text:p>725754937</text:p>
              </table:table-cell>
              <table:table-cell office:value-type="float" office:value="803998796">
                <text:p>803998796</text:p>
              </table:table-cell>
              <table:table-cell office:value-type="float" office:value="1907394967">
                <text:p>1907394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04472643">
                <text:p>804472643</text:p>
              </table:table-cell>
              <table:table-cell office:value-type="float" office:value="1707127602">
                <text:p>1707127602</text:p>
              </table:table-cell>
              <table:table-cell office:value-type="float" office:value="905712138">
                <text:p>905712138</text:p>
              </table:table-cell>
              <table:table-cell office:value-type="float" office:value="1306182366">
                <text:p>1306182366</text:p>
              </table:table-cell>
              <table:table-cell office:value-type="float" office:value="402579207">
                <text:p>402579207</text:p>
              </table:table-cell>
              <table:table-cell office:value-type="float" office:value="5259967821">
                <text:p>5259967821</text:p>
              </table:table-cell>
              <table:table-cell office:value-type="float" office:value="624024778">
                <text:p>624024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20755003">
                <text:p>5320755003</text:p>
              </table:table-cell>
              <table:table-cell office:value-type="float" office:value="703775183">
                <text:p>703775183</text:p>
              </table:table-cell>
              <table:table-cell office:value-type="float" office:value="5256152575">
                <text:p>5256152575</text:p>
              </table:table-cell>
              <table:table-cell office:value-type="float" office:value="724732145">
                <text:p>724732145</text:p>
              </table:table-cell>
              <table:table-cell office:value-type="float" office:value="503068">
                <text:p>503068</text:p>
              </table:table-cell>
              <table:table-cell office:value-type="float" office:value="718895596">
                <text:p>718895596</text:p>
              </table:table-cell>
              <table:table-cell office:value-type="float" office:value="1571618">
                <text:p>1571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03400949">
                <text:p>603400949</text:p>
              </table:table-cell>
              <table:table-cell office:value-type="float" office:value="503175690">
                <text:p>503175690</text:p>
              </table:table-cell>
              <table:table-cell office:value-type="float" office:value="603930224">
                <text:p>603930224</text:p>
              </table:table-cell>
              <table:table-cell office:value-type="float" office:value="5463171191">
                <text:p>5463171191</text:p>
              </table:table-cell>
              <table:table-cell office:value-type="float" office:value="302465640">
                <text:p>302465640</text:p>
              </table:table-cell>
              <table:table-cell office:value-type="float" office:value="1629411925">
                <text:p>1629411925</text:p>
              </table:table-cell>
              <table:table-cell office:value-type="float" office:value="1543812">
                <text:p>1543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07629847">
                <text:p>1807629847</text:p>
              </table:table-cell>
              <table:table-cell office:value-type="float" office:value="623943226">
                <text:p>623943226</text:p>
              </table:table-cell>
              <table:table-cell office:value-type="float" office:value="1617625771">
                <text:p>1617625771</text:p>
              </table:table-cell>
              <table:table-cell office:value-type="float" office:value="1954496">
                <text:p>1954496</text:p>
              </table:table-cell>
              <table:table-cell office:value-type="float" office:value="403271468">
                <text:p>403271468</text:p>
              </table:table-cell>
              <table:table-cell office:value-type="float" office:value="1306574410">
                <text:p>1306574410</text:p>
              </table:table-cell>
              <table:table-cell office:value-type="float" office:value="1506689157">
                <text:p>1506689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04241812">
                <text:p>804241812</text:p>
              </table:table-cell>
              <table:table-cell office:value-type="float" office:value="1356834">
                <text:p>1356834</text:p>
              </table:table-cell>
              <table:table-cell office:value-type="float" office:value="912370452">
                <text:p>912370452</text:p>
              </table:table-cell>
              <table:table-cell office:value-type="float" office:value="1005244024">
                <text:p>1005244024</text:p>
              </table:table-cell>
              <table:table-cell office:value-type="float" office:value="1306876913">
                <text:p>1306876913</text:p>
              </table:table-cell>
              <table:table-cell office:value-type="float" office:value="503189762">
                <text:p>503189762</text:p>
              </table:table-cell>
              <table:table-cell office:value-type="float" office:value="5322112419">
                <text:p>532211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24189384">
                <text:p>524189384</text:p>
              </table:table-cell>
              <table:table-cell office:value-type="float" office:value="1357138">
                <text:p>1357138</text:p>
              </table:table-cell>
              <table:table-cell office:value-type="float" office:value="503336060">
                <text:p>503336060</text:p>
              </table:table-cell>
              <table:table-cell office:value-type="float" office:value="503453919">
                <text:p>503453919</text:p>
              </table:table-cell>
              <table:table-cell office:value-type="float" office:value="1306239668">
                <text:p>1306239668</text:p>
              </table:table-cell>
              <table:table-cell office:value-type="float" office:value="402637785">
                <text:p>402637785</text:p>
              </table:table-cell>
              <table:table-cell office:value-type="float" office:value="503266292">
                <text:p>503266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03953222">
                <text:p>803953222</text:p>
              </table:table-cell>
              <table:table-cell office:value-type="float" office:value="5423180212">
                <text:p>5423180212</text:p>
              </table:table-cell>
              <table:table-cell office:value-type="float" office:value="503756653">
                <text:p>503756653</text:p>
              </table:table-cell>
              <table:table-cell office:value-type="float" office:value="503068712">
                <text:p>503068712</text:p>
              </table:table-cell>
              <table:table-cell office:value-type="float" office:value="5164954826">
                <text:p>5164954826</text:p>
              </table:table-cell>
              <table:table-cell office:value-type="float" office:value="1530266285">
                <text:p>1530266285</text:p>
              </table:table-cell>
              <table:table-cell office:value-type="float" office:value="813895516">
                <text:p>8138955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707274383">
                <text:p>1707274383</text:p>
              </table:table-cell>
              <table:table-cell office:value-type="float" office:value="503168722">
                <text:p>503168722</text:p>
              </table:table-cell>
              <table:table-cell office:value-type="float" office:value="1533410583">
                <text:p>1533410583</text:p>
              </table:table-cell>
              <table:table-cell office:value-type="float" office:value="1611592950">
                <text:p>1611592950</text:p>
              </table:table-cell>
              <table:table-cell office:value-type="float" office:value="625467965">
                <text:p>625467965</text:p>
              </table:table-cell>
              <table:table-cell office:value-type="float" office:value="1221435401">
                <text:p>1221435401</text:p>
              </table:table-cell>
              <table:table-cell office:value-type="float" office:value="629802334">
                <text:p>629802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05746523">
                <text:p>1305746523</text:p>
              </table:table-cell>
              <table:table-cell office:value-type="float" office:value="804211835">
                <text:p>804211835</text:p>
              </table:table-cell>
              <table:table-cell office:value-type="float" office:value="3917368645">
                <text:p>3917368645</text:p>
              </table:table-cell>
              <table:table-cell office:value-type="float" office:value="1227445875">
                <text:p>1227445875</text:p>
              </table:table-cell>
              <table:table-cell office:value-type="float" office:value="1004952740">
                <text:p>1004952740</text:p>
              </table:table-cell>
              <table:table-cell office:value-type="float" office:value="5325278846">
                <text:p>5325278846</text:p>
              </table:table-cell>
              <table:table-cell office:value-type="float" office:value="1519303">
                <text:p>1519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223163268">
                <text:p>5223163268</text:p>
              </table:table-cell>
              <table:table-cell office:value-type="float" office:value="703848940">
                <text:p>703848940</text:p>
              </table:table-cell>
              <table:table-cell office:value-type="float" office:value="504513384">
                <text:p>504513384</text:p>
              </table:table-cell>
              <table:table-cell office:value-type="float" office:value="5545622780">
                <text:p>5545622780</text:p>
              </table:table-cell>
              <table:table-cell office:value-type="float" office:value="704029111">
                <text:p>704029111</text:p>
              </table:table-cell>
              <table:table-cell office:value-type="float" office:value="604496828">
                <text:p>604496828</text:p>
              </table:table-cell>
              <table:table-cell office:value-type="float" office:value="1004941886">
                <text:p>1004941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03074261">
                <text:p>503074261</text:p>
              </table:table-cell>
              <table:table-cell office:value-type="float" office:value="503172080">
                <text:p>503172080</text:p>
              </table:table-cell>
              <table:table-cell office:value-type="float" office:value="705056767">
                <text:p>705056767</text:p>
              </table:table-cell>
              <table:table-cell office:value-type="float" office:value="904918679">
                <text:p>904918679</text:p>
              </table:table-cell>
              <table:table-cell office:value-type="float" office:value="402819081">
                <text:p>402819081</text:p>
              </table:table-cell>
              <table:table-cell office:value-type="float" office:value="524255090">
                <text:p>524255090</text:p>
              </table:table-cell>
              <table:table-cell office:value-type="float" office:value="804902333">
                <text:p>804902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16256825">
                <text:p>816256825</text:p>
              </table:table-cell>
              <table:table-cell office:value-type="float" office:value="1930294091">
                <text:p>1930294091</text:p>
              </table:table-cell>
              <table:table-cell office:value-type="float" office:value="727227648">
                <text:p>727227648</text:p>
              </table:table-cell>
              <table:table-cell office:value-type="float" office:value="804281893">
                <text:p>804281893</text:p>
              </table:table-cell>
              <table:table-cell office:value-type="float" office:value="1808527931">
                <text:p>1808527931</text:p>
              </table:table-cell>
              <table:table-cell office:value-type="float" office:value="1022082297">
                <text:p>1022082297</text:p>
              </table:table-cell>
              <table:table-cell office:value-type="float" office:value="7653050490">
                <text:p>76530504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03630226">
                <text:p>703630226</text:p>
              </table:table-cell>
              <table:table-cell office:value-type="float" office:value="1236598">
                <text:p>1236598</text:p>
              </table:table-cell>
              <table:table-cell office:value-type="float" office:value="403142699">
                <text:p>403142699</text:p>
              </table:table-cell>
              <table:table-cell office:value-type="float" office:value="704248434">
                <text:p>704248434</text:p>
              </table:table-cell>
              <table:table-cell office:value-type="float" office:value="1105517157">
                <text:p>1105517157</text:p>
              </table:table-cell>
              <table:table-cell office:value-type="float" office:value="616919893">
                <text:p>616919893</text:p>
              </table:table-cell>
              <table:table-cell office:value-type="float" office:value="905676052">
                <text:p>905676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25087634">
                <text:p>525087634</text:p>
              </table:table-cell>
              <table:table-cell office:value-type="float" office:value="7138116955">
                <text:p>7138116955</text:p>
              </table:table-cell>
              <table:table-cell office:value-type="float" office:value="2109237673">
                <text:p>2109237673</text:p>
              </table:table-cell>
              <table:table-cell office:value-type="float" office:value="503718358">
                <text:p>503718358</text:p>
              </table:table-cell>
              <table:table-cell office:value-type="float" office:value="814046982">
                <text:p>814046982</text:p>
              </table:table-cell>
              <table:table-cell office:value-type="float" office:value="1811904374">
                <text:p>1811904374</text:p>
              </table:table-cell>
              <table:table-cell office:value-type="float" office:value="1607178065">
                <text:p>16071780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02471433">
                <text:p>302471433</text:p>
              </table:table-cell>
              <table:table-cell office:value-type="float" office:value="906011949">
                <text:p>906011949</text:p>
              </table:table-cell>
              <table:table-cell office:value-type="float" office:value="827380221">
                <text:p>827380221</text:p>
              </table:table-cell>
              <table:table-cell office:value-type="float" office:value="1907890218">
                <text:p>1907890218</text:p>
              </table:table-cell>
              <table:table-cell office:value-type="float" office:value="7531231054">
                <text:p>7531231054</text:p>
              </table:table-cell>
              <table:table-cell office:value-type="float" office:value="1109551285">
                <text:p>1109551285</text:p>
              </table:table-cell>
              <table:table-cell office:value-type="float" office:value="624192261">
                <text:p>624192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03757562">
                <text:p>703757562</text:p>
              </table:table-cell>
              <table:table-cell office:value-type="float" office:value="1315386690">
                <text:p>1315386690</text:p>
              </table:table-cell>
              <table:table-cell office:value-type="float" office:value="905015509">
                <text:p>905015509</text:p>
              </table:table-cell>
              <table:table-cell office:value-type="float" office:value="1004958680">
                <text:p>1004958680</text:p>
              </table:table-cell>
              <table:table-cell office:value-type="float" office:value="828316906">
                <text:p>828316906</text:p>
              </table:table-cell>
              <table:table-cell office:value-type="float" office:value="703756340">
                <text:p>703756340</text:p>
              </table:table-cell>
              <table:table-cell office:value-type="float" office:value="904785189">
                <text:p>904785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846158597">
                <text:p>7846158597</text:p>
              </table:table-cell>
              <table:table-cell office:value-type="float" office:value="904558423">
                <text:p>904558423</text:p>
              </table:table-cell>
              <table:table-cell office:value-type="float" office:value="7747022892">
                <text:p>7747022892</text:p>
              </table:table-cell>
              <table:table-cell office:value-type="float" office:value="626076815">
                <text:p>626076815</text:p>
              </table:table-cell>
              <table:table-cell office:value-type="float" office:value="113744685">
                <text:p>113744685</text:p>
              </table:table-cell>
              <table:table-cell office:value-type="float" office:value="7850508840">
                <text:p>7850508840</text:p>
              </table:table-cell>
              <table:table-cell office:value-type="float" office:value="603315863">
                <text:p>603315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05296473">
                <text:p>905296473</text:p>
              </table:table-cell>
              <table:table-cell office:value-type="float" office:value="503196403">
                <text:p>503196403</text:p>
              </table:table-cell>
              <table:table-cell office:value-type="float" office:value="1005203611">
                <text:p>1005203611</text:p>
              </table:table-cell>
              <table:table-cell office:value-type="float" office:value="5042865807">
                <text:p>5042865807</text:p>
              </table:table-cell>
              <table:table-cell office:value-type="float" office:value="404662130">
                <text:p>404662130</text:p>
              </table:table-cell>
              <table:table-cell office:value-type="float" office:value="812940980">
                <text:p>812940980</text:p>
              </table:table-cell>
              <table:table-cell office:value-type="float" office:value="1506553737">
                <text:p>1506553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17871611">
                <text:p>1417871611</text:p>
              </table:table-cell>
              <table:table-cell office:value-type="float" office:value="633948619">
                <text:p>633948619</text:p>
              </table:table-cell>
              <table:table-cell office:value-type="float" office:value="1106252241">
                <text:p>1106252241</text:p>
              </table:table-cell>
              <table:table-cell office:value-type="float" office:value="1524434">
                <text:p>1524434</text:p>
              </table:table-cell>
              <table:table-cell office:value-type="float" office:value="712003367">
                <text:p>712003367</text:p>
              </table:table-cell>
              <table:table-cell office:value-type="float" office:value="1528967413">
                <text:p>1528967413</text:p>
              </table:table-cell>
              <table:table-cell office:value-type="float" office:value="904388028">
                <text:p>904388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06286850">
                <text:p>906286850</text:p>
              </table:table-cell>
              <table:table-cell office:value-type="float" office:value="202234191">
                <text:p>202234191</text:p>
              </table:table-cell>
              <table:table-cell office:value-type="float" office:value="804570703">
                <text:p>804570703</text:p>
              </table:table-cell>
              <table:table-cell office:value-type="float" office:value="1005194959">
                <text:p>1005194959</text:p>
              </table:table-cell>
              <table:table-cell office:value-type="float" office:value="1607328636">
                <text:p>1607328636</text:p>
              </table:table-cell>
              <table:table-cell office:value-type="float" office:value="1105406209">
                <text:p>1105406209</text:p>
              </table:table-cell>
              <table:table-cell office:value-type="float" office:value="8542369732">
                <text:p>8542369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25390821">
                <text:p>525390821</text:p>
              </table:table-cell>
              <table:table-cell office:value-type="float" office:value="8543771538">
                <text:p>8543771538</text:p>
              </table:table-cell>
              <table:table-cell office:value-type="float" office:value="603749034">
                <text:p>603749034</text:p>
              </table:table-cell>
              <table:table-cell office:value-type="float" office:value="604493994">
                <text:p>604493994</text:p>
              </table:table-cell>
              <table:table-cell office:value-type="float" office:value="813615833">
                <text:p>813615833</text:p>
              </table:table-cell>
              <table:table-cell office:value-type="float" office:value="603667197">
                <text:p>603667197</text:p>
              </table:table-cell>
              <table:table-cell office:value-type="float" office:value="503320546">
                <text:p>503320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90865">
                <text:p>1190865</text:p>
              </table:table-cell>
              <table:table-cell office:value-type="float" office:value="504112388">
                <text:p>504112388</text:p>
              </table:table-cell>
              <table:table-cell office:value-type="float" office:value="604153449">
                <text:p>604153449</text:p>
              </table:table-cell>
              <table:table-cell office:value-type="float" office:value="603458545">
                <text:p>603458545</text:p>
              </table:table-cell>
              <table:table-cell office:value-type="float" office:value="8434578394">
                <text:p>8434578394</text:p>
              </table:table-cell>
              <table:table-cell office:value-type="float" office:value="603237080">
                <text:p>603237080</text:p>
              </table:table-cell>
              <table:table-cell office:value-type="float" office:value="2220503302">
                <text:p>2220503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04528291">
                <text:p>704528291</text:p>
              </table:table-cell>
              <table:table-cell office:value-type="float" office:value="1807758025">
                <text:p>1807758025</text:p>
              </table:table-cell>
              <table:table-cell office:value-type="float" office:value="1629811699">
                <text:p>1629811699</text:p>
              </table:table-cell>
              <table:table-cell office:value-type="float" office:value="1607004113">
                <text:p>1607004113</text:p>
              </table:table-cell>
              <table:table-cell office:value-type="float" office:value="625890548">
                <text:p>625890548</text:p>
              </table:table-cell>
              <table:table-cell office:value-type="float" office:value="1606550619">
                <text:p>1606550619</text:p>
              </table:table-cell>
              <table:table-cell office:value-type="float" office:value="656126405">
                <text:p>656126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49240762">
                <text:p>8549240762</text:p>
              </table:table-cell>
              <table:table-cell office:value-type="float" office:value="1004898709">
                <text:p>1004898709</text:p>
              </table:table-cell>
              <table:table-cell office:value-type="float" office:value="6635505393">
                <text:p>6635505393</text:p>
              </table:table-cell>
              <table:table-cell office:value-type="float" office:value="725595895">
                <text:p>725595895</text:p>
              </table:table-cell>
              <table:table-cell office:value-type="float" office:value="307401302">
                <text:p>307401302</text:p>
              </table:table-cell>
              <table:table-cell office:value-type="float" office:value="815334266">
                <text:p>815334266</text:p>
              </table:table-cell>
              <table:table-cell office:value-type="float" office:value="1873604">
                <text:p>1873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03514996">
                <text:p>603514996</text:p>
              </table:table-cell>
              <table:table-cell office:value-type="float" office:value="1104964559">
                <text:p>1104964559</text:p>
              </table:table-cell>
              <table:table-cell office:value-type="float" office:value="604457157">
                <text:p>604457157</text:p>
              </table:table-cell>
              <table:table-cell office:value-type="float" office:value="5756191585">
                <text:p>5756191585</text:p>
              </table:table-cell>
              <table:table-cell office:value-type="float" office:value="1223309182">
                <text:p>1223309182</text:p>
              </table:table-cell>
              <table:table-cell office:value-type="float" office:value="8533266421">
                <text:p>8533266421</text:p>
              </table:table-cell>
              <table:table-cell office:value-type="float" office:value="1413834">
                <text:p>14138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707585097">
                <text:p>1707585097</text:p>
              </table:table-cell>
              <table:table-cell office:value-type="float" office:value="558025343">
                <text:p>558025343</text:p>
              </table:table-cell>
              <table:table-cell office:value-type="float" office:value="1708232989">
                <text:p>1708232989</text:p>
              </table:table-cell>
              <table:table-cell office:value-type="float" office:value="1227288">
                <text:p>1227288</text:p>
              </table:table-cell>
              <table:table-cell office:value-type="float" office:value="606154212">
                <text:p>606154212</text:p>
              </table:table-cell>
              <table:table-cell office:value-type="float" office:value="403560779">
                <text:p>403560779</text:p>
              </table:table-cell>
              <table:table-cell office:value-type="float" office:value="603477370">
                <text:p>6034773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05466073">
                <text:p>1205466073</text:p>
              </table:table-cell>
              <table:table-cell office:value-type="float" office:value="1004884547">
                <text:p>1004884547</text:p>
              </table:table-cell>
              <table:table-cell office:value-type="float" office:value="1206354384">
                <text:p>1206354384</text:p>
              </table:table-cell>
              <table:table-cell office:value-type="float" office:value="1306230036">
                <text:p>1306230036</text:p>
              </table:table-cell>
              <table:table-cell office:value-type="float" office:value="704392621">
                <text:p>704392621</text:p>
              </table:table-cell>
              <table:table-cell office:value-type="float" office:value="1948824055">
                <text:p>1948824055</text:p>
              </table:table-cell>
              <table:table-cell office:value-type="float" office:value="5330655133">
                <text:p>5330655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26355434">
                <text:p>1326355434</text:p>
              </table:table-cell>
              <table:table-cell office:value-type="float" office:value="403371009">
                <text:p>403371009</text:p>
              </table:table-cell>
              <table:table-cell office:value-type="float" office:value="1206780025">
                <text:p>1206780025</text:p>
              </table:table-cell>
              <table:table-cell office:value-type="float" office:value="1105376689">
                <text:p>1105376689</text:p>
              </table:table-cell>
              <table:table-cell office:value-type="float" office:value="603611196">
                <text:p>603611196</text:p>
              </table:table-cell>
              <table:table-cell office:value-type="float" office:value="1306997">
                <text:p>1306997</text:p>
              </table:table-cell>
              <table:table-cell office:value-type="float" office:value="402861107">
                <text:p>402861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4736135">
                <text:p>1004736135</text:p>
              </table:table-cell>
              <table:table-cell office:value-type="float" office:value="5425730087">
                <text:p>5425730087</text:p>
              </table:table-cell>
              <table:table-cell office:value-type="float" office:value="503374349">
                <text:p>503374349</text:p>
              </table:table-cell>
              <table:table-cell office:value-type="float" office:value="302511019">
                <text:p>302511019</text:p>
              </table:table-cell>
              <table:table-cell office:value-type="float" office:value="5236400789">
                <text:p>5236400789</text:p>
              </table:table-cell>
              <table:table-cell office:value-type="float" office:value="522036219">
                <text:p>522036219</text:p>
              </table:table-cell>
              <table:table-cell office:value-type="float" office:value="503027235">
                <text:p>503027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03077173">
                <text:p>603077173</text:p>
              </table:table-cell>
              <table:table-cell office:value-type="float" office:value="403474470">
                <text:p>403474470</text:p>
              </table:table-cell>
              <table:table-cell office:value-type="float" office:value="625490100">
                <text:p>625490100</text:p>
              </table:table-cell>
              <table:table-cell office:value-type="float" office:value="704054924">
                <text:p>704054924</text:p>
              </table:table-cell>
              <table:table-cell office:value-type="float" office:value="626625186">
                <text:p>626625186</text:p>
              </table:table-cell>
              <table:table-cell office:value-type="float" office:value="302436964">
                <text:p>302436964</text:p>
              </table:table-cell>
              <table:table-cell office:value-type="float" office:value="627199819">
                <text:p>627199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03159467">
                <text:p>503159467</text:p>
              </table:table-cell>
              <table:table-cell office:value-type="float" office:value="603540170">
                <text:p>603540170</text:p>
              </table:table-cell>
              <table:table-cell office:value-type="float" office:value="704209673">
                <text:p>704209673</text:p>
              </table:table-cell>
              <table:table-cell office:value-type="float" office:value="622680831">
                <text:p>622680831</text:p>
              </table:table-cell>
              <table:table-cell office:value-type="float" office:value="804510927">
                <text:p>804510927</text:p>
              </table:table-cell>
              <table:table-cell office:value-type="float" office:value="402724004">
                <text:p>402724004</text:p>
              </table:table-cell>
              <table:table-cell office:value-type="float" office:value="904577044">
                <text:p>904577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321478751">
                <text:p>5321478751</text:p>
              </table:table-cell>
              <table:table-cell office:value-type="float" office:value="703860816">
                <text:p>703860816</text:p>
              </table:table-cell>
              <table:table-cell office:value-type="float" office:value="5348218084">
                <text:p>5348218084</text:p>
              </table:table-cell>
              <table:table-cell office:value-type="float" office:value="5744515930">
                <text:p>5744515930</text:p>
              </table:table-cell>
              <table:table-cell office:value-type="float" office:value="603606734">
                <text:p>603606734</text:p>
              </table:table-cell>
              <table:table-cell office:value-type="float" office:value="5344051347">
                <text:p>5344051347</text:p>
              </table:table-cell>
              <table:table-cell office:value-type="float" office:value="904874442">
                <text:p>904874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03340048">
                <text:p>503340048</text:p>
              </table:table-cell>
              <table:table-cell office:value-type="float" office:value="718242281">
                <text:p>718242281</text:p>
              </table:table-cell>
              <table:table-cell office:value-type="float" office:value="513342435">
                <text:p>513342435</text:p>
              </table:table-cell>
              <table:table-cell office:value-type="float" office:value="703819829">
                <text:p>703819829</text:p>
              </table:table-cell>
              <table:table-cell office:value-type="float" office:value="717368474">
                <text:p>717368474</text:p>
              </table:table-cell>
              <table:table-cell office:value-type="float" office:value="503206430">
                <text:p>503206430</text:p>
              </table:table-cell>
              <table:table-cell office:value-type="float" office:value="704528095">
                <text:p>704528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03522790">
                <text:p>603522790</text:p>
              </table:table-cell>
              <table:table-cell office:value-type="float" office:value="726028656">
                <text:p>726028656</text:p>
              </table:table-cell>
              <table:table-cell office:value-type="float" office:value="503277860">
                <text:p>503277860</text:p>
              </table:table-cell>
              <table:table-cell office:value-type="float" office:value="503202873">
                <text:p>503202873</text:p>
              </table:table-cell>
              <table:table-cell office:value-type="float" office:value="603558765">
                <text:p>603558765</text:p>
              </table:table-cell>
              <table:table-cell office:value-type="float" office:value="524962001">
                <text:p>524962001</text:p>
              </table:table-cell>
              <table:table-cell office:value-type="float" office:value="703855156">
                <text:p>703855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12495720">
                <text:p>612495720</text:p>
              </table:table-cell>
              <table:table-cell office:value-type="float" office:value="1774788">
                <text:p>1774788</text:p>
              </table:table-cell>
              <table:table-cell office:value-type="float" office:value="604014709">
                <text:p>604014709</text:p>
              </table:table-cell>
              <table:table-cell office:value-type="float" office:value="704628112">
                <text:p>704628112</text:p>
              </table:table-cell>
              <table:table-cell office:value-type="float" office:value="604757757">
                <text:p>604757757</text:p>
              </table:table-cell>
              <table:table-cell office:value-type="float" office:value="1340353">
                <text:p>1340353</text:p>
              </table:table-cell>
              <table:table-cell office:value-type="float" office:value="8538581648">
                <text:p>8538581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25169211">
                <text:p>725169211</text:p>
              </table:table-cell>
              <table:table-cell office:value-type="float" office:value="7843007999">
                <text:p>7843007999</text:p>
              </table:table-cell>
              <table:table-cell office:value-type="float" office:value="704159130">
                <text:p>704159130</text:p>
              </table:table-cell>
              <table:table-cell office:value-type="float" office:value="704041820">
                <text:p>704041820</text:p>
              </table:table-cell>
              <table:table-cell office:value-type="float" office:value="804525704">
                <text:p>804525704</text:p>
              </table:table-cell>
              <table:table-cell office:value-type="float" office:value="1751556">
                <text:p>1751556</text:p>
              </table:table-cell>
              <table:table-cell office:value-type="float" office:value="408065016">
                <text:p>408065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04415296">
                <text:p>904415296</text:p>
              </table:table-cell>
              <table:table-cell office:value-type="float" office:value="603556013">
                <text:p>603556013</text:p>
              </table:table-cell>
              <table:table-cell office:value-type="float" office:value="503260218">
                <text:p>503260218</text:p>
              </table:table-cell>
              <table:table-cell office:value-type="float" office:value="603763989">
                <text:p>603763989</text:p>
              </table:table-cell>
              <table:table-cell office:value-type="float" office:value="8433664745">
                <text:p>8433664745</text:p>
              </table:table-cell>
              <table:table-cell office:value-type="float" office:value="402888781">
                <text:p>402888781</text:p>
              </table:table-cell>
              <table:table-cell office:value-type="float" office:value="1908190080">
                <text:p>19081900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03586580">
                <text:p>603586580</text:p>
              </table:table-cell>
              <table:table-cell office:value-type="float" office:value="1707938308">
                <text:p>1707938308</text:p>
              </table:table-cell>
              <table:table-cell office:value-type="float" office:value="727865993">
                <text:p>727865993</text:p>
              </table:table-cell>
              <table:table-cell office:value-type="float" office:value="804816108">
                <text:p>804816108</text:p>
              </table:table-cell>
              <table:table-cell office:value-type="float" office:value="624665217">
                <text:p>624665217</text:p>
              </table:table-cell>
              <table:table-cell office:value-type="float" office:value="603521496">
                <text:p>603521496</text:p>
              </table:table-cell>
              <table:table-cell office:value-type="float" office:value="1026314356">
                <text:p>1026314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03728356">
                <text:p>703728356</text:p>
              </table:table-cell>
              <table:table-cell office:value-type="float" office:value="1105645798">
                <text:p>1105645798</text:p>
              </table:table-cell>
              <table:table-cell office:value-type="float" office:value="808219637">
                <text:p>808219637</text:p>
              </table:table-cell>
              <table:table-cell office:value-type="float" office:value="624840581">
                <text:p>624840581</text:p>
              </table:table-cell>
              <table:table-cell office:value-type="float" office:value="1479863">
                <text:p>1479863</text:p>
              </table:table-cell>
              <table:table-cell office:value-type="float" office:value="8545319236">
                <text:p>8545319236</text:p>
              </table:table-cell>
              <table:table-cell office:value-type="float" office:value="804161332">
                <text:p>804161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460389602">
                <text:p>8460389602</text:p>
              </table:table-cell>
              <table:table-cell office:value-type="float" office:value="603757532">
                <text:p>603757532</text:p>
              </table:table-cell>
              <table:table-cell office:value-type="float" office:value="8544305759">
                <text:p>8544305759</text:p>
              </table:table-cell>
              <table:table-cell office:value-type="float" office:value="5668136792">
                <text:p>5668136792</text:p>
              </table:table-cell>
              <table:table-cell office:value-type="float" office:value="804557639">
                <text:p>804557639</text:p>
              </table:table-cell>
              <table:table-cell office:value-type="float" office:value="503238530">
                <text:p>503238530</text:p>
              </table:table-cell>
              <table:table-cell office:value-type="float" office:value="804294365">
                <text:p>804294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03164395">
                <text:p>503164395</text:p>
              </table:table-cell>
              <table:table-cell office:value-type="float" office:value="925693529">
                <text:p>925693529</text:p>
              </table:table-cell>
              <table:table-cell office:value-type="float" office:value="608989840">
                <text:p>608989840</text:p>
              </table:table-cell>
              <table:table-cell office:value-type="float" office:value="1364502">
                <text:p>1364502</text:p>
              </table:table-cell>
              <table:table-cell office:value-type="float" office:value="704358084">
                <text:p>704358084</text:p>
              </table:table-cell>
              <table:table-cell office:value-type="float" office:value="1830801934">
                <text:p>1830801934</text:p>
              </table:table-cell>
              <table:table-cell office:value-type="float" office:value="703726731">
                <text:p>7037267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07387262">
                <text:p>1807387262</text:p>
              </table:table-cell>
              <table:table-cell office:value-type="float" office:value="1004978768">
                <text:p>1004978768</text:p>
              </table:table-cell>
              <table:table-cell office:value-type="float" office:value="1607911756">
                <text:p>1607911756</text:p>
              </table:table-cell>
              <table:table-cell office:value-type="float" office:value="1106137124">
                <text:p>1106137124</text:p>
              </table:table-cell>
              <table:table-cell office:value-type="float" office:value="804417079">
                <text:p>804417079</text:p>
              </table:table-cell>
              <table:table-cell office:value-type="float" office:value="2878573">
                <text:p>2878573</text:p>
              </table:table-cell>
              <table:table-cell office:value-type="float" office:value="1105551038">
                <text:p>1105551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4923989">
                <text:p>1004923989</text:p>
              </table:table-cell>
              <table:table-cell office:value-type="float" office:value="1012503261">
                <text:p>1012503261</text:p>
              </table:table-cell>
              <table:table-cell office:value-type="float" office:value="1105967366">
                <text:p>1105967366</text:p>
              </table:table-cell>
              <table:table-cell office:value-type="float" office:value="513719947">
                <text:p>513719947</text:p>
              </table:table-cell>
              <table:table-cell office:value-type="float" office:value="1005514683">
                <text:p>1005514683</text:p>
              </table:table-cell>
              <table:table-cell office:value-type="float" office:value="804233895">
                <text:p>804233895</text:p>
              </table:table-cell>
              <table:table-cell office:value-type="float" office:value="5530575024">
                <text:p>5530575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24257604">
                <text:p>624257604</text:p>
              </table:table-cell>
              <table:table-cell office:value-type="float" office:value="5421499306">
                <text:p>5421499306</text:p>
              </table:table-cell>
              <table:table-cell office:value-type="float" office:value="503539984">
                <text:p>503539984</text:p>
              </table:table-cell>
              <table:table-cell office:value-type="float" office:value="1009390550">
                <text:p>1009390550</text:p>
              </table:table-cell>
              <table:table-cell office:value-type="float" office:value="5338840754">
                <text:p>5338840754</text:p>
              </table:table-cell>
              <table:table-cell office:value-type="float" office:value="1205499748">
                <text:p>1205499748</text:p>
              </table:table-cell>
              <table:table-cell office:value-type="float" office:value="703711603">
                <text:p>703711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86951">
                <text:p>1286951</text:p>
              </table:table-cell>
              <table:table-cell office:value-type="float" office:value="804267740">
                <text:p>804267740</text:p>
              </table:table-cell>
              <table:table-cell office:value-type="float" office:value="904702818">
                <text:p>904702818</text:p>
              </table:table-cell>
              <table:table-cell office:value-type="float" office:value="705026964">
                <text:p>705026964</text:p>
              </table:table-cell>
              <table:table-cell office:value-type="float" office:value="662711236">
                <text:p>662711236</text:p>
              </table:table-cell>
              <table:table-cell office:value-type="float" office:value="5025263592">
                <text:p>5025263592</text:p>
              </table:table-cell>
              <table:table-cell office:value-type="float" office:value="1919016519">
                <text:p>1919016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07038">
                <text:p>1807038</text:p>
              </table:table-cell>
              <table:table-cell office:value-type="float" office:value="1507448936">
                <text:p>1507448936</text:p>
              </table:table-cell>
              <table:table-cell office:value-type="float" office:value="733505292">
                <text:p>733505292</text:p>
              </table:table-cell>
              <table:table-cell office:value-type="float" office:value="1027265358">
                <text:p>1027265358</text:p>
              </table:table-cell>
              <table:table-cell office:value-type="float" office:value="669729">
                <text:p>669729</text:p>
              </table:table-cell>
              <table:table-cell office:value-type="float" office:value="904578284">
                <text:p>904578284</text:p>
              </table:table-cell>
              <table:table-cell office:value-type="float" office:value="630494363">
                <text:p>630494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621547399">
                <text:p>5621547399</text:p>
              </table:table-cell>
              <table:table-cell office:value-type="float" office:value="1005010318">
                <text:p>1005010318</text:p>
              </table:table-cell>
              <table:table-cell office:value-type="float" office:value="3721101299">
                <text:p>3721101299</text:p>
              </table:table-cell>
              <table:table-cell office:value-type="float" office:value="5745994642">
                <text:p>5745994642</text:p>
              </table:table-cell>
              <table:table-cell office:value-type="float" office:value="615519874">
                <text:p>615519874</text:p>
              </table:table-cell>
              <table:table-cell office:value-type="float" office:value="1628406473">
                <text:p>1628406473</text:p>
              </table:table-cell>
              <table:table-cell office:value-type="float" office:value="904435198">
                <text:p>904435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04476419">
                <text:p>804476419</text:p>
              </table:table-cell>
              <table:table-cell office:value-type="float" office:value="603833710">
                <text:p>603833710</text:p>
              </table:table-cell>
              <table:table-cell office:value-type="float" office:value="1009277794">
                <text:p>1009277794</text:p>
              </table:table-cell>
              <table:table-cell office:value-type="float" office:value="1221123">
                <text:p>1221123</text:p>
              </table:table-cell>
              <table:table-cell office:value-type="float" office:value="605107352">
                <text:p>605107352</text:p>
              </table:table-cell>
              <table:table-cell office:value-type="float" office:value="1846697">
                <text:p>1846697</text:p>
              </table:table-cell>
              <table:table-cell office:value-type="float" office:value="703623131">
                <text:p>703623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07448510">
                <text:p>1607448510</text:p>
              </table:table-cell>
              <table:table-cell office:value-type="float" office:value="624987495">
                <text:p>624987495</text:p>
              </table:table-cell>
              <table:table-cell office:value-type="float" office:value="1306509863">
                <text:p>1306509863</text:p>
              </table:table-cell>
              <table:table-cell office:value-type="float" office:value="1008238684">
                <text:p>1008238684</text:p>
              </table:table-cell>
              <table:table-cell office:value-type="float" office:value="402952566">
                <text:p>402952566</text:p>
              </table:table-cell>
              <table:table-cell office:value-type="float" office:value="1598303">
                <text:p>1598303</text:p>
              </table:table-cell>
              <table:table-cell office:value-type="float" office:value="513117234">
                <text:p>513117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4921819">
                <text:p>1004921819</text:p>
              </table:table-cell>
              <table:table-cell office:value-type="float" office:value="1729393">
                <text:p>1729393</text:p>
              </table:table-cell>
              <table:table-cell office:value-type="float" office:value="1017798115">
                <text:p>1017798115</text:p>
              </table:table-cell>
              <table:table-cell office:value-type="float" office:value="522626645">
                <text:p>522626645</text:p>
              </table:table-cell>
              <table:table-cell office:value-type="float" office:value="1607273557">
                <text:p>1607273557</text:p>
              </table:table-cell>
              <table:table-cell office:value-type="float" office:value="703697763">
                <text:p>703697763</text:p>
              </table:table-cell>
              <table:table-cell office:value-type="float" office:value="1506853762">
                <text:p>1506853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24832446">
                <text:p>624832446</text:p>
              </table:table-cell>
              <table:table-cell office:value-type="float" office:value="7829242051">
                <text:p>7829242051</text:p>
              </table:table-cell>
              <table:table-cell office:value-type="float" office:value="604033730">
                <text:p>604033730</text:p>
              </table:table-cell>
              <table:table-cell office:value-type="float" office:value="804105377">
                <text:p>804105377</text:p>
              </table:table-cell>
              <table:table-cell office:value-type="float" office:value="7968946906">
                <text:p>7968946906</text:p>
              </table:table-cell>
              <table:table-cell office:value-type="float" office:value="1607187940">
                <text:p>1607187940</text:p>
              </table:table-cell>
              <table:table-cell office:value-type="float" office:value="7950518999">
                <text:p>7950518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04516038">
                <text:p>904516038</text:p>
              </table:table-cell>
              <table:table-cell office:value-type="float" office:value="804081437">
                <text:p>804081437</text:p>
              </table:table-cell>
              <table:table-cell office:value-type="float" office:value="704428688">
                <text:p>704428688</text:p>
              </table:table-cell>
              <table:table-cell office:value-type="float" office:value="721556979">
                <text:p>721556979</text:p>
              </table:table-cell>
              <table:table-cell office:value-type="float" office:value="726316973">
                <text:p>726316973</text:p>
              </table:table-cell>
              <table:table-cell office:value-type="float" office:value="8131835718">
                <text:p>8131835718</text:p>
              </table:table-cell>
              <table:table-cell office:value-type="float" office:value="603918072">
                <text:p>603918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03995151">
                <text:p>703995151</text:p>
              </table:table-cell>
              <table:table-cell office:value-type="float" office:value="803922340">
                <text:p>803922340</text:p>
              </table:table-cell>
              <table:table-cell office:value-type="float" office:value="729547215">
                <text:p>729547215</text:p>
              </table:table-cell>
              <table:table-cell office:value-type="float" office:value="1428446945">
                <text:p>1428446945</text:p>
              </table:table-cell>
              <table:table-cell office:value-type="float" office:value="1276419">
                <text:p>1276419</text:p>
              </table:table-cell>
              <table:table-cell office:value-type="float" office:value="703940109">
                <text:p>703940109</text:p>
              </table:table-cell>
              <table:table-cell office:value-type="float" office:value="804084475">
                <text:p>804084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06905908">
                <text:p>1606905908</text:p>
              </table:table-cell>
              <table:table-cell office:value-type="float" office:value="603435717">
                <text:p>603435717</text:p>
              </table:table-cell>
              <table:table-cell office:value-type="float" office:value="6755213859">
                <text:p>6755213859</text:p>
              </table:table-cell>
              <table:table-cell office:value-type="float" office:value="5365273024">
                <text:p>5365273024</text:p>
              </table:table-cell>
              <table:table-cell office:value-type="float" office:value="1354242">
                <text:p>1354242</text:p>
              </table:table-cell>
              <table:table-cell office:value-type="float" office:value="826262096">
                <text:p>826262096</text:p>
              </table:table-cell>
              <table:table-cell office:value-type="float" office:value="644685941">
                <text:p>644685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043814566">
                <text:p>8043814566</text:p>
              </table:table-cell>
              <table:table-cell office:value-type="float" office:value="503096425">
                <text:p>503096425</text:p>
              </table:table-cell>
              <table:table-cell office:value-type="float" office:value="704335787">
                <text:p>704335787</text:p>
              </table:table-cell>
              <table:table-cell office:value-type="float" office:value="1105353533">
                <text:p>1105353533</text:p>
              </table:table-cell>
              <table:table-cell office:value-type="float" office:value="202482874">
                <text:p>202482874</text:p>
              </table:table-cell>
              <table:table-cell office:value-type="float" office:value="1005706080">
                <text:p>1005706080</text:p>
              </table:table-cell>
              <table:table-cell office:value-type="float" office:value="904633026">
                <text:p>9046330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03327901">
                <text:p>603327901</text:p>
              </table:table-cell>
              <table:table-cell office:value-type="float" office:value="526159510">
                <text:p>526159510</text:p>
              </table:table-cell>
              <table:table-cell office:value-type="float" office:value="904959514">
                <text:p>904959514</text:p>
              </table:table-cell>
              <table:table-cell office:value-type="float" office:value="804469307">
                <text:p>804469307</text:p>
              </table:table-cell>
              <table:table-cell office:value-type="float" office:value="603811778">
                <text:p>603811778</text:p>
              </table:table-cell>
              <table:table-cell office:value-type="float" office:value="503186025">
                <text:p>503186025</text:p>
              </table:table-cell>
              <table:table-cell office:value-type="float" office:value="503041648">
                <text:p>5030416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04556260">
                <text:p>804556260</text:p>
              </table:table-cell>
              <table:table-cell office:value-type="float" office:value="1021707625">
                <text:p>1021707625</text:p>
              </table:table-cell>
              <table:table-cell office:value-type="float" office:value="503919496">
                <text:p>503919496</text:p>
              </table:table-cell>
              <table:table-cell office:value-type="float" office:value="620699994">
                <text:p>620699994</text:p>
              </table:table-cell>
              <table:table-cell office:value-type="float" office:value="804296808">
                <text:p>804296808</text:p>
              </table:table-cell>
              <table:table-cell office:value-type="float" office:value="603314890">
                <text:p>603314890</text:p>
              </table:table-cell>
              <table:table-cell office:value-type="float" office:value="804259635">
                <text:p>804259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13724064">
                <text:p>713724064</text:p>
              </table:table-cell>
              <table:table-cell office:value-type="float" office:value="804274138">
                <text:p>804274138</text:p>
              </table:table-cell>
              <table:table-cell office:value-type="float" office:value="504084503">
                <text:p>504084503</text:p>
              </table:table-cell>
              <table:table-cell office:value-type="float" office:value="603520445">
                <text:p>603520445</text:p>
              </table:table-cell>
              <table:table-cell office:value-type="float" office:value="7529898820">
                <text:p>7529898820</text:p>
              </table:table-cell>
              <table:table-cell office:value-type="float" office:value="603502255">
                <text:p>603502255</text:p>
              </table:table-cell>
              <table:table-cell office:value-type="float" office:value="704865319">
                <text:p>704865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24429258">
                <text:p>524429258</text:p>
              </table:table-cell>
              <table:table-cell office:value-type="float" office:value="7649373201">
                <text:p>7649373201</text:p>
              </table:table-cell>
              <table:table-cell office:value-type="float" office:value="503459894">
                <text:p>503459894</text:p>
              </table:table-cell>
              <table:table-cell office:value-type="float" office:value="603764904">
                <text:p>603764904</text:p>
              </table:table-cell>
              <table:table-cell office:value-type="float" office:value="625458836">
                <text:p>625458836</text:p>
              </table:table-cell>
              <table:table-cell office:value-type="float" office:value="804880893">
                <text:p>804880893</text:p>
              </table:table-cell>
              <table:table-cell office:value-type="float" office:value="7733082729">
                <text:p>77330827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04554126">
                <text:p>904554126</text:p>
              </table:table-cell>
              <table:table-cell office:value-type="float" office:value="614892148">
                <text:p>614892148</text:p>
              </table:table-cell>
              <table:table-cell office:value-type="float" office:value="731705539">
                <text:p>731705539</text:p>
              </table:table-cell>
              <table:table-cell office:value-type="float" office:value="603509775">
                <text:p>603509775</text:p>
              </table:table-cell>
              <table:table-cell office:value-type="float" office:value="1005119724">
                <text:p>1005119724</text:p>
              </table:table-cell>
              <table:table-cell office:value-type="float" office:value="7631175661">
                <text:p>7631175661</text:p>
              </table:table-cell>
              <table:table-cell office:value-type="float" office:value="603541527">
                <text:p>6035415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03993106">
                <text:p>703993106</text:p>
              </table:table-cell>
              <table:table-cell office:value-type="float" office:value="804908111">
                <text:p>804908111</text:p>
              </table:table-cell>
              <table:table-cell office:value-type="float" office:value="5636057501">
                <text:p>5636057501</text:p>
              </table:table-cell>
              <table:table-cell office:value-type="float" office:value="736021374">
                <text:p>736021374</text:p>
              </table:table-cell>
              <table:table-cell office:value-type="float" office:value="703861027">
                <text:p>703861027</text:p>
              </table:table-cell>
              <table:table-cell office:value-type="float" office:value="603435995">
                <text:p>603435995</text:p>
              </table:table-cell>
              <table:table-cell office:value-type="float" office:value="803938271">
                <text:p>8039382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04438135">
                <text:p>704438135</text:p>
              </table:table-cell>
              <table:table-cell office:value-type="float" office:value="603405387">
                <text:p>603405387</text:p>
              </table:table-cell>
              <table:table-cell office:value-type="float" office:value="621264764">
                <text:p>621264764</text:p>
              </table:table-cell>
              <table:table-cell office:value-type="float" office:value="4843759987">
                <text:p>4843759987</text:p>
              </table:table-cell>
              <table:table-cell office:value-type="float" office:value="1406395341">
                <text:p>1406395341</text:p>
              </table:table-cell>
              <table:table-cell office:value-type="float" office:value="726262875">
                <text:p>726262875</text:p>
              </table:table-cell>
              <table:table-cell office:value-type="float" office:value="632662398">
                <text:p>63266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652253942">
                <text:p>7652253942</text:p>
              </table:table-cell>
              <table:table-cell office:value-type="float" office:value="1519066631">
                <text:p>1519066631</text:p>
              </table:table-cell>
              <table:table-cell office:value-type="float" office:value="704150531">
                <text:p>704150531</text:p>
              </table:table-cell>
              <table:table-cell office:value-type="float" office:value="1005103055">
                <text:p>1005103055</text:p>
              </table:table-cell>
              <table:table-cell office:value-type="float" office:value="904944296">
                <text:p>904944296</text:p>
              </table:table-cell>
              <table:table-cell office:value-type="float" office:value="1983768">
                <text:p>1983768</text:p>
              </table:table-cell>
              <table:table-cell office:value-type="float" office:value="1253421">
                <text:p>1253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03595824">
                <text:p>603595824</text:p>
              </table:table-cell>
              <table:table-cell office:value-type="float" office:value="825668539">
                <text:p>825668539</text:p>
              </table:table-cell>
              <table:table-cell office:value-type="float" office:value="704075982">
                <text:p>704075982</text:p>
              </table:table-cell>
              <table:table-cell office:value-type="float" office:value="814244282">
                <text:p>814244282</text:p>
              </table:table-cell>
              <table:table-cell office:value-type="float" office:value="1406572752">
                <text:p>1406572752</text:p>
              </table:table-cell>
              <table:table-cell office:value-type="float" office:value="904892196">
                <text:p>904892196</text:p>
              </table:table-cell>
              <table:table-cell office:value-type="float" office:value="1332851314">
                <text:p>1332851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06475581">
                <text:p>706475581</text:p>
              </table:table-cell>
              <table:table-cell office:value-type="float" office:value="1516562">
                <text:p>1516562</text:p>
              </table:table-cell>
              <table:table-cell office:value-type="float" office:value="1507065965">
                <text:p>1507065965</text:p>
              </table:table-cell>
              <table:table-cell office:value-type="float" office:value="607965497">
                <text:p>607965497</text:p>
              </table:table-cell>
              <table:table-cell office:value-type="float" office:value="804262025">
                <text:p>804262025</text:p>
              </table:table-cell>
              <table:table-cell office:value-type="float" office:value="1205562190">
                <text:p>1205562190</text:p>
              </table:table-cell>
              <table:table-cell office:value-type="float" office:value="817543180">
                <text:p>817543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03814429">
                <text:p>703814429</text:p>
              </table:table-cell>
              <table:table-cell office:value-type="float" office:value="5037923792">
                <text:p>5037923792</text:p>
              </table:table-cell>
              <table:table-cell office:value-type="float" office:value="713716244">
                <text:p>713716244</text:p>
              </table:table-cell>
              <table:table-cell office:value-type="float" office:value="1606873564">
                <text:p>1606873564</text:p>
              </table:table-cell>
              <table:table-cell office:value-type="float" office:value="5437343123">
                <text:p>5437343123</text:p>
              </table:table-cell>
              <table:table-cell office:value-type="float" office:value="714707460">
                <text:p>714707460</text:p>
              </table:table-cell>
              <table:table-cell office:value-type="float" office:value="5435930970">
                <text:p>54359309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530913571">
                <text:p>1530913571</text:p>
              </table:table-cell>
              <table:table-cell office:value-type="float" office:value="704164294">
                <text:p>704164294</text:p>
              </table:table-cell>
              <table:table-cell office:value-type="float" office:value="1229154292">
                <text:p>1229154292</text:p>
              </table:table-cell>
              <table:table-cell office:value-type="float" office:value="904880970">
                <text:p>904880970</text:p>
              </table:table-cell>
              <table:table-cell office:value-type="float" office:value="627932631">
                <text:p>627932631</text:p>
              </table:table-cell>
              <table:table-cell office:value-type="float" office:value="5421349698">
                <text:p>5421349698</text:p>
              </table:table-cell>
              <table:table-cell office:value-type="float" office:value="503070604">
                <text:p>503070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20990">
                <text:p>1320990</text:p>
              </table:table-cell>
              <table:table-cell office:value-type="float" office:value="1006664256">
                <text:p>1006664256</text:p>
              </table:table-cell>
              <table:table-cell office:value-type="float" office:value="100914643">
                <text:p>100914643</text:p>
              </table:table-cell>
              <table:table-cell office:value-type="float" office:value="1406453554">
                <text:p>1406453554</text:p>
              </table:table-cell>
              <table:table-cell office:value-type="float" office:value="1105355136">
                <text:p>1105355136</text:p>
              </table:table-cell>
              <table:table-cell office:value-type="float" office:value="503633327">
                <text:p>503633327</text:p>
              </table:table-cell>
              <table:table-cell office:value-type="float" office:value="1014089890">
                <text:p>10140898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05853188">
                <text:p>705853188</text:p>
              </table:table-cell>
              <table:table-cell office:value-type="float" office:value="NaN">
                <text:p>NaN</text:p>
              </table:table-cell>
              <table:table-cell office:value-type="float" office:value="904985465">
                <text:p>904985465</text:p>
              </table:table-cell>
              <table:table-cell office:value-type="float" office:value="826799260">
                <text:p>826799260</text:p>
              </table:table-cell>
              <table:table-cell office:value-type="float" office:value="NaN">
                <text:p>NaN</text:p>
              </table:table-cell>
              <table:table-cell office:value-type="float" office:value="725659656">
                <text:p>725659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321967568">
                <text:p>532196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2920157">
                <text:p>566292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05298882">
                <text:p>40529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960349">
                <text:p>100496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04718841">
                <text:p>100471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998432">
                <text:p>100499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16cm" svg:height="11.605cm" xlink:href=".." xlink:type="simple" chart:class="chart:bar" chart:style-name="ch1">
        <chart:legend chart:legend-position="end" svg:x="24.682cm" svg:y="4.507cm" style:legend-expansion="high" chart:style-name="ch2"/>
        <chart:plot-area chart:style-name="ch3" table:cell-range-address="node1.B128:node1.B239 node1.A128:node1.A128 node1.C129:node1.C239 node1.J128:node1.J128 node1.L129:node1.L239 node1.S128:node1.S128 node1.U129:node1.U235 node1.AB128:node1.AB128 node1.AD129:node1.AD211" chart:data-source-has-labels="row" svg:x="0.528cm" svg:y="0.232cm" svg:width="23.626cm" svg:height="11.141cm">
          <chartooo:coordinate-region svg:x="2.816cm" svg:y="0.353cm" svg:width="21.338cm" svg:height="10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de1.B129:node1.B239" chart:label-cell-address="node1.B128:node1.B128" chart:class="chart:bar">
            <chart:data-point chart:repeated="111"/>
          </chart:series>
          <chart:series chart:style-name="ch8" chart:values-cell-range-address="node1.C129:node1.C239" chart:label-cell-address="node1.A128:node1.A128" chart:class="chart:bar">
            <chart:data-point chart:repeated="111"/>
          </chart:series>
          <chart:series chart:style-name="ch9" chart:values-cell-range-address="node1.L129:node1.L239" chart:label-cell-address="node1.J128:node1.J128" chart:class="chart:bar">
            <chart:data-point chart:repeated="111"/>
          </chart:series>
          <chart:series chart:style-name="ch10" chart:values-cell-range-address="node1.U129:node1.U235" chart:label-cell-address="node1.S128:node1.S128" chart:class="chart:bar">
            <chart:data-point chart:repeated="107"/>
          </chart:series>
          <chart:series chart:style-name="ch11" chart:values-cell-range-address="node1.AD129:node1.AD211" chart:label-cell-address="node1.AB128:node1.AB128" chart:class="chart:bar">
            <chart:data-point chart:repeated="8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node1.B128:node1.B128</svg:desc>
                </draw:g>
              </table:table-cell>
              <table:table-cell office:value-type="string">
                <text:p>N1(4)</text:p>
                <draw:g>
                  <svg:desc>node1.A128:node1.A128</svg:desc>
                </draw:g>
              </table:table-cell>
              <table:table-cell office:value-type="string">
                <text:p>N2(4)</text:p>
                <draw:g>
                  <svg:desc>node1.J128:node1.J128</svg:desc>
                </draw:g>
              </table:table-cell>
              <table:table-cell office:value-type="string">
                <text:p>N3(4)</text:p>
                <draw:g>
                  <svg:desc>node1.S128:node1.S128</svg:desc>
                </draw:g>
              </table:table-cell>
              <table:table-cell office:value-type="string">
                <text:p>N4(4)</text:p>
                <draw:g>
                  <svg:desc>node1.AB128:node1.AB1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ode1.B129:node1.B239</svg:desc>
                </draw:g>
              </table:table-cell>
              <table:table-cell office:value-type="float" office:value="707045599">
                <text:p>707045599</text:p>
                <draw:g>
                  <svg:desc>node1.C129:node1.C239</svg:desc>
                </draw:g>
              </table:table-cell>
              <table:table-cell office:value-type="float" office:value="431373897">
                <text:p>431373897</text:p>
                <draw:g>
                  <svg:desc>node1.L129:node1.L239</svg:desc>
                </draw:g>
              </table:table-cell>
              <table:table-cell office:value-type="float" office:value="603668484">
                <text:p>603668484</text:p>
                <draw:g>
                  <svg:desc>node1.U129:node1.U235</svg:desc>
                </draw:g>
              </table:table-cell>
              <table:table-cell office:value-type="float" office:value="3482515">
                <text:p>3482515</text:p>
                <draw:g>
                  <svg:desc>node1.AD129:node1.AD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4042607">
                <text:p>704042607</text:p>
              </table:table-cell>
              <table:table-cell office:value-type="float" office:value="804236331">
                <text:p>804236331</text:p>
              </table:table-cell>
              <table:table-cell office:value-type="float" office:value="620332092">
                <text:p>620332092</text:p>
              </table:table-cell>
              <table:table-cell office:value-type="float" office:value="603744552">
                <text:p>603744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4091709">
                <text:p>704091709</text:p>
              </table:table-cell>
              <table:table-cell office:value-type="float" office:value="804579726">
                <text:p>804579726</text:p>
              </table:table-cell>
              <table:table-cell office:value-type="float" office:value="1266826">
                <text:p>1266826</text:p>
              </table:table-cell>
              <table:table-cell office:value-type="float" office:value="719999347">
                <text:p>719999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21568698">
                <text:p>1621568698</text:p>
              </table:table-cell>
              <table:table-cell office:value-type="float" office:value="1606626809">
                <text:p>1606626809</text:p>
              </table:table-cell>
              <table:table-cell office:value-type="float" office:value="504980089">
                <text:p>504980089</text:p>
              </table:table-cell>
              <table:table-cell office:value-type="float" office:value="113494605">
                <text:p>113494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6140958">
                <text:p>706140958</text:p>
              </table:table-cell>
              <table:table-cell office:value-type="float" office:value="618484840">
                <text:p>618484840</text:p>
              </table:table-cell>
              <table:table-cell office:value-type="float" office:value="519131689">
                <text:p>519131689</text:p>
              </table:table-cell>
              <table:table-cell office:value-type="float" office:value="402652986">
                <text:p>402652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3745414">
                <text:p>703745414</text:p>
              </table:table-cell>
              <table:table-cell office:value-type="float" office:value="904277656">
                <text:p>904277656</text:p>
              </table:table-cell>
              <table:table-cell office:value-type="float" office:value="1833181">
                <text:p>1833181</text:p>
              </table:table-cell>
              <table:table-cell office:value-type="float" office:value="718568296">
                <text:p>718568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6485589">
                <text:p>816485589</text:p>
              </table:table-cell>
              <table:table-cell office:value-type="float" office:value="804053972">
                <text:p>804053972</text:p>
              </table:table-cell>
              <table:table-cell office:value-type="float" office:value="1303867">
                <text:p>1303867</text:p>
              </table:table-cell>
              <table:table-cell office:value-type="float" office:value="804519506">
                <text:p>804519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19752050">
                <text:p>719752050</text:p>
              </table:table-cell>
              <table:table-cell office:value-type="float" office:value="704218830">
                <text:p>704218830</text:p>
              </table:table-cell>
              <table:table-cell office:value-type="float" office:value="525094055">
                <text:p>525094055</text:p>
              </table:table-cell>
              <table:table-cell office:value-type="float" office:value="1305728867">
                <text:p>130572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59302">
                <text:p>1559302</text:p>
              </table:table-cell>
              <table:table-cell office:value-type="float" office:value="919314149">
                <text:p>919314149</text:p>
              </table:table-cell>
              <table:table-cell office:value-type="float" office:value="1247715">
                <text:p>1247715</text:p>
              </table:table-cell>
              <table:table-cell office:value-type="float" office:value="402622114">
                <text:p>402622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71714">
                <text:p>1371714</text:p>
              </table:table-cell>
              <table:table-cell office:value-type="float" office:value="603411038">
                <text:p>603411038</text:p>
              </table:table-cell>
              <table:table-cell office:value-type="float" office:value="2025349">
                <text:p>2025349</text:p>
              </table:table-cell>
              <table:table-cell office:value-type="float" office:value="1038211329">
                <text:p>1038211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8544803">
                <text:p>518544803</text:p>
              </table:table-cell>
              <table:table-cell office:value-type="float" office:value="1105118689">
                <text:p>1105118689</text:p>
              </table:table-cell>
              <table:table-cell office:value-type="float" office:value="518577378">
                <text:p>518577378</text:p>
              </table:table-cell>
              <table:table-cell office:value-type="float" office:value="503237069">
                <text:p>503237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04948788">
                <text:p>804948788</text:p>
              </table:table-cell>
              <table:table-cell office:value-type="float" office:value="502977239">
                <text:p>502977239</text:p>
              </table:table-cell>
              <table:table-cell office:value-type="float" office:value="1456154">
                <text:p>1456154</text:p>
              </table:table-cell>
              <table:table-cell office:value-type="float" office:value="808863274">
                <text:p>808863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6367962">
                <text:p>816367962</text:p>
              </table:table-cell>
              <table:table-cell office:value-type="float" office:value="518051839">
                <text:p>518051839</text:p>
              </table:table-cell>
              <table:table-cell office:value-type="float" office:value="623960395">
                <text:p>623960395</text:p>
              </table:table-cell>
              <table:table-cell office:value-type="float" office:value="909230263">
                <text:p>909230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03835769">
                <text:p>703835769</text:p>
              </table:table-cell>
              <table:table-cell office:value-type="float" office:value="1105376583">
                <text:p>1105376583</text:p>
              </table:table-cell>
              <table:table-cell office:value-type="float" office:value="2018268">
                <text:p>2018268</text:p>
              </table:table-cell>
              <table:table-cell office:value-type="float" office:value="518643826">
                <text:p>518643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8372688">
                <text:p>618372688</text:p>
              </table:table-cell>
              <table:table-cell office:value-type="float" office:value="703725421">
                <text:p>703725421</text:p>
              </table:table-cell>
              <table:table-cell office:value-type="float" office:value="705180138">
                <text:p>705180138</text:p>
              </table:table-cell>
              <table:table-cell office:value-type="float" office:value="804134332">
                <text:p>804134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72088">
                <text:p>1272088</text:p>
              </table:table-cell>
              <table:table-cell office:value-type="float" office:value="402674241">
                <text:p>402674241</text:p>
              </table:table-cell>
              <table:table-cell office:value-type="float" office:value="619650214">
                <text:p>619650214</text:p>
              </table:table-cell>
              <table:table-cell office:value-type="float" office:value="1213579936">
                <text:p>1213579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2656894">
                <text:p>302656894</text:p>
              </table:table-cell>
              <table:table-cell office:value-type="float" office:value="1129809795">
                <text:p>1129809795</text:p>
              </table:table-cell>
              <table:table-cell office:value-type="float" office:value="904599529">
                <text:p>904599529</text:p>
              </table:table-cell>
              <table:table-cell office:value-type="float" office:value="704010583">
                <text:p>704010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29525675">
                <text:p>1729525675</text:p>
              </table:table-cell>
              <table:table-cell office:value-type="float" office:value="804171436">
                <text:p>804171436</text:p>
              </table:table-cell>
              <table:table-cell office:value-type="float" office:value="503947980">
                <text:p>503947980</text:p>
              </table:table-cell>
              <table:table-cell office:value-type="float" office:value="518213959">
                <text:p>518213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43931">
                <text:p>1243931</text:p>
              </table:table-cell>
              <table:table-cell office:value-type="float" office:value="804108180">
                <text:p>804108180</text:p>
              </table:table-cell>
              <table:table-cell office:value-type="float" office:value="1707606210">
                <text:p>1707606210</text:p>
              </table:table-cell>
              <table:table-cell office:value-type="float" office:value="101636045">
                <text:p>101636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18285060">
                <text:p>618285060</text:p>
              </table:table-cell>
              <table:table-cell office:value-type="float" office:value="1407211810">
                <text:p>1407211810</text:p>
              </table:table-cell>
              <table:table-cell office:value-type="float" office:value="519919941">
                <text:p>519919941</text:p>
              </table:table-cell>
              <table:table-cell office:value-type="float" office:value="804071892">
                <text:p>804071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2061688">
                <text:p>202061688</text:p>
              </table:table-cell>
              <table:table-cell office:value-type="float" office:value="620326160">
                <text:p>620326160</text:p>
              </table:table-cell>
              <table:table-cell office:value-type="float" office:value="807892359">
                <text:p>807892359</text:p>
              </table:table-cell>
              <table:table-cell office:value-type="float" office:value="622755597">
                <text:p>622755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14961483">
                <text:p>614961483</text:p>
              </table:table-cell>
              <table:table-cell office:value-type="float" office:value="1114560128">
                <text:p>1114560128</text:p>
              </table:table-cell>
              <table:table-cell office:value-type="float" office:value="402846468">
                <text:p>402846468</text:p>
              </table:table-cell>
              <table:table-cell office:value-type="float" office:value="1343563">
                <text:p>1343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8369787">
                <text:p>618369787</text:p>
              </table:table-cell>
              <table:table-cell office:value-type="float" office:value="703761685">
                <text:p>703761685</text:p>
              </table:table-cell>
              <table:table-cell office:value-type="float" office:value="704084224">
                <text:p>704084224</text:p>
              </table:table-cell>
              <table:table-cell office:value-type="float" office:value="905042554">
                <text:p>905042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03650385">
                <text:p>703650385</text:p>
              </table:table-cell>
              <table:table-cell office:value-type="float" office:value="804116930">
                <text:p>804116930</text:p>
              </table:table-cell>
              <table:table-cell office:value-type="float" office:value="1323450851">
                <text:p>1323450851</text:p>
              </table:table-cell>
              <table:table-cell office:value-type="float" office:value="518469777">
                <text:p>518469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06417479">
                <text:p>1506417479</text:p>
              </table:table-cell>
              <table:table-cell office:value-type="float" office:value="1320702615">
                <text:p>1320702615</text:p>
              </table:table-cell>
              <table:table-cell office:value-type="float" office:value="1380448">
                <text:p>1380448</text:p>
              </table:table-cell>
              <table:table-cell office:value-type="float" office:value="1173357">
                <text:p>1173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3941756">
                <text:p>803941756</text:p>
              </table:table-cell>
              <table:table-cell office:value-type="float" office:value="1105253972">
                <text:p>1105253972</text:p>
              </table:table-cell>
              <table:table-cell office:value-type="float" office:value="1407895502">
                <text:p>1407895502</text:p>
              </table:table-cell>
              <table:table-cell office:value-type="float" office:value="1258852">
                <text:p>1258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30188583">
                <text:p>1530188583</text:p>
              </table:table-cell>
              <table:table-cell office:value-type="float" office:value="703569126">
                <text:p>703569126</text:p>
              </table:table-cell>
              <table:table-cell office:value-type="float" office:value="719019051">
                <text:p>719019051</text:p>
              </table:table-cell>
              <table:table-cell office:value-type="float" office:value="1028403040">
                <text:p>10284030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1564593">
                <text:p>101564593</text:p>
              </table:table-cell>
              <table:table-cell office:value-type="float" office:value="502923007">
                <text:p>502923007</text:p>
              </table:table-cell>
              <table:table-cell office:value-type="float" office:value="1014805338">
                <text:p>1014805338</text:p>
              </table:table-cell>
              <table:table-cell office:value-type="float" office:value="1168338">
                <text:p>1168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04163735">
                <text:p>804163735</text:p>
              </table:table-cell>
              <table:table-cell office:value-type="float" office:value="519013436">
                <text:p>519013436</text:p>
              </table:table-cell>
              <table:table-cell office:value-type="float" office:value="703901123">
                <text:p>703901123</text:p>
              </table:table-cell>
              <table:table-cell office:value-type="float" office:value="1883317">
                <text:p>1883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19681176">
                <text:p>619681176</text:p>
              </table:table-cell>
              <table:table-cell office:value-type="float" office:value="1568696">
                <text:p>1568696</text:p>
              </table:table-cell>
              <table:table-cell office:value-type="float" office:value="504162633">
                <text:p>504162633</text:p>
              </table:table-cell>
              <table:table-cell office:value-type="float" office:value="1205614383">
                <text:p>1205614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3949991">
                <text:p>703949991</text:p>
              </table:table-cell>
              <table:table-cell office:value-type="float" office:value="1405874338">
                <text:p>1405874338</text:p>
              </table:table-cell>
              <table:table-cell office:value-type="float" office:value="625670321">
                <text:p>625670321</text:p>
              </table:table-cell>
              <table:table-cell office:value-type="float" office:value="823493147">
                <text:p>823493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4653461">
                <text:p>1004653461</text:p>
              </table:table-cell>
              <table:table-cell office:value-type="float" office:value="1424549993">
                <text:p>1424549993</text:p>
              </table:table-cell>
              <table:table-cell office:value-type="float" office:value="804776398">
                <text:p>804776398</text:p>
              </table:table-cell>
              <table:table-cell office:value-type="float" office:value="804453725">
                <text:p>804453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03683110">
                <text:p>703683110</text:p>
              </table:table-cell>
              <table:table-cell office:value-type="float" office:value="1677291">
                <text:p>1677291</text:p>
              </table:table-cell>
              <table:table-cell office:value-type="float" office:value="804404227">
                <text:p>804404227</text:p>
              </table:table-cell>
              <table:table-cell office:value-type="float" office:value="503104325">
                <text:p>503104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52556390">
                <text:p>852556390</text:p>
              </table:table-cell>
              <table:table-cell office:value-type="float" office:value="3900257">
                <text:p>3900257</text:p>
              </table:table-cell>
              <table:table-cell office:value-type="float" office:value="1508241924">
                <text:p>1508241924</text:p>
              </table:table-cell>
              <table:table-cell office:value-type="float" office:value="1014918797">
                <text:p>1014918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74235">
                <text:p>1074235</text:p>
              </table:table-cell>
              <table:table-cell office:value-type="float" office:value="518445811">
                <text:p>518445811</text:p>
              </table:table-cell>
              <table:table-cell office:value-type="float" office:value="1023502168">
                <text:p>1023502168</text:p>
              </table:table-cell>
              <table:table-cell office:value-type="float" office:value="618970758">
                <text:p>618970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05939571">
                <text:p>1305939571</text:p>
              </table:table-cell>
              <table:table-cell office:value-type="float" office:value="1453458">
                <text:p>1453458</text:p>
              </table:table-cell>
              <table:table-cell office:value-type="float" office:value="1344526">
                <text:p>1344526</text:p>
              </table:table-cell>
              <table:table-cell office:value-type="float" office:value="2053134">
                <text:p>2053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19006416">
                <text:p>519006416</text:p>
              </table:table-cell>
              <table:table-cell office:value-type="float" office:value="1788795">
                <text:p>1788795</text:p>
              </table:table-cell>
              <table:table-cell office:value-type="float" office:value="1597557">
                <text:p>1597557</text:p>
              </table:table-cell>
              <table:table-cell office:value-type="float" office:value="904827999">
                <text:p>904827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59521">
                <text:p>1359521</text:p>
              </table:table-cell>
              <table:table-cell office:value-type="float" office:value="1621965391">
                <text:p>1621965391</text:p>
              </table:table-cell>
              <table:table-cell office:value-type="float" office:value="1423718175">
                <text:p>1423718175</text:p>
              </table:table-cell>
              <table:table-cell office:value-type="float" office:value="1342650615">
                <text:p>1342650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6456091">
                <text:p>906456091</text:p>
              </table:table-cell>
              <table:table-cell office:value-type="float" office:value="1270037">
                <text:p>1270037</text:p>
              </table:table-cell>
              <table:table-cell office:value-type="float" office:value="1937574">
                <text:p>1937574</text:p>
              </table:table-cell>
              <table:table-cell office:value-type="float" office:value="603426122">
                <text:p>603426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21714552">
                <text:p>1321714552</text:p>
              </table:table-cell>
              <table:table-cell office:value-type="float" office:value="402932349">
                <text:p>402932349</text:p>
              </table:table-cell>
              <table:table-cell office:value-type="float" office:value="1607406499">
                <text:p>1607406499</text:p>
              </table:table-cell>
              <table:table-cell office:value-type="float" office:value="1205683249">
                <text:p>1205683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20021">
                <text:p>1420021</text:p>
              </table:table-cell>
              <table:table-cell office:value-type="float" office:value="819828788">
                <text:p>819828788</text:p>
              </table:table-cell>
              <table:table-cell office:value-type="float" office:value="519285718">
                <text:p>519285718</text:p>
              </table:table-cell>
              <table:table-cell office:value-type="float" office:value="1206437172">
                <text:p>1206437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10946375">
                <text:p>710946375</text:p>
              </table:table-cell>
              <table:table-cell office:value-type="float" office:value="1192981">
                <text:p>1192981</text:p>
              </table:table-cell>
              <table:table-cell office:value-type="float" office:value="1404296">
                <text:p>1404296</text:p>
              </table:table-cell>
              <table:table-cell office:value-type="float" office:value="1020599605">
                <text:p>1020599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24729296">
                <text:p>1524729296</text:p>
              </table:table-cell>
              <table:table-cell office:value-type="float" office:value="1406054321">
                <text:p>1406054321</text:p>
              </table:table-cell>
              <table:table-cell office:value-type="float" office:value="509595224">
                <text:p>509595224</text:p>
              </table:table-cell>
              <table:table-cell office:value-type="float" office:value="1538231">
                <text:p>1538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09522967">
                <text:p>709522967</text:p>
              </table:table-cell>
              <table:table-cell office:value-type="float" office:value="1431535731">
                <text:p>1431535731</text:p>
              </table:table-cell>
              <table:table-cell office:value-type="float" office:value="619856013">
                <text:p>619856013</text:p>
              </table:table-cell>
              <table:table-cell office:value-type="float" office:value="905887374">
                <text:p>905887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02929966">
                <text:p>502929966</text:p>
              </table:table-cell>
              <table:table-cell office:value-type="float" office:value="803932631">
                <text:p>803932631</text:p>
              </table:table-cell>
              <table:table-cell office:value-type="float" office:value="904799404">
                <text:p>904799404</text:p>
              </table:table-cell>
              <table:table-cell office:value-type="float" office:value="525207864">
                <text:p>525207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04416924">
                <text:p>904416924</text:p>
              </table:table-cell>
              <table:table-cell office:value-type="float" office:value="804741224">
                <text:p>804741224</text:p>
              </table:table-cell>
              <table:table-cell office:value-type="float" office:value="704058321">
                <text:p>704058321</text:p>
              </table:table-cell>
              <table:table-cell office:value-type="float" office:value="1194456">
                <text:p>1194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19249440">
                <text:p>519249440</text:p>
              </table:table-cell>
              <table:table-cell office:value-type="float" office:value="1510223242">
                <text:p>1510223242</text:p>
              </table:table-cell>
              <table:table-cell office:value-type="float" office:value="1607243011">
                <text:p>1607243011</text:p>
              </table:table-cell>
              <table:table-cell office:value-type="float" office:value="1293705">
                <text:p>1293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48414">
                <text:p>1148414</text:p>
              </table:table-cell>
              <table:table-cell office:value-type="float" office:value="518991710">
                <text:p>518991710</text:p>
              </table:table-cell>
              <table:table-cell office:value-type="float" office:value="620023913">
                <text:p>620023913</text:p>
              </table:table-cell>
              <table:table-cell office:value-type="float" office:value="542861569">
                <text:p>542861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2076723">
                <text:p>102076723</text:p>
              </table:table-cell>
              <table:table-cell office:value-type="float" office:value="904461726">
                <text:p>904461726</text:p>
              </table:table-cell>
              <table:table-cell office:value-type="float" office:value="715965108">
                <text:p>715965108</text:p>
              </table:table-cell>
              <table:table-cell office:value-type="float" office:value="1209202">
                <text:p>1209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18295836">
                <text:p>418295836</text:p>
              </table:table-cell>
              <table:table-cell office:value-type="float" office:value="503366172">
                <text:p>503366172</text:p>
              </table:table-cell>
              <table:table-cell office:value-type="float" office:value="403203118">
                <text:p>403203118</text:p>
              </table:table-cell>
              <table:table-cell office:value-type="float" office:value="503809841">
                <text:p>503809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24836">
                <text:p>1224836</text:p>
              </table:table-cell>
              <table:table-cell office:value-type="float" office:value="904520673">
                <text:p>904520673</text:p>
              </table:table-cell>
              <table:table-cell office:value-type="float" office:value="2009192831">
                <text:p>2009192831</text:p>
              </table:table-cell>
              <table:table-cell office:value-type="float" office:value="619507780">
                <text:p>6195077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06634202">
                <text:p>1506634202</text:p>
              </table:table-cell>
              <table:table-cell office:value-type="float" office:value="1427447266">
                <text:p>1427447266</text:p>
              </table:table-cell>
              <table:table-cell office:value-type="float" office:value="821132557">
                <text:p>821132557</text:p>
              </table:table-cell>
              <table:table-cell office:value-type="float" office:value="1635390">
                <text:p>16353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31274322">
                <text:p>1131274322</text:p>
              </table:table-cell>
              <table:table-cell office:value-type="float" office:value="804023671">
                <text:p>804023671</text:p>
              </table:table-cell>
              <table:table-cell office:value-type="float" office:value="3045707">
                <text:p>3045707</text:p>
              </table:table-cell>
              <table:table-cell office:value-type="float" office:value="915665295">
                <text:p>915665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47644">
                <text:p>1247644</text:p>
              </table:table-cell>
              <table:table-cell office:value-type="float" office:value="703604681">
                <text:p>703604681</text:p>
              </table:table-cell>
              <table:table-cell office:value-type="float" office:value="1306693805">
                <text:p>1306693805</text:p>
              </table:table-cell>
              <table:table-cell office:value-type="float" office:value="1323020003">
                <text:p>132302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05929287">
                <text:p>1105929287</text:p>
              </table:table-cell>
              <table:table-cell office:value-type="float" office:value="402657948">
                <text:p>402657948</text:p>
              </table:table-cell>
              <table:table-cell office:value-type="float" office:value="1120844378">
                <text:p>1120844378</text:p>
              </table:table-cell>
              <table:table-cell office:value-type="float" office:value="1405240">
                <text:p>1405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8744587">
                <text:p>618744587</text:p>
              </table:table-cell>
              <table:table-cell office:value-type="float" office:value="1823112670">
                <text:p>1823112670</text:p>
              </table:table-cell>
              <table:table-cell office:value-type="float" office:value="1201991">
                <text:p>1201991</text:p>
              </table:table-cell>
              <table:table-cell office:value-type="float" office:value="1007192659">
                <text:p>1007192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12307">
                <text:p>1412307</text:p>
              </table:table-cell>
              <table:table-cell office:value-type="float" office:value="1188052">
                <text:p>1188052</text:p>
              </table:table-cell>
              <table:table-cell office:value-type="float" office:value="1675997">
                <text:p>1675997</text:p>
              </table:table-cell>
              <table:table-cell office:value-type="float" office:value="1221725263">
                <text:p>1221725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25546709">
                <text:p>625546709</text:p>
              </table:table-cell>
              <table:table-cell office:value-type="float" office:value="904600233">
                <text:p>904600233</text:p>
              </table:table-cell>
              <table:table-cell office:value-type="float" office:value="520041659">
                <text:p>520041659</text:p>
              </table:table-cell>
              <table:table-cell office:value-type="float" office:value="703700247">
                <text:p>703700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91808">
                <text:p>1591808</text:p>
              </table:table-cell>
              <table:table-cell office:value-type="float" office:value="1321909357">
                <text:p>1321909357</text:p>
              </table:table-cell>
              <table:table-cell office:value-type="float" office:value="804349645">
                <text:p>804349645</text:p>
              </table:table-cell>
              <table:table-cell office:value-type="float" office:value="1105362382">
                <text:p>110536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3522573">
                <text:p>703522573</text:p>
              </table:table-cell>
              <table:table-cell office:value-type="float" office:value="1170406">
                <text:p>1170406</text:p>
              </table:table-cell>
              <table:table-cell office:value-type="float" office:value="804305393">
                <text:p>804305393</text:p>
              </table:table-cell>
              <table:table-cell office:value-type="float" office:value="402904127">
                <text:p>402904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34842457">
                <text:p>634842457</text:p>
              </table:table-cell>
              <table:table-cell office:value-type="float" office:value="502834535">
                <text:p>502834535</text:p>
              </table:table-cell>
              <table:table-cell office:value-type="float" office:value="811444787">
                <text:p>811444787</text:p>
              </table:table-cell>
              <table:table-cell office:value-type="float" office:value="520203656">
                <text:p>520203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18170225">
                <text:p>718170225</text:p>
              </table:table-cell>
              <table:table-cell office:value-type="float" office:value="721000705">
                <text:p>721000705</text:p>
              </table:table-cell>
              <table:table-cell office:value-type="float" office:value="1724091377">
                <text:p>1724091377</text:p>
              </table:table-cell>
              <table:table-cell office:value-type="float" office:value="1105525225">
                <text:p>1105525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03475390">
                <text:p>603475390</text:p>
              </table:table-cell>
              <table:table-cell office:value-type="float" office:value="603294069">
                <text:p>603294069</text:p>
              </table:table-cell>
              <table:table-cell office:value-type="float" office:value="804439501">
                <text:p>804439501</text:p>
              </table:table-cell>
              <table:table-cell office:value-type="float" office:value="804150789">
                <text:p>804150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04484410">
                <text:p>604484410</text:p>
              </table:table-cell>
              <table:table-cell office:value-type="float" office:value="603508462">
                <text:p>603508462</text:p>
              </table:table-cell>
              <table:table-cell office:value-type="float" office:value="503519673">
                <text:p>503519673</text:p>
              </table:table-cell>
              <table:table-cell office:value-type="float" office:value="1807571835">
                <text:p>1807571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0564047">
                <text:p>540564047</text:p>
              </table:table-cell>
              <table:table-cell office:value-type="float" office:value="1004973452">
                <text:p>1004973452</text:p>
              </table:table-cell>
              <table:table-cell office:value-type="float" office:value="704315431">
                <text:p>704315431</text:p>
              </table:table-cell>
              <table:table-cell office:value-type="float" office:value="625785203">
                <text:p>62578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80815">
                <text:p>1180815</text:p>
              </table:table-cell>
              <table:table-cell office:value-type="float" office:value="520139471">
                <text:p>520139471</text:p>
              </table:table-cell>
              <table:table-cell office:value-type="float" office:value="525953294">
                <text:p>525953294</text:p>
              </table:table-cell>
              <table:table-cell office:value-type="float" office:value="813574277">
                <text:p>813574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03441634">
                <text:p>603441634</text:p>
              </table:table-cell>
              <table:table-cell office:value-type="float" office:value="1651530">
                <text:p>1651530</text:p>
              </table:table-cell>
              <table:table-cell office:value-type="float" office:value="806093631">
                <text:p>806093631</text:p>
              </table:table-cell>
              <table:table-cell office:value-type="float" office:value="608909428">
                <text:p>608909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23219730">
                <text:p>1523219730</text:p>
              </table:table-cell>
              <table:table-cell office:value-type="float" office:value="502920611">
                <text:p>502920611</text:p>
              </table:table-cell>
              <table:table-cell office:value-type="float" office:value="402815053">
                <text:p>402815053</text:p>
              </table:table-cell>
              <table:table-cell office:value-type="float" office:value="603656577">
                <text:p>603656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3608418">
                <text:p>703608418</text:p>
              </table:table-cell>
              <table:table-cell office:value-type="float" office:value="521233376">
                <text:p>521233376</text:p>
              </table:table-cell>
              <table:table-cell office:value-type="float" office:value="603548952">
                <text:p>603548952</text:p>
              </table:table-cell>
              <table:table-cell office:value-type="float" office:value="519292794">
                <text:p>519292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3790764">
                <text:p>703790764</text:p>
              </table:table-cell>
              <table:table-cell office:value-type="float" office:value="904551107">
                <text:p>904551107</text:p>
              </table:table-cell>
              <table:table-cell office:value-type="float" office:value="1825135959">
                <text:p>1825135959</text:p>
              </table:table-cell>
              <table:table-cell office:value-type="float" office:value="703896222">
                <text:p>703896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3791705">
                <text:p>703791705</text:p>
              </table:table-cell>
              <table:table-cell office:value-type="float" office:value="604219099">
                <text:p>604219099</text:p>
              </table:table-cell>
              <table:table-cell office:value-type="float" office:value="1882341">
                <text:p>1882341</text:p>
              </table:table-cell>
              <table:table-cell office:value-type="float" office:value="718738392">
                <text:p>718738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623803310">
                <text:p>1623803310</text:p>
              </table:table-cell>
              <table:table-cell office:value-type="float" office:value="502873969">
                <text:p>502873969</text:p>
              </table:table-cell>
              <table:table-cell office:value-type="float" office:value="503524248">
                <text:p>503524248</text:p>
              </table:table-cell>
              <table:table-cell office:value-type="float" office:value="1618267039">
                <text:p>16182670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14922">
                <text:p>1214922</text:p>
              </table:table-cell>
              <table:table-cell office:value-type="float" office:value="519874416">
                <text:p>519874416</text:p>
              </table:table-cell>
              <table:table-cell office:value-type="float" office:value="621044055">
                <text:p>621044055</text:p>
              </table:table-cell>
              <table:table-cell office:value-type="float" office:value="619649410">
                <text:p>6196494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12868590">
                <text:p>1012868590</text:p>
              </table:table-cell>
              <table:table-cell office:value-type="float" office:value="102055227">
                <text:p>102055227</text:p>
              </table:table-cell>
              <table:table-cell office:value-type="float" office:value="1756950">
                <text:p>1756950</text:p>
              </table:table-cell>
              <table:table-cell office:value-type="float" office:value="1161995">
                <text:p>1161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21043657">
                <text:p>1221043657</text:p>
              </table:table-cell>
              <table:table-cell office:value-type="float" office:value="1708951183">
                <text:p>1708951183</text:p>
              </table:table-cell>
              <table:table-cell office:value-type="float" office:value="1015731426">
                <text:p>1015731426</text:p>
              </table:table-cell>
              <table:table-cell office:value-type="float" office:value="402707876">
                <text:p>40270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09583">
                <text:p>1409583</text:p>
              </table:table-cell>
              <table:table-cell office:value-type="float" office:value="519077617">
                <text:p>519077617</text:p>
              </table:table-cell>
              <table:table-cell office:value-type="float" office:value="1122462880">
                <text:p>1122462880</text:p>
              </table:table-cell>
              <table:table-cell office:value-type="float" office:value="521186821">
                <text:p>521186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04599849">
                <text:p>1004599849</text:p>
              </table:table-cell>
              <table:table-cell office:value-type="float" office:value="1004576028">
                <text:p>1004576028</text:p>
              </table:table-cell>
              <table:table-cell office:value-type="float" office:value="4922068">
                <text:p>4922068</text:p>
              </table:table-cell>
              <table:table-cell office:value-type="float" office:value="1161900">
                <text:p>11619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22749845">
                <text:p>1322749845</text:p>
              </table:table-cell>
              <table:table-cell office:value-type="float" office:value="603961363">
                <text:p>603961363</text:p>
              </table:table-cell>
              <table:table-cell office:value-type="float" office:value="1005081703">
                <text:p>1005081703</text:p>
              </table:table-cell>
              <table:table-cell office:value-type="float" office:value="1317096699">
                <text:p>1317096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03349825">
                <text:p>603349825</text:p>
              </table:table-cell>
              <table:table-cell office:value-type="float" office:value="1807195915">
                <text:p>1807195915</text:p>
              </table:table-cell>
              <table:table-cell office:value-type="float" office:value="1226726351">
                <text:p>1226726351</text:p>
              </table:table-cell>
              <table:table-cell office:value-type="float" office:value="1122286516">
                <text:p>1122286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04504562">
                <text:p>904504562</text:p>
              </table:table-cell>
              <table:table-cell office:value-type="float" office:value="819913514">
                <text:p>819913514</text:p>
              </table:table-cell>
              <table:table-cell office:value-type="float" office:value="1640813">
                <text:p>1640813</text:p>
              </table:table-cell>
              <table:table-cell office:value-type="float" office:value="1524399">
                <text:p>1524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410339409">
                <text:p>2410339409</text:p>
              </table:table-cell>
              <table:table-cell office:value-type="float" office:value="1135965">
                <text:p>1135965</text:p>
              </table:table-cell>
              <table:table-cell office:value-type="float" office:value="503066232">
                <text:p>503066232</text:p>
              </table:table-cell>
              <table:table-cell office:value-type="float" office:value="1217965452">
                <text:p>1217965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20451960">
                <text:p>620451960</text:p>
              </table:table-cell>
              <table:table-cell office:value-type="float" office:value="1206114289">
                <text:p>1206114289</text:p>
              </table:table-cell>
              <table:table-cell office:value-type="float" office:value="620385371">
                <text:p>620385371</text:p>
              </table:table-cell>
              <table:table-cell office:value-type="float" office:value="1122079140">
                <text:p>1122079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98017">
                <text:p>1198017</text:p>
              </table:table-cell>
              <table:table-cell office:value-type="float" office:value="1121511342">
                <text:p>1121511342</text:p>
              </table:table-cell>
              <table:table-cell office:value-type="float" office:value="2611177051">
                <text:p>2611177051</text:p>
              </table:table-cell>
              <table:table-cell office:value-type="float" office:value="1868410">
                <text:p>18684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020444236">
                <text:p>5020444236</text:p>
              </table:table-cell>
              <table:table-cell office:value-type="float" office:value="1531503">
                <text:p>1531503</text:p>
              </table:table-cell>
              <table:table-cell office:value-type="float" office:value="503100493">
                <text:p>50310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053308019">
                <text:p>13053308019</text:p>
              </table:table-cell>
              <table:table-cell office:value-type="float" office:value="1104958696">
                <text:p>1104958696</text:p>
              </table:table-cell>
              <table:table-cell office:value-type="float" office:value="3313759059">
                <text:p>331375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20141619">
                <text:p>620141619</text:p>
              </table:table-cell>
              <table:table-cell office:value-type="float" office:value="520422102">
                <text:p>520422102</text:p>
              </table:table-cell>
              <table:table-cell office:value-type="float" office:value="4738566649">
                <text:p>4738566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04513303">
                <text:p>904513303</text:p>
              </table:table-cell>
              <table:table-cell office:value-type="float" office:value="803959602">
                <text:p>803959602</text:p>
              </table:table-cell>
              <table:table-cell office:value-type="float" office:value="12784362173">
                <text:p>12784362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019993376">
                <text:p>5019993376</text:p>
              </table:table-cell>
              <table:table-cell office:value-type="float" office:value="603276625">
                <text:p>603276625</text:p>
              </table:table-cell>
              <table:table-cell office:value-type="float" office:value="503229526">
                <text:p>50322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169072558">
                <text:p>13169072558</text:p>
              </table:table-cell>
              <table:table-cell office:value-type="float" office:value="2928857709">
                <text:p>2928857709</text:p>
              </table:table-cell>
              <table:table-cell office:value-type="float" office:value="804549863">
                <text:p>80454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22836139">
                <text:p>622836139</text:p>
              </table:table-cell>
              <table:table-cell office:value-type="float" office:value="4965867925">
                <text:p>4965867925</text:p>
              </table:table-cell>
              <table:table-cell office:value-type="float" office:value="4938793694">
                <text:p>493879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53889">
                <text:p>1353889</text:p>
              </table:table-cell>
              <table:table-cell office:value-type="float" office:value="13387415962">
                <text:p>13387415962</text:p>
              </table:table-cell>
              <table:table-cell office:value-type="float" office:value="12971727102">
                <text:p>1297172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630186312">
                <text:p>5630186312</text:p>
              </table:table-cell>
              <table:table-cell office:value-type="float" office:value="803958069">
                <text:p>803958069</text:p>
              </table:table-cell>
              <table:table-cell office:value-type="float" office:value="503216008">
                <text:p>503216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586075628">
                <text:p>15586075628</text:p>
              </table:table-cell>
              <table:table-cell office:value-type="float" office:value="518832017">
                <text:p>518832017</text:p>
              </table:table-cell>
              <table:table-cell office:value-type="float" office:value="3223014766">
                <text:p>3223014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929026979">
                <text:p>2929026979</text:p>
              </table:table-cell>
              <table:table-cell office:value-type="float" office:value="5137452620">
                <text:p>5137452620</text:p>
              </table:table-cell>
              <table:table-cell office:value-type="float" office:value="5050067807">
                <text:p>505006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02985413">
                <text:p>502985413</text:p>
              </table:table-cell>
              <table:table-cell office:value-type="float" office:value="13389768967">
                <text:p>13389768967</text:p>
              </table:table-cell>
              <table:table-cell office:value-type="float" office:value="15791211910">
                <text:p>15791211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671636948">
                <text:p>7671636948</text:p>
              </table:table-cell>
              <table:table-cell office:value-type="float" office:value="904338925">
                <text:p>904338925</text:p>
              </table:table-cell>
              <table:table-cell office:value-type="float" office:value="2911774279">
                <text:p>2911774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087144899">
                <text:p>13087144899</text:p>
              </table:table-cell>
              <table:table-cell office:value-type="float" office:value="2733491701">
                <text:p>2733491701</text:p>
              </table:table-cell>
              <table:table-cell office:value-type="float" office:value="315359742">
                <text:p>315359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32309715">
                <text:p>632309715</text:p>
              </table:table-cell>
              <table:table-cell office:value-type="float" office:value="5645055693">
                <text:p>5645055693</text:p>
              </table:table-cell>
              <table:table-cell office:value-type="float" office:value="7771471282">
                <text:p>777147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03826398">
                <text:p>703826398</text:p>
              </table:table-cell>
              <table:table-cell office:value-type="float" office:value="12870552122">
                <text:p>12870552122</text:p>
              </table:table-cell>
              <table:table-cell office:value-type="float" office:value="12989936860">
                <text:p>12989936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31361683">
                <text:p>4931361683</text:p>
              </table:table-cell>
              <table:table-cell office:value-type="float" office:value="1206216">
                <text:p>1206216</text:p>
              </table:table-cell>
              <table:table-cell office:value-type="float" office:value="202260288">
                <text:p>20226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179694103">
                <text:p>13179694103</text:p>
              </table:table-cell>
              <table:table-cell office:value-type="float" office:value="518675804">
                <text:p>518675804</text:p>
              </table:table-cell>
              <table:table-cell office:value-type="float" office:value="603441939">
                <text:p>60344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18954691">
                <text:p>518954691</text:p>
              </table:table-cell>
              <table:table-cell office:value-type="float" office:value="4932697500">
                <text:p>4932697500</text:p>
              </table:table-cell>
              <table:table-cell office:value-type="float" office:value="5050485787">
                <text:p>5050485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18319">
                <text:p>1218319</text:p>
              </table:table-cell>
              <table:table-cell office:value-type="float" office:value="13370021467">
                <text:p>13370021467</text:p>
              </table:table-cell>
              <table:table-cell office:value-type="float" office:value="12976073226">
                <text:p>1297607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622232926">
                <text:p>5622232926</text:p>
              </table:table-cell>
              <table:table-cell office:value-type="float" office:value="811630404">
                <text:p>811630404</text:p>
              </table:table-cell>
              <table:table-cell office:value-type="float" office:value="302399079">
                <text:p>302399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5759272">
                <text:p>515759272</text:p>
              </table:table-cell>
              <table:table-cell office:value-type="float" office:value="3515764894">
                <text:p>351576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3113062">
                <text:p>5233113062</text:p>
              </table:table-cell>
              <table:table-cell office:value-type="float" office:value="5051233727">
                <text:p>5051233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78177069">
                <text:p>133781770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762836">
                <text:p>70376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5966660">
                <text:p>2935966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5326282">
                <text:p>573532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